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1.19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25.83cm"/>
    </style:style>
    <style:style style:name="co5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91cm"/>
    </style:style>
    <style:style style:name="co15" style:family="table-column">
      <style:table-column-properties fo:break-before="auto" style:column-width="2.582cm"/>
    </style:style>
    <style:style style:name="co16" style:family="table-column">
      <style:table-column-properties fo:break-before="auto" style:column-width="1.868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129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0.75cm"/>
    </style:style>
    <style:style style:name="co28" style:family="table-column">
      <style:table-column-properties fo:break-before="auto" style:column-width="0.651cm"/>
    </style:style>
    <style:style style:name="co29" style:family="table-column">
      <style:table-column-properties fo:break-before="auto" style:column-width="2.949cm"/>
    </style:style>
    <style:style style:name="co30" style:family="table-column">
      <style:table-column-properties fo:break-before="auto" style:column-width="2.083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215cm"/>
    </style:style>
    <style:style style:name="co33" style:family="table-column">
      <style:table-column-properties fo:break-before="auto" style:column-width="3.374cm"/>
    </style:style>
    <style:style style:name="co34" style:family="table-column">
      <style:table-column-properties fo:break-before="auto" style:column-width="3.395cm"/>
    </style:style>
    <style:style style:name="co35" style:family="table-column">
      <style:table-column-properties fo:break-before="auto" style:column-width="3.454cm"/>
    </style:style>
    <style:style style:name="co36" style:family="table-column">
      <style:table-column-properties fo:break-before="auto" style:column-width="2.45cm"/>
    </style:style>
    <style:style style:name="co37" style:family="table-column">
      <style:table-column-properties fo:break-before="auto" style:column-width="3.164cm"/>
    </style:style>
    <style:style style:name="co38" style:family="table-column">
      <style:table-column-properties fo:break-before="auto" style:column-width="0.6cm"/>
    </style:style>
    <style:style style:name="co63" style:family="table-column">
      <style:table-column-properties fo:break-before="auto" style:column-width="8.022cm"/>
    </style:style>
    <style:style style:name="co64" style:family="table-column">
      <style:table-column-properties fo:break-before="auto" style:column-width="4.479cm"/>
    </style:style>
    <style:style style:name="co65" style:family="table-column">
      <style:table-column-properties fo:break-before="auto" style:column-width="4.138cm"/>
    </style:style>
    <style:style style:name="co66" style:family="table-column">
      <style:table-column-properties fo:break-before="auto" style:column-width="4.371cm"/>
    </style:style>
    <style:style style:name="co43" style:family="table-column">
      <style:table-column-properties fo:break-before="auto" style:column-width="7.045cm"/>
    </style:style>
    <style:style style:name="co44" style:family="table-column">
      <style:table-column-properties fo:break-before="auto" style:column-width="5.253cm"/>
    </style:style>
    <style:style style:name="co45" style:family="table-column">
      <style:table-column-properties fo:break-before="auto" style:column-width="23.103cm"/>
    </style:style>
    <style:style style:name="co46" style:family="table-column">
      <style:table-column-properties fo:break-before="auto" style:column-width="6.854cm"/>
    </style:style>
    <style:style style:name="co47" style:family="table-column">
      <style:table-column-properties fo:break-before="auto" style:column-width="7.694cm"/>
    </style:style>
    <style:style style:name="co48" style:family="table-column">
      <style:table-column-properties fo:break-before="auto" style:column-width="3.491cm"/>
    </style:style>
    <style:style style:name="co49" style:family="table-column">
      <style:table-column-properties fo:break-before="auto" style:column-width="1.984cm"/>
    </style:style>
    <style:style style:name="co50" style:family="table-column">
      <style:table-column-properties fo:break-before="auto" style:column-width="2.917cm"/>
    </style:style>
    <style:style style:name="co51" style:family="table-column">
      <style:table-column-properties fo:break-before="auto" style:column-width="3.385cm"/>
    </style:style>
    <style:style style:name="co52" style:family="table-column">
      <style:table-column-properties fo:break-before="auto" style:column-width="4.085cm"/>
    </style:style>
    <style:style style:name="co53" style:family="table-column">
      <style:table-column-properties fo:break-before="auto" style:column-width="8.989cm"/>
    </style:style>
    <style:style style:name="co54" style:family="table-column">
      <style:table-column-properties fo:break-before="auto" style:column-width="3.152cm"/>
    </style:style>
    <style:style style:name="co55" style:family="table-column">
      <style:table-column-properties fo:break-before="auto" style:column-width="1.05cm"/>
    </style:style>
    <style:style style:name="co56" style:family="table-column">
      <style:table-column-properties fo:break-before="auto" style:column-width="2.452cm"/>
    </style:style>
    <style:style style:name="co57" style:family="table-column">
      <style:table-column-properties fo:break-before="auto" style:column-width="2.896cm"/>
    </style:style>
    <style:style style:name="co58" style:family="table-column">
      <style:table-column-properties fo:break-before="auto" style:column-width="14.963cm"/>
    </style:style>
    <style:style style:name="co59" style:family="table-column">
      <style:table-column-properties fo:break-before="auto" style:column-width="2.836cm"/>
    </style:style>
    <style:style style:name="co60" style:family="table-column">
      <style:table-column-properties fo:break-before="auto" style:column-width="4.001cm"/>
    </style:style>
    <style:style style:name="co61" style:family="table-column">
      <style:table-column-properties fo:break-before="auto" style:column-width="2.928cm"/>
    </style:style>
    <style:style style:name="co62" style:family="table-column">
      <style:table-column-properties fo:break-before="auto" style:column-width="7.195cm"/>
    </style:style>
    <style:style style:name="co67" style:family="table-column">
      <style:table-column-properties fo:break-before="auto" style:column-width="3.565cm"/>
    </style:style>
    <style:style style:name="co68" style:family="table-column">
      <style:table-column-properties fo:break-before="auto" style:column-width="2.185cm"/>
    </style:style>
    <style:style style:name="co69" style:family="table-column">
      <style:table-column-properties fo:break-before="auto" style:column-width="2.439cm"/>
    </style:style>
    <style:style style:name="co70" style:family="table-column">
      <style:table-column-properties fo:break-before="auto" style:column-width="2.312cm"/>
    </style:style>
    <style:style style:name="co71" style:family="table-column">
      <style:table-column-properties fo:break-before="auto" style:column-width="2.801cm"/>
    </style:style>
    <style:style style:name="co72" style:family="table-column">
      <style:table-column-properties fo:break-before="auto" style:column-width="2.78cm"/>
    </style:style>
    <style:style style:name="co73" style:family="table-column">
      <style:table-column-properties fo:break-before="auto" style:column-width="6.421cm"/>
    </style:style>
    <style:style style:name="co74" style:family="table-column">
      <style:table-column-properties fo:break-before="auto" style:column-width="3.948cm"/>
    </style:style>
    <style:style style:name="co75" style:family="table-column">
      <style:table-column-properties fo:break-before="auto" style:column-width="3.438cm"/>
    </style:style>
    <style:style style:name="co76" style:family="table-column">
      <style:table-column-properties fo:break-before="auto" style:column-width="7.491cm"/>
    </style:style>
    <style:style style:name="co77" style:family="table-column">
      <style:table-column-properties fo:break-before="auto" style:column-width="8.999cm"/>
    </style:style>
    <style:style style:name="co78" style:family="table-column">
      <style:table-column-properties fo:break-before="auto" style:column-width="3.226cm"/>
    </style:style>
    <style:style style:name="co79" style:family="table-column">
      <style:table-column-properties fo:break-before="auto" style:column-width="3.055cm"/>
    </style:style>
    <style:style style:name="co80" style:family="table-column">
      <style:table-column-properties fo:break-before="auto" style:column-width="4.35cm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4.731cm" fo:break-before="auto" style:use-optimal-row-height="false"/>
    </style:style>
    <style:style style:name="ro10" style:family="table-row">
      <style:table-row-properties style:row-height="8.92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921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45cm" fo:break-before="auto" style:use-optimal-row-height="false"/>
    </style:style>
    <style:style style:name="ro20" style:family="table-row">
      <style:table-row-properties style:row-height="3.824cm" fo:break-before="auto" style:use-optimal-row-height="false"/>
    </style:style>
    <style:style style:name="ro21" style:family="table-row">
      <style:table-row-properties style:row-height="0.6cm" fo:break-before="auto" style:use-optimal-row-height="false"/>
    </style:style>
    <style:style style:name="ro22" style:family="table-row">
      <style:table-row-properties style:row-height="1.803cm" fo:break-before="auto" style:use-optimal-row-height="true"/>
    </style:style>
    <style:style style:name="ro19" style:family="table-row">
      <style:table-row-properties style:row-height="0.531cm" fo:break-before="auto" style:use-optimal-row-height="true"/>
    </style:style>
    <style:style style:name="ro33" style:family="table-row">
      <style:table-row-properties style:row-height="0.452cm" fo:break-before="auto" style:use-optimal-row-height="false"/>
    </style:style>
    <style:style style:name="ro34" style:family="table-row">
      <style:table-row-properties style:row-height="1.083cm" fo:break-before="auto" style:use-optimal-row-height="false"/>
    </style:style>
    <style:style style:name="ro35" style:family="table-row">
      <style:table-row-properties style:row-height="1.764cm" fo:break-before="auto" style:use-optimal-row-height="false"/>
    </style:style>
    <style:style style:name="ro26" style:family="table-row">
      <style:table-row-properties style:row-height="0.9cm" fo:break-before="auto" style:use-optimal-row-height="false"/>
    </style:style>
    <style:style style:name="ro27" style:family="table-row">
      <style:table-row-properties style:row-height="0.499cm" fo:break-before="auto" style:use-optimal-row-height="false"/>
    </style:style>
    <style:style style:name="ro28" style:family="table-row">
      <style:table-row-properties style:row-height="3.718cm" fo:break-before="auto" style:use-optimal-row-height="false"/>
    </style:style>
    <style:style style:name="ro29" style:family="table-row">
      <style:table-row-properties style:row-height="1.499cm" fo:break-before="auto" style:use-optimal-row-height="false"/>
    </style:style>
    <style:style style:name="ro30" style:family="table-row">
      <style:table-row-properties style:row-height="1.104cm" fo:break-before="auto" style:use-optimal-row-height="false"/>
    </style:style>
    <style:style style:name="ro31" style:family="table-row">
      <style:table-row-properties style:row-height="0.529cm" fo:break-before="auto" style:use-optimal-row-height="false"/>
    </style:style>
    <style:style style:name="ro32" style:family="table-row">
      <style:table-row-properties style:row-height="3.399cm" fo:break-before="auto" style:use-optimal-row-height="false"/>
    </style:style>
    <style:style style:name="ro36" style:family="table-row">
      <style:table-row-properties style:row-height="0.919cm" fo:break-before="auto" style:use-optimal-row-height="true"/>
    </style:style>
    <style:style style:name="ro37" style:family="table-row">
      <style:table-row-properties style:row-height="1.362cm" fo:break-before="auto" style:use-optimal-row-height="true"/>
    </style:style>
    <style:style style:name="ro38" style:family="table-row">
      <style:table-row-properties style:row-height="4.186cm" fo:break-before="auto" style:use-optimal-row-height="false"/>
    </style:style>
    <style:style style:name="ro39" style:family="table-row">
      <style:table-row-properties style:row-height="1.422cm" fo:break-before="auto" style:use-optimal-row-height="true"/>
    </style:style>
    <style:style style:name="ro40" style:family="table-row">
      <style:table-row-properties style:row-height="0.801cm" fo:break-before="auto" style:use-optimal-row-height="false"/>
    </style:style>
    <style:style style:name="ro41" style:family="table-row">
      <style:table-row-properties style:row-height="3.336cm" fo:break-before="auto" style:use-optimal-row-height="false"/>
    </style:style>
    <style:style style:name="ro42" style:family="table-row">
      <style:table-row-properties style:row-height="0.956cm" fo:break-before="auto" style:use-optimal-row-height="false"/>
    </style:style>
    <style:style style:name="ro43" style:family="table-row">
      <style:table-row-properties style:row-height="2.103cm" fo:break-before="auto" style:use-optimal-row-height="false"/>
    </style:style>
    <style:style style:name="ro44" style:family="table-row">
      <style:table-row-properties style:row-height="1.5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8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98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9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1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04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52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526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7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1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5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3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39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40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4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45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5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0" style:family="table-cell" style:parent-style-name="Default">
      <style:text-properties style:font-name="Liberation Mono" fo:font-size="10pt" style:font-size-asian="10pt" style:font-size-complex="10pt"/>
    </style:style>
    <style:style style:name="ce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5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1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21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6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style:font-size-asian="11pt" style:font-size-complex="11pt"/>
    </style:style>
    <style:style style:name="ce56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5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66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68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7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574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575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76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77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78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1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82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8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5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87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590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91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598" style:family="table-cell" style:parent-style-name="Default">
      <style:text-properties style:font-name="Liberation Mono" fo:font-size="11pt" style:font-size-asian="11pt" style:font-size-complex="11pt"/>
    </style:style>
    <style:style style:name="ce616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6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6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6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3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3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33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95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604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63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36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37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638" style:family="table-cell" style:parent-style-name="Default">
      <style:table-cell-properties style:vertical-align="middle"/>
    </style:style>
    <style:style style:name="ce639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640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41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642" style:family="table-cell" style:parent-style-name="Default" style:data-style-name="N137">
      <style:table-cell-properties style:vertical-align="middle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5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6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7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8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49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0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1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4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5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6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7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8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59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60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61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662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663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664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665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666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667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668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669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670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671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22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726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33" style:family="table-cell" style:parent-style-name="Default">
      <style:text-properties style:font-name="Liberation Mono" fo:font-size="12pt" style:font-size-asian="12pt" style:font-size-complex="12pt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1" style:family="table-cell" style:parent-style-name="Default">
      <style:text-properties style:font-name="Roboto" fo:font-size="12pt" style:font-size-asian="12pt" style:font-size-complex="12pt"/>
    </style:style>
    <style:style style:name="ce752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58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75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60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62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7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6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766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67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68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69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70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71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772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773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2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3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242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8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50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2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94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95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97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0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5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8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1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3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6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0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22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Liberation Mono" fo:font-size="10pt" style:font-size-asian="10pt" style:font-size-complex="10pt"/>
    </style:style>
    <style:style style:name="ce3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3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4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style:font-size-asian="11pt" style:font-size-complex="11pt"/>
    </style:style>
    <style:style style:name="ce34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45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4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47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3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352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53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356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58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9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2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1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3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375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6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592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393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397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99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4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4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4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8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28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4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31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32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434" style:family="table-cell" style:parent-style-name="Default">
      <style:table-cell-properties style:vertical-align="middle"/>
    </style:style>
    <style:style style:name="ce435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436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7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438" style:family="table-cell" style:parent-style-name="Default" style:data-style-name="N137">
      <style:table-cell-properties style:vertical-align="middl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4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1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2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3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4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5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6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7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8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9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0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1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2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3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4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5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6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57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459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460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461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463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464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465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466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467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468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469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73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ackground-color="transparent" fo:border="0.74pt solid #000000" style:vertical-align="middle"/>
      <style:text-properties style:font-name="Liberation Mono" fo:font-size="11pt" style:font-size-asian="11pt" style:font-size-complex="11pt"/>
    </style:style>
    <style:style style:name="ce482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 style:data-style-name="N3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8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9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0" style:family="table-cell" style:parent-style-name="Default" style:data-style-name="N1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1" style:family="table-cell" style:parent-style-name="Default" style:data-style-name="N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transparent" fo:border="0.74pt solid #000000" style:vertical-align="middle"/>
      <style:text-properties style:font-name="Roboto" fo:font-size="12pt" style:font-size-asian="12pt" style:font-size-complex="12pt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67" style:family="table-cell" style:parent-style-name="Default" style:data-style-name="N10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4" style:family="table-cell" style:parent-style-name="Default" style:data-style-name="N13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81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06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67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02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7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7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07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727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728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29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30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31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614" style:family="table-cell" style:parent-style-name="Default">
      <style:text-properties style:font-name="Liberation Mono" fo:font-size="12pt" style:font-size-asian="12pt" style:font-size-complex="12pt"/>
    </style:style>
    <style:style style:name="ce7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5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6" style:family="table-cell" style:parent-style-name="Default" style:data-style-name="N1014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Mono" fo:font-size="11pt" style:font-size-asian="11pt" style:font-size-complex="11pt"/>
    </style:style>
    <style:style style:name="ce73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Mono" fo:font-size="12pt" style:font-size-asian="12pt" style:font-size-complex="12pt"/>
    </style:style>
    <style:style style:name="ce7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  <style:style style:name="ce740" style:family="table-cell" style:parent-style-name="Default">
      <style:table-cell-properties fo:wrap-option="no-wrap"/>
      <style:text-properties style:font-name="Liberation Mono" fo:font-size="11pt" style:font-size-asian="11pt" style:font-size-complex="11pt"/>
    </style:style>
    <style:style style:name="ce741" style:family="table-cell" style:parent-style-name="Default">
      <style:table-cell-properties fo:wrap-option="no-wrap"/>
      <style:text-properties style:font-name="Liberation Mono" fo:font-size="12pt" style:font-size-asian="12pt" style:font-size-complex="12pt"/>
    </style:style>
    <style:style style:name="ce742" style:family="table-cell" style:parent-style-name="Default">
      <style:text-properties fo:font-size="11pt" style:font-size-asian="11pt" style:font-size-complex="11pt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48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88" style:family="table-cell" style:parent-style-name="Default">
      <style:text-properties style:font-name="Roboto" fo:font-size="12pt" style:font-size-asian="12pt" style:font-size-complex="12pt"/>
    </style:style>
    <style:style style:name="ce689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3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6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9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69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9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7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7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70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703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04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05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07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70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09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710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711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Mono" fo:language="ru" fo:country="RU" fo:font-style="normal" fo:text-shadow="none" style:text-underline-style="none" style:text-underline-mode="continuous" style:text-overline-mode="continuous" style:text-line-through-mode="continuous" style:font-name-asian="Microsoft YaHei" style:language-asian="zh" style:country-asian="CN" style:font-style-asian="normal" style:font-name-complex="Arial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/>
    </style:style>
    <style:style style:name="T6" style:family="text">
      <style:text-properties fo:color="#c9211e" loext:opacity="100%"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style:use-window-font-color="true" style:text-underline-style="solid" style:text-underline-width="auto" style:text-underline-color="font-color"/>
    </style:style>
    <style:style style:name="T12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style:font-name-asian="Liberation Sans" style:font-name-complex="Liberation Sans"/>
    </style:style>
    <style:style style:name="T17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2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4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4:.$A$16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20:$БД.$A$23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6:$БД.$A$29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4:.$A$75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3:$БД.$A$45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1:$БД.$A$70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60:$БД.$A$70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number-columns-repeated="1020" table:default-cell-style-name="ce12"/>
        <table:table-row table:style-name="ro26">
          <table:table-cell table:style-name="ce230" office:value-type="string" calcext:value-type="string">
            <text:p>Параметр</text:p>
          </table:table-cell>
          <table:table-cell table:style-name="ce230" office:value-type="string" calcext:value-type="string">
            <text:p>Значение</text:p>
          </table:table-cell>
          <table:table-cell table:style-name="ce230" office:value-type="string" calcext:value-type="string">
            <text:p>Примечание</text:p>
          </table:table-cell>
          <table:table-cell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230"/>
          <table:table-cell table:number-columns-repeated="1020"/>
        </table:table-row>
        <table:table-row table:style-name="ro26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265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6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6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265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230"/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Область печати по Х</text:p>
          </table:table-cell>
          <table:table-cell table:style-name="ce242" table:content-validation-name="val4" office:value-type="float" office:value="400" calcext:value-type="float">
            <text:p>400 мм</text:p>
          </table:table-cell>
          <table:table-cell table:style-name="ce265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Область печати по Y</text:p>
          </table:table-cell>
          <table:table-cell table:style-name="ce242" table:content-validation-name="val4" office:value-type="float" office:value="250" calcext:value-type="float">
            <text:p>250 мм</text:p>
          </table:table-cell>
          <table:table-cell table:style-name="ce265" office:value-type="string" calcext:value-type="string">
            <text:p>Определяет размер области печати по оси Y. <text:span text:style-name="T10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Область печати по Z</text:p>
          </table:table-cell>
          <table:table-cell table:style-name="ce242" table:content-validation-name="val5" office:value-type="float" office:value="250" calcext:value-type="float">
            <text:p>250 мм</text:p>
          </table:table-cell>
          <table:table-cell table:style-name="ce265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265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265" table:formula="of:=COM.MICROSOFT.IFS([.B11]=[$БД.A14];[$БД.B14];[.B11]=[$БД.A15];[$БД.B15];[.B11]=[$БД.A16];[$БД.B16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230"/>
          <table:table-cell table:style-name="ce148" table:number-columns-repeated="1020"/>
        </table:table-row>
        <table:table-row table:style-name="ro26">
          <table:table-cell table:style-name="ce4" office:value-type="string" calcext:value-type="string">
            <text:p>Материнская плата</text:p>
          </table:table-cell>
          <table:table-cell table:style-name="ce246" table:content-validation-name="val8" office:value-type="string" calcext:value-type="string">
            <text:p>BTT Octopus</text:p>
          </table:table-cell>
          <table:table-cell table:style-name="ce265" table:formula="of:=COM.MICROSOFT.IFS([.B13]=[$БД.A20];[$БД.B20];[.B13]=[$БД.A21];[$БД.B21];[.B13]=[$БД.A22];[$БД.B22];[.B13]=[$БД.A23];[$БД.B23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26">
          <table:table-cell table:style-name="ce4" office:value-type="string" calcext:value-type="string">
            <text:p>Управляющая плата</text:p>
          </table:table-cell>
          <table:table-cell table:style-name="ce246" table:content-validation-name="val9" office:value-type="string" calcext:value-type="string">
            <text:p>BTT Pi</text:p>
          </table:table-cell>
          <table:table-cell table:style-name="ce265" office:value-type="string" calcext:value-type="string">
            <text:p>Управляющая плата для установки прошивки Klipper. Оптимальным вариантом является BTT Pi т. к. имеет питание от 12/24в</text:p>
          </table:table-cell>
          <table:table-cell table:style-name="ce148" table:number-columns-repeated="1020"/>
        </table:table-row>
        <table:table-row table:style-name="ro26">
          <table:table-cell table:style-name="ce4" office:value-type="string" calcext:value-type="string">
            <text:p>Экран</text:p>
          </table:table-cell>
          <table:table-cell table:style-name="ce246" table:content-validation-name="val10" office:value-type="string" calcext:value-type="string">
            <text:p>Нет</text:p>
          </table:table-cell>
          <table:table-cell table:style-name="ce265" table:formula="of:=COM.MICROSOFT.IFS([.B15]=[$БД.A74];[$БД.B74];[.B15]=[$БД.A75];[$БД.B75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230"/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265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Стоимость килограмма основного филамента</text:p>
          </table:table-cell>
          <table:table-cell table:style-name="ce248" table:content-validation-name="val5" table:formula="of:=2000/0.6" office:value-type="currency" office:currency="RUB" office:value="3333.33333333333" calcext:value-type="currency">
            <text:p>3 333,33 ₽</text:p>
          </table:table-cell>
          <table:covered-table-cell table:style-name="ce26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265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Стоимость килограмма вспомогательного филамента</text:p>
          </table:table-cell>
          <table:table-cell table:style-name="ce248" table:content-validation-name="val5" office:value-type="currency" office:currency="RUB" office:value="1000" calcext:value-type="currency">
            <text:p>1 000,00 ₽</text:p>
          </table:table-cell>
          <table:covered-table-cell table:style-name="ce26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6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248" table:content-validation-name="val5"/>
          <table:covered-table-cell table:style-name="ce265"/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265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230"/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Курс доллара</text:p>
          </table:table-cell>
          <table:table-cell table:style-name="ce250" table:content-validation-name="val5" office:value-type="currency" office:currency="RUB" office:value="92" calcext:value-type="currency">
            <text:p>92,00 ₽</text:p>
          </table:table-cell>
          <table:table-cell table:style-name="ce265"/>
          <table:table-cell table:style-name="ce148" table:number-columns-repeated="1020"/>
        </table:table-row>
        <table:table-row table:style-name="ro26">
          <table:table-cell table:style-name="ce235" office:value-type="string" calcext:value-type="string">
            <text:p>Курс доллара Aliexpress</text:p>
          </table:table-cell>
          <table:table-cell table:style-name="ce250" table:content-validation-name="val5" office:value-type="currency" office:currency="RUB" office:value="97" calcext:value-type="currency">
            <text:p>97,00 ₽</text:p>
          </table:table-cell>
          <table:table-cell table:style-name="ce265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230"/>
          <table:table-cell table:number-columns-repeated="1020"/>
        </table:table-row>
        <table:table-row table:style-name="ro27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265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7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278"/>
          <table:table-cell table:number-columns-repeated="1020"/>
        </table:table-row>
        <table:table-row table:style-name="ro27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278"/>
          <table:table-cell table:number-columns-repeated="1020"/>
        </table:table-row>
        <table:table-row table:style-name="ro26">
          <table:table-cell table:style-name="ce230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230"/>
          <table:table-cell table:number-columns-repeated="1020"/>
        </table:table-row>
        <table:table-row table:style-name="ro27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4]" office:value-type="currency" office:currency="RUB" office:value="47607.22" calcext:value-type="currency">
            <text:p>47 607,22 ₽</text:p>
          </table:table-cell>
          <table:table-cell table:style-name="ce27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7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3]" office:value-type="currency" office:currency="RUB" office:value="7761.42666666667" calcext:value-type="currency">
            <text:p>7 761,43 ₽</text:p>
          </table:table-cell>
          <table:table-cell table:style-name="ce27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7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27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7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79]" office:value-type="currency" office:currency="RUB" office:value="3562.27259888" calcext:value-type="currency">
            <text:p>3 562,27 ₽</text:p>
          </table:table-cell>
          <table:table-cell table:style-name="ce27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7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27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7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27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6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74924.0792655467" calcext:value-type="currency">
            <text:p>74 924,08 ₽</text:p>
          </table:table-cell>
          <table:table-cell table:style-name="ce279"/>
          <table:table-cell table:number-columns-repeated="1020"/>
        </table:table-row>
        <table:table-row table:style-name="ro26" table:number-rows-repeated="1048538">
          <table:table-cell table:number-columns-repeated="1023"/>
        </table:table-row>
        <table:table-row table:style-name="ro2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91"/>
        <table:table-column table:style-name="co7" table:visibility="collapse" table:default-cell-style-name="ce291"/>
        <table:table-column table:style-name="co8" table:default-cell-style-name="ce298"/>
        <table:table-column table:style-name="co9" table:default-cell-style-name="ce310"/>
        <table:table-column table:style-name="co10" table:default-cell-style-name="ce319"/>
        <table:table-column table:style-name="co11" table:default-cell-style-name="ce298"/>
        <table:table-column table:style-name="co12" table:number-columns-repeated="2" table:default-cell-style-name="ce291"/>
        <table:table-column table:style-name="co13" table:default-cell-style-name="ce336"/>
        <table:table-column table:style-name="co5" table:number-columns-repeated="1015" table:default-cell-style-name="ce291"/>
        <table:table-row table:style-name="ro3">
          <table:table-cell table:style-name="ce284" office:value-type="string" calcext:value-type="string">
            <text:p>Наименование</text:p>
          </table:table-cell>
          <table:table-cell table:style-name="ce284" office:value-type="string" calcext:value-type="string">
            <text:p>Удельная стоимость на момент расчёта</text:p>
          </table:table-cell>
          <table:table-cell table:style-name="ce295" office:value-type="string" calcext:value-type="string">
            <text:p>Удельная стоимость</text:p>
          </table:table-cell>
          <table:table-cell table:style-name="ce299" office:value-type="string" calcext:value-type="string">
            <text:p>Длина/площадь</text:p>
          </table:table-cell>
          <table:table-cell table:style-name="ce311" office:value-type="string" calcext:value-type="string">
            <text:p>Ед.</text:p>
          </table:table-cell>
          <table:table-cell table:style-name="ce295" office:value-type="string" calcext:value-type="string">
            <text:p>Общая стоимость</text:p>
          </table:table-cell>
          <table:table-cell table:style-name="ce230" office:value-type="string" calcext:value-type="string" table:number-columns-spanned="2" table:number-rows-spanned="1">
            <text:p>Ссылки</text:p>
          </table:table-cell>
          <table:covered-table-cell table:style-name="ce230" office:value-type="string" calcext:value-type="string">
            <text:p>Альт. Ссылка</text:p>
          </table:covered-table-cell>
          <table:table-cell table:style-name="ce284" office:value-type="string" calcext:value-type="string">
            <text:p>Примечание</text:p>
          </table:table-cell>
          <table:table-cell table:style-name="ce337" table:number-columns-repeated="5"/>
          <table:table-cell table:number-columns-repeated="1010"/>
        </table:table-row>
        <table:table-row table:style-name="ro4">
          <table:table-cell table:style-name="ce230" office:value-type="string" calcext:value-type="string" table:number-columns-spanned="9" table:number-rows-spanned="1">
            <text:p>Экструдер</text:p>
          </table:table-cell>
          <table:covered-table-cell table:style-name="ce230"/>
          <table:covered-table-cell table:style-name="ce295"/>
          <table:covered-table-cell table:style-name="ce299"/>
          <table:covered-table-cell table:style-name="ce311"/>
          <table:covered-table-cell table:style-name="ce295"/>
          <table:covered-table-cell table:number-columns-repeated="2" table:style-name="ce230"/>
          <table:covered-table-cell table:style-name="ce284"/>
          <table:table-cell table:style-name="ce337" table:number-columns-repeated="5"/>
          <table:table-cell table:number-columns-repeated="1010"/>
        </table:table-row>
        <table:table-row table:style-name="ro4">
          <table:table-cell table:style-name="ce285" office:value-type="string" calcext:value-type="string" table:number-columns-spanned="9" table:number-rows-spanned="1">
            <text:p>Подающий механизм</text:p>
          </table:table-cell>
          <table:covered-table-cell table:style-name="ce285"/>
          <table:covered-table-cell table:style-name="ce296"/>
          <table:covered-table-cell table:style-name="ce300"/>
          <table:covered-table-cell table:style-name="ce312"/>
          <table:covered-table-cell table:style-name="ce296"/>
          <table:covered-table-cell table:number-columns-repeated="2" table:style-name="ce246"/>
          <table:covered-table-cell table:style-name="ce284"/>
          <table:table-cell table:style-name="ce337" table:number-columns-repeated="5"/>
          <table:table-cell table:number-columns-repeated="1010"/>
        </table:table-row>
        <table:table-row table:style-name="ro4">
          <table:table-cell table:style-name="ce278" office:value-type="string" calcext:value-type="string">
            <text:p>Клон BMG</text:p>
          </table:table-cell>
          <table:table-cell table:style-name="ce248" office:value-type="currency" office:currency="RUB" office:value="1032" calcext:value-type="currency">
            <text:p>1 032,00 ₽</text:p>
          </table:table-cell>
          <table:table-cell table:style-name="ce296" table:formula="of:=[.B4]*[$Настройки.$B$25]/[$БД.$B$48]" office:value-type="currency" office:currency="RUB" office:value="1032" calcext:value-type="currency">
            <text:p>1 032 ₽</text:p>
          </table:table-cell>
          <table:table-cell table:style-name="ce301"/>
          <table:table-cell table:style-name="ce313" table:formula="of:=COM.MICROSOFT.IFS([$Настройки.B4]=[$БД.A5];1;[$Настройки.B4]=#REF!;1;1;0)*[$Настройки.B3]" office:value-type="float" office:value="2" calcext:value-type="float">
            <text:p>2</text:p>
          </table:table-cell>
          <table:table-cell table:style-name="ce296" table:formula="of:=[.C4]*[.E4]" office:value-type="currency" office:currency="RUB" office:value="2064" calcext:value-type="currency">
            <text:p>2 064 ₽</text:p>
          </table:table-cell>
          <table:table-cell table:style-name="ce246" office:value-type="string" calcext:value-type="string">
            <text:p><text:a xlink:href="http://alii.pub/6fdbrk" xlink:type="simple">AE</text:a></text:p>
          </table:table-cell>
          <table:table-cell table:style-name="ce246"/>
          <table:table-cell table:style-name="ce329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LGX Lite</text:p>
          </table:table-cell>
          <table:table-cell table:style-name="ce248" office:value-type="currency" office:currency="RUB" office:value="5343" calcext:value-type="currency">
            <text:p>5 343,00 ₽</text:p>
          </table:table-cell>
          <table:table-cell table:style-name="ce296" table:formula="of:=[.B5]*[$Настройки.$B$25]/[$БД.$B$48]" office:value-type="currency" office:currency="RUB" office:value="5343" calcext:value-type="currency">
            <text:p>5 343 ₽</text:p>
          </table:table-cell>
          <table:table-cell table:style-name="ce301"/>
          <table:table-cell table:style-name="ce313" table:formula="of:=IF([$Настройки.B4]=[$БД.A4];1;0)*[$Настройки.B3]" office:value-type="float" office:value="0" calcext:value-type="float">
            <text:p>0</text:p>
          </table:table-cell>
          <table:table-cell table:style-name="ce296" table:formula="of:=[.C5]*[.E5]" office:value-type="currency" office:currency="RUB" office:value="0" calcext:value-type="currency">
            <text:p>0 ₽</text:p>
          </table:table-cell>
          <table:table-cell table:style-name="ce323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46"/>
          <table:table-cell table:style-name="ce329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5">
          <table:table-cell table:style-name="ce278" office:value-type="string" calcext:value-type="string">
            <text:p>Мотор Nema14 20мм</text:p>
          </table:table-cell>
          <table:table-cell table:style-name="ce248" office:value-type="currency" office:currency="RUB" office:value="1986" calcext:value-type="currency">
            <text:p>1 986,00 ₽</text:p>
          </table:table-cell>
          <table:table-cell table:style-name="ce296" table:formula="of:=[.B6]*[$Настройки.$B$25]/[$БД.$B$48]" office:value-type="currency" office:currency="RUB" office:value="1986" calcext:value-type="currency">
            <text:p>1 986 ₽</text:p>
          </table:table-cell>
          <table:table-cell table:style-name="ce302"/>
          <table:table-cell table:style-name="ce313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96" table:formula="of:=[.C6]*[.E6]" office:value-type="currency" office:currency="RUB" office:value="3972" calcext:value-type="currency">
            <text:p>3 972 ₽</text:p>
          </table:table-cell>
          <table:table-cell table:style-name="ce246" office:value-type="string" calcext:value-type="string">
            <text:p><text:a xlink:href="http://alli.pub/6fdf35" xlink:type="simple">AE</text:a></text:p>
          </table:table-cell>
          <table:table-cell table:style-name="ce246"/>
          <table:table-cell table:style-name="ce329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4">
          <table:table-cell table:style-name="ce285" office:value-type="string" calcext:value-type="string" table:number-columns-spanned="9" table:number-rows-spanned="1">
            <text:p>Хотэнд</text:p>
          </table:table-cell>
          <table:covered-table-cell table:style-name="ce285"/>
          <table:covered-table-cell table:style-name="ce296" table:formula="of:=[.B7]*[$Настройки.$B$25]/[$БД.$B$48]" office:value-type="currency" office:currency="RUB" office:value="0" calcext:value-type="currency">
            <text:p>0 ₽</text:p>
          </table:covered-table-cell>
          <table:covered-table-cell table:style-name="ce300"/>
          <table:covered-table-cell table:style-name="ce312"/>
          <table:covered-table-cell table:style-name="ce296"/>
          <table:covered-table-cell table:number-columns-repeated="2" table:style-name="ce246"/>
          <table:covered-table-cell table:style-name="ce330"/>
          <table:table-cell table:number-columns-repeated="1015"/>
        </table:table-row>
        <table:table-row table:style-name="ro4">
          <table:table-cell table:style-name="ce278" office:value-type="string" calcext:value-type="string">
            <text:p>Радиатор CR-10</text:p>
          </table:table-cell>
          <table:table-cell table:style-name="ce248" office:value-type="currency" office:currency="RUB" office:value="123" calcext:value-type="currency">
            <text:p>123,00 ₽</text:p>
          </table:table-cell>
          <table:table-cell table:style-name="ce296" table:formula="of:=[.B8]*[$Настройки.$B$25]/[$БД.$B$48]" office:value-type="currency" office:currency="RUB" office:value="123" calcext:value-type="currency">
            <text:p>123 ₽</text:p>
          </table:table-cell>
          <table:table-cell table:style-name="ce301"/>
          <table:table-cell table:style-name="ce313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96" table:formula="of:=[.C8]*[.E8]" office:value-type="currency" office:currency="RUB" office:value="246" calcext:value-type="currency">
            <text:p>246 ₽</text:p>
          </table:table-cell>
          <table:table-cell table:style-name="ce248" office:value-type="string" calcext:value-type="string">
            <text:p><text:a xlink:href="http://alii.pub/6fdbv2" xlink:type="simple">AE</text:a></text:p>
          </table:table-cell>
          <table:table-cell table:style-name="ce246"/>
          <table:table-cell table:style-name="ce329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Термобарьер CR-10 биметалл</text:p>
          </table:table-cell>
          <table:table-cell table:style-name="ce248" office:value-type="currency" office:currency="RUB" office:value="380" calcext:value-type="currency">
            <text:p>380,00 ₽</text:p>
          </table:table-cell>
          <table:table-cell table:style-name="ce296" table:formula="of:=[.B9]*[$Настройки.$B$25]/[$БД.$B$48]" office:value-type="currency" office:currency="RUB" office:value="380" calcext:value-type="currency">
            <text:p>380 ₽</text:p>
          </table:table-cell>
          <table:table-cell table:style-name="ce301"/>
          <table:table-cell table:style-name="ce313" table:formula="of:=[.E8]" office:value-type="float" office:value="2" calcext:value-type="float">
            <text:p>2</text:p>
          </table:table-cell>
          <table:table-cell table:style-name="ce296" table:formula="of:=[.C9]*[.E9]" office:value-type="currency" office:currency="RUB" office:value="760" calcext:value-type="currency">
            <text:p>760 ₽</text:p>
          </table:table-cell>
          <table:table-cell table:style-name="ce246" office:value-type="string" calcext:value-type="string">
            <text:p><text:a xlink:href="http://alii.pub/6fdblx" xlink:type="simple">AE</text:a></text:p>
          </table:table-cell>
          <table:table-cell table:style-name="ce246"/>
          <table:table-cell table:style-name="ce329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Хитблок e3d volcano</text:p>
          </table:table-cell>
          <table:table-cell table:style-name="ce248" office:value-type="currency" office:currency="RUB" office:value="200" calcext:value-type="currency">
            <text:p>200,00 ₽</text:p>
          </table:table-cell>
          <table:table-cell table:style-name="ce296" table:formula="of:=[.B10]*[$Настройки.$B$25]/[$БД.$B$48]" office:value-type="currency" office:currency="RUB" office:value="200" calcext:value-type="currency">
            <text:p>200 ₽</text:p>
          </table:table-cell>
          <table:table-cell table:style-name="ce301"/>
          <table:table-cell table:style-name="ce313" table:formula="of:=IF([$Настройки.B5]=[$БД.A9];1;0)*[$Настройки.B3]" office:value-type="float" office:value="2" calcext:value-type="float">
            <text:p>2</text:p>
          </table:table-cell>
          <table:table-cell table:style-name="ce296" table:formula="of:=[.C10]*[.E10]" office:value-type="currency" office:currency="RUB" office:value="400" calcext:value-type="currency">
            <text:p>400 ₽</text:p>
          </table:table-cell>
          <table:table-cell table:style-name="ce246" office:value-type="string" calcext:value-type="string">
            <text:p><text:a xlink:href="https://alli.pub/6qo3wf" xlink:type="simple">AE</text:a></text:p>
          </table:table-cell>
          <table:table-cell table:style-name="ce246"/>
          <table:table-cell table:style-name="ce329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Хитблок CHC Pro</text:p>
          </table:table-cell>
          <table:table-cell table:style-name="ce248" office:value-type="currency" office:currency="RUB" office:value="2061" calcext:value-type="currency">
            <text:p>2 061,00 ₽</text:p>
          </table:table-cell>
          <table:table-cell table:style-name="ce296" table:formula="of:=[.B11]*[$Настройки.$B$25]/[$БД.$B$48]" office:value-type="currency" office:currency="RUB" office:value="2061" calcext:value-type="currency">
            <text:p>2 061 ₽</text:p>
          </table:table-cell>
          <table:table-cell table:style-name="ce301"/>
          <table:table-cell table:style-name="ce313" table:formula="of:=IF([$Настройки.B5]=[$БД.A10];1;0)*[$Настройки.B3]" office:value-type="float" office:value="0" calcext:value-type="float">
            <text:p>0</text:p>
          </table:table-cell>
          <table:table-cell table:style-name="ce296" table:formula="of:=[.C11]*[.E11]" office:value-type="currency" office:currency="RUB" office:value="0" calcext:value-type="currency">
            <text:p>0 ₽</text:p>
          </table:table-cell>
          <table:table-cell table:style-name="ce246" office:value-type="string" calcext:value-type="string">
            <text:p><text:a xlink:href="http://alii.pub/6fdbw8" xlink:type="simple">AE</text:a></text:p>
          </table:table-cell>
          <table:table-cell table:style-name="ce246"/>
          <table:table-cell table:style-name="ce329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Сопло e3d volcano</text:p>
          </table:table-cell>
          <table:table-cell table:style-name="ce248" office:value-type="currency" office:currency="RUB" office:value="775" calcext:value-type="currency">
            <text:p>775,00 ₽</text:p>
          </table:table-cell>
          <table:table-cell table:style-name="ce296" table:formula="of:=[.B12]*[$Настройки.$B$25]/[$БД.$B$48]" office:value-type="currency" office:currency="RUB" office:value="775" calcext:value-type="currency">
            <text:p>775 ₽</text:p>
          </table:table-cell>
          <table:table-cell table:style-name="ce301"/>
          <table:table-cell table:style-name="ce313" table:formula="of:=[.E10]+[.E11]" office:value-type="float" office:value="2" calcext:value-type="float">
            <text:p>2</text:p>
          </table:table-cell>
          <table:table-cell table:style-name="ce296" table:formula="of:=[.C12]*[.E12]" office:value-type="currency" office:currency="RUB" office:value="1550" calcext:value-type="currency">
            <text:p>1 550 ₽</text:p>
          </table:table-cell>
          <table:table-cell table:style-name="ce246" office:value-type="string" calcext:value-type="string">
            <text:p><text:a xlink:href="https://alli.pub/6ttkml?erid=2SDnjePhWAc" xlink:type="simple">AE</text:a></text:p>
          </table:table-cell>
          <table:table-cell table:style-name="ce246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Термистор</text:p>
          </table:table-cell>
          <table:table-cell table:style-name="ce248" table:formula="of:=405/2" office:value-type="currency" office:currency="RUB" office:value="202.5" calcext:value-type="currency">
            <text:p>202,50 ₽</text:p>
          </table:table-cell>
          <table:table-cell table:style-name="ce296" table:formula="of:=[.B13]*[$Настройки.$B$25]/[$БД.$B$48]" office:value-type="currency" office:currency="RUB" office:value="202.5" calcext:value-type="currency">
            <text:p>203 ₽</text:p>
          </table:table-cell>
          <table:table-cell table:style-name="ce301"/>
          <table:table-cell table:style-name="ce313" table:formula="of:=IF([.$E$11]&gt;0;0;1)*[$Настройки.$B$3]" office:value-type="float" office:value="2" calcext:value-type="float">
            <text:p>2</text:p>
          </table:table-cell>
          <table:table-cell table:style-name="ce296" table:formula="of:=[.C13]*[.E13]" office:value-type="currency" office:currency="RUB" office:value="405" calcext:value-type="currency">
            <text:p>405 ₽</text:p>
          </table:table-cell>
          <table:table-cell table:style-name="ce246" office:value-type="string" calcext:value-type="string">
            <text:p><text:a xlink:href="http://alii.pub/6f67vr" xlink:type="simple">AE</text:a></text:p>
          </table:table-cell>
          <table:table-cell table:style-name="ce246"/>
          <table:table-cell table:style-name="ce329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Нагревательный элемент 24в 40Вт</text:p>
          </table:table-cell>
          <table:table-cell table:style-name="ce248" table:formula="of:=351/2" office:value-type="currency" office:currency="RUB" office:value="175.5" calcext:value-type="currency">
            <text:p>175,50 ₽</text:p>
          </table:table-cell>
          <table:table-cell table:style-name="ce296" table:formula="of:=[.B14]*[$Настройки.$B$25]/[$БД.$B$48]" office:value-type="currency" office:currency="RUB" office:value="175.5" calcext:value-type="currency">
            <text:p>176 ₽</text:p>
          </table:table-cell>
          <table:table-cell table:style-name="ce301"/>
          <table:table-cell table:style-name="ce313" table:formula="of:=IF([.$E$11]&gt;0;0;1)*[$Настройки.$B$3]" office:value-type="float" office:value="2" calcext:value-type="float">
            <text:p>2</text:p>
          </table:table-cell>
          <table:table-cell table:style-name="ce296" table:formula="of:=[.C14]*[.E14]" office:value-type="currency" office:currency="RUB" office:value="351" calcext:value-type="currency">
            <text:p>351 ₽</text:p>
          </table:table-cell>
          <table:table-cell table:style-name="ce246" office:value-type="string" calcext:value-type="string">
            <text:p><text:a xlink:href="http://alli.pub/6fdf1z" xlink:type="simple">AE</text:a></text:p>
          </table:table-cell>
          <table:table-cell table:style-name="ce246"/>
          <table:table-cell table:style-name="ce329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4">
          <table:table-cell table:style-name="ce285" office:value-type="string" calcext:value-type="string" table:number-columns-spanned="9" table:number-rows-spanned="1">
            <text:p>Система охлаждения</text:p>
          </table:table-cell>
          <table:covered-table-cell table:style-name="ce285"/>
          <table:covered-table-cell table:style-name="ce296" table:formula="of:=[.B15]*[$Настройки.$B$25]/[$БД.$B$48]" office:value-type="currency" office:currency="RUB" office:value="0" calcext:value-type="currency">
            <text:p>0 ₽</text:p>
          </table:covered-table-cell>
          <table:covered-table-cell table:style-name="ce300"/>
          <table:covered-table-cell table:style-name="ce312"/>
          <table:covered-table-cell table:style-name="ce296"/>
          <table:covered-table-cell table:number-columns-repeated="2" table:style-name="ce246"/>
          <table:covered-table-cell table:style-name="ce331"/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5015 12-24в</text:p>
          </table:table-cell>
          <table:table-cell table:style-name="ce248" table:formula="of:=697/2" office:value-type="currency" office:currency="RUB" office:value="348.5" calcext:value-type="currency">
            <text:p>348,50 ₽</text:p>
          </table:table-cell>
          <table:table-cell table:style-name="ce296" table:formula="of:=[.B16]*[$Настройки.$B$25]/[$БД.$B$48]" office:value-type="currency" office:currency="RUB" office:value="348.5" calcext:value-type="currency">
            <text:p>349 ₽</text:p>
          </table:table-cell>
          <table:table-cell table:style-name="ce300"/>
          <table:table-cell table:style-name="ce312" table:formula="of:=COM.MICROSOFT.IFS([$Настройки.B4]=[$БД.A4];2;[$Настройки.B4]=[$БД.A5];2;[$Настройки.B4]=#REF!;1;[$Настройки.B4]=#REF!;1;1;&quot;Ошибка&quot;)*[$Настройки.B3]" office:value-type="float" office:value="4" calcext:value-type="float">
            <text:p>4</text:p>
          </table:table-cell>
          <table:table-cell table:style-name="ce296" table:formula="of:=[.C16]*[.E16]" office:value-type="currency" office:currency="RUB" office:value="1394" calcext:value-type="currency">
            <text:p>1 394 ₽</text:p>
          </table:table-cell>
          <table:table-cell table:style-name="ce246" office:value-type="string" calcext:value-type="string">
            <text:p><text:a xlink:href="http://alli.pub/6fdf5h" xlink:type="simple">AE</text:a></text:p>
          </table:table-cell>
          <table:table-cell table:style-name="ce246"/>
          <table:table-cell table:style-name="ce329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4010 12-24в</text:p>
          </table:table-cell>
          <table:table-cell table:style-name="ce248" office:value-type="currency" office:currency="RUB" office:value="245" calcext:value-type="currency">
            <text:p>245,00 ₽</text:p>
          </table:table-cell>
          <table:table-cell table:style-name="ce296" table:formula="of:=[.B17]*[$Настройки.$B$25]/[$БД.$B$48]" office:value-type="currency" office:currency="RUB" office:value="245" calcext:value-type="currency">
            <text:p>245 ₽</text:p>
          </table:table-cell>
          <table:table-cell table:style-name="ce300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17]*[.E17]" office:value-type="currency" office:currency="RUB" office:value="490" calcext:value-type="currency">
            <text:p>490 ₽</text:p>
          </table:table-cell>
          <table:table-cell table:style-name="ce246" office:value-type="string" calcext:value-type="string">
            <text:p><text:a xlink:href="https://alli.pub/6tku43?erid=2SDnjeQgbaQ" xlink:type="simple">AE</text:a></text:p>
          </table:table-cell>
          <table:table-cell table:style-name="ce324"/>
          <table:table-cell table:style-name="ce329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Трубка PTFE ID3 OD4</text:p>
          </table:table-cell>
          <table:table-cell table:style-name="ce248" table:formula="of:=125/1000" office:value-type="currency" office:currency="RUB" office:value="0.125" calcext:value-type="currency">
            <text:p>0,13 ₽</text:p>
          </table:table-cell>
          <table:table-cell table:style-name="ce250" table:formula="of:=[.B18]*[$Настройки.$B$25]/[$БД.$B$48]" office:value-type="currency" office:currency="RUB" office:value="0.125" calcext:value-type="currency">
            <text:p>0,13 ₽</text:p>
          </table:table-cell>
          <table:table-cell table:style-name="ce30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18]*[.D18]*[.E18]" office:value-type="currency" office:currency="RUB" office:value="157.5" calcext:value-type="currency">
            <text:p>158 ₽</text:p>
          </table:table-cell>
          <table:table-cell table:style-name="ce246" office:value-type="string" calcext:value-type="string">
            <text:p><text:a xlink:href="https://alli.pub/6qo429" xlink:type="simple">AE</text:a></text:p>
          </table:table-cell>
          <table:table-cell table:style-name="ce246"/>
          <table:table-cell table:style-name="ce329" office:value-type="string" calcext:value-type="string">
            <text:p>Для подвода прутка от катушек к экструдерам и сборки хотэнда. Длина рассчитана грубо, брать с запасом</text:p>
          </table:table-cell>
          <table:table-cell table:number-columns-repeated="1015"/>
        </table:table-row>
        <table:table-row table:style-name="ro4">
          <table:table-cell table:style-name="ce230" office:value-type="string" calcext:value-type="string" table:number-columns-spanned="9" table:number-rows-spanned="1">
            <text:p>Ось X</text:p>
          </table:table-cell>
          <table:covered-table-cell table:style-name="ce292"/>
          <table:covered-table-cell table:style-name="ce296" table:formula="of:=[.B19]*[$Настройки.$B$25]/[$БД.$B$48]" office:value-type="currency" office:currency="RUB" office:value="0" calcext:value-type="currency">
            <text:p>0 ₽</text:p>
          </table:covered-table-cell>
          <table:covered-table-cell table:style-name="ce300"/>
          <table:covered-table-cell table:style-name="ce312"/>
          <table:covered-table-cell table:style-name="ce296"/>
          <table:covered-table-cell table:number-columns-repeated="2" table:style-name="ce246"/>
          <table:covered-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льса MGN9</text:p>
          </table:table-cell>
          <table:table-cell table:style-name="ce248" table:formula="of:=(2155-[.B21])/500" office:value-type="currency" office:currency="RUB" office:value="2.598" calcext:value-type="currency">
            <text:p>2,60 ₽</text:p>
          </table:table-cell>
          <table:table-cell table:style-name="ce250" table:formula="of:=[.B20]*[$Настройки.$B$25]/[$БД.$B$48]" office:value-type="currency" office:currency="RUB" office:value="2.598" calcext:value-type="currency">
            <text:p>2,60 ₽</text:p>
          </table:table-cell>
          <table:table-cell table:style-name="ce303" table:formula="of:=[$Расчёты.B23]" office:value-type="float" office:value="520" calcext:value-type="float">
            <text:p>520 мм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20]*[.D20]*[.E20]" office:value-type="currency" office:currency="RUB" office:value="1350.96" calcext:value-type="currency">
            <text:p>1 351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table-cell table:style-name="ce332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Каретка MGN9H</text:p>
          </table:table-cell>
          <table:table-cell table:style-name="ce248" office:value-type="currency" office:currency="RUB" office:value="856" calcext:value-type="currency">
            <text:p>856,00 ₽</text:p>
          </table:table-cell>
          <table:table-cell table:style-name="ce296" table:formula="of:=[.B21]*[$Настройки.$B$25]/[$БД.$B$48]" office:value-type="currency" office:currency="RUB" office:value="856" calcext:value-type="currency">
            <text:p>856 ₽</text:p>
          </table:table-cell>
          <table:table-cell table:style-name="ce300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21]*[.E21]" office:value-type="currency" office:currency="RUB" office:value="1712" calcext:value-type="currency">
            <text:p>1 712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covered-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Мотор Nema17; 38-60мм</text:p>
          </table:table-cell>
          <table:table-cell table:style-name="ce248" office:value-type="currency" office:currency="RUB" office:value="1117" calcext:value-type="currency">
            <text:p>1 117,00 ₽</text:p>
          </table:table-cell>
          <table:table-cell table:style-name="ce296" table:formula="of:=[.B22]*[$Настройки.$B$25]/[$БД.$B$48]" office:value-type="currency" office:currency="RUB" office:value="1117" calcext:value-type="currency">
            <text:p>1 117 ₽</text:p>
          </table:table-cell>
          <table:table-cell table:style-name="ce305"/>
          <table:table-cell table:style-name="ce312" table:formula="of:=[$Настройки.B3]" office:value-type="float" office:value="2" calcext:value-type="float">
            <text:p>2</text:p>
          </table:table-cell>
          <table:table-cell table:style-name="ce296" table:formula="of:=[.C22]*[.E22]" office:value-type="currency" office:currency="RUB" office:value="2234" calcext:value-type="currency">
            <text:p>2 234 ₽</text:p>
          </table:table-cell>
          <table:table-cell table:style-name="ce246" office:value-type="string" calcext:value-type="string">
            <text:p><text:a xlink:href="http://alli.pub/6fdh0r" xlink:type="simple">AE</text:a></text:p>
          </table:table-cell>
          <table:table-cell table:style-name="ce246"/>
          <table:table-cell table:style-name="ce329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286" office:value-type="string" calcext:value-type="string">
            <text:p>Шкив 2GT; вн.диам. 5 мм; 20 зубов </text:p>
          </table:table-cell>
          <table:table-cell table:style-name="ce248" table:formula="of:=1218/5" office:value-type="currency" office:currency="RUB" office:value="243.6" calcext:value-type="currency">
            <text:p>243,60 ₽</text:p>
          </table:table-cell>
          <table:table-cell table:style-name="ce296" table:formula="of:=[.B23]*[$Настройки.$B$25]/[$БД.$B$48]" office:value-type="currency" office:currency="RUB" office:value="243.6" calcext:value-type="currency">
            <text:p>244 ₽</text:p>
          </table:table-cell>
          <table:table-cell table:style-name="ce300"/>
          <table:table-cell table:style-name="ce312" table:formula="of:=[.E22]" office:value-type="float" office:value="2" calcext:value-type="float">
            <text:p>2</text:p>
          </table:table-cell>
          <table:table-cell table:style-name="ce296" table:formula="of:=[.C23]*[.E23]" office:value-type="currency" office:currency="RUB" office:value="487.2" calcext:value-type="currency">
            <text:p>487 ₽</text:p>
          </table:table-cell>
          <table:table-cell table:style-name="ce246" office:value-type="string" calcext:value-type="string">
            <text:p><text:a xlink:href="https://alli.pub/6qo44e" xlink:type="simple">AE</text:a></text:p>
          </table:table-cell>
          <table:table-cell table:style-name="ce246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мень 2GT; 9-10мм</text:p>
          </table:table-cell>
          <table:table-cell table:style-name="ce248" table:formula="of:=2234/10000" office:value-type="currency" office:currency="RUB" office:value="0.2234" calcext:value-type="currency">
            <text:p>0,22 ₽</text:p>
          </table:table-cell>
          <table:table-cell table:style-name="ce250" table:formula="of:=[.B24]*[$Настройки.$B$25]/[$БД.$B$48]" office:value-type="currency" office:currency="RUB" office:value="0.2234" calcext:value-type="currency">
            <text:p>0,22 ₽</text:p>
          </table:table-cell>
          <table:table-cell table:style-name="ce303" table:formula="of:=3*([.D20]+80)+3*([$Настройки.B8]+120)" office:value-type="float" office:value="2910" calcext:value-type="float">
            <text:p>2910 мм</text:p>
          </table:table-cell>
          <table:table-cell table:style-name="ce312" table:formula="of:=[.E23]" office:value-type="float" office:value="2" calcext:value-type="float">
            <text:p>2</text:p>
          </table:table-cell>
          <table:table-cell table:style-name="ce296" table:formula="of:=[.C24]*[.D24]*[.E24]" office:value-type="currency" office:currency="RUB" office:value="1300.188" calcext:value-type="currency">
            <text:p>1 300 ₽</text:p>
          </table:table-cell>
          <table:table-cell table:style-name="ce246" office:value-type="string" calcext:value-type="string">
            <text:p><text:a xlink:href="https://alli.pub/6qo45k" xlink:type="simple">AE</text:a></text:p>
          </table:table-cell>
          <table:table-cell table:style-name="ce246"/>
          <table:table-cell table:style-name="ce329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230" office:value-type="string" calcext:value-type="string" table:number-columns-spanned="9" table:number-rows-spanned="1">
            <text:p>Ось Y</text:p>
          </table:table-cell>
          <table:covered-table-cell table:style-name="ce292"/>
          <table:covered-table-cell table:style-name="ce296" table:formula="of:=[.B25]*[$Настройки.$B$25]/[$БД.$B$48]" office:value-type="currency" office:currency="RUB" office:value="0" calcext:value-type="currency">
            <text:p>0 ₽</text:p>
          </table:covered-table-cell>
          <table:covered-table-cell table:style-name="ce300"/>
          <table:covered-table-cell table:style-name="ce312"/>
          <table:covered-table-cell table:style-name="ce296"/>
          <table:covered-table-cell table:number-columns-repeated="2" table:style-name="ce246"/>
          <table:covered-table-cell table:style-name="ce329"/>
          <table:table-cell table:number-columns-repeated="1015"/>
        </table:table-row>
        <table:table-row table:style-name="ro4">
          <table:table-cell table:style-name="ce286" office:value-type="string" calcext:value-type="string">
            <text:p>Рельса MGN12</text:p>
          </table:table-cell>
          <table:table-cell table:style-name="ce293" table:formula="of:=(2612-[.B27])/500" office:value-type="currency" office:currency="RUB" office:value="3.232" calcext:value-type="currency">
            <text:p>3,23 ₽</text:p>
          </table:table-cell>
          <table:table-cell table:style-name="ce250" table:formula="of:=[.B26]*[$Настройки.$B$25]/[$БД.$B$48]" office:value-type="currency" office:currency="RUB" office:value="3.232" calcext:value-type="currency">
            <text:p>3,23 ₽</text:p>
          </table:table-cell>
          <table:table-cell table:style-name="ce305" table:formula="of:=[$Настройки.B8]+50" office:value-type="float" office:value="300" calcext:value-type="float">
            <text:p>300 мм</text:p>
          </table:table-cell>
          <table:table-cell table:style-name="ce314" office:value-type="float" office:value="2" calcext:value-type="float">
            <text:p>2</text:p>
          </table:table-cell>
          <table:table-cell table:style-name="ce296" table:formula="of:=[.C26]*[.D26]*[.E26]" office:value-type="currency" office:currency="RUB" office:value="1939.2" calcext:value-type="currency">
            <text:p>1 939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table-cell table:style-name="ce332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286" office:value-type="string" calcext:value-type="string">
            <text:p>Каретка MGN12H</text:p>
          </table:table-cell>
          <table:table-cell table:style-name="ce293" office:value-type="currency" office:currency="RUB" office:value="996" calcext:value-type="currency">
            <text:p>996,00 ₽</text:p>
          </table:table-cell>
          <table:table-cell table:style-name="ce296" table:formula="of:=[.B27]*[$Настройки.$B$25]/[$БД.$B$48]" office:value-type="currency" office:currency="RUB" office:value="996" calcext:value-type="currency">
            <text:p>996 ₽</text:p>
          </table:table-cell>
          <table:table-cell table:style-name="ce305"/>
          <table:table-cell table:style-name="ce314" table:formula="of:=[.E26]" office:value-type="float" office:value="2" calcext:value-type="float">
            <text:p>2</text:p>
          </table:table-cell>
          <table:table-cell table:style-name="ce296" table:formula="of:=[.C27]*[.E27]" office:value-type="currency" office:currency="RUB" office:value="1992" calcext:value-type="currency">
            <text:p>1 992 ₽</text:p>
          </table:table-cell>
          <table:table-cell table:style-name="ce246" office:value-type="string" calcext:value-type="string">
            <text:p><text:a xlink:href="http://alli.pub/6fdguc" xlink:type="simple">AE</text:a></text:p>
          </table:table-cell>
          <table:table-cell table:style-name="ce246"/>
          <table:covered-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Мотор Nema17; 38-60мм</text:p>
          </table:table-cell>
          <table:table-cell table:style-name="ce248" office:value-type="currency" office:currency="RUB" office:value="1031" calcext:value-type="currency">
            <text:p>1 031,00 ₽</text:p>
          </table:table-cell>
          <table:table-cell table:style-name="ce296" table:formula="of:=[.B28]*[$Настройки.$B$25]/[$БД.$B$48]" office:value-type="currency" office:currency="RUB" office:value="1031" calcext:value-type="currency">
            <text:p>1 031 ₽</text:p>
          </table:table-cell>
          <table:table-cell table:style-name="ce300"/>
          <table:table-cell table:style-name="ce312" office:value-type="float" office:value="2" calcext:value-type="float">
            <text:p>2</text:p>
          </table:table-cell>
          <table:table-cell table:style-name="ce296" table:formula="of:=[.C28]*[.E28]" office:value-type="currency" office:currency="RUB" office:value="2062" calcext:value-type="currency">
            <text:p>2 062 ₽</text:p>
          </table:table-cell>
          <table:table-cell table:style-name="ce246" office:value-type="string" calcext:value-type="string">
            <text:p><text:a xlink:href="http://alli.pub/6fdh0r" xlink:type="simple">AE</text:a></text:p>
          </table:table-cell>
          <table:table-cell table:style-name="ce246"/>
          <table:table-cell table:style-name="ce329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286" office:value-type="string" calcext:value-type="string">
            <text:p>Шкив 2GT; вн.диам. 5 мм; 20 зубов </text:p>
          </table:table-cell>
          <table:table-cell table:style-name="ce248" table:formula="of:=[.B23]" office:value-type="currency" office:currency="RUB" office:value="243.6" calcext:value-type="currency">
            <text:p>243,60 ₽</text:p>
          </table:table-cell>
          <table:table-cell table:style-name="ce296" table:formula="of:=[.B29]*[$Настройки.$B$25]/[$БД.$B$48]" office:value-type="currency" office:currency="RUB" office:value="243.6" calcext:value-type="currency">
            <text:p>244 ₽</text:p>
          </table:table-cell>
          <table:table-cell table:style-name="ce306"/>
          <table:table-cell table:style-name="ce314" office:value-type="float" office:value="2" calcext:value-type="float">
            <text:p>2</text:p>
          </table:table-cell>
          <table:table-cell table:style-name="ce296" table:formula="of:=[.C29]*[.E29]" office:value-type="currency" office:currency="RUB" office:value="487.2" calcext:value-type="currency">
            <text:p>487 ₽</text:p>
          </table:table-cell>
          <table:table-cell table:style-name="ce246" office:value-type="string" calcext:value-type="string">
            <text:p><text:a xlink:href="https://alli.pub/6qo44e" xlink:type="simple">AE</text:a></text:p>
          </table:table-cell>
          <table:table-cell table:style-name="ce246"/>
          <table:table-cell table:style-name="ce333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мень 2GT; 9-10мм; открытый</text:p>
          </table:table-cell>
          <table:table-cell table:style-name="ce248" table:formula="of:=[.B24]" office:value-type="currency" office:currency="RUB" office:value="0.2234" calcext:value-type="currency">
            <text:p>0,22 ₽</text:p>
          </table:table-cell>
          <table:table-cell table:style-name="ce250" table:formula="of:=[.B30]*[$Настройки.$B$25]/[$БД.$B$48]" office:value-type="currency" office:currency="RUB" office:value="0.2234" calcext:value-type="currency">
            <text:p>0,22 ₽</text:p>
          </table:table-cell>
          <table:table-cell table:style-name="ce303" table:formula="of:=2*([$Настройки.B8]+120)" office:value-type="float" office:value="740" calcext:value-type="float">
            <text:p>740 мм</text:p>
          </table:table-cell>
          <table:table-cell table:style-name="ce312" office:value-type="float" office:value="2" calcext:value-type="float">
            <text:p>2</text:p>
          </table:table-cell>
          <table:table-cell table:style-name="ce296" table:formula="of:=[.C30]*[.D30]*[.E30]" office:value-type="currency" office:currency="RUB" office:value="330.632" calcext:value-type="currency">
            <text:p>331 ₽</text:p>
          </table:table-cell>
          <table:table-cell table:style-name="ce324" office:value-type="string" calcext:value-type="string">
            <text:p><text:a xlink:href="https://alli.pub/6qo45k" xlink:type="simple">AE</text:a></text:p>
          </table:table-cell>
          <table:table-cell table:style-name="ce324"/>
          <table:table-cell table:style-name="ce329" office:value-type="string" calcext:value-type="string">
            <text:p>Длина ремня рассчитывается грубо.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230" office:value-type="string" calcext:value-type="string" table:number-columns-spanned="9" table:number-rows-spanned="1">
            <text:p>Ось Z</text:p>
          </table:table-cell>
          <table:covered-table-cell table:style-name="ce292"/>
          <table:covered-table-cell table:style-name="ce296" table:formula="of:=[.B31]*[$Настройки.$B$25]/[$БД.$B$48]" office:value-type="currency" office:currency="RUB" office:value="0" calcext:value-type="currency">
            <text:p>0 ₽</text:p>
          </table:covered-table-cell>
          <table:covered-table-cell table:style-name="ce306"/>
          <table:covered-table-cell table:style-name="ce314"/>
          <table:covered-table-cell table:style-name="ce320"/>
          <table:covered-table-cell table:number-columns-repeated="2" table:style-name="ce325"/>
          <table:covered-table-cell table:style-name="ce333"/>
          <table:table-cell table:number-columns-repeated="1015"/>
        </table:table-row>
        <table:table-row table:style-name="ro4">
          <table:table-cell table:style-name="ce286" office:value-type="string" calcext:value-type="string">
            <text:p>Каретка Openbuilds в сборе</text:p>
          </table:table-cell>
          <table:table-cell table:style-name="ce294" office:value-type="currency" office:currency="RUB" office:value="422" calcext:value-type="currency">
            <text:p>422,00 ₽</text:p>
          </table:table-cell>
          <table:table-cell table:style-name="ce296" table:formula="of:=[.B32]*[$Настройки.$B$25]/[$БД.$B$48]" office:value-type="currency" office:currency="RUB" office:value="422" calcext:value-type="currency">
            <text:p>422 ₽</text:p>
          </table:table-cell>
          <table:table-cell table:style-name="ce307"/>
          <table:table-cell table:style-name="ce315" table:formula="of:=[$Расчёты.B3]" office:value-type="float" office:value="2" calcext:value-type="float">
            <text:p>2</text:p>
          </table:table-cell>
          <table:table-cell table:style-name="ce296" table:formula="of:=[.C32]*[.E32]" office:value-type="currency" office:currency="RUB" office:value="844" calcext:value-type="currency">
            <text:p>844 ₽</text:p>
          </table:table-cell>
          <table:table-cell table:style-name="ce325" office:value-type="string" calcext:value-type="string">
            <text:p><text:a xlink:href="http://alli.pub/6fdhys" xlink:type="simple">AE</text:a></text:p>
          </table:table-cell>
          <table:table-cell table:style-name="ce325"/>
          <table:table-cell table:style-name="ce33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Винт Tr8x2</text:p>
          </table:table-cell>
          <table:table-cell table:style-name="ce293" table:formula="of:=497/300" office:value-type="currency" office:currency="RUB" office:value="1.65666666666667" calcext:value-type="currency">
            <text:p>1,66 ₽</text:p>
          </table:table-cell>
          <table:table-cell table:style-name="ce250" table:formula="of:=[.B33]*[$Настройки.$B$25]/[$БД.$B$48]" office:value-type="currency" office:currency="RUB" office:value="1.65666666666667" calcext:value-type="currency">
            <text:p>1,66 ₽</text:p>
          </table:table-cell>
          <table:table-cell table:style-name="ce303" table:formula="of:=CEILING([$Настройки.B9]+30;50)" office:value-type="float" office:value="300" calcext:value-type="float">
            <text:p>300 мм</text:p>
          </table:table-cell>
          <table:table-cell table:style-name="ce316" table:formula="of:=[$Расчёты.B4]" office:value-type="float" office:value="2" calcext:value-type="float">
            <text:p>2</text:p>
          </table:table-cell>
          <table:table-cell table:style-name="ce296" table:formula="of:=[.C33]*[.D33]*[.E33]" office:value-type="currency" office:currency="RUB" office:value="994" calcext:value-type="currency">
            <text:p>994 ₽</text:p>
          </table:table-cell>
          <table:table-cell table:style-name="ce324" office:value-type="string" calcext:value-type="string">
            <text:p><text:a xlink:href="http://alli.pub/6fdi93" xlink:type="simple">AE</text:a></text:p>
          </table:table-cell>
          <table:table-cell table:style-name="ce324"/>
          <table:table-cell table:style-name="ce329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Гайка POM Tr8x2</text:p>
          </table:table-cell>
          <table:table-cell table:style-name="ce248" office:value-type="currency" office:currency="RUB" office:value="195" calcext:value-type="currency">
            <text:p>195,00 ₽</text:p>
          </table:table-cell>
          <table:table-cell table:style-name="ce296" table:formula="of:=[.B34]*[$Настройки.$B$25]/[$БД.$B$48]" office:value-type="currency" office:currency="RUB" office:value="195" calcext:value-type="currency">
            <text:p>195 ₽</text:p>
          </table:table-cell>
          <table:table-cell table:style-name="ce300"/>
          <table:table-cell table:style-name="ce317" table:formula="of:=[.E33]" office:value-type="float" office:value="2" calcext:value-type="float">
            <text:p>2</text:p>
          </table:table-cell>
          <table:table-cell table:style-name="ce296" table:formula="of:=[.C34]*[.E34]" office:value-type="currency" office:currency="RUB" office:value="390" calcext:value-type="currency">
            <text:p>390 ₽</text:p>
          </table:table-cell>
          <table:table-cell table:style-name="ce324" office:value-type="string" calcext:value-type="string">
            <text:p><text:a xlink:href="https://alli.pub/6tvxrt?erid=2SDnjeu174U" xlink:type="simple">AE</text:a></text:p>
          </table:table-cell>
          <table:table-cell table:style-name="ce324"/>
          <table:covered-table-cell table:style-name="ce329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Мотор Nema17; 30-42мм</text:p>
          </table:table-cell>
          <table:table-cell table:style-name="ce248" office:value-type="currency" office:currency="RUB" office:value="1117" calcext:value-type="currency">
            <text:p>1 117,00 ₽</text:p>
          </table:table-cell>
          <table:table-cell table:style-name="ce296" table:formula="of:=[.B35]*[$Настройки.$B$25]/[$БД.$B$48]" office:value-type="currency" office:currency="RUB" office:value="1117" calcext:value-type="currency">
            <text:p>1 117 ₽</text:p>
          </table:table-cell>
          <table:table-cell table:style-name="ce300"/>
          <table:table-cell table:style-name="ce317" table:formula="of:=[.E34]" office:value-type="float" office:value="2" calcext:value-type="float">
            <text:p>2</text:p>
          </table:table-cell>
          <table:table-cell table:style-name="ce296" table:formula="of:=[.C35]*[.E35]" office:value-type="currency" office:currency="RUB" office:value="2234" calcext:value-type="currency">
            <text:p>2 234 ₽</text:p>
          </table:table-cell>
          <table:table-cell table:style-name="ce324" office:value-type="string" calcext:value-type="string">
            <text:p><text:a xlink:href="http://alli.pub/6fdh0r" xlink:type="simple">AE</text:a></text:p>
          </table:table-cell>
          <table:table-cell table:style-name="ce324"/>
          <table:table-cell table:style-name="ce329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Муфта жесткая 5x8мм</text:p>
          </table:table-cell>
          <table:table-cell table:style-name="ce248" table:formula="of:=608/5" office:value-type="currency" office:currency="RUB" office:value="121.6" calcext:value-type="currency">
            <text:p>121,60 ₽</text:p>
          </table:table-cell>
          <table:table-cell table:style-name="ce296" table:formula="of:=[.B36]*[$Настройки.$B$25]/[$БД.$B$48]" office:value-type="currency" office:currency="RUB" office:value="121.6" calcext:value-type="currency">
            <text:p>122 ₽</text:p>
          </table:table-cell>
          <table:table-cell table:style-name="ce300"/>
          <table:table-cell table:style-name="ce317" table:formula="of:=[.E35]" office:value-type="float" office:value="2" calcext:value-type="float">
            <text:p>2</text:p>
          </table:table-cell>
          <table:table-cell table:style-name="ce296" table:formula="of:=[.C36]*[.E36]" office:value-type="currency" office:currency="RUB" office:value="243.2" calcext:value-type="currency">
            <text:p>243 ₽</text:p>
          </table:table-cell>
          <table:table-cell table:style-name="ce324" office:value-type="string" calcext:value-type="string">
            <text:p><text:a xlink:href="http://alii.pub/6fdb9h" xlink:type="simple">AE</text:a></text:p>
          </table:table-cell>
          <table:table-cell table:style-name="ce324"/>
          <table:table-cell table:style-name="ce329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4">
          <table:table-cell table:style-name="ce230" office:value-type="string" calcext:value-type="string" table:number-columns-spanned="9" table:number-rows-spanned="1">
            <text:p>Стол</text:p>
          </table:table-cell>
          <table:covered-table-cell table:style-name="ce292"/>
          <table:covered-table-cell table:style-name="ce296" table:formula="of:=[.B37]*[$Настройки.$B$25]/[$БД.$B$48]" office:value-type="currency" office:currency="RUB" office:value="0" calcext:value-type="currency">
            <text:p>0 ₽</text:p>
          </table:covered-table-cell>
          <table:covered-table-cell table:style-name="ce306"/>
          <table:covered-table-cell table:style-name="ce314"/>
          <table:covered-table-cell table:style-name="ce320"/>
          <table:covered-table-cell table:number-columns-repeated="2" table:style-name="ce325"/>
          <table:covered-table-cell table:style-name="ce333"/>
          <table:table-cell table:number-columns-repeated="1015"/>
        </table:table-row>
        <table:table-row table:style-name="ro6">
          <table:table-cell table:style-name="ce287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48" table:formula="of:=1090/0.3/0.4" office:value-type="currency" office:currency="RUB" office:value="9083.33333333333" calcext:value-type="currency">
            <text:p>9 083,33 ₽</text:p>
          </table:table-cell>
          <table:table-cell table:style-name="ce296" table:formula="of:=[.B38]*[$Настройки.$B$25]/[$БД.$B$48]" office:value-type="currency" office:currency="RUB" office:value="9083.33333333333" calcext:value-type="currency">
            <text:p>9 083 ₽</text:p>
          </table:table-cell>
          <table:table-cell table:style-name="ce308" table:formula="of:=[$Настройки.B7]*([$Настройки.B8]+50)/1000000" office:value-type="float" office:value="0.12" calcext:value-type="float">
            <text:p>0,12 м²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38]*[.D38]*[.E38]" office:value-type="currency" office:currency="RUB" office:value="1090" calcext:value-type="currency">
            <text:p>1 090 ₽</text:p>
          </table:table-cell>
          <table:table-cell table:style-name="ce323" office:value-type="string" calcext:value-type="string">
            <text:p><text:a xlink:href="http://prutki.ru/list-alyuminievyj-amg2-tolshchina-4-mm/" xlink:type="simple">Prutki</text:a></text:p>
          </table:table-cell>
          <table:table-cell table:style-name="ce324"/>
          <table:table-cell table:style-name="ce329" office:value-type="string" calcext:value-type="string">
            <text:p>Припуск 50мм по оси Y нужен для расположения точек крепления стола и возможности устанавливать разные печатающие головы без сдвига стола</text:p>
          </table:table-cell>
          <table:table-cell table:number-columns-repeated="1015"/>
        </table:table-row>
        <table:table-row table:style-name="ro6">
          <table:table-cell table:style-name="ce287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48" table:formula="of:=3860/0.4/0.4" office:value-type="currency" office:currency="RUB" office:value="24125" calcext:value-type="currency">
            <text:p>24 125,00 ₽</text:p>
          </table:table-cell>
          <table:table-cell table:style-name="ce296" table:formula="of:=[.B39]*[$Настройки.$B$25]/[$БД.$B$48]" office:value-type="currency" office:currency="RUB" office:value="24125" calcext:value-type="currency">
            <text:p>24 125 ₽</text:p>
          </table:table-cell>
          <table:table-cell table:style-name="ce308" table:formula="of:=[$Настройки.B7]*[$Настройки.B8]/1000000" office:value-type="float" office:value="0.1" calcext:value-type="float">
            <text:p>0,1 м²</text:p>
          </table:table-cell>
          <table:table-cell table:style-name="ce312" office:value-type="float" office:value="1" calcext:value-type="float">
            <text:p>1</text:p>
          </table:table-cell>
          <table:table-cell table:style-name="ce296" table:formula="of:=[.C39]*[.D39]*[.E39]" office:value-type="currency" office:currency="RUB" office:value="2412.5" calcext:value-type="currency">
            <text:p>2 413 ₽</text:p>
          </table:table-cell>
          <table:table-cell table:style-name="ce324" office:value-type="string" calcext:value-type="string">
            <text:p><text:a xlink:href="https://alli.pub/6utdc9?erid=2SDnjcFvbPv" xlink:type="simple">AE</text:a></text:p>
          </table:table-cell>
          <table:table-cell table:style-name="ce324" office:value-type="string" calcext:value-type="string">
            <text:p><text:a xlink:href="https://alli.pub/6utdcu?erid=2SDnjcPLXoe" xlink:type="simple">AE</text:a></text:p>
          </table:table-cell>
          <table:table-cell table:style-name="ce329" office:value-type="string" calcext:value-type="string">
            <text:p>Ссылки даны на производителей, которые изготавливают грелки на заказ. Для этого надо написать им в сообщения, прислать чертеж и после этого они скажут как заказать. Чертеж можно взять в инструкци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Пружина OD8 L25</text:p>
          </table:table-cell>
          <table:table-cell table:style-name="ce248" table:formula="of:=17" office:value-type="currency" office:currency="RUB" office:value="17" calcext:value-type="currency">
            <text:p>17,00 ₽</text:p>
          </table:table-cell>
          <table:table-cell table:style-name="ce296" table:formula="of:=[.B40]*[$Настройки.$B$25]/[$БД.$B$48]" office:value-type="currency" office:currency="RUB" office:value="17" calcext:value-type="currency">
            <text:p>17 ₽</text:p>
          </table:table-cell>
          <table:table-cell table:style-name="ce300"/>
          <table:table-cell table:style-name="ce312" table:formula="of:=[$Настройки.B10]" office:value-type="float" office:value="6" calcext:value-type="float">
            <text:p>6</text:p>
          </table:table-cell>
          <table:table-cell table:style-name="ce296" table:formula="of:=[.C40]*[.E40]" office:value-type="currency" office:currency="RUB" office:value="102" calcext:value-type="currency">
            <text:p>102 ₽</text:p>
          </table:table-cell>
          <table:table-cell table:style-name="ce324" office:value-type="string" calcext:value-type="string">
            <text:p><text:a xlink:href="http://alli.pub/6fdosk" xlink:type="simple">AE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30" office:value-type="string" calcext:value-type="string" table:number-columns-spanned="9" table:number-rows-spanned="1">
            <text:p>Электроника</text:p>
          </table:table-cell>
          <table:covered-table-cell table:style-name="ce292"/>
          <table:covered-table-cell table:style-name="ce296" table:formula="of:=[.B41]*[$Настройки.$B$25]/[$БД.$B$48]" office:value-type="currency" office:currency="RUB" office:value="0" calcext:value-type="currency">
            <text:p>0 ₽</text:p>
          </table:covered-table-cell>
          <table:covered-table-cell table:style-name="ce306"/>
          <table:covered-table-cell table:style-name="ce314"/>
          <table:covered-table-cell table:style-name="ce320"/>
          <table:covered-table-cell table:number-columns-repeated="2" table:style-name="ce325"/>
          <table:covered-table-cell table:style-name="ce333"/>
          <table:table-cell table:number-columns-repeated="1015"/>
        </table:table-row>
        <table:table-row table:style-name="ro4">
          <table:table-cell table:style-name="ce278" office:value-type="string" calcext:value-type="string">
            <text:p>Блок питания 24в 200Вт</text:p>
          </table:table-cell>
          <table:table-cell table:style-name="ce248" office:value-type="currency" office:currency="RUB" office:value="2010" calcext:value-type="currency">
            <text:p>2 010,00 ₽</text:p>
          </table:table-cell>
          <table:table-cell table:style-name="ce296" table:formula="of:=[.B42]" office:value-type="currency" office:currency="RUB" office:value="2010" calcext:value-type="currency">
            <text:p>2 010 ₽</text:p>
          </table:table-cell>
          <table:table-cell table:style-name="ce300"/>
          <table:table-cell table:style-name="ce312" table:formula="of:=IF([$Расчёты.D16]&lt;=200;1;0)" office:value-type="float" office:value="1" calcext:value-type="float">
            <text:p>1</text:p>
          </table:table-cell>
          <table:table-cell table:style-name="ce296" table:formula="of:=[.C42]*[.E42]" office:value-type="currency" office:currency="RUB" office:value="2010" calcext:value-type="currency">
            <text:p>2 010 ₽</text:p>
          </table:table-cell>
          <table:table-cell table:style-name="ce324" office:value-type="string" calcext:value-type="string">
            <text:p><text:a xlink:href="https://www.chipdip.ru/product/lrs-200-24" xlink:type="simple">CD</text:a></text:p>
          </table:table-cell>
          <table:table-cell table:style-name="ce324"/>
          <table:table-cell table:style-name="ce329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Блок питания 24в 350Вт</text:p>
          </table:table-cell>
          <table:table-cell table:style-name="ce248" office:value-type="currency" office:currency="RUB" office:value="2740" calcext:value-type="currency">
            <text:p>2 740,00 ₽</text:p>
          </table:table-cell>
          <table:table-cell table:style-name="ce296" table:formula="of:=[.B43]" office:value-type="currency" office:currency="RUB" office:value="2740" calcext:value-type="currency">
            <text:p>2 740 ₽</text:p>
          </table:table-cell>
          <table:table-cell table:style-name="ce300"/>
          <table:table-cell table:style-name="ce312" table:formula="of:=IF([$Расчёты.D16]&gt;200;1;0)" office:value-type="float" office:value="0" calcext:value-type="float">
            <text:p>0</text:p>
          </table:table-cell>
          <table:table-cell table:style-name="ce296" table:formula="of:=[.C43]*[.E43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chipdip.ru/product/lrs-350-24" xlink:type="simple">CD</text:a></text:p>
          </table:table-cell>
          <table:table-cell table:style-name="ce324"/>
          <table:table-cell table:style-name="ce329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Блок питания 48в 200Вт</text:p>
          </table:table-cell>
          <table:table-cell table:style-name="ce248" office:value-type="currency" office:currency="RUB" office:value="2380" calcext:value-type="currency">
            <text:p>2 380,00 ₽</text:p>
          </table:table-cell>
          <table:table-cell table:style-name="ce296" table:formula="of:=[.B44]" office:value-type="currency" office:currency="RUB" office:value="2380" calcext:value-type="currency">
            <text:p>2 380 ₽</text:p>
          </table:table-cell>
          <table:table-cell table:style-name="ce300"/>
          <table:table-cell table:style-name="ce312" table:formula="of:=IF([$Настройки.B13]=[$БД.A22];1;0)" office:value-type="float" office:value="0" calcext:value-type="float">
            <text:p>0</text:p>
          </table:table-cell>
          <table:table-cell table:style-name="ce296" table:formula="of:=[.C44]*[.E44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chipdip.ru/product/lrs-200-48" xlink:type="simple">CD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90-120 мм 12 в</text:p>
          </table:table-cell>
          <table:table-cell table:style-name="ce248" office:value-type="currency" office:currency="RUB" office:value="299" calcext:value-type="currency">
            <text:p>299,00 ₽</text:p>
          </table:table-cell>
          <table:table-cell table:style-name="ce296" table:formula="of:=[.B45]*[$Настройки.$B$25]/[$БД.$B$48]" office:value-type="currency" office:currency="RUB" office:value="299" calcext:value-type="currency">
            <text:p>299 ₽</text:p>
          </table:table-cell>
          <table:table-cell table:style-name="ce300"/>
          <table:table-cell table:style-name="ce312" table:formula="of:=[.E43]" office:value-type="float" office:value="0" calcext:value-type="float">
            <text:p>0</text:p>
          </table:table-cell>
          <table:table-cell table:style-name="ce296" table:formula="of:=[.C45]*[.E45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328"/>
          <table:table-cell table:style-name="ce329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Fysetc Spider + 8x tmc2209</text:p>
          </table:table-cell>
          <table:table-cell table:style-name="ce248" office:value-type="currency" office:currency="RUB" office:value="7157" calcext:value-type="currency">
            <text:p>7 157,00 ₽</text:p>
          </table:table-cell>
          <table:table-cell table:style-name="ce296" table:formula="of:=[.B46]*[$Настройки.$B$25]/[$БД.$B$48]" office:value-type="currency" office:currency="RUB" office:value="7157" calcext:value-type="currency">
            <text:p>7 157 ₽</text:p>
          </table:table-cell>
          <table:table-cell table:style-name="ce300"/>
          <table:table-cell table:style-name="ce312" table:formula="of:=IF([$Настройки.B13]=[$БД.A20];1;0)" office:value-type="float" office:value="0" calcext:value-type="float">
            <text:p>0</text:p>
          </table:table-cell>
          <table:table-cell table:style-name="ce296" table:formula="of:=[.C46]*[.E46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sh" xlink:type="simple">AE</text:a></text:p>
          </table:table-cell>
          <table:table-cell table:style-name="ce324"/>
          <table:table-cell table:style-name="ce329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Octopus + 8x tmc2209</text:p>
          </table:table-cell>
          <table:table-cell table:style-name="ce248" office:value-type="currency" office:currency="RUB" office:value="5885" calcext:value-type="currency">
            <text:p>5 885,00 ₽</text:p>
          </table:table-cell>
          <table:table-cell table:style-name="ce296" table:formula="of:=[.B47]*[$Настройки.$B$25]/[$БД.$B$48]" office:value-type="currency" office:currency="RUB" office:value="5885" calcext:value-type="currency">
            <text:p>5 885 ₽</text:p>
          </table:table-cell>
          <table:table-cell table:style-name="ce300"/>
          <table:table-cell table:style-name="ce312" table:formula="of:=IF([$Настройки.B13]=[$БД.A21];1;0)" office:value-type="float" office:value="1" calcext:value-type="float">
            <text:p>1</text:p>
          </table:table-cell>
          <table:table-cell table:style-name="ce296" table:formula="of:=[.C47]*[.E47]" office:value-type="currency" office:currency="RUB" office:value="5885" calcext:value-type="currency">
            <text:p>5 885 ₽</text:p>
          </table:table-cell>
          <table:table-cell table:style-name="ce324" office:value-type="string" calcext:value-type="string">
            <text:p><text:a xlink:href="http://alli.pub/6fdkrb" xlink:type="simple">AE</text:a></text:p>
          </table:table-cell>
          <table:table-cell table:style-name="ce324"/>
          <table:table-cell table:style-name="ce329" table:formula="of:=[$БД.B21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Octopus Pro + 4x tmc2209 + 4x tmc5160pro</text:p>
          </table:table-cell>
          <table:table-cell table:style-name="ce248" office:value-type="currency" office:currency="RUB" office:value="9183" calcext:value-type="currency">
            <text:p>9 183,00 ₽</text:p>
          </table:table-cell>
          <table:table-cell table:style-name="ce296" table:formula="of:=[.B48]*[$Настройки.$B$25]/[$БД.$B$48]" office:value-type="currency" office:currency="RUB" office:value="9183" calcext:value-type="currency">
            <text:p>9 183 ₽</text:p>
          </table:table-cell>
          <table:table-cell table:style-name="ce300"/>
          <table:table-cell table:style-name="ce312" table:formula="of:=IF([$Настройки.B13]=[$БД.A22];1;0)" office:value-type="float" office:value="0" calcext:value-type="float">
            <text:p>0</text:p>
          </table:table-cell>
          <table:table-cell table:style-name="ce296" table:formula="of:=[.C48]*[.E48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alli.pub/6qq060" xlink:type="simple">AE</text:a></text:p>
          </table:table-cell>
          <table:table-cell table:style-name="ce324"/>
          <table:table-cell table:style-name="ce329" table:formula="of:=[$БД.B22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SKR 1.4 + 5x tmc2209</text:p>
          </table:table-cell>
          <table:table-cell table:style-name="ce248" office:value-type="currency" office:currency="RUB" office:value="4124" calcext:value-type="currency">
            <text:p>4 124,00 ₽</text:p>
          </table:table-cell>
          <table:table-cell table:style-name="ce296" table:formula="of:=[.B49]*[$Настройки.$B$25]/[$БД.$B$48]" office:value-type="currency" office:currency="RUB" office:value="4124" calcext:value-type="currency">
            <text:p>4 124 ₽</text:p>
          </table:table-cell>
          <table:table-cell table:style-name="ce300"/>
          <table:table-cell table:style-name="ce312" table:formula="of:=IF([$Настройки.B13]=[$БД.A23];1;0)" office:value-type="float" office:value="0" calcext:value-type="float">
            <text:p>0</text:p>
          </table:table-cell>
          <table:table-cell table:style-name="ce296" table:formula="of:=[.C49]*[.E49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n8" xlink:type="simple">AE</text:a></text:p>
          </table:table-cell>
          <table:table-cell table:style-name="ce324"/>
          <table:table-cell table:style-name="ce329" table:formula="of:=[$БД.B23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BTT Pi</text:p>
          </table:table-cell>
          <table:table-cell table:style-name="ce248" office:value-type="currency" office:currency="RUB" office:value="3258" calcext:value-type="currency">
            <text:p>3 258,00 ₽</text:p>
          </table:table-cell>
          <table:table-cell table:style-name="ce296" table:formula="of:=[.B50]" office:value-type="currency" office:currency="RUB" office:value="3258" calcext:value-type="currency">
            <text:p>3 258 ₽</text:p>
          </table:table-cell>
          <table:table-cell table:style-name="ce300"/>
          <table:table-cell table:style-name="ce312" table:formula="of:=IF([$Настройки.B14]=[$БД.A27];1;0)" office:value-type="float" office:value="1" calcext:value-type="float">
            <text:p>1</text:p>
          </table:table-cell>
          <table:table-cell table:style-name="ce296" table:formula="of:=[.C50]*[.E50]" office:value-type="currency" office:currency="RUB" office:value="3258" calcext:value-type="currency">
            <text:p>3 258 ₽</text:p>
          </table:table-cell>
          <table:table-cell table:style-name="ce324" office:value-type="string" calcext:value-type="string">
            <text:p><text:a xlink:href="https://alli.pub/6tusk0?erid=2SDnjc7eE1e" xlink:type="simple">AE</text:a></text:p>
          </table:table-cell>
          <table:table-cell table:style-name="ce324"/>
          <table:table-cell table:style-name="ce329" office:value-type="string" calcext:value-type="string">
            <text:p>Имеет питание от 12/24в</text:p>
          </table:table-cell>
          <table:table-cell table:number-columns-repeated="1015"/>
        </table:table-row>
        <table:table-row table:style-name="ro4">
          <table:table-cell table:style-name="ce288" office:value-type="string" calcext:value-type="string">
            <text:p>Orange Pi 3 LTS</text:p>
          </table:table-cell>
          <table:table-cell table:style-name="ce248" office:value-type="currency" office:currency="RUB" office:value="3385" calcext:value-type="currency">
            <text:p>3 385,00 ₽</text:p>
          </table:table-cell>
          <table:table-cell table:style-name="ce296" table:formula="of:=[.B51]*[$Настройки.$B$25]/[$БД.$B$48]" office:value-type="currency" office:currency="RUB" office:value="3385" calcext:value-type="currency">
            <text:p>3 385 ₽</text:p>
          </table:table-cell>
          <table:table-cell table:style-name="ce300"/>
          <table:table-cell table:style-name="ce312" table:formula="of:=IF([$Настройки.B14]=[$БД.A28];1;0)" office:value-type="float" office:value="0" calcext:value-type="float">
            <text:p>0</text:p>
          </table:table-cell>
          <table:table-cell table:style-name="ce296" table:formula="of:=[.C51]*[.E51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ii.pub/6fdbj0" xlink:type="simple">AE</text:a></text:p>
          </table:table-cell>
          <table:table-cell table:style-name="ce324"/>
          <table:table-cell table:style-name="ce329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4">
          <table:table-cell table:style-name="ce288" office:value-type="string" calcext:value-type="string">
            <text:p>Orange Pi 4 LTS</text:p>
          </table:table-cell>
          <table:table-cell table:style-name="ce248" office:value-type="currency" office:currency="RUB" office:value="7051" calcext:value-type="currency">
            <text:p>7 051,00 ₽</text:p>
          </table:table-cell>
          <table:table-cell table:style-name="ce296" table:formula="of:=[.B52]*[$Настройки.$B$25]/[$БД.$B$48]" office:value-type="currency" office:currency="RUB" office:value="7051" calcext:value-type="currency">
            <text:p>7 051 ₽</text:p>
          </table:table-cell>
          <table:table-cell table:style-name="ce300"/>
          <table:table-cell table:style-name="ce312" table:formula="of:=IF([$Настройки.B14]=[$БД.A29];1;0)" office:value-type="float" office:value="0" calcext:value-type="float">
            <text:p>0</text:p>
          </table:table-cell>
          <table:table-cell table:style-name="ce296" table:formula="of:=[.C52]*[.E52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://alli.pub/6fdkum" xlink:type="simple">AE</text:a></text:p>
          </table:table-cell>
          <table:table-cell table:style-name="ce324"/>
          <table:table-cell table:style-name="ce329" office:value-type="string" calcext:value-type="string">
            <text:p>Требует питания 5в 3А</text:p>
          </table:table-cell>
          <table:table-cell table:number-columns-repeated="1015"/>
        </table:table-row>
        <table:table-row table:style-name="ro4">
          <table:table-cell table:style-name="ce288" office:value-type="string" calcext:value-type="string">
            <text:p>Fysetc mini 12864</text:p>
          </table:table-cell>
          <table:table-cell table:style-name="ce248" office:value-type="currency" office:currency="RUB" office:value="1221" calcext:value-type="currency">
            <text:p>1 221,00 ₽</text:p>
          </table:table-cell>
          <table:table-cell table:style-name="ce296" table:formula="of:=[.B53]*[$Настройки.$B$25]/[$БД.$B$48]" office:value-type="currency" office:currency="RUB" office:value="1221" calcext:value-type="currency">
            <text:p>1 221 ₽</text:p>
          </table:table-cell>
          <table:table-cell table:style-name="ce300"/>
          <table:table-cell table:style-name="ce312" table:formula="of:=IF([$Настройки.B15]=[$БД.A75];1;0)" office:value-type="float" office:value="0" calcext:value-type="float">
            <text:p>0</text:p>
          </table:table-cell>
          <table:table-cell table:style-name="ce296" table:formula="of:=[.C53]*[.E53]" office:value-type="currency" office:currency="RUB" office:value="0" calcext:value-type="currency">
            <text:p>0 ₽</text:p>
          </table:table-cell>
          <table:table-cell table:style-name="ce324" office:value-type="string" calcext:value-type="string">
            <text:p><text:a xlink:href="https://aliclick.shop/s/vmlvzb" xlink:type="simple">AE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88" office:value-type="string" calcext:value-type="string">
            <text:p>Карта памяти microSD 16Gb</text:p>
          </table:table-cell>
          <table:table-cell table:style-name="ce248" office:value-type="currency" office:currency="RUB" office:value="599" calcext:value-type="currency">
            <text:p>599,00 ₽</text:p>
          </table:table-cell>
          <table:table-cell table:style-name="ce296" table:formula="of:=[.B54]*[$Настройки.$B$25]/[$БД.$B$48]" office:value-type="currency" office:currency="RUB" office:value="599" calcext:value-type="currency">
            <text:p>599 ₽</text:p>
          </table:table-cell>
          <table:table-cell table:style-name="ce300"/>
          <table:table-cell table:style-name="ce312" office:value-type="float" office:value="1" calcext:value-type="float">
            <text:p>1</text:p>
          </table:table-cell>
          <table:table-cell table:style-name="ce296" table:formula="of:=[.C54]*[.E54]" office:value-type="currency" office:currency="RUB" office:value="599" calcext:value-type="currency">
            <text:p>599 ₽</text:p>
          </table:table-cell>
          <table:table-cell table:style-name="ce324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Реле твердотельное 25А</text:p>
          </table:table-cell>
          <table:table-cell table:style-name="ce248" office:value-type="currency" office:currency="RUB" office:value="289" calcext:value-type="currency">
            <text:p>289,00 ₽</text:p>
          </table:table-cell>
          <table:table-cell table:style-name="ce296" table:formula="of:=[.B55]*[$Настройки.$B$25]/[$БД.$B$48]" office:value-type="currency" office:currency="RUB" office:value="289" calcext:value-type="currency">
            <text:p>289 ₽</text:p>
          </table:table-cell>
          <table:table-cell table:style-name="ce300"/>
          <table:table-cell table:style-name="ce312" office:value-type="float" office:value="2" calcext:value-type="float">
            <text:p>2</text:p>
          </table:table-cell>
          <table:table-cell table:style-name="ce296" table:formula="of:=[.C55]*[.E55]" office:value-type="currency" office:currency="RUB" office:value="578" calcext:value-type="currency">
            <text:p>578 ₽</text:p>
          </table:table-cell>
          <table:table-cell table:style-name="ce324" office:value-type="string" calcext:value-type="string">
            <text:p><text:a xlink:href="http://alli.pub/6fdkwk" xlink:type="simple">AE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Концевик оптический</text:p>
          </table:table-cell>
          <table:table-cell table:style-name="ce248" table:formula="of:=377/5" office:value-type="currency" office:currency="RUB" office:value="75.4" calcext:value-type="currency">
            <text:p>75,40 ₽</text:p>
          </table:table-cell>
          <table:table-cell table:style-name="ce296" table:formula="of:=[.B56]*[$Настройки.$B$25]/[$БД.$B$48]" office:value-type="currency" office:currency="RUB" office:value="75.4" calcext:value-type="currency">
            <text:p>75 ₽</text:p>
          </table:table-cell>
          <table:table-cell table:style-name="ce300"/>
          <table:table-cell table:style-name="ce312" office:value-type="float" office:value="2" calcext:value-type="float">
            <text:p>2</text:p>
          </table:table-cell>
          <table:table-cell table:style-name="ce296" table:formula="of:=[.C56]*[.E56]" office:value-type="currency" office:currency="RUB" office:value="150.8" calcext:value-type="currency">
            <text:p>151 ₽</text:p>
          </table:table-cell>
          <table:table-cell table:style-name="ce324" office:value-type="string" calcext:value-type="string">
            <text:p><text:a xlink:href="http://alli.pub/6fdkg8" xlink:type="simple">AE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Концевик механический</text:p>
          </table:table-cell>
          <table:table-cell table:style-name="ce248" office:value-type="currency" office:currency="RUB" office:value="13.5" calcext:value-type="currency">
            <text:p>13,50 ₽</text:p>
          </table:table-cell>
          <table:table-cell table:style-name="ce296" table:formula="of:=[.B57]*[$Настройки.$B$25]/[$БД.$B$48]" office:value-type="currency" office:currency="RUB" office:value="13.5" calcext:value-type="currency">
            <text:p>14 ₽</text:p>
          </table:table-cell>
          <table:table-cell table:style-name="ce300"/>
          <table:table-cell table:style-name="ce312" office:value-type="float" office:value="4" calcext:value-type="float">
            <text:p>4</text:p>
          </table:table-cell>
          <table:table-cell table:style-name="ce296" table:formula="of:=[.C57]*[.E57]" office:value-type="currency" office:currency="RUB" office:value="54" calcext:value-type="currency">
            <text:p>54 ₽</text:p>
          </table:table-cell>
          <table:table-cell table:style-name="ce324" office:value-type="string" calcext:value-type="string">
            <text:p><text:a xlink:href="http://alli.pub/6fdkwy" xlink:type="simple">AE</text:a></text:p>
          </table:table-cell>
          <table:table-cell table:style-name="ce324"/>
          <table:table-cell table:style-name="ce329" office:value-type="string" calcext:value-type="string">
            <text:p>С лапкой со скруглением или роликом на конц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Розетка 250В</text:p>
          </table:table-cell>
          <table:table-cell table:style-name="ce248" office:value-type="currency" office:currency="RUB" office:value="218" calcext:value-type="currency">
            <text:p>218,00 ₽</text:p>
          </table:table-cell>
          <table:table-cell table:style-name="ce296" table:formula="of:=[.B58]*[$Настройки.$B$25]/[$БД.$B$48]" office:value-type="currency" office:currency="RUB" office:value="218" calcext:value-type="currency">
            <text:p>218 ₽</text:p>
          </table:table-cell>
          <table:table-cell table:style-name="ce300"/>
          <table:table-cell table:style-name="ce312" office:value-type="float" office:value="1" calcext:value-type="float">
            <text:p>1</text:p>
          </table:table-cell>
          <table:table-cell table:style-name="ce296" table:formula="of:=[.C58]*[.E58]" office:value-type="currency" office:currency="RUB" office:value="218" calcext:value-type="currency">
            <text:p>218 ₽</text:p>
          </table:table-cell>
          <table:table-cell table:style-name="ce324" office:value-type="string" calcext:value-type="string">
            <text:p><text:a xlink:href="http://alli.pub/6fdkdi" xlink:type="simple">AE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78" office:value-type="string" calcext:value-type="string">
            <text:p>DIN рейка</text:p>
          </table:table-cell>
          <table:table-cell table:style-name="ce248" table:formula="of:=246/1000" office:value-type="currency" office:currency="RUB" office:value="0.246" calcext:value-type="currency">
            <text:p>0,25 ₽</text:p>
          </table:table-cell>
          <table:table-cell table:style-name="ce296" table:formula="of:=[.B59]" office:value-type="currency" office:currency="RUB" office:value="0.246" calcext:value-type="currency">
            <text:p>0 ₽</text:p>
          </table:table-cell>
          <table:table-cell table:style-name="ce303" table:formula="of:=[$'Профиль алюминиевый'.C11]-10" office:value-type="float" office:value="620" calcext:value-type="float">
            <text:p>620 мм</text:p>
          </table:table-cell>
          <table:table-cell table:style-name="ce312" office:value-type="float" office:value="2" calcext:value-type="float">
            <text:p>2</text:p>
          </table:table-cell>
          <table:table-cell table:style-name="ce296" table:formula="of:=[.C59]*[.D59]*[.E59]" office:value-type="currency" office:currency="RUB" office:value="305.04" calcext:value-type="currency">
            <text:p>305 ₽</text:p>
          </table:table-cell>
          <table:table-cell table:style-name="ce324" office:value-type="string" calcext:value-type="string">
            <text:p><text:a xlink:href="https://www.vseinstrumenti.ru/product/din-rejka-chint-l1000-th35-7-5-otsink-570003-4805023/#searchQuery=DIN+рейка&amp;searchType=redirect" xlink:type="simple">VI</text:a></text:p>
          </table:table-cell>
          <table:table-cell table:style-name="ce324"/>
          <table:table-cell table:style-name="ce329" office:value-type="string" calcext:value-type="string">
            <text:p>Для крепления электроники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WAGO 222-415</text:p>
          </table:table-cell>
          <table:table-cell table:style-name="ce248" table:formula="of:=334/5" office:value-type="currency" office:currency="RUB" office:value="66.8" calcext:value-type="currency">
            <text:p>66,80 ₽</text:p>
          </table:table-cell>
          <table:table-cell table:style-name="ce296" table:formula="of:=[.B60]" office:value-type="currency" office:currency="RUB" office:value="66.8" calcext:value-type="currency">
            <text:p>67 ₽</text:p>
          </table:table-cell>
          <table:table-cell table:style-name="ce303"/>
          <table:table-cell table:style-name="ce312" office:value-type="float" office:value="3" calcext:value-type="float">
            <text:p>3</text:p>
          </table:table-cell>
          <table:table-cell table:style-name="ce296" table:formula="of:=[.C60]*[.E60]" office:value-type="currency" office:currency="RUB" office:value="200.4" calcext:value-type="currency">
            <text:p>200 ₽</text:p>
          </table:table-cell>
          <table:table-cell table:style-name="ce324" office:value-type="string" calcext:value-type="string">
            <text:p><text:a xlink:href="https://www.vseinstrumenti.ru/product/klemma-wago-222-415-5-sht-2552-843136/#searchQuery=WAGO+222+415&amp;searchType=redirect" xlink:type="simple">VI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30" office:value-type="string" calcext:value-type="string" table:number-columns-spanned="9" table:number-rows-spanned="1">
            <text:p>Зашивка и навесное</text:p>
          </table:table-cell>
          <table:covered-table-cell table:style-name="ce292"/>
          <table:covered-table-cell table:style-name="ce296" table:formula="of:=[.B61]*[$Настройки.$B$25]/[$БД.$B$48]" office:value-type="currency" office:currency="RUB" office:value="0" calcext:value-type="currency">
            <text:p>0 ₽</text:p>
          </table:covered-table-cell>
          <table:covered-table-cell table:style-name="ce306"/>
          <table:covered-table-cell table:style-name="ce314"/>
          <table:covered-table-cell table:style-name="ce320"/>
          <table:covered-table-cell table:number-columns-repeated="2" table:style-name="ce325"/>
          <table:covered-table-cell table:style-name="ce333"/>
          <table:table-cell table:number-columns-repeated="1015"/>
        </table:table-row>
        <table:table-row table:style-name="ro4">
          <table:table-cell table:style-name="ce278" office:value-type="string" calcext:value-type="string">
            <text:p>Вентилятор 120-200мм</text:p>
          </table:table-cell>
          <table:table-cell table:style-name="ce248" office:value-type="currency" office:currency="RUB" office:value="299" calcext:value-type="currency">
            <text:p>299,00 ₽</text:p>
          </table:table-cell>
          <table:table-cell table:style-name="ce296" table:formula="of:=[.B62]*[$Настройки.$B$25]/[$БД.$B$48]" office:value-type="currency" office:currency="RUB" office:value="299" calcext:value-type="currency">
            <text:p>299 ₽</text:p>
          </table:table-cell>
          <table:table-cell table:style-name="ce300"/>
          <table:table-cell table:style-name="ce312" office:value-type="float" office:value="1" calcext:value-type="float">
            <text:p>1</text:p>
          </table:table-cell>
          <table:table-cell table:style-name="ce296" table:formula="of:=[.C62]*[.E62]" office:value-type="currency" office:currency="RUB" office:value="299" calcext:value-type="currency">
            <text:p>299 ₽</text:p>
          </table:table-cell>
          <table:table-cell table:style-name="ce324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32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329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4">
          <table:table-cell table:style-name="ce278" office:value-type="string" calcext:value-type="string">
            <text:p>Магнит D10 L1</text:p>
          </table:table-cell>
          <table:table-cell table:style-name="ce248" office:value-type="currency" office:currency="RUB" office:value="13.85" calcext:value-type="currency">
            <text:p>13,85 ₽</text:p>
          </table:table-cell>
          <table:table-cell table:style-name="ce296" table:formula="of:=[.B63]*[$Настройки.$B$25]/[$БД.$B$48]" office:value-type="currency" office:currency="RUB" office:value="13.85" calcext:value-type="currency">
            <text:p>14 ₽</text:p>
          </table:table-cell>
          <table:table-cell table:style-name="ce300"/>
          <table:table-cell table:style-name="ce312" office:value-type="float" office:value="4" calcext:value-type="float">
            <text:p>4</text:p>
          </table:table-cell>
          <table:table-cell table:style-name="ce296" table:formula="of:=[.C63]*[.E63]" office:value-type="currency" office:currency="RUB" office:value="55.4" calcext:value-type="currency">
            <text:p>55 ₽</text:p>
          </table:table-cell>
          <table:table-cell table:style-name="ce324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324"/>
          <table:table-cell table:style-name="ce329"/>
          <table:table-cell table:number-columns-repeated="1015"/>
        </table:table-row>
        <table:table-row table:style-name="ro4">
          <table:table-cell table:style-name="ce289" office:value-type="string" calcext:value-type="string" table:number-columns-spanned="5" table:number-rows-spanned="2">
            <text:p>Итого: </text:p>
          </table:table-cell>
          <table:covered-table-cell table:style-name="ce289"/>
          <table:covered-table-cell table:style-name="ce296"/>
          <table:covered-table-cell table:style-name="ce300"/>
          <table:covered-table-cell table:style-name="ce312"/>
          <table:table-cell table:style-name="ce322" table:formula="of:=SUM([.F$4:.F$63])" office:value-type="currency" office:currency="RUB" office:value="47607.22" calcext:value-type="currency" table:number-columns-spanned="3" table:number-rows-spanned="2">
            <text:p>47 607 ₽</text:p>
          </table:table-cell>
          <table:covered-table-cell table:number-columns-repeated="2" table:style-name="ce246"/>
          <table:table-cell table:style-name="ce334" table:number-columns-spanned="1" table:number-rows-spanned="2"/>
          <table:table-cell table:number-columns-repeated="1015"/>
        </table:table-row>
        <table:table-row table:style-name="ro4">
          <table:covered-table-cell table:number-columns-repeated="2" table:style-name="ce290"/>
          <table:covered-table-cell table:style-name="ce297"/>
          <table:covered-table-cell table:style-name="ce309"/>
          <table:covered-table-cell table:style-name="ce318"/>
          <table:covered-table-cell table:style-name="ce297"/>
          <table:covered-table-cell table:number-columns-repeated="2" table:style-name="ce327"/>
          <table:covered-table-cell table:style-name="ce335"/>
          <table:table-cell table:number-columns-repeated="1015"/>
        </table:table-row>
        <table:table-row table:style-name="ro7" table:number-rows-repeated="10485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Стандартные изделия" table:style-name="ta1">
        <table:table-column table:style-name="co14" table:default-cell-style-name="ce344"/>
        <table:table-column table:style-name="co15" table:default-cell-style-name="ce350"/>
        <table:table-column table:style-name="co16" table:default-cell-style-name="ce350"/>
        <table:table-column table:style-name="co17" table:default-cell-style-name="ce358"/>
        <table:table-column table:style-name="co18" table:default-cell-style-name="ce350"/>
        <table:table-column table:style-name="co19" table:default-cell-style-name="ce358"/>
        <table:table-column table:style-name="co9" table:default-cell-style-name="ce350"/>
        <table:table-column table:style-name="co20" table:default-cell-style-name="ce350"/>
        <table:table-column table:style-name="co21" table:number-columns-repeated="45" table:default-cell-style-name="ce350"/>
        <table:table-column table:style-name="co5" table:number-columns-repeated="969" table:default-cell-style-name="ce350"/>
        <table:table-row table:style-name="ro9" table:visibility="collapse">
          <table:table-cell table:style-name="ce338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345"/>
          <table:covered-table-cell table:style-name="ce346"/>
          <table:covered-table-cell table:style-name="ce352"/>
          <table:covered-table-cell table:style-name="ce346"/>
          <table:covered-table-cell table:style-name="ce352"/>
          <table:covered-table-cell table:number-columns-repeated="2" table:style-name="ce346"/>
          <table:table-cell table:style-name="ce362" office:value-type="string" calcext:value-type="string">
            <text:p>Обозначение сборки</text:p>
          </table:table-cell>
          <table:table-cell table:style-name="ce369" office:value-type="string" calcext:value-type="string">
            <text:p>V07-01-00</text:p>
          </table:table-cell>
          <table:table-cell table:style-name="ce369" office:value-type="string" calcext:value-type="string">
            <text:p>V07-01-01-00</text:p>
          </table:table-cell>
          <table:table-cell table:style-name="ce369" office:value-type="string" calcext:value-type="string">
            <text:p>V07-01-01-01-00</text:p>
          </table:table-cell>
          <table:table-cell table:style-name="ce369" office:value-type="string" calcext:value-type="string">
            <text:p>V07-01-01-01-05-00</text:p>
          </table:table-cell>
          <table:table-cell table:style-name="ce369" office:value-type="string" calcext:value-type="string">
            <text:p>V07-01-01-04-00</text:p>
          </table:table-cell>
          <table:table-cell table:style-name="ce369" office:value-type="string" calcext:value-type="string">
            <text:p>V07-01-02-00</text:p>
          </table:table-cell>
          <table:table-cell table:style-name="ce369" office:value-type="string" calcext:value-type="string">
            <text:p>V07-01-03-00</text:p>
          </table:table-cell>
          <table:table-cell table:style-name="ce369" office:value-type="string" calcext:value-type="string">
            <text:p>V07-01-04-00</text:p>
          </table:table-cell>
          <table:table-cell table:style-name="ce369" office:value-type="string" calcext:value-type="string">
            <text:p>V07-01-04-02-00</text:p>
          </table:table-cell>
          <table:table-cell table:style-name="ce369" office:value-type="string" calcext:value-type="string">
            <text:p>V07-01-04-03-00</text:p>
          </table:table-cell>
          <table:table-cell table:style-name="ce369" office:value-type="string" calcext:value-type="string">
            <text:p>V07-01-05-00</text:p>
          </table:table-cell>
          <table:table-cell table:style-name="ce369" office:value-type="string" calcext:value-type="string">
            <text:p>V07-01-06-00</text:p>
          </table:table-cell>
          <table:table-cell table:style-name="ce369" office:value-type="string" calcext:value-type="string">
            <text:p>V07-01-07-00</text:p>
          </table:table-cell>
          <table:table-cell table:style-name="ce369" office:value-type="string" calcext:value-type="string">
            <text:p>V07-02-00</text:p>
          </table:table-cell>
          <table:table-cell table:style-name="ce369" office:value-type="string" calcext:value-type="string">
            <text:p>V08-03-00</text:p>
          </table:table-cell>
          <table:table-cell table:style-name="ce369" office:value-type="string" calcext:value-type="string">
            <text:p>V07-03-01-00</text:p>
          </table:table-cell>
          <table:table-cell table:style-name="ce369" office:value-type="string" calcext:value-type="string">
            <text:p>V08-03-02-00</text:p>
          </table:table-cell>
          <table:table-cell table:style-name="ce369" office:value-type="string" calcext:value-type="string">
            <text:p>V05-03-03-00A</text:p>
          </table:table-cell>
          <table:table-cell table:style-name="ce369" office:value-type="string" calcext:value-type="string">
            <text:p>V05-03-03-00B</text:p>
          </table:table-cell>
          <table:table-cell table:style-name="ce369" office:value-type="string" calcext:value-type="string">
            <text:p>V05-03-03-01-00</text:p>
          </table:table-cell>
          <table:table-cell table:style-name="ce369" office:value-type="string" calcext:value-type="string">
            <text:p>V05-03-04-00</text:p>
          </table:table-cell>
          <table:table-cell table:style-name="ce369" office:value-type="string" calcext:value-type="string">
            <text:p>V08-03-05-00</text:p>
          </table:table-cell>
          <table:table-cell table:style-name="ce369" office:value-type="string" calcext:value-type="string">
            <text:p>V07-03-06-00</text:p>
          </table:table-cell>
          <table:table-cell table:style-name="ce369" office:value-type="string" calcext:value-type="string">
            <text:p>V07-03-07-00</text:p>
          </table:table-cell>
          <table:table-cell table:style-name="ce369" office:value-type="string" calcext:value-type="string">
            <text:p>V07-04-00</text:p>
          </table:table-cell>
          <table:table-cell table:style-name="ce369" office:value-type="string" calcext:value-type="string">
            <text:p>V05-04-07-00</text:p>
          </table:table-cell>
          <table:table-cell table:style-name="ce369" office:value-type="string" calcext:value-type="string">
            <text:p>V05-04-07-02-00</text:p>
          </table:table-cell>
          <table:table-cell table:style-name="ce369" office:value-type="string" calcext:value-type="string">
            <text:p>V05-04-09-00</text:p>
          </table:table-cell>
          <table:table-cell table:style-name="ce369" office:value-type="string" calcext:value-type="string">
            <text:p>V05-04-10-00</text:p>
          </table:table-cell>
          <table:table-cell table:style-name="ce369" office:value-type="string" calcext:value-type="string">
            <text:p>V08-05-00</text:p>
          </table:table-cell>
          <table:table-cell table:style-name="ce369" office:value-type="string" calcext:value-type="string">
            <text:p>V08-05-01-00</text:p>
          </table:table-cell>
          <table:table-cell table:style-name="ce369" office:value-type="string" calcext:value-type="string">
            <text:p>V08-05-02</text:p>
          </table:table-cell>
          <table:table-cell table:style-name="ce369" office:value-type="string" calcext:value-type="string">
            <text:p>V08-05-03-00</text:p>
          </table:table-cell>
          <table:table-cell table:style-name="ce369" office:value-type="string" calcext:value-type="string">
            <text:p>V08-05-04-00</text:p>
          </table:table-cell>
          <table:table-cell table:style-name="ce369" office:value-type="string" calcext:value-type="string">
            <text:p>V08-05-05-00</text:p>
          </table:table-cell>
          <table:table-cell table:style-name="ce369" office:value-type="string" calcext:value-type="string">
            <text:p>V08-05-06-00</text:p>
          </table:table-cell>
          <table:table-cell table:style-name="ce369" office:value-type="string" calcext:value-type="string">
            <text:p>V08-05-08-00</text:p>
          </table:table-cell>
          <table:table-cell table:style-name="ce369" office:value-type="string" calcext:value-type="string">
            <text:p>V08-05-09-00</text:p>
          </table:table-cell>
          <table:table-cell table:style-name="ce369" office:value-type="string" calcext:value-type="string">
            <text:p>V08-05-10-00</text:p>
          </table:table-cell>
          <table:table-cell table:style-name="ce369" office:value-type="string" calcext:value-type="string">
            <text:p>V07-06-00</text:p>
          </table:table-cell>
          <table:table-cell table:style-name="ce369" office:value-type="string" calcext:value-type="string">
            <text:p>V07-06-01-00</text:p>
          </table:table-cell>
          <table:table-cell table:style-name="ce369" office:value-type="string" calcext:value-type="string">
            <text:p>V05-06-01-01-00</text:p>
          </table:table-cell>
          <table:table-cell table:style-name="ce369" office:value-type="string" calcext:value-type="string">
            <text:p>V05-07-00</text:p>
          </table:table-cell>
          <table:table-cell table:style-name="ce369" office:value-type="string" calcext:value-type="string">
            <text:p>V05-07-06-00</text:p>
          </table:table-cell>
          <table:table-cell table:style-name="ce376" table:number-columns-repeated="969"/>
        </table:table-row>
        <table:table-row table:style-name="ro10">
          <table:covered-table-cell table:style-name="ce339"/>
          <table:covered-table-cell table:number-columns-repeated="2" table:style-name="ce346"/>
          <table:covered-table-cell table:style-name="ce352"/>
          <table:covered-table-cell table:style-name="ce346"/>
          <table:covered-table-cell table:style-name="ce352"/>
          <table:covered-table-cell table:number-columns-repeated="2" table:style-name="ce346"/>
          <table:table-cell table:style-name="ce362" office:value-type="string" calcext:value-type="string">
            <text:p>Наименование сборки</text:p>
          </table:table-cell>
          <table:table-cell table:style-name="ce369" office:value-type="string" calcext:value-type="string">
            <text:p><text:s/>XY portal</text:p>
          </table:table-cell>
          <table:table-cell table:style-name="ce369" office:value-type="string" calcext:value-type="string">
            <text:p><text:s/>X axis</text:p>
          </table:table-cell>
          <table:table-cell table:style-name="ce369" office:value-type="string" calcext:value-type="string">
            <text:p><text:s/>Y axis carriage</text:p>
          </table:table-cell>
          <table:table-cell table:style-name="ce369" office:value-type="string" calcext:value-type="string">
            <text:p><text:s/>Roller</text:p>
          </table:table-cell>
          <table:table-cell table:style-name="ce369" office:value-type="string" calcext:value-type="string">
            <text:p><text:s/>Lite print head</text:p>
          </table:table-cell>
          <table:table-cell table:style-name="ce369" office:value-type="string" calcext:value-type="string">
            <text:p><text:s/>X axis drive</text:p>
          </table:table-cell>
          <table:table-cell table:style-name="ce369" office:value-type="string" calcext:value-type="string">
            <text:p><text:s/>Y axis drive</text:p>
          </table:table-cell>
          <table:table-cell table:style-name="ce369" office:value-type="string" calcext:value-type="string">
            <text:p><text:s/>Left belt tensioner</text:p>
          </table:table-cell>
          <table:table-cell table:style-name="ce369" office:value-type="string" calcext:value-type="string">
            <text:p><text:s/>Belt tensioner (roller)</text:p>
          </table:table-cell>
          <table:table-cell table:style-name="ce369" office:value-type="string" calcext:value-type="string">
            <text:p><text:s/>Belt tensioner (fixed)</text:p>
          </table:table-cell>
          <table:table-cell table:style-name="ce369" office:value-type="string" calcext:value-type="string">
            <text:p><text:s/>Right belt tensioner</text:p>
          </table:table-cell>
          <table:table-cell table:style-name="ce369" office:value-type="string" calcext:value-type="string">
            <text:p><text:s/>X axis mechanical endstop</text:p>
          </table:table-cell>
          <table:table-cell table:style-name="ce369" office:value-type="string" calcext:value-type="string">
            <text:p><text:s/>Y axis mechanical endstop</text:p>
          </table:table-cell>
          <table:table-cell table:style-name="ce369" office:value-type="string" calcext:value-type="string">
            <text:p><text:s/>Lower frame</text:p>
          </table:table-cell>
          <table:table-cell table:style-name="ce369" office:value-type="string" calcext:value-type="string">
            <text:p><text:s/>Z axis</text:p>
          </table:table-cell>
          <table:table-cell table:style-name="ce369" office:value-type="string" calcext:value-type="string">
            <text:p><text:s/>Z axis guide</text:p>
          </table:table-cell>
          <table:table-cell table:style-name="ce369" office:value-type="string" calcext:value-type="string">
            <text:p><text:s/>Z axis drive</text:p>
          </table:table-cell>
          <table:table-cell table:style-name="ce369" office:value-type="string" calcext:value-type="string">
            <text:p><text:s/>Heatbed frame (1 crossbeam)</text:p>
          </table:table-cell>
          <table:table-cell table:style-name="ce369" office:value-type="string" calcext:value-type="string">
            <text:p><text:s/>Heatbed frame (2 crossbeams)</text:p>
          </table:table-cell>
          <table:table-cell table:style-name="ce369" office:value-type="string" calcext:value-type="string">
            <text:p><text:s/>Bed arm</text:p>
          </table:table-cell>
          <table:table-cell table:style-name="ce369" office:value-type="string" calcext:value-type="string">
            <text:p><text:s/>Heatbed assembly</text:p>
          </table:table-cell>
          <table:table-cell table:style-name="ce369" office:value-type="string" calcext:value-type="string">
            <text:p><text:s/>Optical endstop install</text:p>
          </table:table-cell>
          <table:table-cell table:style-name="ce369" office:value-type="string" calcext:value-type="string">
            <text:p><text:s/>Optical endstop trigger</text:p>
          </table:table-cell>
          <table:table-cell table:style-name="ce369" office:value-type="string" calcext:value-type="string">
            <text:p><text:s/>Quad guide nut install</text:p>
          </table:table-cell>
          <table:table-cell table:style-name="ce369" office:value-type="string" calcext:value-type="string">
            <text:p><text:s/>Enclosure</text:p>
          </table:table-cell>
          <table:table-cell table:style-name="ce369" office:value-type="string" calcext:value-type="string">
            <text:p><text:s/>Front door</text:p>
          </table:table-cell>
          <table:table-cell table:style-name="ce369" office:value-type="string" calcext:value-type="string">
            <text:p><text:s/>Enclosure hinge</text:p>
          </table:table-cell>
          <table:table-cell table:style-name="ce369" office:value-type="string" calcext:value-type="string">
            <text:p><text:s/>Back door</text:p>
          </table:table-cell>
          <table:table-cell table:style-name="ce369" office:value-type="string" calcext:value-type="string">
            <text:p><text:s/>Back door lock </text:p>
          </table:table-cell>
          <table:table-cell table:style-name="ce369" office:value-type="string" calcext:value-type="string">
            <text:p><text:s/>Electronics</text:p>
          </table:table-cell>
          <table:table-cell table:style-name="ce369" office:value-type="string" calcext:value-type="string">
            <text:p><text:s/>Fysetc mini 12864 install</text:p>
          </table:table-cell>
          <table:table-cell table:style-name="ce369" office:value-type="string" calcext:value-type="string">
            <text:p><text:s/>DIN Rail mount</text:p>
          </table:table-cell>
          <table:table-cell table:style-name="ce369" office:value-type="string" calcext:value-type="string">
            <text:p><text:s/>BTT and Rapsberry Pi DIN rail mount</text:p>
          </table:table-cell>
          <table:table-cell table:style-name="ce369" office:value-type="string" calcext:value-type="string">
            <text:p><text:s/>BTT Octopus DIN rail mount</text:p>
          </table:table-cell>
          <table:table-cell table:style-name="ce369" office:value-type="string" calcext:value-type="string">
            <text:p><text:s/>SSR DIN rail mount</text:p>
          </table:table-cell>
          <table:table-cell table:style-name="ce369" office:value-type="string" calcext:value-type="string">
            <text:p><text:s/>LRS-200 and LRS-350 DIN rail mount</text:p>
          </table:table-cell>
          <table:table-cell table:style-name="ce369" office:value-type="string" calcext:value-type="string">
            <text:p><text:s/>WAGO terminals DIN rail mount</text:p>
          </table:table-cell>
          <table:table-cell table:style-name="ce369" office:value-type="string" calcext:value-type="string">
            <text:p><text:s/>Fysetc Spider DIN rail install</text:p>
          </table:table-cell>
          <table:table-cell table:style-name="ce369" office:value-type="string" calcext:value-type="string">
            <text:p><text:s/>SKR 1.4 DIN rail install</text:p>
          </table:table-cell>
          <table:table-cell table:style-name="ce369" office:value-type="string" calcext:value-type="string">
            <text:p><text:s/>Additions</text:p>
          </table:table-cell>
          <table:table-cell table:style-name="ce369" office:value-type="string" calcext:value-type="string">
            <text:p><text:s/>Inner spool holder</text:p>
          </table:table-cell>
          <table:table-cell table:style-name="ce369" office:value-type="string" calcext:value-type="string">
            <text:p><text:s/>Inner spool holder rocker</text:p>
          </table:table-cell>
          <table:table-cell table:style-name="ce369" office:value-type="string" calcext:value-type="string">
            <text:p><text:s/>Enclosure top</text:p>
          </table:table-cell>
          <table:table-cell table:style-name="ce369" office:value-type="string" calcext:value-type="string">
            <text:p><text:s/>Enclosure top hinge</text:p>
          </table:table-cell>
          <table:table-cell table:style-name="ce376" table:number-columns-repeated="969"/>
        </table:table-row>
        <table:table-row table:style-name="ro11">
          <table:covered-table-cell table:style-name="ce339"/>
          <table:covered-table-cell table:number-columns-repeated="2" table:style-name="ce347"/>
          <table:covered-table-cell table:style-name="ce353"/>
          <table:covered-table-cell table:style-name="ce347"/>
          <table:covered-table-cell table:style-name="ce353"/>
          <table:covered-table-cell table:number-columns-repeated="2" table:style-name="ce349"/>
          <table:table-cell table:style-name="ce363" office:value-type="string" calcext:value-type="string">
            <text:p>Ед.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table:formula="of:=[$Настройки.B3]*4+2*[.N3]+2*[$Настройки.B3]+1+[.R3]" office:value-type="float" office:value="19" calcext:value-type="float">
            <text:p>19</text:p>
          </table:table-cell>
          <table:table-cell table:style-name="ce371" table:formula="of:=(IF([$Настройки.B4]=[$БД.A4];1;0)+IF([$Настройки.B4]=[$БД.A5];1;0)*[$Настройки.B3])" office:value-type="float" office:value="2" calcext:value-type="float">
            <text:p>2</text:p>
          </table:table-cell>
          <table:table-cell table:style-name="ce371" office:value-type="float" office:value="2" calcext:value-type="float">
            <text:p>2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table:formula="of:=[$Настройки.B3]" office:value-type="float" office:value="2" calcext:value-type="float">
            <text:p>2</text:p>
          </table:table-cell>
          <table:table-cell table:style-name="ce371" office:value-type="float" office:value="1" calcext:value-type="float">
            <text:p>1</text:p>
          </table:table-cell>
          <table:table-cell table:style-name="ce371" table:formula="of:=[$Настройки.B3]" office:value-type="float" office:value="2" calcext:value-type="float">
            <text:p>2</text:p>
          </table:table-cell>
          <table:table-cell table:number-columns-repeated="3" table:style-name="ce371" office:value-type="float" office:value="1" calcext:value-type="float">
            <text:p>1</text:p>
          </table:table-cell>
          <table:table-cell table:style-name="ce375" table:formula="of:=[$Расчёты.B3]" office:value-type="float" office:value="2" calcext:value-type="float">
            <text:p>2</text:p>
          </table:table-cell>
          <table:table-cell table:style-name="ce375" table:formula="of:=[$Расчёты.B4]" office:value-type="float" office:value="2" calcext:value-type="float">
            <text:p>2</text:p>
          </table:table-cell>
          <table:table-cell table:style-name="ce371" table:formula="of:=IF([$Расчёты.B3]=2;1;0)" office:value-type="float" office:value="1" calcext:value-type="float">
            <text:p>1</text:p>
          </table:table-cell>
          <table:table-cell table:style-name="ce371" table:formula="of:=IF([$Расчёты.B3]=4;1;0)" office:value-type="float" office:value="0" calcext:value-type="float">
            <text:p>0</text:p>
          </table:table-cell>
          <table:table-cell table:style-name="ce371" table:formula="of:=IF([Настройки.$B$10]=4;2;3)" office:value-type="float" office:value="3" calcext:value-type="float">
            <text:p>3</text:p>
          </table:table-cell>
          <table:table-cell table:number-columns-repeated="3" table:style-name="ce371" office:value-type="float" office:value="1" calcext:value-type="float">
            <text:p>1</text:p>
          </table:table-cell>
          <table:table-cell table:style-name="ce371" table:formula="of:=IF([$Настройки.B11]=[$БД.A15];2;0)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6" calcext:value-type="float">
            <text:p>6</text:p>
          </table:table-cell>
          <table:table-cell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1" calcext:value-type="float">
            <text:p>1</text:p>
          </table:table-cell>
          <table:table-cell table:style-name="ce371" table:formula="of:=[$'Покупные изделия'.E53]" office:value-type="float" office:value="0" calcext:value-type="float">
            <text:p>0</text:p>
          </table:table-cell>
          <table:table-cell table:style-name="ce371" table:formula="of:=2*[$'Покупные изделия'.E59]" office:value-type="float" office:value="4" calcext:value-type="float">
            <text:p>4</text:p>
          </table:table-cell>
          <table:table-cell table:number-columns-repeated="2" table:style-name="ce371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table:formula="of:=SUM([$'Покупные изделия'.E42:.E44])" office:value-type="float" office:value="1" calcext:value-type="float">
            <text:p>1</text:p>
          </table:table-cell>
          <table:table-cell table:style-name="ce371" office:value-type="float" office:value="1" calcext:value-type="float">
            <text:p>1</text:p>
          </table:table-cell>
          <table:table-cell table:style-name="ce371" table:formula="of:=[$'Покупные изделия'.E46]" office:value-type="float" office:value="0" calcext:value-type="float">
            <text:p>0</text:p>
          </table:table-cell>
          <table:table-cell table:style-name="ce371" table:formula="of:=[$'Покупные изделия'.E49]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371" table:formula="of:=[$Настройки.B3]" office:value-type="float" office:value="2" calcext:value-type="float">
            <text:p>2</text:p>
          </table:table-cell>
          <table:table-cell table:style-name="ce371" table:formula="of:=2*[.AX3]" office:value-type="float" office:value="4" calcext:value-type="float">
            <text:p>4</text:p>
          </table:table-cell>
          <table:table-cell table:number-columns-repeated="2" table:style-name="ce371" office:value-type="float" office:value="2" calcext:value-type="float">
            <text:p>2</text:p>
          </table:table-cell>
          <table:table-cell table:style-name="ce376" table:number-columns-repeated="969"/>
        </table:table-row>
        <table:table-row table:style-name="ro12">
          <table:table-cell table:style-name="ce341" office:value-type="string" calcext:value-type="string">
            <text:p>Наименование</text:p>
          </table:table-cell>
          <table:table-cell table:style-name="ce348" office:value-type="string" calcext:value-type="string">
            <text:p>Стандарт</text:p>
          </table:table-cell>
          <table:table-cell table:style-name="ce348" office:value-type="string" calcext:value-type="string">
            <text:p>Резьба</text:p>
          </table:table-cell>
          <table:table-cell table:style-name="ce356" office:value-type="string" calcext:value-type="string">
            <text:p>Цена/ед.</text:p>
          </table:table-cell>
          <table:table-cell table:style-name="ce341" office:value-type="string" calcext:value-type="string">
            <text:p>Ед.</text:p>
          </table:table-cell>
          <table:table-cell table:style-name="ce356" office:value-type="string" calcext:value-type="string">
            <text:p>Цена всего</text:p>
          </table:table-cell>
          <table:table-cell table:style-name="ce348" office:value-type="string" calcext:value-type="string" table:number-columns-spanned="2" table:number-rows-spanned="1">
            <text:p>Ссылки</text:p>
          </table:table-cell>
          <table:covered-table-cell table:style-name="ce348" office:value-type="string" calcext:value-type="string">
            <text:p>Ссылка</text:p>
          </table:covered-table-cell>
          <table:table-cell table:style-name="ce365" table:number-columns-spanned="45" table:number-rows-spanned="1"/>
          <table:covered-table-cell table:number-columns-repeated="44" table:style-name="ce371"/>
          <table:table-cell table:style-name="ce376" table:number-columns-repeated="969"/>
        </table:table-row>
        <table:table-row table:style-name="ro11">
          <table:table-cell table:style-name="ce342" office:value-type="string" calcext:value-type="string" table:number-columns-spanned="1" table:number-rows-spanned="7">
            <text:p>Винт с полукруглой головкой и шестигранным углублением под ключ</text:p>
          </table:table-cell>
          <table:table-cell table:style-name="ce349" office:value-type="string" calcext:value-type="string" table:number-columns-spanned="1" table:number-rows-spanned="7">
            <text:p>ISO 7380-1</text:p>
          </table:table-cell>
          <table:table-cell table:style-name="ce279" office:value-type="string" calcext:value-type="string">
            <text:p>M3x4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5]*[.J$3]+[.K5]*[.K$3]+[.L5]*[.L$3]+[.M5]*[.M$3]+[.N5]*[.N$3]+[.O5]*[.O$3]+[.P5]*[.P$3]+[.Q5]*[.Q$3]+[.R5]*[.R$3]+[.S5]*[.S$3]+[.T5]*[.T$3]+[.U5]*[.U$3]+[.V5]*[.V$3]+[.W5]*[.W$3]+[.X5]*[.X$3]+[.Y5]*[.Y$3]+[.Z5]*[.Z$3]+[.AA5]*[.AA$3]+[.AB5]*[.AB$3]+[.AC5]*[.AC$3]+[.AD5]*[.AD$3]+[.AE5]*[.AE$3]+[.AF5]*[.AF$3]+[.AG5]*[.AG$3]+[.AH5]*[.AH$3]+[.AI5]*[.AI$3]+[.AJ5]*[.AJ$3]+[.AK5]*[.AK$3]+[.AL5]*[.AL$3]+[.AM5]*[.AM$3]+[.AN5]*[.AN$3]+[.AO5]*[.AO$3]+[.AP5]*[.AP$3]+[.AQ5]*[.AQ$3]+[.AR5]*[.AR$3]+[.AS5]*[.AS$3]+[.AT5]*[.AT$3]+[.AU5]*[.AU$3]+[.AV5]*[.AV$3]+[.AW5]*[.AW$3]+[.AX5]*[.AX$3]+[.AY5]*[.AY$3]+[.AZ5]*[.AZ$3]+[.BA5]*[.BA$3]" office:value-type="float" office:value="20" calcext:value-type="float">
            <text:p>20</text:p>
          </table:table-cell>
          <table:table-cell table:style-name="ce357" table:formula="of:=[.D5]*[.E5]" office:value-type="currency" office:currency="RUB" office:value="60" calcext:value-type="currency">
            <text:p>60 ₽</text:p>
          </table:table-cell>
          <table:table-cell table:style-name="ce360" office:value-type="string" calcext:value-type="string">
            <text:p><text:a xlink:href="https://krepcom.ru/catalog/vinty-razdel/vint_3kh4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3kh4_v_sh_p_kr_nerzh_a2_iso_7380/" xlink:type="simple">krep-shop</text:a></text:p>
          </table:table-cell>
          <table:table-cell table:style-name="ce365"/>
          <table:table-cell table:style-name="ce372" table:number-columns-repeated="24"/>
          <table:table-cell table:style-name="ce372" office:value-type="float" office:value="12" calcext:value-type="float">
            <text:p>12</text:p>
          </table:table-cell>
          <table:table-cell table:style-name="ce372" table:number-columns-repeated="7"/>
          <table:table-cell table:number-columns-repeated="2" table:style-name="ce372" office:value-type="float" office:value="4" calcext:value-type="float">
            <text:p>4</text:p>
          </table:table-cell>
          <table:table-cell table:style-name="ce372" table:number-columns-repeated="10"/>
          <table:table-cell table:style-name="ce376" table:number-columns-repeated="969"/>
        </table:table-row>
        <table:table-row table:style-name="ro7">
          <table:covered-table-cell table:style-name="ce265" office:value-type="string" calcext:value-type="string">
            <text:p>Винт с полукруглой головкой и шестигранным углублением под ключ</text:p>
          </table:covered-table-cell>
          <table:covered-table-cell table:style-name="ce349" office:value-type="string" calcext:value-type="string">
            <text:p>ISO 7380-1</text:p>
          </table:covered-table-cell>
          <table:table-cell table:style-name="ce279" office:value-type="string" calcext:value-type="string">
            <text:p>М3х6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6]*[.J$3]+[.K6]*[.K$3]+[.L6]*[.L$3]+[.M6]*[.M$3]+[.N6]*[.N$3]+[.O6]*[.O$3]+[.P6]*[.P$3]+[.Q6]*[.Q$3]+[.R6]*[.R$3]+[.S6]*[.S$3]+[.T6]*[.T$3]+[.U6]*[.U$3]+[.V6]*[.V$3]+[.W6]*[.W$3]+[.X6]*[.X$3]+[.Y6]*[.Y$3]+[.Z6]*[.Z$3]+[.AA6]*[.AA$3]+[.AB6]*[.AB$3]+[.AC6]*[.AC$3]+[.AD6]*[.AD$3]+[.AE6]*[.AE$3]+[.AF6]*[.AF$3]+[.AG6]*[.AG$3]+[.AH6]*[.AH$3]+[.AI6]*[.AI$3]+[.AJ6]*[.AJ$3]+[.AK6]*[.AK$3]+[.AL6]*[.AL$3]+[.AM6]*[.AM$3]+[.AN6]*[.AN$3]+[.AO6]*[.AO$3]+[.AP6]*[.AP$3]+[.AQ6]*[.AQ$3]+[.AR6]*[.AR$3]+[.AS6]*[.AS$3]+[.AT6]*[.AT$3]+[.AU6]*[.AU$3]+[.AV6]*[.AV$3]+[.AW6]*[.AW$3]+[.AX6]*[.AX$3]+[.AY6]*[.AY$3]+[.AZ6]*[.AZ$3]+[.BA6]*[.BA$3]" office:value-type="float" office:value="30" calcext:value-type="float">
            <text:p>30</text:p>
          </table:table-cell>
          <table:table-cell table:style-name="ce357" table:formula="of:=[.D6]*[.E6]" office:value-type="currency" office:currency="RUB" office:value="90" calcext:value-type="currency">
            <text:p>90 ₽</text:p>
          </table:table-cell>
          <table:table-cell table:style-name="ce360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368" table:number-columns-spanned="1" table:number-rows-spanned="37"/>
          <table:table-cell table:style-name="ce373" table:number-columns-repeated="2"/>
          <table:table-cell table:style-name="ce373" office:value-type="float" office:value="2" calcext:value-type="float">
            <text:p>2</text:p>
          </table:table-cell>
          <table:table-cell table:style-name="ce374"/>
          <table:table-cell table:style-name="ce374" office:value-type="float" office:value="7" calcext:value-type="float">
            <text:p>7</text:p>
          </table:table-cell>
          <table:table-cell table:style-name="ce374" office:value-type="float" office:value="3" calcext:value-type="float">
            <text:p>3</text:p>
          </table:table-cell>
          <table:table-cell table:style-name="ce374" table:number-columns-repeated="5"/>
          <table:table-cell table:style-name="ce373" table:number-columns-repeated="4"/>
          <table:table-cell table:style-name="ce374" table:number-columns-repeated="6"/>
          <table:table-cell table:style-name="ce373"/>
          <table:table-cell table:style-name="ce373" office:value-type="float" office:value="2" calcext:value-type="float">
            <text:p>2</text:p>
          </table:table-cell>
          <table:table-cell table:style-name="ce373" table:number-columns-repeated="2"/>
          <table:table-cell table:style-name="ce373" office:value-type="float" office:value="2" calcext:value-type="float">
            <text:p>2</text:p>
          </table:table-cell>
          <table:table-cell table:style-name="ce373" table:number-columns-repeated="18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ISO 7380-1</text:p>
          </table:covered-table-cell>
          <table:table-cell table:style-name="ce279" office:value-type="string" calcext:value-type="string">
            <text:p>М3х12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7]*[.J$3]+[.K7]*[.K$3]+[.L7]*[.L$3]+[.M7]*[.M$3]+[.N7]*[.N$3]+[.O7]*[.O$3]+[.P7]*[.P$3]+[.Q7]*[.Q$3]+[.R7]*[.R$3]+[.S7]*[.S$3]+[.T7]*[.T$3]+[.U7]*[.U$3]+[.V7]*[.V$3]+[.W7]*[.W$3]+[.X7]*[.X$3]+[.Y7]*[.Y$3]+[.Z7]*[.Z$3]+[.AA7]*[.AA$3]+[.AB7]*[.AB$3]+[.AC7]*[.AC$3]+[.AD7]*[.AD$3]+[.AE7]*[.AE$3]+[.AF7]*[.AF$3]+[.AG7]*[.AG$3]+[.AH7]*[.AH$3]+[.AI7]*[.AI$3]+[.AJ7]*[.AJ$3]+[.AK7]*[.AK$3]+[.AL7]*[.AL$3]+[.AM7]*[.AM$3]+[.AN7]*[.AN$3]+[.AO7]*[.AO$3]+[.AP7]*[.AP$3]+[.AQ7]*[.AQ$3]+[.AR7]*[.AR$3]+[.AS7]*[.AS$3]+[.AT7]*[.AT$3]+[.AU7]*[.AU$3]+[.AV7]*[.AV$3]+[.AW7]*[.AW$3]+[.AX7]*[.AX$3]+[.AY7]*[.AY$3]+[.AZ7]*[.AZ$3]+[.BA7]*[.BA$3]" office:value-type="float" office:value="16" calcext:value-type="float">
            <text:p>16</text:p>
          </table:table-cell>
          <table:table-cell table:style-name="ce357" table:formula="of:=[.D7]*[.E7]" office:value-type="currency" office:currency="RUB" office:value="48" calcext:value-type="currency">
            <text:p>48 ₽</text:p>
          </table:table-cell>
          <table:table-cell table:style-name="ce360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3"/>
          <table:table-cell table:style-name="ce374" office:value-type="float" office:value="8" calcext:value-type="float">
            <text:p>8</text:p>
          </table:table-cell>
          <table:table-cell table:style-name="ce374" table:number-columns-repeated="4"/>
          <table:table-cell table:style-name="ce373" table:number-columns-repeated="4"/>
          <table:table-cell table:style-name="ce374"/>
          <table:table-cell table:style-name="ce374" office:value-type="float" office:value="4" calcext:value-type="float">
            <text:p>4</text:p>
          </table:table-cell>
          <table:table-cell table:style-name="ce374" table:number-columns-repeated="4"/>
          <table:table-cell table:style-name="ce373" table:number-columns-repeated="2"/>
          <table:table-cell table:style-name="ce373" office:value-type="float" office:value="4" calcext:value-type="float">
            <text:p>4</text:p>
          </table:table-cell>
          <table:table-cell table:style-name="ce373" table:number-columns-repeated="20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ISO 7380-1</text:p>
          </table:covered-table-cell>
          <table:table-cell table:style-name="ce279" office:value-type="string" calcext:value-type="string">
            <text:p>М3х16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8]*[.J$3]+[.K8]*[.K$3]+[.L8]*[.L$3]+[.M8]*[.M$3]+[.N8]*[.N$3]+[.O8]*[.O$3]+[.P8]*[.P$3]+[.Q8]*[.Q$3]+[.R8]*[.R$3]+[.S8]*[.S$3]+[.T8]*[.T$3]+[.U8]*[.U$3]+[.V8]*[.V$3]+[.W8]*[.W$3]+[.X8]*[.X$3]+[.Y8]*[.Y$3]+[.Z8]*[.Z$3]+[.AA8]*[.AA$3]+[.AB8]*[.AB$3]+[.AC8]*[.AC$3]+[.AD8]*[.AD$3]+[.AE8]*[.AE$3]+[.AF8]*[.AF$3]+[.AG8]*[.AG$3]+[.AH8]*[.AH$3]+[.AI8]*[.AI$3]+[.AJ8]*[.AJ$3]+[.AK8]*[.AK$3]+[.AL8]*[.AL$3]+[.AM8]*[.AM$3]+[.AN8]*[.AN$3]+[.AO8]*[.AO$3]+[.AP8]*[.AP$3]+[.AQ8]*[.AQ$3]+[.AR8]*[.AR$3]+[.AS8]*[.AS$3]+[.AT8]*[.AT$3]+[.AU8]*[.AU$3]+[.AV8]*[.AV$3]+[.AW8]*[.AW$3]+[.AX8]*[.AX$3]+[.AY8]*[.AY$3]+[.AZ8]*[.AZ$3]+[.BA8]*[.BA$3]" office:value-type="float" office:value="0" calcext:value-type="float">
            <text:p>0</text:p>
          </table:table-cell>
          <table:table-cell table:style-name="ce357" table:formula="of:=[.D8]*[.E8]" office:value-type="currency" office:currency="RUB" office:value="0" calcext:value-type="currency">
            <text:p>0 ₽</text:p>
          </table:table-cell>
          <table:table-cell table:style-name="ce360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ISO 7380-1</text:p>
          </table:covered-table-cell>
          <table:table-cell table:style-name="ce279" office:value-type="string" calcext:value-type="string">
            <text:p>М4х8</text:p>
          </table:table-cell>
          <table:table-cell table:style-name="ce357" office:value-type="currency" office:currency="RUB" office:value="5" calcext:value-type="currency">
            <text:p>5 ₽</text:p>
          </table:table-cell>
          <table:table-cell table:style-name="ce349" table:formula="of:=[.J9]*[.J$3]+[.K9]*[.K$3]+[.L9]*[.L$3]+[.M9]*[.M$3]+[.N9]*[.N$3]+[.O9]*[.O$3]+[.P9]*[.P$3]+[.Q9]*[.Q$3]+[.R9]*[.R$3]+[.S9]*[.S$3]+[.T9]*[.T$3]+[.U9]*[.U$3]+[.V9]*[.V$3]+[.W9]*[.W$3]+[.X9]*[.X$3]+[.Y9]*[.Y$3]+[.Z9]*[.Z$3]+[.AA9]*[.AA$3]+[.AB9]*[.AB$3]+[.AC9]*[.AC$3]+[.AD9]*[.AD$3]+[.AE9]*[.AE$3]+[.AF9]*[.AF$3]+[.AG9]*[.AG$3]+[.AH9]*[.AH$3]+[.AI9]*[.AI$3]+[.AJ9]*[.AJ$3]+[.AK9]*[.AK$3]+[.AL9]*[.AL$3]+[.AM9]*[.AM$3]+[.AN9]*[.AN$3]+[.AO9]*[.AO$3]+[.AP9]*[.AP$3]+[.AQ9]*[.AQ$3]+[.AR9]*[.AR$3]+[.AS9]*[.AS$3]+[.AT9]*[.AT$3]+[.AU9]*[.AU$3]+[.AV9]*[.AV$3]+[.AW9]*[.AW$3]+[.AX9]*[.AX$3]+[.AY9]*[.AY$3]+[.AZ9]*[.AZ$3]+[.BA9]*[.BA$3]" office:value-type="float" office:value="73" calcext:value-type="float">
            <text:p>73</text:p>
          </table:table-cell>
          <table:table-cell table:style-name="ce357" table:formula="of:=[.D9]*[.E9]" office:value-type="currency" office:currency="RUB" office:value="365" calcext:value-type="currency">
            <text:p>365 ₽</text:p>
          </table:table-cell>
          <table:table-cell table:style-name="ce360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2"/>
          <table:table-cell table:style-name="ce374" office:value-type="float" office:value="4" calcext:value-type="float">
            <text:p>4</text:p>
          </table:table-cell>
          <table:table-cell table:style-name="ce374" office:value-type="float" office:value="6" calcext:value-type="float">
            <text:p>6</text:p>
          </table:table-cell>
          <table:table-cell table:style-name="ce374" office:value-type="float" office:value="4" calcext:value-type="float">
            <text:p>4</text:p>
          </table:table-cell>
          <table:table-cell table:style-name="ce374" table:number-columns-repeated="2"/>
          <table:table-cell table:style-name="ce374" office:value-type="float" office:value="4" calcext:value-type="float">
            <text:p>4</text:p>
          </table:table-cell>
          <table:table-cell table:style-name="ce373" office:value-type="float" office:value="2" calcext:value-type="float">
            <text:p>2</text:p>
          </table:table-cell>
          <table:table-cell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374"/>
          <table:table-cell table:style-name="ce374" office:value-type="float" office:value="2" calcext:value-type="float">
            <text:p>2</text:p>
          </table:table-cell>
          <table:table-cell table:style-name="ce374" table:formula="of:=8*[.AC3]" office:value-type="float" office:value="24" calcext:value-type="float">
            <text:p>24</text:p>
          </table:table-cell>
          <table:table-cell table:style-name="ce374" table:formula="of:=[.AC3]*4" office:value-type="float" office:value="12" calcext:value-type="float">
            <text:p>12</text:p>
          </table:table-cell>
          <table:table-cell table:style-name="ce374" table:number-columns-repeated="2"/>
          <table:table-cell table:style-name="ce373" office:value-type="float" office:value="2" calcext:value-type="float">
            <text:p>2</text:p>
          </table:table-cell>
          <table:table-cell table:style-name="ce373" table:number-columns-repeated="8"/>
          <table:table-cell table:number-columns-repeated="2" table:style-name="ce373" office:value-type="float" office:value="2" calcext:value-type="float">
            <text:p>2</text:p>
          </table:table-cell>
          <table:table-cell table:style-name="ce373" table:number-columns-repeated="2"/>
          <table:table-cell table:style-name="ce373" office:value-type="float" office:value="2" calcext:value-type="float">
            <text:p>2</text:p>
          </table:table-cell>
          <table:table-cell table:style-name="ce373" office:value-type="float" office:value="4" calcext:value-type="float">
            <text:p>4</text:p>
          </table:table-cell>
          <table:table-cell table:style-name="ce373" table:number-columns-repeated="8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ISO 7380-1</text:p>
          </table:covered-table-cell>
          <table:table-cell table:style-name="ce279" office:value-type="string" calcext:value-type="string">
            <text:p>М4х12</text:p>
          </table:table-cell>
          <table:table-cell table:style-name="ce357" office:value-type="currency" office:currency="RUB" office:value="5" calcext:value-type="currency">
            <text:p>5 ₽</text:p>
          </table:table-cell>
          <table:table-cell table:style-name="ce349" table:formula="of:=[.J10]*[.J$3]+[.K10]*[.K$3]+[.L10]*[.L$3]+[.M10]*[.M$3]+[.N10]*[.N$3]+[.O10]*[.O$3]+[.P10]*[.P$3]+[.Q10]*[.Q$3]+[.R10]*[.R$3]+[.S10]*[.S$3]+[.T10]*[.T$3]+[.U10]*[.U$3]+[.V10]*[.V$3]+[.W10]*[.W$3]+[.X10]*[.X$3]+[.Y10]*[.Y$3]+[.Z10]*[.Z$3]+[.AA10]*[.AA$3]+[.AB10]*[.AB$3]+[.AC10]*[.AC$3]+[.AD10]*[.AD$3]+[.AE10]*[.AE$3]+[.AF10]*[.AF$3]+[.AG10]*[.AG$3]+[.AH10]*[.AH$3]+[.AI10]*[.AI$3]+[.AJ10]*[.AJ$3]+[.AK10]*[.AK$3]+[.AL10]*[.AL$3]+[.AM10]*[.AM$3]+[.AN10]*[.AN$3]+[.AO10]*[.AO$3]+[.AP10]*[.AP$3]+[.AQ10]*[.AQ$3]+[.AR10]*[.AR$3]+[.AS10]*[.AS$3]+[.AT10]*[.AT$3]+[.AU10]*[.AU$3]+[.AV10]*[.AV$3]+[.AW10]*[.AW$3]+[.AX10]*[.AX$3]+[.AY10]*[.AY$3]+[.AZ10]*[.AZ$3]+[.BA10]*[.BA$3]" office:value-type="float" office:value="18" calcext:value-type="float">
            <text:p>18</text:p>
          </table:table-cell>
          <table:table-cell table:style-name="ce357" table:formula="of:=[.D10]*[.E10]" office:value-type="currency" office:currency="RUB" office:value="90" calcext:value-type="currency">
            <text:p>90 ₽</text:p>
          </table:table-cell>
          <table:table-cell table:style-name="ce360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office:value-type="float" office:value="3" calcext:value-type="float">
            <text:p>3</text:p>
          </table:table-cell>
          <table:table-cell table:style-name="ce374" table:number-columns-repeated="5"/>
          <table:table-cell table:style-name="ce373" table:number-columns-repeated="19"/>
          <table:table-cell table:style-name="ce373" office:value-type="float" office:value="4" calcext:value-type="float">
            <text:p>4</text:p>
          </table:table-cell>
          <table:table-cell table:style-name="ce373"/>
          <table:table-cell table:style-name="ce373" office:value-type="float" office:value="2" calcext:value-type="float">
            <text:p>2</text:p>
          </table:table-cell>
          <table:table-cell table:style-name="ce373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ISO 7380-1</text:p>
          </table:covered-table-cell>
          <table:table-cell table:style-name="ce279" office:value-type="string" calcext:value-type="string">
            <text:p>М6х12</text:p>
          </table:table-cell>
          <table:table-cell table:style-name="ce357" office:value-type="currency" office:currency="RUB" office:value="7" calcext:value-type="currency">
            <text:p>7 ₽</text:p>
          </table:table-cell>
          <table:table-cell table:style-name="ce349" table:formula="of:=[.J11]*[.J$3]+[.K11]*[.K$3]+[.L11]*[.L$3]+[.M11]*[.M$3]+[.N11]*[.N$3]+[.O11]*[.O$3]+[.P11]*[.P$3]+[.Q11]*[.Q$3]+[.R11]*[.R$3]+[.S11]*[.S$3]+[.T11]*[.T$3]+[.U11]*[.U$3]+[.V11]*[.V$3]+[.W11]*[.W$3]+[.X11]*[.X$3]+[.Y11]*[.Y$3]+[.Z11]*[.Z$3]+[.AA11]*[.AA$3]+[.AB11]*[.AB$3]+[.AC11]*[.AC$3]+[.AD11]*[.AD$3]+[.AE11]*[.AE$3]+[.AF11]*[.AF$3]+[.AG11]*[.AG$3]+[.AH11]*[.AH$3]+[.AI11]*[.AI$3]+[.AJ11]*[.AJ$3]+[.AK11]*[.AK$3]+[.AL11]*[.AL$3]+[.AM11]*[.AM$3]+[.AN11]*[.AN$3]+[.AO11]*[.AO$3]+[.AP11]*[.AP$3]+[.AQ11]*[.AQ$3]+[.AR11]*[.AR$3]+[.AS11]*[.AS$3]+[.AT11]*[.AT$3]+[.AU11]*[.AU$3]+[.AV11]*[.AV$3]+[.AW11]*[.AW$3]+[.AX11]*[.AX$3]+[.AY11]*[.AY$3]+[.AZ11]*[.AZ$3]+[.BA11]*[.BA$3]" office:value-type="float" office:value="42" calcext:value-type="float">
            <text:p>42</text:p>
          </table:table-cell>
          <table:table-cell table:style-name="ce357" table:formula="of:=[.D11]*[.E11]" office:value-type="currency" office:currency="RUB" office:value="294" calcext:value-type="currency">
            <text:p>294 ₽</text:p>
          </table:table-cell>
          <table:table-cell table:style-name="ce360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349"/>
          <table:table-cell table:style-name="ce373" office:value-type="float" office:value="14" calcext:value-type="float">
            <text:p>14</text:p>
          </table:table-cell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style-name="ce373" office:value-type="float" office:value="24" calcext:value-type="float">
            <text:p>24</text:p>
          </table:table-cell>
          <table:table-cell table:style-name="ce373"/>
          <table:table-cell table:style-name="ce374" table:number-columns-repeated="3"/>
          <table:table-cell table:style-name="ce374" office:value-type="float" office:value="4" calcext:value-type="float">
            <text:p>4</text:p>
          </table:table-cell>
          <table:table-cell table:style-name="ce374" table:number-columns-repeated="2"/>
          <table:table-cell table:style-name="ce373" table:number-columns-repeated="3"/>
          <table:table-cell table:style-name="ce373" office:value-type="float" office:value="4" calcext:value-type="float">
            <text:p>4</text:p>
          </table:table-cell>
          <table:table-cell table:style-name="ce373" table:number-columns-repeated="19"/>
          <table:table-cell table:number-columns-repeated="969"/>
        </table:table-row>
        <table:table-row table:style-name="ro7">
          <table:table-cell table:style-name="ce265" office:value-type="string" calcext:value-type="string">
            <text:p>-||- с прессшайбой</text:p>
          </table:table-cell>
          <table:table-cell table:style-name="ce349" office:value-type="string" calcext:value-type="string">
            <text:p>ISO 7380-2</text:p>
          </table:table-cell>
          <table:table-cell table:style-name="ce279" office:value-type="string" calcext:value-type="string">
            <text:p>М4х8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12]*[.J$3]+[.K12]*[.K$3]+[.L12]*[.L$3]+[.M12]*[.M$3]+[.N12]*[.N$3]+[.O12]*[.O$3]+[.P12]*[.P$3]+[.Q12]*[.Q$3]+[.R12]*[.R$3]+[.S12]*[.S$3]+[.T12]*[.T$3]+[.U12]*[.U$3]+[.V12]*[.V$3]+[.W12]*[.W$3]+[.X12]*[.X$3]+[.Y12]*[.Y$3]+[.Z12]*[.Z$3]+[.AA12]*[.AA$3]+[.AB12]*[.AB$3]+[.AC12]*[.AC$3]+[.AD12]*[.AD$3]+[.AE12]*[.AE$3]+[.AF12]*[.AF$3]+[.AG12]*[.AG$3]+[.AH12]*[.AH$3]+[.AI12]*[.AI$3]+[.AJ12]*[.AJ$3]+[.AK12]*[.AK$3]+[.AL12]*[.AL$3]+[.AM12]*[.AM$3]+[.AN12]*[.AN$3]+[.AO12]*[.AO$3]+[.AP12]*[.AP$3]+[.AQ12]*[.AQ$3]+[.AR12]*[.AR$3]+[.AS12]*[.AS$3]+[.AT12]*[.AT$3]+[.AU12]*[.AU$3]+[.AV12]*[.AV$3]+[.AW12]*[.AW$3]+[.AX12]*[.AX$3]+[.AY12]*[.AY$3]+[.AZ12]*[.AZ$3]+[.BA12]*[.BA$3]" office:value-type="float" office:value="190" calcext:value-type="float">
            <text:p>190</text:p>
          </table:table-cell>
          <table:table-cell table:style-name="ce357" table:formula="of:=[.D12]*[.E12]" office:value-type="currency" office:currency="RUB" office:value="570" calcext:value-type="currency">
            <text:p>570 ₽</text:p>
          </table:table-cell>
          <table:table-cell table:style-name="ce360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3"/>
          <table:table-cell table:style-name="ce373" table:formula="of:=[$'Расчёт крепежа для зашивки'.K65]-[.AZ10]-[.AX10]*[.AX3]-[.AN9]*[.AN3]" office:value-type="float" office:value="190" calcext:value-type="float">
            <text:p>190</text:p>
          </table:table-cell>
          <table:table-cell table:style-name="ce373" table:number-columns-repeated="19"/>
          <table:table-cell table:number-columns-repeated="969"/>
        </table:table-row>
        <table:table-row table:style-name="ro7">
          <table:table-cell table:style-name="ce265" office:value-type="string" calcext:value-type="string" table:number-columns-spanned="1" table:number-rows-spanned="12">
            <text:p>Винт с потайной головкой и шестигранным углублением под ключ</text:p>
          </table:table-cell>
          <table:table-cell table:style-name="ce349" office:value-type="string" calcext:value-type="string" table:number-columns-spanned="1" table:number-rows-spanned="12">
            <text:p>DIN 7991</text:p>
          </table:table-cell>
          <table:table-cell table:style-name="ce279" office:value-type="string" calcext:value-type="string">
            <text:p>М3х6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13]*[.J$3]+[.K13]*[.K$3]+[.L13]*[.L$3]+[.M13]*[.M$3]+[.N13]*[.N$3]+[.O13]*[.O$3]+[.P13]*[.P$3]+[.Q13]*[.Q$3]+[.R13]*[.R$3]+[.S13]*[.S$3]+[.T13]*[.T$3]+[.U13]*[.U$3]+[.V13]*[.V$3]+[.W13]*[.W$3]+[.X13]*[.X$3]+[.Y13]*[.Y$3]+[.Z13]*[.Z$3]+[.AA13]*[.AA$3]+[.AB13]*[.AB$3]+[.AC13]*[.AC$3]+[.AD13]*[.AD$3]+[.AE13]*[.AE$3]+[.AF13]*[.AF$3]+[.AG13]*[.AG$3]+[.AH13]*[.AH$3]+[.AI13]*[.AI$3]+[.AJ13]*[.AJ$3]+[.AK13]*[.AK$3]+[.AL13]*[.AL$3]+[.AM13]*[.AM$3]+[.AN13]*[.AN$3]+[.AO13]*[.AO$3]+[.AP13]*[.AP$3]+[.AQ13]*[.AQ$3]+[.AR13]*[.AR$3]+[.AS13]*[.AS$3]+[.AT13]*[.AT$3]+[.AU13]*[.AU$3]+[.AV13]*[.AV$3]+[.AW13]*[.AW$3]+[.AX13]*[.AX$3]+[.AY13]*[.AY$3]+[.AZ13]*[.AZ$3]+[.BA13]*[.BA$3]" office:value-type="float" office:value="10" calcext:value-type="float">
            <text:p>10</text:p>
          </table:table-cell>
          <table:table-cell table:style-name="ce357" table:formula="of:=[.D13]*[.E13]" office:value-type="currency" office:currency="RUB" office:value="30" calcext:value-type="currency">
            <text:p>30 ₽</text:p>
          </table:table-cell>
          <table:table-cell table:style-name="ce360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349"/>
          <table:table-cell table:style-name="ce373" table:number-columns-repeated="2"/>
          <table:table-cell table:style-name="ce373" office:value-type="float" office:value="4" calcext:value-type="float">
            <text:p>4</text:p>
          </table:table-cell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8"/>
          <table:table-cell table:style-name="ce373" office:value-type="float" office:value="2" calcext:value-type="float">
            <text:p>2</text:p>
          </table:table-cell>
          <table:table-cell table:style-name="ce373" table:number-columns-repeated="14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M3x8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14]*[.J$3]+[.K14]*[.K$3]+[.L14]*[.L$3]+[.M14]*[.M$3]+[.N14]*[.N$3]+[.O14]*[.O$3]+[.P14]*[.P$3]+[.Q14]*[.Q$3]+[.R14]*[.R$3]+[.S14]*[.S$3]+[.T14]*[.T$3]+[.U14]*[.U$3]+[.V14]*[.V$3]+[.W14]*[.W$3]+[.X14]*[.X$3]+[.Y14]*[.Y$3]+[.Z14]*[.Z$3]+[.AA14]*[.AA$3]+[.AB14]*[.AB$3]+[.AC14]*[.AC$3]+[.AD14]*[.AD$3]+[.AE14]*[.AE$3]+[.AF14]*[.AF$3]+[.AG14]*[.AG$3]+[.AH14]*[.AH$3]+[.AI14]*[.AI$3]+[.AJ14]*[.AJ$3]+[.AK14]*[.AK$3]+[.AL14]*[.AL$3]+[.AM14]*[.AM$3]+[.AN14]*[.AN$3]+[.AO14]*[.AO$3]+[.AP14]*[.AP$3]+[.AQ14]*[.AQ$3]+[.AR14]*[.AR$3]+[.AS14]*[.AS$3]+[.AT14]*[.AT$3]+[.AU14]*[.AU$3]+[.AV14]*[.AV$3]+[.AW14]*[.AW$3]+[.AX14]*[.AX$3]+[.AY14]*[.AY$3]+[.AZ14]*[.AZ$3]+[.BA14]*[.BA$3]" office:value-type="float" office:value="8" calcext:value-type="float">
            <text:p>8</text:p>
          </table:table-cell>
          <table:table-cell table:style-name="ce357" table:formula="of:=[.D14]*[.E14]" office:value-type="currency" office:currency="RUB" office:value="24" calcext:value-type="currency">
            <text:p>24 ₽</text:p>
          </table:table-cell>
          <table:table-cell table:style-name="ce360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/>
          <table:table-cell table:style-name="ce374" office:value-type="float" office:value="4" calcext:value-type="float">
            <text:p>4</text:p>
          </table:table-cell>
          <table:table-cell table:style-name="ce374" table:number-columns-repeated="6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DIN 7991</text:p>
          </table:covered-table-cell>
          <table:table-cell table:style-name="ce279" office:value-type="string" calcext:value-type="string">
            <text:p>М3х12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15]*[.J$3]+[.K15]*[.K$3]+[.L15]*[.L$3]+[.M15]*[.M$3]+[.N15]*[.N$3]+[.O15]*[.O$3]+[.P15]*[.P$3]+[.Q15]*[.Q$3]+[.R15]*[.R$3]+[.S15]*[.S$3]+[.T15]*[.T$3]+[.U15]*[.U$3]+[.V15]*[.V$3]+[.W15]*[.W$3]+[.X15]*[.X$3]+[.Y15]*[.Y$3]+[.Z15]*[.Z$3]+[.AA15]*[.AA$3]+[.AB15]*[.AB$3]+[.AC15]*[.AC$3]+[.AD15]*[.AD$3]+[.AE15]*[.AE$3]+[.AF15]*[.AF$3]+[.AG15]*[.AG$3]+[.AH15]*[.AH$3]+[.AI15]*[.AI$3]+[.AJ15]*[.AJ$3]+[.AK15]*[.AK$3]+[.AL15]*[.AL$3]+[.AM15]*[.AM$3]+[.AN15]*[.AN$3]+[.AO15]*[.AO$3]+[.AP15]*[.AP$3]+[.AQ15]*[.AQ$3]+[.AR15]*[.AR$3]+[.AS15]*[.AS$3]+[.AT15]*[.AT$3]+[.AU15]*[.AU$3]+[.AV15]*[.AV$3]+[.AW15]*[.AW$3]+[.AX15]*[.AX$3]+[.AY15]*[.AY$3]+[.AZ15]*[.AZ$3]+[.BA15]*[.BA$3]" office:value-type="float" office:value="16" calcext:value-type="float">
            <text:p>16</text:p>
          </table:table-cell>
          <table:table-cell table:style-name="ce357" table:formula="of:=[.D15]*[.E15]" office:value-type="currency" office:currency="RUB" office:value="48" calcext:value-type="currency">
            <text:p>48 ₽</text:p>
          </table:table-cell>
          <table:table-cell table:style-name="ce360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349"/>
          <table:table-cell table:style-name="ce373" table:number-columns-repeated="2"/>
          <table:table-cell table:style-name="ce373" office:value-type="float" office:value="2" calcext:value-type="float">
            <text:p>2</text:p>
          </table:table-cell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5"/>
          <table:table-cell table:style-name="ce373" office:value-type="float" office:value="2" calcext:value-type="float">
            <text:p>2</text:p>
          </table:table-cell>
          <table:table-cell table:style-name="ce373" table:number-columns-repeated="17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DIN 7991</text:p>
          </table:covered-table-cell>
          <table:table-cell table:style-name="ce279" office:value-type="string" calcext:value-type="string">
            <text:p>М3х16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16]*[.J$3]+[.K16]*[.K$3]+[.L16]*[.L$3]+[.M16]*[.M$3]+[.N16]*[.N$3]+[.O16]*[.O$3]+[.P16]*[.P$3]+[.Q16]*[.Q$3]+[.R16]*[.R$3]+[.S16]*[.S$3]+[.T16]*[.T$3]+[.U16]*[.U$3]+[.V16]*[.V$3]+[.W16]*[.W$3]+[.X16]*[.X$3]+[.Y16]*[.Y$3]+[.Z16]*[.Z$3]+[.AA16]*[.AA$3]+[.AB16]*[.AB$3]+[.AC16]*[.AC$3]+[.AD16]*[.AD$3]+[.AE16]*[.AE$3]+[.AF16]*[.AF$3]+[.AG16]*[.AG$3]+[.AH16]*[.AH$3]+[.AI16]*[.AI$3]+[.AJ16]*[.AJ$3]+[.AK16]*[.AK$3]+[.AL16]*[.AL$3]+[.AM16]*[.AM$3]+[.AN16]*[.AN$3]+[.AO16]*[.AO$3]+[.AP16]*[.AP$3]+[.AQ16]*[.AQ$3]+[.AR16]*[.AR$3]+[.AS16]*[.AS$3]+[.AT16]*[.AT$3]+[.AU16]*[.AU$3]+[.AV16]*[.AV$3]+[.AW16]*[.AW$3]+[.AX16]*[.AX$3]+[.AY16]*[.AY$3]+[.AZ16]*[.AZ$3]+[.BA16]*[.BA$3]" office:value-type="float" office:value="20" calcext:value-type="float">
            <text:p>20</text:p>
          </table:table-cell>
          <table:table-cell table:style-name="ce357" table:formula="of:=[.D16]*[.E16]" office:value-type="currency" office:currency="RUB" office:value="80" calcext:value-type="currency">
            <text:p>80 ₽</text:p>
          </table:table-cell>
          <table:table-cell table:style-name="ce360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/>
          <table:table-cell table:style-name="ce374" office:value-type="float" office:value="4" calcext:value-type="float">
            <text:p>4</text:p>
          </table:table-cell>
          <table:table-cell table:style-name="ce374" table:number-columns-repeated="6"/>
          <table:table-cell table:style-name="ce373" table:number-columns-repeated="4"/>
          <table:table-cell table:style-name="ce374" table:number-columns-repeated="6"/>
          <table:table-cell table:style-name="ce373" table:number-columns-repeated="5"/>
          <table:table-cell table:style-name="ce373" office:value-type="float" office:value="2" calcext:value-type="float">
            <text:p>2</text:p>
          </table:table-cell>
          <table:table-cell table:style-name="ce373" table:number-columns-repeated="17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3х18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17]*[.J$3]+[.K17]*[.K$3]+[.L17]*[.L$3]+[.M17]*[.M$3]+[.N17]*[.N$3]+[.O17]*[.O$3]+[.P17]*[.P$3]+[.Q17]*[.Q$3]+[.R17]*[.R$3]+[.S17]*[.S$3]+[.T17]*[.T$3]+[.U17]*[.U$3]+[.V17]*[.V$3]+[.W17]*[.W$3]+[.X17]*[.X$3]+[.Y17]*[.Y$3]+[.Z17]*[.Z$3]+[.AA17]*[.AA$3]+[.AB17]*[.AB$3]+[.AC17]*[.AC$3]+[.AD17]*[.AD$3]+[.AE17]*[.AE$3]+[.AF17]*[.AF$3]+[.AG17]*[.AG$3]+[.AH17]*[.AH$3]+[.AI17]*[.AI$3]+[.AJ17]*[.AJ$3]+[.AK17]*[.AK$3]+[.AL17]*[.AL$3]+[.AM17]*[.AM$3]+[.AN17]*[.AN$3]+[.AO17]*[.AO$3]+[.AP17]*[.AP$3]+[.AQ17]*[.AQ$3]+[.AR17]*[.AR$3]+[.AS17]*[.AS$3]+[.AT17]*[.AT$3]+[.AU17]*[.AU$3]+[.AV17]*[.AV$3]+[.AW17]*[.AW$3]+[.AX17]*[.AX$3]+[.AY17]*[.AY$3]+[.AZ17]*[.AZ$3]+[.BA17]*[.BA$3]" office:value-type="float" office:value="8" calcext:value-type="float">
            <text:p>8</text:p>
          </table:table-cell>
          <table:table-cell table:style-name="ce357" table:formula="of:=[.D17]*[.E17]" office:value-type="currency" office:currency="RUB" office:value="32" calcext:value-type="currency">
            <text:p>32 ₽</text:p>
          </table:table-cell>
          <table:table-cell table:style-name="ce360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/>
          <table:table-cell table:style-name="ce374" office:value-type="float" office:value="4" calcext:value-type="float">
            <text:p>4</text:p>
          </table:table-cell>
          <table:table-cell table:style-name="ce374" table:number-columns-repeated="6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DIN 7991</text:p>
          </table:covered-table-cell>
          <table:table-cell table:style-name="ce279" office:value-type="string" calcext:value-type="string">
            <text:p>М3х20</text:p>
          </table:table-cell>
          <table:table-cell table:style-name="ce357" office:value-type="currency" office:currency="RUB" office:value="5" calcext:value-type="currency">
            <text:p>5 ₽</text:p>
          </table:table-cell>
          <table:table-cell table:style-name="ce349" table:formula="of:=[.J18]*[.J$3]+[.K18]*[.K$3]+[.L18]*[.L$3]+[.M18]*[.M$3]+[.N18]*[.N$3]+[.O18]*[.O$3]+[.P18]*[.P$3]+[.Q18]*[.Q$3]+[.R18]*[.R$3]+[.S18]*[.S$3]+[.T18]*[.T$3]+[.U18]*[.U$3]+[.V18]*[.V$3]+[.W18]*[.W$3]+[.X18]*[.X$3]+[.Y18]*[.Y$3]+[.Z18]*[.Z$3]+[.AA18]*[.AA$3]+[.AB18]*[.AB$3]+[.AC18]*[.AC$3]+[.AD18]*[.AD$3]+[.AE18]*[.AE$3]+[.AF18]*[.AF$3]+[.AG18]*[.AG$3]+[.AH18]*[.AH$3]+[.AI18]*[.AI$3]+[.AJ18]*[.AJ$3]+[.AK18]*[.AK$3]+[.AL18]*[.AL$3]+[.AM18]*[.AM$3]+[.AN18]*[.AN$3]+[.AO18]*[.AO$3]+[.AP18]*[.AP$3]+[.AQ18]*[.AQ$3]+[.AR18]*[.AR$3]+[.AS18]*[.AS$3]+[.AT18]*[.AT$3]+[.AU18]*[.AU$3]+[.AV18]*[.AV$3]+[.AW18]*[.AW$3]+[.AX18]*[.AX$3]+[.AY18]*[.AY$3]+[.AZ18]*[.AZ$3]+[.BA18]*[.BA$3]" office:value-type="float" office:value="11" calcext:value-type="float">
            <text:p>11</text:p>
          </table:table-cell>
          <table:table-cell table:style-name="ce357" table:formula="of:=[.D18]*[.E18]" office:value-type="currency" office:currency="RUB" office:value="55" calcext:value-type="currency">
            <text:p>55 ₽</text:p>
          </table:table-cell>
          <table:table-cell table:style-name="ce360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5"/>
          <table:table-cell table:style-name="ce374" office:value-type="float" office:value="1" calcext:value-type="float">
            <text:p>1</text:p>
          </table:table-cell>
          <table:table-cell table:style-name="ce374" table:number-columns-repeated="2"/>
          <table:table-cell table:style-name="ce373" table:number-columns-repeated="4"/>
          <table:table-cell table:style-name="ce374" table:number-columns-repeated="6"/>
          <table:table-cell table:style-name="ce373" table:number-columns-repeated="5"/>
          <table:table-cell table:style-name="ce373" office:value-type="float" office:value="1" calcext:value-type="float">
            <text:p>1</text:p>
          </table:table-cell>
          <table:table-cell table:style-name="ce373" table:number-columns-repeated="9"/>
          <table:table-cell table:style-name="ce373" office:value-type="float" office:value="3" calcext:value-type="float">
            <text:p>3</text:p>
          </table:table-cell>
          <table:table-cell table:style-name="ce373" table:number-columns-repeated="7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DIN 7991</text:p>
          </table:covered-table-cell>
          <table:table-cell table:style-name="ce279" office:value-type="string" calcext:value-type="string">
            <text:p>М3х30</text:p>
          </table:table-cell>
          <table:table-cell table:style-name="ce357" office:value-type="currency" office:currency="RUB" office:value="6" calcext:value-type="currency">
            <text:p>6 ₽</text:p>
          </table:table-cell>
          <table:table-cell table:style-name="ce349" table:formula="of:=[.J19]*[.J$3]+[.K19]*[.K$3]+[.L19]*[.L$3]+[.M19]*[.M$3]+[.N19]*[.N$3]+[.O19]*[.O$3]+[.P19]*[.P$3]+[.Q19]*[.Q$3]+[.R19]*[.R$3]+[.S19]*[.S$3]+[.T19]*[.T$3]+[.U19]*[.U$3]+[.V19]*[.V$3]+[.W19]*[.W$3]+[.X19]*[.X$3]+[.Y19]*[.Y$3]+[.Z19]*[.Z$3]+[.AA19]*[.AA$3]+[.AB19]*[.AB$3]+[.AC19]*[.AC$3]+[.AD19]*[.AD$3]+[.AE19]*[.AE$3]+[.AF19]*[.AF$3]+[.AG19]*[.AG$3]+[.AH19]*[.AH$3]+[.AI19]*[.AI$3]+[.AJ19]*[.AJ$3]+[.AK19]*[.AK$3]+[.AL19]*[.AL$3]+[.AM19]*[.AM$3]+[.AN19]*[.AN$3]+[.AO19]*[.AO$3]+[.AP19]*[.AP$3]+[.AQ19]*[.AQ$3]+[.AR19]*[.AR$3]+[.AS19]*[.AS$3]+[.AT19]*[.AT$3]+[.AU19]*[.AU$3]+[.AV19]*[.AV$3]+[.AW19]*[.AW$3]+[.AX19]*[.AX$3]+[.AY19]*[.AY$3]+[.AZ19]*[.AZ$3]+[.BA19]*[.BA$3]" office:value-type="float" office:value="6" calcext:value-type="float">
            <text:p>6</text:p>
          </table:table-cell>
          <table:table-cell table:style-name="ce357" table:formula="of:=[.D19]*[.E19]" office:value-type="currency" office:currency="RUB" office:value="36" calcext:value-type="currency">
            <text:p>36 ₽</text:p>
          </table:table-cell>
          <table:table-cell table:style-name="ce360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6"/>
          <table:table-cell table:style-name="ce373" office:value-type="float" office:value="4" calcext:value-type="float">
            <text:p>4</text:p>
          </table:table-cell>
          <table:table-cell table:style-name="ce373" table:number-columns-repeated="15"/>
          <table:table-cell table:style-name="ce373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DIN 7991</text:p>
          </table:covered-table-cell>
          <table:table-cell table:style-name="ce279" office:value-type="string" calcext:value-type="string">
            <text:p>М3х35</text:p>
          </table:table-cell>
          <table:table-cell table:style-name="ce357" office:value-type="currency" office:currency="RUB" office:value="6" calcext:value-type="currency">
            <text:p>6 ₽</text:p>
          </table:table-cell>
          <table:table-cell table:style-name="ce349" table:formula="of:=[.J20]*[.J$3]+[.K20]*[.K$3]+[.L20]*[.L$3]+[.M20]*[.M$3]+[.N20]*[.N$3]+[.O20]*[.O$3]+[.P20]*[.P$3]+[.Q20]*[.Q$3]+[.R20]*[.R$3]+[.S20]*[.S$3]+[.T20]*[.T$3]+[.U20]*[.U$3]+[.V20]*[.V$3]+[.W20]*[.W$3]+[.X20]*[.X$3]+[.Y20]*[.Y$3]+[.Z20]*[.Z$3]+[.AA20]*[.AA$3]+[.AB20]*[.AB$3]+[.AC20]*[.AC$3]+[.AD20]*[.AD$3]+[.AE20]*[.AE$3]+[.AF20]*[.AF$3]+[.AG20]*[.AG$3]+[.AH20]*[.AH$3]+[.AI20]*[.AI$3]+[.AJ20]*[.AJ$3]+[.AK20]*[.AK$3]+[.AL20]*[.AL$3]+[.AM20]*[.AM$3]+[.AN20]*[.AN$3]+[.AO20]*[.AO$3]+[.AP20]*[.AP$3]+[.AQ20]*[.AQ$3]+[.AR20]*[.AR$3]+[.AS20]*[.AS$3]+[.AT20]*[.AT$3]+[.AU20]*[.AU$3]+[.AV20]*[.AV$3]+[.AW20]*[.AW$3]+[.AX20]*[.AX$3]+[.AY20]*[.AY$3]+[.AZ20]*[.AZ$3]+[.BA20]*[.BA$3]" office:value-type="float" office:value="12" calcext:value-type="float">
            <text:p>12</text:p>
          </table:table-cell>
          <table:table-cell table:style-name="ce357" table:formula="of:=[.D20]*[.E20]" office:value-type="currency" office:currency="RUB" office:value="72" calcext:value-type="currency">
            <text:p>72 ₽</text:p>
          </table:table-cell>
          <table:table-cell table:style-name="ce360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349"/>
          <table:table-cell table:style-name="ce373" table:number-columns-repeated="2"/>
          <table:table-cell table:style-name="ce373" office:value-type="float" office:value="2" calcext:value-type="float">
            <text:p>2</text:p>
          </table:table-cell>
          <table:table-cell table:style-name="ce374"/>
          <table:table-cell table:number-columns-repeated="2" table:style-name="ce374" office:value-type="float" office:value="2" calcext:value-type="float">
            <text:p>2</text:p>
          </table:table-cell>
          <table:table-cell table:style-name="ce374" table:number-columns-repeated="5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 office:value-type="string" calcext:value-type="string">
            <text:p>DIN 7991</text:p>
          </table:covered-table-cell>
          <table:table-cell table:style-name="ce279" office:value-type="string" calcext:value-type="string">
            <text:p>М3х50</text:p>
          </table:table-cell>
          <table:table-cell table:style-name="ce357" office:value-type="currency" office:currency="RUB" office:value="10" calcext:value-type="currency">
            <text:p>10 ₽</text:p>
          </table:table-cell>
          <table:table-cell table:style-name="ce349" table:formula="of:=[.J21]*[.J$3]+[.K21]*[.K$3]+[.L21]*[.L$3]+[.M21]*[.M$3]+[.N21]*[.N$3]+[.O21]*[.O$3]+[.P21]*[.P$3]+[.Q21]*[.Q$3]+[.R21]*[.R$3]+[.S21]*[.S$3]+[.T21]*[.T$3]+[.U21]*[.U$3]+[.V21]*[.V$3]+[.W21]*[.W$3]+[.X21]*[.X$3]+[.Y21]*[.Y$3]+[.Z21]*[.Z$3]+[.AA21]*[.AA$3]+[.AB21]*[.AB$3]+[.AC21]*[.AC$3]+[.AD21]*[.AD$3]+[.AE21]*[.AE$3]+[.AF21]*[.AF$3]+[.AG21]*[.AG$3]+[.AH21]*[.AH$3]+[.AI21]*[.AI$3]+[.AJ21]*[.AJ$3]+[.AK21]*[.AK$3]+[.AL21]*[.AL$3]+[.AM21]*[.AM$3]+[.AN21]*[.AN$3]+[.AO21]*[.AO$3]+[.AP21]*[.AP$3]+[.AQ21]*[.AQ$3]+[.AR21]*[.AR$3]+[.AS21]*[.AS$3]+[.AT21]*[.AT$3]+[.AU21]*[.AU$3]+[.AV21]*[.AV$3]+[.AW21]*[.AW$3]+[.AX21]*[.AX$3]+[.AY21]*[.AY$3]+[.AZ21]*[.AZ$3]+[.BA21]*[.BA$3]" office:value-type="float" office:value="10" calcext:value-type="float">
            <text:p>10</text:p>
          </table:table-cell>
          <table:table-cell table:style-name="ce357" table:formula="of:=[.D21]*[.E21]" office:value-type="currency" office:currency="RUB" office:value="100" calcext:value-type="currency">
            <text:p>100 ₽</text:p>
          </table:table-cell>
          <table:table-cell table:style-name="ce360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3"/>
          <table:table-cell table:style-name="ce374" office:value-type="float" office:value="4" calcext:value-type="float">
            <text:p>4</text:p>
          </table:table-cell>
          <table:table-cell table:style-name="ce374" table:number-columns-repeated="4"/>
          <table:table-cell table:style-name="ce373" table:number-columns-repeated="4"/>
          <table:table-cell table:style-name="ce374" table:number-columns-repeated="5"/>
          <table:table-cell table:style-name="ce374" table:formula="of:=[$Настройки.$B$10]" office:value-type="float" office:value="6" calcext:value-type="float">
            <text:p>6</text:p>
          </table:table-cell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4х8</text:p>
          </table:table-cell>
          <table:table-cell table:style-name="ce357" office:value-type="currency" office:currency="RUB" office:value="3" calcext:value-type="currency">
            <text:p>3 ₽</text:p>
          </table:table-cell>
          <table:table-cell table:style-name="ce349" table:formula="of:=[.J22]*[.J$3]+[.K22]*[.K$3]+[.L22]*[.L$3]+[.M22]*[.M$3]+[.N22]*[.N$3]+[.O22]*[.O$3]+[.P22]*[.P$3]+[.Q22]*[.Q$3]+[.R22]*[.R$3]+[.S22]*[.S$3]+[.T22]*[.T$3]+[.U22]*[.U$3]+[.V22]*[.V$3]+[.W22]*[.W$3]+[.X22]*[.X$3]+[.Y22]*[.Y$3]+[.Z22]*[.Z$3]+[.AA22]*[.AA$3]+[.AB22]*[.AB$3]+[.AC22]*[.AC$3]+[.AD22]*[.AD$3]+[.AE22]*[.AE$3]+[.AF22]*[.AF$3]+[.AG22]*[.AG$3]+[.AH22]*[.AH$3]+[.AI22]*[.AI$3]+[.AJ22]*[.AJ$3]+[.AK22]*[.AK$3]+[.AL22]*[.AL$3]+[.AM22]*[.AM$3]+[.AN22]*[.AN$3]+[.AO22]*[.AO$3]+[.AP22]*[.AP$3]+[.AQ22]*[.AQ$3]+[.AR22]*[.AR$3]+[.AS22]*[.AS$3]+[.AT22]*[.AT$3]+[.AU22]*[.AU$3]+[.AV22]*[.AV$3]+[.AW22]*[.AW$3]+[.AX22]*[.AX$3]+[.AY22]*[.AY$3]+[.AZ22]*[.AZ$3]+[.BA22]*[.BA$3]" office:value-type="float" office:value="26" calcext:value-type="float">
            <text:p>26</text:p>
          </table:table-cell>
          <table:table-cell table:style-name="ce357" table:formula="of:=[.D22]*[.E22]" office:value-type="currency" office:currency="RUB" office:value="78" calcext:value-type="currency">
            <text:p>78 ₽</text:p>
          </table:table-cell>
          <table:table-cell table:style-name="ce360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2"/>
          <table:table-cell table:style-name="ce374" office:value-type="float" office:value="2" calcext:value-type="float">
            <text:p>2</text:p>
          </table:table-cell>
          <table:table-cell table:style-name="ce374" office:value-type="float" office:value="4" calcext:value-type="float">
            <text:p>4</text:p>
          </table:table-cell>
          <table:table-cell table:style-name="ce374" table:number-columns-repeated="4"/>
          <table:table-cell table:style-name="ce373" table:number-columns-repeated="4"/>
          <table:table-cell table:style-name="ce374" office:value-type="float" office:value="6" calcext:value-type="float">
            <text:p>6</text:p>
          </table:table-cell>
          <table:table-cell table:style-name="ce374" table:number-columns-repeated="2"/>
          <table:table-cell table:style-name="ce374" table:formula="of:=8*[.AC3]" office:value-type="float" office:value="24" calcext:value-type="float">
            <text:p>24</text:p>
          </table:table-cell>
          <table:table-cell table:style-name="ce374" table:formula="of:=[Настройки.$B$10]/[.AC3]" office:value-type="float" office:value="2" calcext:value-type="float">
            <text:p>2</text:p>
          </table:table-cell>
          <table:table-cell table:style-name="ce374"/>
          <table:table-cell table:style-name="ce373" table:number-columns-repeated="2"/>
          <table:table-cell table:style-name="ce373" office:value-type="float" office:value="4" calcext:value-type="float">
            <text:p>4</text:p>
          </table:table-cell>
          <table:table-cell table:style-name="ce373" table:number-columns-repeated="20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4х12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23]*[.J$3]+[.K23]*[.K$3]+[.L23]*[.L$3]+[.M23]*[.M$3]+[.N23]*[.N$3]+[.O23]*[.O$3]+[.P23]*[.P$3]+[.Q23]*[.Q$3]+[.R23]*[.R$3]+[.S23]*[.S$3]+[.T23]*[.T$3]+[.U23]*[.U$3]+[.V23]*[.V$3]+[.W23]*[.W$3]+[.X23]*[.X$3]+[.Y23]*[.Y$3]+[.Z23]*[.Z$3]+[.AA23]*[.AA$3]+[.AB23]*[.AB$3]+[.AC23]*[.AC$3]+[.AD23]*[.AD$3]+[.AE23]*[.AE$3]+[.AF23]*[.AF$3]+[.AG23]*[.AG$3]+[.AH23]*[.AH$3]+[.AI23]*[.AI$3]+[.AJ23]*[.AJ$3]+[.AK23]*[.AK$3]+[.AL23]*[.AL$3]+[.AM23]*[.AM$3]+[.AN23]*[.AN$3]+[.AO23]*[.AO$3]+[.AP23]*[.AP$3]+[.AQ23]*[.AQ$3]+[.AR23]*[.AR$3]+[.AS23]*[.AS$3]+[.AT23]*[.AT$3]+[.AU23]*[.AU$3]+[.AV23]*[.AV$3]+[.AW23]*[.AW$3]+[.AX23]*[.AX$3]+[.AY23]*[.AY$3]+[.AZ23]*[.AZ$3]+[.BA23]*[.BA$3]" office:value-type="float" office:value="8" calcext:value-type="float">
            <text:p>8</text:p>
          </table:table-cell>
          <table:table-cell table:style-name="ce357" table:formula="of:=[.D23]*[.E23]" office:value-type="currency" office:currency="RUB" office:value="32" calcext:value-type="currency">
            <text:p>32 ₽</text:p>
          </table:table-cell>
          <table:table-cell table:style-name="ce360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349"/>
          <table:table-cell table:style-name="ce373" table:number-columns-repeated="2"/>
          <table:table-cell table:style-name="ce373" office:value-type="float" office:value="2" calcext:value-type="float">
            <text:p>2</text:p>
          </table:table-cell>
          <table:table-cell table:style-name="ce374" table:number-columns-repeated="8"/>
          <table:table-cell table:style-name="ce373" table:number-columns-repeated="4"/>
          <table:table-cell table:style-name="ce374"/>
          <table:table-cell table:style-name="ce374" office:value-type="float" office:value="2" calcext:value-type="float">
            <text:p>2</text:p>
          </table:table-cell>
          <table:table-cell table:style-name="ce374" table:number-columns-repeated="4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5х12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24]*[.J$3]+[.K24]*[.K$3]+[.L24]*[.L$3]+[.M24]*[.M$3]+[.N24]*[.N$3]+[.O24]*[.O$3]+[.P24]*[.P$3]+[.Q24]*[.Q$3]+[.R24]*[.R$3]+[.S24]*[.S$3]+[.T24]*[.T$3]+[.U24]*[.U$3]+[.V24]*[.V$3]+[.W24]*[.W$3]+[.X24]*[.X$3]+[.Y24]*[.Y$3]+[.Z24]*[.Z$3]+[.AA24]*[.AA$3]+[.AB24]*[.AB$3]+[.AC24]*[.AC$3]+[.AD24]*[.AD$3]+[.AE24]*[.AE$3]+[.AF24]*[.AF$3]+[.AG24]*[.AG$3]+[.AH24]*[.AH$3]+[.AI24]*[.AI$3]+[.AJ24]*[.AJ$3]+[.AK24]*[.AK$3]+[.AL24]*[.AL$3]+[.AM24]*[.AM$3]+[.AN24]*[.AN$3]+[.AO24]*[.AO$3]+[.AP24]*[.AP$3]+[.AQ24]*[.AQ$3]+[.AR24]*[.AR$3]+[.AS24]*[.AS$3]+[.AT24]*[.AT$3]+[.AU24]*[.AU$3]+[.AV24]*[.AV$3]+[.AW24]*[.AW$3]+[.AX24]*[.AX$3]+[.AY24]*[.AY$3]+[.AZ24]*[.AZ$3]+[.BA24]*[.BA$3]" office:value-type="float" office:value="24" calcext:value-type="float">
            <text:p>24</text:p>
          </table:table-cell>
          <table:table-cell table:style-name="ce357" table:formula="of:=[.D24]*[.E24]" office:value-type="currency" office:currency="RUB" office:value="96" calcext:value-type="currency">
            <text:p>96 ₽</text:p>
          </table:table-cell>
          <table:table-cell table:style-name="ce360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360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20"/>
          <table:table-cell table:style-name="ce373" office:value-type="float" office:value="6" calcext:value-type="float">
            <text:p>6</text:p>
          </table:table-cell>
          <table:table-cell table:style-name="ce373" table:number-columns-repeated="2"/>
          <table:table-cell table:number-columns-repeated="969"/>
        </table:table-row>
        <table:table-row table:style-name="ro7">
          <table:table-cell table:style-name="ce343" office:value-type="string" calcext:value-type="string" table:number-columns-spanned="1" table:number-rows-spanned="4">
            <text:p>Винт с цилиндрической головкой и шестигранным углублением под ключ</text:p>
          </table:table-cell>
          <table:table-cell table:style-name="ce349" office:value-type="string" calcext:value-type="string" table:number-columns-spanned="1" table:number-rows-spanned="4">
            <text:p>DIN 912</text:p>
          </table:table-cell>
          <table:table-cell table:style-name="ce279" office:value-type="string" calcext:value-type="string">
            <text:p>М3х8</text:p>
          </table:table-cell>
          <table:table-cell table:style-name="ce357" office:value-type="currency" office:currency="RUB" office:value="2" calcext:value-type="currency">
            <text:p>2 ₽</text:p>
          </table:table-cell>
          <table:table-cell table:style-name="ce349" table:formula="of:=[.J25]*[.J$3]+[.K25]*[.K$3]+[.L25]*[.L$3]+[.M25]*[.M$3]+[.N25]*[.N$3]+[.O25]*[.O$3]+[.P25]*[.P$3]+[.Q25]*[.Q$3]+[.R25]*[.R$3]+[.S25]*[.S$3]+[.T25]*[.T$3]+[.U25]*[.U$3]+[.V25]*[.V$3]+[.W25]*[.W$3]+[.X25]*[.X$3]+[.Y25]*[.Y$3]+[.Z25]*[.Z$3]+[.AA25]*[.AA$3]+[.AB25]*[.AB$3]+[.AC25]*[.AC$3]+[.AD25]*[.AD$3]+[.AE25]*[.AE$3]+[.AF25]*[.AF$3]+[.AG25]*[.AG$3]+[.AH25]*[.AH$3]+[.AI25]*[.AI$3]+[.AJ25]*[.AJ$3]+[.AK25]*[.AK$3]+[.AL25]*[.AL$3]+[.AM25]*[.AM$3]+[.AN25]*[.AN$3]+[.AO25]*[.AO$3]+[.AP25]*[.AP$3]+[.AQ25]*[.AQ$3]+[.AR25]*[.AR$3]+[.AS25]*[.AS$3]+[.AT25]*[.AT$3]+[.AU25]*[.AU$3]+[.AV25]*[.AV$3]+[.AW25]*[.AW$3]+[.AX25]*[.AX$3]+[.AY25]*[.AY$3]+[.AZ25]*[.AZ$3]+[.BA25]*[.BA$3]" office:value-type="float" office:value="150" calcext:value-type="float">
            <text:p>150</text:p>
          </table:table-cell>
          <table:table-cell table:style-name="ce357" table:formula="of:=[.D25]*[.E25]" office:value-type="currency" office:currency="RUB" office:value="300" calcext:value-type="currency">
            <text:p>300 ₽</text:p>
          </table:table-cell>
          <table:table-cell table:style-name="ce360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360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349"/>
          <table:table-cell table:style-name="ce373" table:formula="of:=FLOOR([$'Покупные изделия'.D26]/30;1)*2" office:value-type="float" office:value="20" calcext:value-type="float">
            <text:p>20</text:p>
          </table:table-cell>
          <table:table-cell table:style-name="ce373" table:formula="of:=CEILING([$'Покупные изделия'.D20]/20;1)" office:value-type="float" office:value="26" calcext:value-type="float">
            <text:p>26</text:p>
          </table:table-cell>
          <table:table-cell table:style-name="ce373"/>
          <table:table-cell table:style-name="ce374" table:number-columns-repeated="8"/>
          <table:table-cell table:style-name="ce373" table:number-columns-repeated="4"/>
          <table:table-cell table:style-name="ce374"/>
          <table:table-cell table:style-name="ce374" office:value-type="float" office:value="4" calcext:value-type="float">
            <text:p>4</text:p>
          </table:table-cell>
          <table:table-cell table:style-name="ce374" table:number-columns-repeated="4"/>
          <table:table-cell table:style-name="ce373" office:value-type="float" office:value="2" calcext:value-type="float">
            <text:p>2</text:p>
          </table:table-cell>
          <table:table-cell table:style-name="ce373" table:number-columns-repeated="6"/>
          <table:table-cell table:style-name="ce373" office:value-type="float" office:value="1" calcext:value-type="float">
            <text:p>1</text:p>
          </table:table-cell>
          <table:table-cell table:style-name="ce373" table:number-columns-repeated="13"/>
          <table:table-cell table:style-name="ce373" table:formula="of:=[$Расчёты.B93]+2*9" office:value-type="float" office:value="40" calcext:value-type="float">
            <text:p>40</text:p>
          </table:table-cell>
          <table:table-cell table:style-name="ce373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3х20</text:p>
          </table:table-cell>
          <table:table-cell table:style-name="ce357" office:value-type="currency" office:currency="RUB" office:value="5" calcext:value-type="currency">
            <text:p>5 ₽</text:p>
          </table:table-cell>
          <table:table-cell table:style-name="ce349" table:formula="of:=[.J26]*[.J$3]+[.K26]*[.K$3]+[.L26]*[.L$3]+[.M26]*[.M$3]+[.N26]*[.N$3]+[.O26]*[.O$3]+[.P26]*[.P$3]+[.Q26]*[.Q$3]+[.R26]*[.R$3]+[.S26]*[.S$3]+[.T26]*[.T$3]+[.U26]*[.U$3]+[.V26]*[.V$3]+[.W26]*[.W$3]+[.X26]*[.X$3]+[.Y26]*[.Y$3]+[.Z26]*[.Z$3]+[.AA26]*[.AA$3]+[.AB26]*[.AB$3]+[.AC26]*[.AC$3]+[.AD26]*[.AD$3]+[.AE26]*[.AE$3]+[.AF26]*[.AF$3]+[.AG26]*[.AG$3]+[.AH26]*[.AH$3]+[.AI26]*[.AI$3]+[.AJ26]*[.AJ$3]+[.AK26]*[.AK$3]+[.AL26]*[.AL$3]+[.AM26]*[.AM$3]+[.AN26]*[.AN$3]+[.AO26]*[.AO$3]+[.AP26]*[.AP$3]+[.AQ26]*[.AQ$3]+[.AR26]*[.AR$3]+[.AS26]*[.AS$3]+[.AT26]*[.AT$3]+[.AU26]*[.AU$3]+[.AV26]*[.AV$3]+[.AW26]*[.AW$3]+[.AX26]*[.AX$3]+[.AY26]*[.AY$3]+[.AZ26]*[.AZ$3]+[.BA26]*[.BA$3]" office:value-type="float" office:value="8" calcext:value-type="float">
            <text:p>8</text:p>
          </table:table-cell>
          <table:table-cell table:style-name="ce357" table:formula="of:=[.D26]*[.E26]" office:value-type="currency" office:currency="RUB" office:value="40" calcext:value-type="currency">
            <text:p>40 ₽</text:p>
          </table:table-cell>
          <table:table-cell table:style-name="ce360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360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/>
          <table:table-cell table:style-name="ce374" office:value-type="float" office:value="2" calcext:value-type="float">
            <text:p>2</text:p>
          </table:table-cell>
          <table:table-cell table:style-name="ce374" table:number-columns-repeated="4"/>
          <table:table-cell table:style-name="ce374" office:value-type="float" office:value="2" calcext:value-type="float">
            <text:p>2</text:p>
          </table:table-cell>
          <table:table-cell table:style-name="ce374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3х40</text:p>
          </table:table-cell>
          <table:table-cell table:style-name="ce357" office:value-type="currency" office:currency="RUB" office:value="8" calcext:value-type="currency">
            <text:p>8 ₽</text:p>
          </table:table-cell>
          <table:table-cell table:style-name="ce349" table:formula="of:=[.J27]*[.J$3]+[.K27]*[.K$3]+[.L27]*[.L$3]+[.M27]*[.M$3]+[.N27]*[.N$3]+[.O27]*[.O$3]+[.P27]*[.P$3]+[.Q27]*[.Q$3]+[.R27]*[.R$3]+[.S27]*[.S$3]+[.T27]*[.T$3]+[.U27]*[.U$3]+[.V27]*[.V$3]+[.W27]*[.W$3]+[.X27]*[.X$3]+[.Y27]*[.Y$3]+[.Z27]*[.Z$3]+[.AA27]*[.AA$3]+[.AB27]*[.AB$3]+[.AC27]*[.AC$3]+[.AD27]*[.AD$3]+[.AE27]*[.AE$3]+[.AF27]*[.AF$3]+[.AG27]*[.AG$3]+[.AH27]*[.AH$3]+[.AI27]*[.AI$3]+[.AJ27]*[.AJ$3]+[.AK27]*[.AK$3]+[.AL27]*[.AL$3]+[.AM27]*[.AM$3]+[.AN27]*[.AN$3]+[.AO27]*[.AO$3]+[.AP27]*[.AP$3]+[.AQ27]*[.AQ$3]+[.AR27]*[.AR$3]+[.AS27]*[.AS$3]+[.AT27]*[.AT$3]+[.AU27]*[.AU$3]+[.AV27]*[.AV$3]+[.AW27]*[.AW$3]+[.AX27]*[.AX$3]+[.AY27]*[.AY$3]+[.AZ27]*[.AZ$3]+[.BA27]*[.BA$3]" office:value-type="float" office:value="0" calcext:value-type="float">
            <text:p>0</text:p>
          </table:table-cell>
          <table:table-cell table:style-name="ce357" table:formula="of:=[.D27]*[.E27]" office:value-type="currency" office:currency="RUB" office:value="0" calcext:value-type="currency">
            <text:p>0 ₽</text:p>
          </table:table-cell>
          <table:table-cell table:style-name="ce360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360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5х16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28]*[.J$3]+[.K28]*[.K$3]+[.L28]*[.L$3]+[.M28]*[.M$3]+[.N28]*[.N$3]+[.O28]*[.O$3]+[.P28]*[.P$3]+[.Q28]*[.Q$3]+[.R28]*[.R$3]+[.S28]*[.S$3]+[.T28]*[.T$3]+[.U28]*[.U$3]+[.V28]*[.V$3]+[.W28]*[.W$3]+[.X28]*[.X$3]+[.Y28]*[.Y$3]+[.Z28]*[.Z$3]+[.AA28]*[.AA$3]+[.AB28]*[.AB$3]+[.AC28]*[.AC$3]+[.AD28]*[.AD$3]+[.AE28]*[.AE$3]+[.AF28]*[.AF$3]+[.AG28]*[.AG$3]+[.AH28]*[.AH$3]+[.AI28]*[.AI$3]+[.AJ28]*[.AJ$3]+[.AK28]*[.AK$3]+[.AL28]*[.AL$3]+[.AM28]*[.AM$3]+[.AN28]*[.AN$3]+[.AO28]*[.AO$3]+[.AP28]*[.AP$3]+[.AQ28]*[.AQ$3]+[.AR28]*[.AR$3]+[.AS28]*[.AS$3]+[.AT28]*[.AT$3]+[.AU28]*[.AU$3]+[.AV28]*[.AV$3]+[.AW28]*[.AW$3]+[.AX28]*[.AX$3]+[.AY28]*[.AY$3]+[.AZ28]*[.AZ$3]+[.BA28]*[.BA$3]" office:value-type="float" office:value="2" calcext:value-type="float">
            <text:p>2</text:p>
          </table:table-cell>
          <table:table-cell table:style-name="ce357" table:formula="of:=[.D28]*[.E28]" office:value-type="currency" office:currency="RUB" office:value="8" calcext:value-type="currency">
            <text:p>8 ₽</text:p>
          </table:table-cell>
          <table:table-cell table:style-name="ce360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360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6"/>
          <table:table-cell table:style-name="ce374" office:value-type="float" office:value="1" calcext:value-type="float">
            <text:p>1</text:p>
          </table:table-cell>
          <table:table-cell table:style-name="ce374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table-cell table:style-name="ce265" office:value-type="string" calcext:value-type="string">
            <text:p>Болт</text:p>
          </table:table-cell>
          <table:table-cell table:style-name="ce349" office:value-type="string" calcext:value-type="string">
            <text:p>DIN 933</text:p>
          </table:table-cell>
          <table:table-cell table:style-name="ce279" office:value-type="string" calcext:value-type="string">
            <text:p>М5х50</text:p>
          </table:table-cell>
          <table:table-cell table:style-name="ce357" office:value-type="currency" office:currency="RUB" office:value="4" calcext:value-type="currency">
            <text:p>4 ₽</text:p>
          </table:table-cell>
          <table:table-cell table:style-name="ce349" table:formula="of:=[.J29]*[.J$3]+[.K29]*[.K$3]+[.L29]*[.L$3]+[.M29]*[.M$3]+[.N29]*[.N$3]+[.O29]*[.O$3]+[.P29]*[.P$3]+[.Q29]*[.Q$3]+[.R29]*[.R$3]+[.S29]*[.S$3]+[.T29]*[.T$3]+[.U29]*[.U$3]+[.V29]*[.V$3]+[.W29]*[.W$3]+[.X29]*[.X$3]+[.Y29]*[.Y$3]+[.Z29]*[.Z$3]+[.AA29]*[.AA$3]+[.AB29]*[.AB$3]+[.AC29]*[.AC$3]+[.AD29]*[.AD$3]+[.AE29]*[.AE$3]+[.AF29]*[.AF$3]+[.AG29]*[.AG$3]+[.AH29]*[.AH$3]+[.AI29]*[.AI$3]+[.AJ29]*[.AJ$3]+[.AK29]*[.AK$3]+[.AL29]*[.AL$3]+[.AM29]*[.AM$3]+[.AN29]*[.AN$3]+[.AO29]*[.AO$3]+[.AP29]*[.AP$3]+[.AQ29]*[.AQ$3]+[.AR29]*[.AR$3]+[.AS29]*[.AS$3]+[.AT29]*[.AT$3]+[.AU29]*[.AU$3]+[.AV29]*[.AV$3]+[.AW29]*[.AW$3]+[.AX29]*[.AX$3]+[.AY29]*[.AY$3]+[.AZ29]*[.AZ$3]+[.BA29]*[.BA$3]" office:value-type="float" office:value="4" calcext:value-type="float">
            <text:p>4</text:p>
          </table:table-cell>
          <table:table-cell table:style-name="ce357" table:formula="of:=[.D29]*[.E29]" office:value-type="currency" office:currency="RUB" office:value="16" calcext:value-type="currency">
            <text:p>16 ₽</text:p>
          </table:table-cell>
          <table:table-cell table:style-name="ce360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360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5"/>
          <table:table-cell table:number-columns-repeated="2" table:style-name="ce374" office:value-type="float" office:value="1" calcext:value-type="float">
            <text:p>1</text:p>
          </table:table-cell>
          <table:table-cell table:style-name="ce374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table-cell table:style-name="ce265" office:value-type="string" calcext:value-type="string" table:number-columns-spanned="1" table:number-rows-spanned="3">
            <text:p>Гайка шестигранная</text:p>
          </table:table-cell>
          <table:table-cell table:style-name="ce349" office:value-type="string" calcext:value-type="string" table:number-columns-spanned="1" table:number-rows-spanned="3">
            <text:p>DIN 934</text:p>
          </table:table-cell>
          <table:table-cell table:style-name="ce279" office:value-type="string" calcext:value-type="string">
            <text:p>М3</text:p>
          </table:table-cell>
          <table:table-cell table:style-name="ce357" office:value-type="currency" office:currency="RUB" office:value="2" calcext:value-type="currency">
            <text:p>2 ₽</text:p>
          </table:table-cell>
          <table:table-cell table:style-name="ce349" table:formula="of:=[.J30]*[.J$3]+[.K30]*[.K$3]+[.L30]*[.L$3]+[.M30]*[.M$3]+[.N30]*[.N$3]+[.O30]*[.O$3]+[.P30]*[.P$3]+[.Q30]*[.Q$3]+[.R30]*[.R$3]+[.S30]*[.S$3]+[.T30]*[.T$3]+[.U30]*[.U$3]+[.V30]*[.V$3]+[.W30]*[.W$3]+[.X30]*[.X$3]+[.Y30]*[.Y$3]+[.Z30]*[.Z$3]+[.AA30]*[.AA$3]+[.AB30]*[.AB$3]+[.AC30]*[.AC$3]+[.AD30]*[.AD$3]+[.AE30]*[.AE$3]+[.AF30]*[.AF$3]+[.AG30]*[.AG$3]+[.AH30]*[.AH$3]+[.AI30]*[.AI$3]+[.AJ30]*[.AJ$3]+[.AK30]*[.AK$3]+[.AL30]*[.AL$3]+[.AM30]*[.AM$3]+[.AN30]*[.AN$3]+[.AO30]*[.AO$3]+[.AP30]*[.AP$3]+[.AQ30]*[.AQ$3]+[.AR30]*[.AR$3]+[.AS30]*[.AS$3]+[.AT30]*[.AT$3]+[.AU30]*[.AU$3]+[.AV30]*[.AV$3]+[.AW30]*[.AW$3]+[.AX30]*[.AX$3]+[.AY30]*[.AY$3]+[.AZ30]*[.AZ$3]+[.BA30]*[.BA$3]" office:value-type="float" office:value="62" calcext:value-type="float">
            <text:p>62</text:p>
          </table:table-cell>
          <table:table-cell table:style-name="ce357" table:formula="of:=[.D30]*[.E30]" office:value-type="currency" office:currency="RUB" office:value="124" calcext:value-type="currency">
            <text:p>124 ₽</text:p>
          </table:table-cell>
          <table:table-cell table:style-name="ce360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360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349"/>
          <table:table-cell table:style-name="ce373" table:number-columns-repeated="2"/>
          <table:table-cell table:style-name="ce373" office:value-type="float" office:value="4" calcext:value-type="float">
            <text:p>4</text:p>
          </table:table-cell>
          <table:table-cell table:style-name="ce374"/>
          <table:table-cell table:number-columns-repeated="2" table:style-name="ce374" office:value-type="float" office:value="2" calcext:value-type="float">
            <text:p>2</text:p>
          </table:table-cell>
          <table:table-cell table:style-name="ce374" table:number-columns-repeated="5"/>
          <table:table-cell table:style-name="ce373" table:number-columns-repeated="4"/>
          <table:table-cell table:style-name="ce374" table:number-columns-repeated="5"/>
          <table:table-cell table:style-name="ce374" table:formula="of:=[$Настройки.$B$10]" office:value-type="float" office:value="6" calcext:value-type="float">
            <text:p>6</text:p>
          </table:table-cell>
          <table:table-cell table:style-name="ce373" table:number-columns-repeated="5"/>
          <table:table-cell table:number-columns-repeated="2" table:style-name="ce373" office:value-type="float" office:value="4" calcext:value-type="float">
            <text:p>4</text:p>
          </table:table-cell>
          <table:table-cell table:style-name="ce373" table:number-columns-repeated="15"/>
          <table:table-cell table:style-name="ce373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4</text:p>
          </table:table-cell>
          <table:table-cell table:style-name="ce357" office:value-type="currency" office:currency="RUB" office:value="2" calcext:value-type="currency">
            <text:p>2 ₽</text:p>
          </table:table-cell>
          <table:table-cell table:style-name="ce349" table:formula="of:=[.J31]*[.J$3]+[.K31]*[.K$3]+[.L31]*[.L$3]+[.M31]*[.M$3]+[.N31]*[.N$3]+[.O31]*[.O$3]+[.P31]*[.P$3]+[.Q31]*[.Q$3]+[.R31]*[.R$3]+[.S31]*[.S$3]+[.T31]*[.T$3]+[.U31]*[.U$3]+[.V31]*[.V$3]+[.W31]*[.W$3]+[.X31]*[.X$3]+[.Y31]*[.Y$3]+[.Z31]*[.Z$3]+[.AA31]*[.AA$3]+[.AB31]*[.AB$3]+[.AC31]*[.AC$3]+[.AD31]*[.AD$3]+[.AE31]*[.AE$3]+[.AF31]*[.AF$3]+[.AG31]*[.AG$3]+[.AH31]*[.AH$3]+[.AI31]*[.AI$3]+[.AJ31]*[.AJ$3]+[.AK31]*[.AK$3]+[.AL31]*[.AL$3]+[.AM31]*[.AM$3]+[.AN31]*[.AN$3]+[.AO31]*[.AO$3]+[.AP31]*[.AP$3]+[.AQ31]*[.AQ$3]+[.AR31]*[.AR$3]+[.AS31]*[.AS$3]+[.AT31]*[.AT$3]+[.AU31]*[.AU$3]+[.AV31]*[.AV$3]+[.AW31]*[.AW$3]+[.AX31]*[.AX$3]+[.AY31]*[.AY$3]+[.AZ31]*[.AZ$3]+[.BA31]*[.BA$3]" office:value-type="float" office:value="6" calcext:value-type="float">
            <text:p>6</text:p>
          </table:table-cell>
          <table:table-cell table:style-name="ce357" table:formula="of:=[.D31]*[.E31]" office:value-type="currency" office:currency="RUB" office:value="12" calcext:value-type="currency">
            <text:p>12 ₽</text:p>
          </table:table-cell>
          <table:table-cell table:style-name="ce360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360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office:value-type="float" office:value="3" calcext:value-type="float">
            <text:p>3</text:p>
          </table:table-cell>
          <table:table-cell table:style-name="ce374" table:number-columns-repeated="5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5</text:p>
          </table:table-cell>
          <table:table-cell table:style-name="ce357" office:value-type="currency" office:currency="RUB" office:value="2" calcext:value-type="currency">
            <text:p>2 ₽</text:p>
          </table:table-cell>
          <table:table-cell table:style-name="ce349" table:formula="of:=[.J32]*[.J$3]+[.K32]*[.K$3]+[.L32]*[.L$3]+[.M32]*[.M$3]+[.N32]*[.N$3]+[.O32]*[.O$3]+[.P32]*[.P$3]+[.Q32]*[.Q$3]+[.R32]*[.R$3]+[.S32]*[.S$3]+[.T32]*[.T$3]+[.U32]*[.U$3]+[.V32]*[.V$3]+[.W32]*[.W$3]+[.X32]*[.X$3]+[.Y32]*[.Y$3]+[.Z32]*[.Z$3]+[.AA32]*[.AA$3]+[.AB32]*[.AB$3]+[.AC32]*[.AC$3]+[.AD32]*[.AD$3]+[.AE32]*[.AE$3]+[.AF32]*[.AF$3]+[.AG32]*[.AG$3]+[.AH32]*[.AH$3]+[.AI32]*[.AI$3]+[.AJ32]*[.AJ$3]+[.AK32]*[.AK$3]+[.AL32]*[.AL$3]+[.AM32]*[.AM$3]+[.AN32]*[.AN$3]+[.AO32]*[.AO$3]+[.AP32]*[.AP$3]+[.AQ32]*[.AQ$3]+[.AR32]*[.AR$3]+[.AS32]*[.AS$3]+[.AT32]*[.AT$3]+[.AU32]*[.AU$3]+[.AV32]*[.AV$3]+[.AW32]*[.AW$3]+[.AX32]*[.AX$3]+[.AY32]*[.AY$3]+[.AZ32]*[.AZ$3]+[.BA32]*[.BA$3]" office:value-type="float" office:value="4" calcext:value-type="float">
            <text:p>4</text:p>
          </table:table-cell>
          <table:table-cell table:style-name="ce357" table:formula="of:=[.D32]*[.E32]" office:value-type="currency" office:currency="RUB" office:value="8" calcext:value-type="currency">
            <text:p>8 ₽</text:p>
          </table:table-cell>
          <table:table-cell table:style-name="ce360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360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5"/>
          <table:table-cell table:number-columns-repeated="2" table:style-name="ce374" office:value-type="float" office:value="1" calcext:value-type="float">
            <text:p>1</text:p>
          </table:table-cell>
          <table:table-cell table:style-name="ce374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table-cell table:style-name="ce279" office:value-type="string" calcext:value-type="string" table:number-columns-spanned="1" table:number-rows-spanned="2">
            <text:p>Т-гайка с шариком</text:p>
          </table:table-cell>
          <table:table-cell table:style-name="ce349" table:number-columns-spanned="1" table:number-rows-spanned="2"/>
          <table:table-cell table:style-name="ce279" office:value-type="string" calcext:value-type="string">
            <text:p>М3</text:p>
          </table:table-cell>
          <table:table-cell table:style-name="ce357" office:value-type="currency" office:currency="RUB" office:value="7.6" calcext:value-type="currency">
            <text:p>8 ₽</text:p>
          </table:table-cell>
          <table:table-cell table:style-name="ce349" table:formula="of:=[.J33]*[.J$3]+[.K33]*[.K$3]+[.L33]*[.L$3]+[.M33]*[.M$3]+[.N33]*[.N$3]+[.O33]*[.O$3]+[.P33]*[.P$3]+[.Q33]*[.Q$3]+[.R33]*[.R$3]+[.S33]*[.S$3]+[.T33]*[.T$3]+[.U33]*[.U$3]+[.V33]*[.V$3]+[.W33]*[.W$3]+[.X33]*[.X$3]+[.Y33]*[.Y$3]+[.Z33]*[.Z$3]+[.AA33]*[.AA$3]+[.AB33]*[.AB$3]+[.AC33]*[.AC$3]+[.AD33]*[.AD$3]+[.AE33]*[.AE$3]+[.AF33]*[.AF$3]+[.AG33]*[.AG$3]+[.AH33]*[.AH$3]+[.AI33]*[.AI$3]+[.AJ33]*[.AJ$3]+[.AK33]*[.AK$3]+[.AL33]*[.AL$3]+[.AM33]*[.AM$3]+[.AN33]*[.AN$3]+[.AO33]*[.AO$3]+[.AP33]*[.AP$3]+[.AQ33]*[.AQ$3]+[.AR33]*[.AR$3]+[.AS33]*[.AS$3]+[.AT33]*[.AT$3]+[.AU33]*[.AU$3]+[.AV33]*[.AV$3]+[.AW33]*[.AW$3]+[.AX33]*[.AX$3]+[.AY33]*[.AY$3]+[.AZ33]*[.AZ$3]+[.BA33]*[.BA$3]" office:value-type="float" office:value="46" calcext:value-type="float">
            <text:p>46</text:p>
          </table:table-cell>
          <table:table-cell table:style-name="ce357" table:formula="of:=[.D33]*[.E33]" office:value-type="currency" office:currency="RUB" office:value="349.6" calcext:value-type="currency">
            <text:p>350 ₽</text:p>
          </table:table-cell>
          <table:table-cell table:style-name="ce360" office:value-type="string" calcext:value-type="string">
            <text:p><text:a xlink:href="https://alli.pub/6jzhxh" xlink:type="simple">AE</text:a></text:p>
          </table:table-cell>
          <table:table-cell table:style-name="ce360"/>
          <table:covered-table-cell table:style-name="ce349"/>
          <table:table-cell table:style-name="ce373" table:formula="of:=[.J25]" office:value-type="float" office:value="20" calcext:value-type="float">
            <text:p>20</text:p>
          </table:table-cell>
          <table:table-cell table:style-name="ce373" table:formula="of:=[.K25]" office:value-type="float" office:value="26" calcext:value-type="float">
            <text:p>26</text:p>
          </table:table-cell>
          <table:table-cell table:style-name="ce37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79"/>
          <table:covered-table-cell table:style-name="ce349"/>
          <table:table-cell table:style-name="ce279" office:value-type="string" calcext:value-type="string">
            <text:p>М4</text:p>
          </table:table-cell>
          <table:table-cell table:style-name="ce357" office:value-type="currency" office:currency="RUB" office:value="7.6" calcext:value-type="currency">
            <text:p>8 ₽</text:p>
          </table:table-cell>
          <table:table-cell table:style-name="ce349" table:formula="of:=[.J34]*[.J$3]+[.K34]*[.K$3]+[.L34]*[.L$3]+[.M34]*[.M$3]+[.N34]*[.N$3]+[.O34]*[.O$3]+[.P34]*[.P$3]+[.Q34]*[.Q$3]+[.R34]*[.R$3]+[.S34]*[.S$3]+[.T34]*[.T$3]+[.U34]*[.U$3]+[.V34]*[.V$3]+[.W34]*[.W$3]+[.X34]*[.X$3]+[.Y34]*[.Y$3]+[.Z34]*[.Z$3]+[.AA34]*[.AA$3]+[.AB34]*[.AB$3]+[.AC34]*[.AC$3]+[.AD34]*[.AD$3]+[.AE34]*[.AE$3]+[.AF34]*[.AF$3]+[.AG34]*[.AG$3]+[.AH34]*[.AH$3]+[.AI34]*[.AI$3]+[.AJ34]*[.AJ$3]+[.AK34]*[.AK$3]+[.AL34]*[.AL$3]+[.AM34]*[.AM$3]+[.AN34]*[.AN$3]+[.AO34]*[.AO$3]+[.AP34]*[.AP$3]+[.AQ34]*[.AQ$3]+[.AR34]*[.AR$3]+[.AS34]*[.AS$3]+[.AT34]*[.AT$3]+[.AU34]*[.AU$3]+[.AV34]*[.AV$3]+[.AW34]*[.AW$3]+[.AX34]*[.AX$3]+[.AY34]*[.AY$3]+[.AZ34]*[.AZ$3]+[.BA34]*[.BA$3]" office:value-type="float" office:value="273" calcext:value-type="float">
            <text:p>273</text:p>
          </table:table-cell>
          <table:table-cell table:style-name="ce357" table:formula="of:=[.D34]*[.E34]" office:value-type="currency" office:currency="RUB" office:value="2074.8" calcext:value-type="currency">
            <text:p>2 075 ₽</text:p>
          </table:table-cell>
          <table:table-cell table:style-name="ce360" office:value-type="string" calcext:value-type="string">
            <text:p><text:a xlink:href="https://alli.pub/6jzhxh" xlink:type="simple">AE</text:a></text:p>
          </table:table-cell>
          <table:table-cell table:style-name="ce360"/>
          <table:covered-table-cell table:style-name="ce349"/>
          <table:table-cell table:style-name="ce373" table:number-columns-repeated="2"/>
          <table:table-cell table:style-name="ce373" table:formula="of:=[.L9]+[.L10]+[.L12]+[.L22]+[.L23]-[.L31]" office:value-type="float" office:value="2" calcext:value-type="float">
            <text:p>2</text:p>
          </table:table-cell>
          <table:table-cell table:style-name="ce373" table:number-columns-repeated="2"/>
          <table:table-cell table:style-name="ce373" table:formula="of:=[.O9]+[.O10]+[.O12]+[.O22]+[.O23]-[.O31]" office:value-type="float" office:value="6" calcext:value-type="float">
            <text:p>6</text:p>
          </table:table-cell>
          <table:table-cell table:style-name="ce373" table:formula="of:=[.P9]+[.P10]+[.P12]+[.P22]+[.P23]-[.P31]" office:value-type="float" office:value="10" calcext:value-type="float">
            <text:p>10</text:p>
          </table:table-cell>
          <table:table-cell table:style-name="ce373" table:formula="of:=[.Q9]+[.Q10]+[.Q12]+[.Q22]+[.Q23]-[.Q31]" office:value-type="float" office:value="4" calcext:value-type="float">
            <text:p>4</text:p>
          </table:table-cell>
          <table:table-cell table:style-name="ce373" table:number-columns-repeated="2"/>
          <table:table-cell table:style-name="ce373" table:formula="of:=[.T9]+[.T10]+[.T12]+[.T22]+[.T23]-[.T31]" office:value-type="float" office:value="4" calcext:value-type="float">
            <text:p>4</text:p>
          </table:table-cell>
          <table:table-cell table:style-name="ce373" table:formula="of:=[.U9]+[.U10]+[.U12]+[.U22]+[.U23]-[.U31]" office:value-type="float" office:value="2" calcext:value-type="float">
            <text:p>2</text:p>
          </table:table-cell>
          <table:table-cell table:style-name="ce373" table:formula="of:=[.V9]+[.V10]+[.V12]+[.V22]+[.V23]-[.V31]" office:value-type="float" office:value="1" calcext:value-type="float">
            <text:p>1</text:p>
          </table:table-cell>
          <table:table-cell table:style-name="ce373" table:number-columns-repeated="2"/>
          <table:table-cell table:style-name="ce373" table:formula="of:=[.Y9]+[.Y10]+[.Y12]+[.Y22]+[.Y23]-[.Y31]" office:value-type="float" office:value="6" calcext:value-type="float">
            <text:p>6</text:p>
          </table:table-cell>
          <table:table-cell table:style-name="ce373" table:formula="of:=[.Z9]+[.Z10]+[.Z12]+[.Z22]+[.Z23]-[.Z31]" office:value-type="float" office:value="4" calcext:value-type="float">
            <text:p>4</text:p>
          </table:table-cell>
          <table:table-cell table:style-name="ce374" table:number-columns-repeated="2"/>
          <table:table-cell table:style-name="ce374" table:formula="of:=[.AC9]+[.AC10]+[.AC12]+[.AC22]+[.AC23]-[.AC31]" office:value-type="float" office:value="2" calcext:value-type="float">
            <text:p>2</text:p>
          </table:table-cell>
          <table:table-cell table:style-name="ce373"/>
          <table:table-cell table:style-name="ce373" table:formula="of:=[.AE9]+[.AE10]+[.AE12]+[.AE22]+[.AE23]-[.AE31]" office:value-type="float" office:value="2" calcext:value-type="float">
            <text:p>2</text:p>
          </table:table-cell>
          <table:table-cell table:style-name="ce373"/>
          <table:table-cell table:style-name="ce373" table:formula="of:=[.AG9]+[.AG10]+[.AG12]+[.AG22]+[.AG23]-[.AG31]" office:value-type="float" office:value="4" calcext:value-type="float">
            <text:p>4</text:p>
          </table:table-cell>
          <table:table-cell table:style-name="ce373" table:formula="of:=[.AH9]+[.AH10]+[.AH12]+[.AH22]+[.AH23]-[.AH31]" office:value-type="float" office:value="190" calcext:value-type="float">
            <text:p>190</text:p>
          </table:table-cell>
          <table:table-cell table:style-name="ce373" table:number-columns-repeated="5"/>
          <table:table-cell table:style-name="ce373" table:formula="of:=[.AN9]+[.AN10]+[.AN12]+[.AN22]+[.AN23]-[.AN31]" office:value-type="float" office:value="2" calcext:value-type="float">
            <text:p>2</text:p>
          </table:table-cell>
          <table:table-cell table:style-name="ce373" office:value-type="float" office:value="1" calcext:value-type="float">
            <text:p>1</text:p>
          </table:table-cell>
          <table:table-cell table:style-name="ce373" table:number-columns-repeated="8"/>
          <table:table-cell table:style-name="ce373" table:formula="of:=[.AX9]+[.AX10]+[.AX12]+[.AX22]+[.AX23]-[.AX31]" office:value-type="float" office:value="4" calcext:value-type="float">
            <text:p>4</text:p>
          </table:table-cell>
          <table:table-cell table:style-name="ce373"/>
          <table:table-cell table:style-name="ce373" table:formula="of:=[.AZ9]+[.AZ10]+[.AZ12]+[.AZ22]+[.AZ23]-[.AZ31]" office:value-type="float" office:value="2" calcext:value-type="float">
            <text:p>2</text:p>
          </table:table-cell>
          <table:table-cell table:style-name="ce373"/>
          <table:table-cell table:number-columns-repeated="969"/>
        </table:table-row>
        <table:table-row table:style-name="ro7">
          <table:table-cell table:style-name="ce265" office:value-type="string" calcext:value-type="string" table:number-columns-spanned="1" table:number-rows-spanned="2">
            <text:p>Резьбовая вставка</text:p>
          </table:table-cell>
          <table:table-cell table:style-name="ce349" table:number-columns-spanned="1" table:number-rows-spanned="2"/>
          <table:table-cell table:style-name="ce279" office:value-type="string" calcext:value-type="string">
            <text:p>М3х3</text:p>
          </table:table-cell>
          <table:table-cell table:style-name="ce357" office:value-type="currency" office:currency="RUB" office:value="1.02" calcext:value-type="currency">
            <text:p>1 ₽</text:p>
          </table:table-cell>
          <table:table-cell table:style-name="ce349" table:formula="of:=[.J35]*[.J$3]+[.K35]*[.K$3]+[.L35]*[.L$3]+[.M35]*[.M$3]+[.N35]*[.N$3]+[.O35]*[.O$3]+[.P35]*[.P$3]+[.Q35]*[.Q$3]+[.R35]*[.R$3]+[.S35]*[.S$3]+[.T35]*[.T$3]+[.U35]*[.U$3]+[.V35]*[.V$3]+[.W35]*[.W$3]+[.X35]*[.X$3]+[.Y35]*[.Y$3]+[.Z35]*[.Z$3]+[.AA35]*[.AA$3]+[.AB35]*[.AB$3]+[.AC35]*[.AC$3]+[.AD35]*[.AD$3]+[.AE35]*[.AE$3]+[.AF35]*[.AF$3]+[.AG35]*[.AG$3]+[.AH35]*[.AH$3]+[.AI35]*[.AI$3]+[.AJ35]*[.AJ$3]+[.AK35]*[.AK$3]+[.AL35]*[.AL$3]+[.AM35]*[.AM$3]+[.AN35]*[.AN$3]+[.AO35]*[.AO$3]+[.AP35]*[.AP$3]+[.AQ35]*[.AQ$3]+[.AR35]*[.AR$3]+[.AS35]*[.AS$3]+[.AT35]*[.AT$3]+[.AU35]*[.AU$3]+[.AV35]*[.AV$3]+[.AW35]*[.AW$3]+[.AX35]*[.AX$3]+[.AY35]*[.AY$3]+[.AZ35]*[.AZ$3]+[.BA35]*[.BA$3]" office:value-type="float" office:value="8" calcext:value-type="float">
            <text:p>8</text:p>
          </table:table-cell>
          <table:table-cell table:style-name="ce357" table:formula="of:=[.D35]*[.E35]" office:value-type="currency" office:currency="RUB" office:value="8.16" calcext:value-type="currency">
            <text:p>8 ₽</text:p>
          </table:table-cell>
          <table:table-cell table:style-name="ce360" office:value-type="string" calcext:value-type="string">
            <text:p><text:a xlink:href="https://aliclick.shop/s/wmicc9" xlink:type="simple">AE</text:a></text:p>
          </table:table-cell>
          <table:table-cell table:style-name="ce360"/>
          <table:covered-table-cell table:style-name="ce349"/>
          <table:table-cell table:style-name="ce373" table:number-columns-repeated="3"/>
          <table:table-cell table:style-name="ce374"/>
          <table:table-cell table:style-name="ce374" office:value-type="float" office:value="4" calcext:value-type="float">
            <text:p>4</text:p>
          </table:table-cell>
          <table:table-cell table:style-name="ce374" table:number-columns-repeated="6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3х5</text:p>
          </table:table-cell>
          <table:table-cell table:style-name="ce357" office:value-type="currency" office:currency="RUB" office:value="2.23" calcext:value-type="currency">
            <text:p>2 ₽</text:p>
          </table:table-cell>
          <table:table-cell table:style-name="ce349" table:formula="of:=[.J36]*[.J$3]+[.K36]*[.K$3]+[.L36]*[.L$3]+[.M36]*[.M$3]+[.N36]*[.N$3]+[.O36]*[.O$3]+[.P36]*[.P$3]+[.Q36]*[.Q$3]+[.R36]*[.R$3]+[.S36]*[.S$3]+[.T36]*[.T$3]+[.U36]*[.U$3]+[.V36]*[.V$3]+[.W36]*[.W$3]+[.X36]*[.X$3]+[.Y36]*[.Y$3]+[.Z36]*[.Z$3]+[.AA36]*[.AA$3]+[.AB36]*[.AB$3]+[.AC36]*[.AC$3]+[.AD36]*[.AD$3]+[.AE36]*[.AE$3]+[.AF36]*[.AF$3]+[.AG36]*[.AG$3]+[.AH36]*[.AH$3]+[.AI36]*[.AI$3]+[.AJ36]*[.AJ$3]+[.AK36]*[.AK$3]+[.AL36]*[.AL$3]+[.AM36]*[.AM$3]+[.AN36]*[.AN$3]+[.AO36]*[.AO$3]+[.AP36]*[.AP$3]+[.AQ36]*[.AQ$3]+[.AR36]*[.AR$3]+[.AS36]*[.AS$3]+[.AT36]*[.AT$3]+[.AU36]*[.AU$3]+[.AV36]*[.AV$3]+[.AW36]*[.AW$3]+[.AX36]*[.AX$3]+[.AY36]*[.AY$3]+[.AZ36]*[.AZ$3]+[.BA36]*[.BA$3]" office:value-type="float" office:value="10" calcext:value-type="float">
            <text:p>10</text:p>
          </table:table-cell>
          <table:table-cell table:style-name="ce357" table:formula="of:=[.D36]*[.E36]" office:value-type="currency" office:currency="RUB" office:value="22.3" calcext:value-type="currency">
            <text:p>22 ₽</text:p>
          </table:table-cell>
          <table:table-cell table:style-name="ce360" office:value-type="string" calcext:value-type="string">
            <text:p><text:a xlink:href="https://aliclick.shop/s/wmicc9" xlink:type="simple">AE</text:a></text:p>
          </table:table-cell>
          <table:table-cell table:style-name="ce360"/>
          <table:covered-table-cell table:style-name="ce349"/>
          <table:table-cell table:style-name="ce373" table:number-columns-repeated="3"/>
          <table:table-cell table:style-name="ce374"/>
          <table:table-cell table:style-name="ce374" office:value-type="float" office:value="2" calcext:value-type="float">
            <text:p>2</text:p>
          </table:table-cell>
          <table:table-cell table:style-name="ce374" table:number-columns-repeated="6"/>
          <table:table-cell table:style-name="ce373" table:number-columns-repeated="4"/>
          <table:table-cell table:style-name="ce374" table:number-columns-repeated="5"/>
          <table:table-cell table:style-name="ce374" table:formula="of:=[$Настройки.$B$10]" office:value-type="float" office:value="6" calcext:value-type="float">
            <text:p>6</text:p>
          </table:table-cell>
          <table:table-cell table:style-name="ce373" table:number-columns-repeated="23"/>
          <table:table-cell table:number-columns-repeated="969"/>
        </table:table-row>
        <table:table-row table:style-name="ro7">
          <table:table-cell table:style-name="ce265" office:value-type="string" calcext:value-type="string">
            <text:p>Стойка</text:p>
          </table:table-cell>
          <table:table-cell table:style-name="ce349"/>
          <table:table-cell table:style-name="ce279" office:value-type="string" calcext:value-type="string">
            <text:p>M3x6</text:p>
          </table:table-cell>
          <table:table-cell table:style-name="ce357" table:formula="of:=(108+185)/60" office:value-type="currency" office:currency="RUB" office:value="4.88333333333333" calcext:value-type="currency">
            <text:p>5 ₽</text:p>
          </table:table-cell>
          <table:table-cell table:style-name="ce349" table:formula="of:=[.J37]*[.J$3]+[.K37]*[.K$3]+[.L37]*[.L$3]+[.M37]*[.M$3]+[.N37]*[.N$3]+[.O37]*[.O$3]+[.P37]*[.P$3]+[.Q37]*[.Q$3]+[.R37]*[.R$3]+[.S37]*[.S$3]+[.T37]*[.T$3]+[.U37]*[.U$3]+[.V37]*[.V$3]+[.W37]*[.W$3]+[.X37]*[.X$3]+[.Y37]*[.Y$3]+[.Z37]*[.Z$3]+[.AA37]*[.AA$3]+[.AB37]*[.AB$3]+[.AC37]*[.AC$3]+[.AD37]*[.AD$3]+[.AE37]*[.AE$3]+[.AF37]*[.AF$3]+[.AG37]*[.AG$3]+[.AH37]*[.AH$3]+[.AI37]*[.AI$3]+[.AJ37]*[.AJ$3]+[.AK37]*[.AK$3]+[.AL37]*[.AL$3]+[.AM37]*[.AM$3]+[.AN37]*[.AN$3]+[.AO37]*[.AO$3]+[.AP37]*[.AP$3]+[.AQ37]*[.AQ$3]+[.AR37]*[.AR$3]+[.AS37]*[.AS$3]+[.AT37]*[.AT$3]+[.AU37]*[.AU$3]+[.AV37]*[.AV$3]+[.AW37]*[.AW$3]+[.AX37]*[.AX$3]+[.AY37]*[.AY$3]+[.AZ37]*[.AZ$3]+[.BA37]*[.BA$3]" office:value-type="float" office:value="8" calcext:value-type="float">
            <text:p>8</text:p>
          </table:table-cell>
          <table:table-cell table:style-name="ce357" table:formula="of:=[.D37]*[.E37]" office:value-type="currency" office:currency="RUB" office:value="39.0666666666667" calcext:value-type="currency">
            <text:p>39 ₽</text:p>
          </table:table-cell>
          <table:table-cell table:style-name="ce360" office:value-type="string" calcext:value-type="string">
            <text:p><text:a xlink:href="https://alli.pub/6utp9e?erid=2SDnjezkMSY" xlink:type="simple">AE</text:a></text:p>
          </table:table-cell>
          <table:table-cell table:style-name="ce360"/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11"/>
          <table:table-cell table:number-columns-repeated="2" table:style-name="ce373" office:value-type="float" office:value="4" calcext:value-type="float">
            <text:p>4</text:p>
          </table:table-cell>
          <table:table-cell table:style-name="ce373" table:number-columns-repeated="3"/>
          <table:table-cell table:number-columns-repeated="2" table:style-name="ce373" office:value-type="float" office:value="4" calcext:value-type="float">
            <text:p>4</text:p>
          </table:table-cell>
          <table:table-cell table:style-name="ce373" table:number-columns-repeated="5"/>
          <table:table-cell table:number-columns-repeated="969"/>
        </table:table-row>
        <table:table-row table:style-name="ro7">
          <table:table-cell table:style-name="ce265" office:value-type="string" calcext:value-type="string" table:number-columns-spanned="1" table:number-rows-spanned="2">
            <text:p>Шайба</text:p>
          </table:table-cell>
          <table:table-cell table:style-name="ce349" office:value-type="string" calcext:value-type="string" table:number-columns-spanned="1" table:number-rows-spanned="2">
            <text:p>DIN 125</text:p>
          </table:table-cell>
          <table:table-cell table:style-name="ce279" office:value-type="string" calcext:value-type="string">
            <text:p>М3</text:p>
          </table:table-cell>
          <table:table-cell table:style-name="ce357" office:value-type="currency" office:currency="RUB" office:value="2" calcext:value-type="currency">
            <text:p>2 ₽</text:p>
          </table:table-cell>
          <table:table-cell table:style-name="ce349" table:formula="of:=[.J38]*[.J$3]+[.K38]*[.K$3]+[.L38]*[.L$3]+[.M38]*[.M$3]+[.N38]*[.N$3]+[.O38]*[.O$3]+[.P38]*[.P$3]+[.Q38]*[.Q$3]+[.R38]*[.R$3]+[.S38]*[.S$3]+[.T38]*[.T$3]+[.U38]*[.U$3]+[.V38]*[.V$3]+[.W38]*[.W$3]+[.X38]*[.X$3]+[.Y38]*[.Y$3]+[.Z38]*[.Z$3]+[.AA38]*[.AA$3]+[.AB38]*[.AB$3]+[.AC38]*[.AC$3]+[.AD38]*[.AD$3]+[.AE38]*[.AE$3]+[.AF38]*[.AF$3]+[.AG38]*[.AG$3]+[.AH38]*[.AH$3]+[.AI38]*[.AI$3]+[.AJ38]*[.AJ$3]+[.AK38]*[.AK$3]+[.AL38]*[.AL$3]+[.AM38]*[.AM$3]+[.AN38]*[.AN$3]+[.AO38]*[.AO$3]+[.AP38]*[.AP$3]+[.AQ38]*[.AQ$3]+[.AR38]*[.AR$3]+[.AS38]*[.AS$3]+[.AT38]*[.AT$3]+[.AU38]*[.AU$3]+[.AV38]*[.AV$3]+[.AW38]*[.AW$3]+[.AX38]*[.AX$3]+[.AY38]*[.AY$3]+[.AZ38]*[.AZ$3]+[.BA38]*[.BA$3]" office:value-type="float" office:value="19" calcext:value-type="float">
            <text:p>19</text:p>
          </table:table-cell>
          <table:table-cell table:style-name="ce357" table:formula="of:=[.D38]*[.E38]" office:value-type="currency" office:currency="RUB" office:value="38" calcext:value-type="currency">
            <text:p>38 ₽</text:p>
          </table:table-cell>
          <table:table-cell table:style-name="ce360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360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office:value-type="float" office:value="1" calcext:value-type="float">
            <text:p>1</text:p>
          </table:table-cell>
          <table:table-cell table:style-name="ce374" table:number-columns-repeated="7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covered-table-cell table:style-name="ce349"/>
          <table:table-cell table:style-name="ce279" office:value-type="string" calcext:value-type="string">
            <text:p>М4</text:p>
          </table:table-cell>
          <table:table-cell table:style-name="ce357" office:value-type="currency" office:currency="RUB" office:value="2" calcext:value-type="currency">
            <text:p>2 ₽</text:p>
          </table:table-cell>
          <table:table-cell table:style-name="ce349" table:formula="of:=[.J39]*[.J$3]+[.K39]*[.K$3]+[.L39]*[.L$3]+[.M39]*[.M$3]+[.N39]*[.N$3]+[.O39]*[.O$3]+[.P39]*[.P$3]+[.Q39]*[.Q$3]+[.R39]*[.R$3]+[.S39]*[.S$3]+[.T39]*[.T$3]+[.U39]*[.U$3]+[.V39]*[.V$3]+[.W39]*[.W$3]+[.X39]*[.X$3]+[.Y39]*[.Y$3]+[.Z39]*[.Z$3]+[.AA39]*[.AA$3]+[.AB39]*[.AB$3]+[.AC39]*[.AC$3]+[.AD39]*[.AD$3]+[.AE39]*[.AE$3]+[.AF39]*[.AF$3]+[.AG39]*[.AG$3]+[.AH39]*[.AH$3]+[.AI39]*[.AI$3]+[.AJ39]*[.AJ$3]+[.AK39]*[.AK$3]+[.AL39]*[.AL$3]+[.AM39]*[.AM$3]+[.AN39]*[.AN$3]+[.AO39]*[.AO$3]+[.AP39]*[.AP$3]+[.AQ39]*[.AQ$3]+[.AR39]*[.AR$3]+[.AS39]*[.AS$3]+[.AT39]*[.AT$3]+[.AU39]*[.AU$3]+[.AV39]*[.AV$3]+[.AW39]*[.AW$3]+[.AX39]*[.AX$3]+[.AY39]*[.AY$3]+[.AZ39]*[.AZ$3]+[.BA39]*[.BA$3]" office:value-type="float" office:value="6" calcext:value-type="float">
            <text:p>6</text:p>
          </table:table-cell>
          <table:table-cell table:style-name="ce357" table:formula="of:=[.D39]*[.E39]" office:value-type="currency" office:currency="RUB" office:value="12" calcext:value-type="currency">
            <text:p>12 ₽</text:p>
          </table:table-cell>
          <table:table-cell table:style-name="ce360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360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office:value-type="float" office:value="3" calcext:value-type="float">
            <text:p>3</text:p>
          </table:table-cell>
          <table:table-cell table:style-name="ce374" table:number-columns-repeated="5"/>
          <table:table-cell table:style-name="ce373" table:number-columns-repeated="23"/>
          <table:table-cell table:number-columns-repeated="969"/>
        </table:table-row>
        <table:table-row table:style-name="ro7">
          <table:table-cell table:style-name="ce265" office:value-type="string" calcext:value-type="string" table:number-columns-spanned="1" table:number-rows-spanned="3">
            <text:p>Подшипник</text:p>
          </table:table-cell>
          <table:table-cell table:style-name="ce279" office:value-type="string" calcext:value-type="string" table:number-columns-spanned="2" table:number-rows-spanned="1">
            <text:p>623 (zz или rs)</text:p>
          </table:table-cell>
          <table:covered-table-cell table:style-name="ce279"/>
          <table:table-cell table:style-name="ce357" office:value-type="currency" office:currency="RUB" office:value="33.5" calcext:value-type="currency">
            <text:p>34 ₽</text:p>
          </table:table-cell>
          <table:table-cell table:style-name="ce349" table:formula="of:=[.J40]*[.J$3]+[.K40]*[.K$3]+[.L40]*[.L$3]+[.M40]*[.M$3]+[.N40]*[.N$3]+[.O40]*[.O$3]+[.P40]*[.P$3]+[.Q40]*[.Q$3]+[.R40]*[.R$3]+[.S40]*[.S$3]+[.T40]*[.T$3]+[.U40]*[.U$3]+[.V40]*[.V$3]+[.W40]*[.W$3]+[.X40]*[.X$3]+[.Y40]*[.Y$3]+[.Z40]*[.Z$3]+[.AA40]*[.AA$3]+[.AB40]*[.AB$3]+[.AC40]*[.AC$3]+[.AD40]*[.AD$3]+[.AE40]*[.AE$3]+[.AF40]*[.AF$3]+[.AG40]*[.AG$3]+[.AH40]*[.AH$3]+[.AI40]*[.AI$3]+[.AJ40]*[.AJ$3]+[.AK40]*[.AK$3]+[.AL40]*[.AL$3]+[.AM40]*[.AM$3]+[.AN40]*[.AN$3]+[.AO40]*[.AO$3]+[.AP40]*[.AP$3]+[.AQ40]*[.AQ$3]+[.AR40]*[.AR$3]+[.AS40]*[.AS$3]+[.AT40]*[.AT$3]+[.AU40]*[.AU$3]+[.AV40]*[.AV$3]+[.AW40]*[.AW$3]+[.AX40]*[.AX$3]+[.AY40]*[.AY$3]+[.AZ40]*[.AZ$3]+[.BA40]*[.BA$3]" office:value-type="float" office:value="19" calcext:value-type="float">
            <text:p>19</text:p>
          </table:table-cell>
          <table:table-cell table:style-name="ce357" table:formula="of:=[.D40]*[.E40]" office:value-type="currency" office:currency="RUB" office:value="636.5" calcext:value-type="currency">
            <text:p>637 ₽</text:p>
          </table:table-cell>
          <table:table-cell table:style-name="ce360" office:value-type="string" calcext:value-type="string">
            <text:p><text:a xlink:href="https://aliclick.shop/s/ynp7je" xlink:type="simple">AE</text:a></text:p>
          </table:table-cell>
          <table:table-cell table:style-name="ce360"/>
          <table:covered-table-cell table:style-name="ce349"/>
          <table:table-cell table:style-name="ce373" table:number-columns-repeated="3"/>
          <table:table-cell table:style-name="ce374" office:value-type="float" office:value="1" calcext:value-type="float">
            <text:p>1</text:p>
          </table:table-cell>
          <table:table-cell table:style-name="ce374" table:number-columns-repeated="7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table-cell table:style-name="ce279" office:value-type="string" calcext:value-type="string" table:number-columns-spanned="2" table:number-rows-spanned="1">
            <text:p>F623 (zz или rs)</text:p>
          </table:table-cell>
          <table:covered-table-cell table:style-name="ce279"/>
          <table:table-cell table:style-name="ce357" office:value-type="currency" office:currency="RUB" office:value="31.1" calcext:value-type="currency">
            <text:p>31 ₽</text:p>
          </table:table-cell>
          <table:table-cell table:style-name="ce349" table:formula="of:=[.J41]*[.J$3]+[.K41]*[.K$3]+[.L41]*[.L$3]+[.M41]*[.M$3]+[.N41]*[.N$3]+[.O41]*[.O$3]+[.P41]*[.P$3]+[.Q41]*[.Q$3]+[.R41]*[.R$3]+[.S41]*[.S$3]+[.T41]*[.T$3]+[.U41]*[.U$3]+[.V41]*[.V$3]+[.W41]*[.W$3]+[.X41]*[.X$3]+[.Y41]*[.Y$3]+[.Z41]*[.Z$3]+[.AA41]*[.AA$3]+[.AB41]*[.AB$3]+[.AC41]*[.AC$3]+[.AD41]*[.AD$3]+[.AE41]*[.AE$3]+[.AF41]*[.AF$3]+[.AG41]*[.AG$3]+[.AH41]*[.AH$3]+[.AI41]*[.AI$3]+[.AJ41]*[.AJ$3]+[.AK41]*[.AK$3]+[.AL41]*[.AL$3]+[.AM41]*[.AM$3]+[.AN41]*[.AN$3]+[.AO41]*[.AO$3]+[.AP41]*[.AP$3]+[.AQ41]*[.AQ$3]+[.AR41]*[.AR$3]+[.AS41]*[.AS$3]+[.AT41]*[.AT$3]+[.AU41]*[.AU$3]+[.AV41]*[.AV$3]+[.AW41]*[.AW$3]+[.AX41]*[.AX$3]+[.AY41]*[.AY$3]+[.AZ41]*[.AZ$3]+[.BA41]*[.BA$3]" office:value-type="float" office:value="38" calcext:value-type="float">
            <text:p>38</text:p>
          </table:table-cell>
          <table:table-cell table:style-name="ce357" table:formula="of:=[.D41]*[.E41]" office:value-type="currency" office:currency="RUB" office:value="1181.8" calcext:value-type="currency">
            <text:p>1 182 ₽</text:p>
          </table:table-cell>
          <table:table-cell table:style-name="ce360" office:value-type="string" calcext:value-type="string">
            <text:p><text:a xlink:href="https://aliclick.shop/s/fcdz1a" xlink:type="simple">AE</text:a></text:p>
          </table:table-cell>
          <table:table-cell table:style-name="ce360"/>
          <table:covered-table-cell table:style-name="ce349"/>
          <table:table-cell table:style-name="ce373" table:number-columns-repeated="3"/>
          <table:table-cell table:style-name="ce374" office:value-type="float" office:value="2" calcext:value-type="float">
            <text:p>2</text:p>
          </table:table-cell>
          <table:table-cell table:style-name="ce374" table:number-columns-repeated="7"/>
          <table:table-cell table:style-name="ce373" table:number-columns-repeated="4"/>
          <table:table-cell table:style-name="ce374" table:number-columns-repeated="6"/>
          <table:table-cell table:style-name="ce373" table:number-columns-repeated="23"/>
          <table:table-cell table:number-columns-repeated="969"/>
        </table:table-row>
        <table:table-row table:style-name="ro7">
          <table:covered-table-cell table:style-name="ce265"/>
          <table:table-cell table:style-name="ce279" office:value-type="string" calcext:value-type="string" table:number-columns-spanned="2" table:number-rows-spanned="1">
            <text:p>F695 (zz или rs)</text:p>
          </table:table-cell>
          <table:covered-table-cell table:style-name="ce279"/>
          <table:table-cell table:style-name="ce357" office:value-type="currency" office:currency="RUB" office:value="31.3" calcext:value-type="currency">
            <text:p>31 ₽</text:p>
          </table:table-cell>
          <table:table-cell table:style-name="ce349" table:formula="of:=[.J42]*[.J$3]+[.K42]*[.K$3]+[.L42]*[.L$3]+[.M42]*[.M$3]+[.N42]*[.N$3]+[.O42]*[.O$3]+[.P42]*[.P$3]+[.Q42]*[.Q$3]+[.R42]*[.R$3]+[.S42]*[.S$3]+[.T42]*[.T$3]+[.U42]*[.U$3]+[.V42]*[.V$3]+[.W42]*[.W$3]+[.X42]*[.X$3]+[.Y42]*[.Y$3]+[.Z42]*[.Z$3]+[.AA42]*[.AA$3]+[.AB42]*[.AB$3]+[.AC42]*[.AC$3]+[.AD42]*[.AD$3]+[.AE42]*[.AE$3]+[.AF42]*[.AF$3]+[.AG42]*[.AG$3]+[.AH42]*[.AH$3]+[.AI42]*[.AI$3]+[.AJ42]*[.AJ$3]+[.AK42]*[.AK$3]+[.AL42]*[.AL$3]+[.AM42]*[.AM$3]+[.AN42]*[.AN$3]+[.AO42]*[.AO$3]+[.AP42]*[.AP$3]+[.AQ42]*[.AQ$3]+[.AR42]*[.AR$3]+[.AS42]*[.AS$3]+[.AT42]*[.AT$3]+[.AU42]*[.AU$3]+[.AV42]*[.AV$3]+[.AW42]*[.AW$3]+[.AX42]*[.AX$3]+[.AY42]*[.AY$3]+[.AZ42]*[.AZ$3]+[.BA42]*[.BA$3]" office:value-type="float" office:value="24" calcext:value-type="float">
            <text:p>24</text:p>
          </table:table-cell>
          <table:table-cell table:style-name="ce357" table:formula="of:=[.D42]*[.E42]" office:value-type="currency" office:currency="RUB" office:value="751.2" calcext:value-type="currency">
            <text:p>751 ₽</text:p>
          </table:table-cell>
          <table:table-cell table:style-name="ce360" office:value-type="string" calcext:value-type="string">
            <text:p><text:a xlink:href="https://aliclick.shop/s/nh5fvo" xlink:type="simple">AE</text:a></text:p>
          </table:table-cell>
          <table:table-cell table:style-name="ce360"/>
          <table:covered-table-cell table:style-name="ce349"/>
          <table:table-cell table:style-name="ce373" table:number-columns-repeated="3"/>
          <table:table-cell table:style-name="ce374" table:number-columns-repeated="8"/>
          <table:table-cell table:style-name="ce373" table:number-columns-repeated="4"/>
          <table:table-cell table:style-name="ce374" table:number-columns-repeated="6"/>
          <table:table-cell table:style-name="ce373" table:number-columns-repeated="20"/>
          <table:table-cell table:style-name="ce373" office:value-type="float" office:value="6" calcext:value-type="float">
            <text:p>6</text:p>
          </table:table-cell>
          <table:table-cell table:style-name="ce373" table:number-columns-repeated="2"/>
          <table:table-cell table:number-columns-repeated="969"/>
        </table:table-row>
        <table:table-row table:style-name="ro7">
          <table:table-cell table:style-name="ce235" office:value-type="string" calcext:value-type="string" table:number-columns-spanned="5" table:number-rows-spanned="1">
            <text:p>Итого:</text:p>
          </table:table-cell>
          <table:covered-table-cell table:style-name="ce349"/>
          <table:covered-table-cell table:style-name="ce279"/>
          <table:covered-table-cell table:style-name="ce357"/>
          <table:covered-table-cell table:style-name="ce349"/>
          <table:table-cell table:style-name="ce357" table:formula="of:=SUM([.F6:.F42])" office:value-type="currency" office:currency="RUB" office:value="7761.42666666667" calcext:value-type="currency">
            <text:p>7 761 ₽</text:p>
          </table:table-cell>
          <table:table-cell table:style-name="ce361" table:number-columns-repeated="47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351"/>
          <table:table-cell table:number-columns-repeated="1019"/>
        </table:table-row>
        <table:table-row table:style-name="ro14">
          <table:table-cell table:number-columns-repeated="2"/>
          <table:table-cell table:style-name="ce351"/>
          <table:table-cell table:number-columns-repeated="1019"/>
        </table:table-row>
        <table:table-row table:style-name="ro7">
          <table:table-cell/>
          <table:table-cell table:style-name="ce344" table:number-columns-repeated="2"/>
          <table:table-cell table:style-name="ce359"/>
          <table:table-cell table:style-name="ce344"/>
          <table:table-cell table:style-name="ce359"/>
          <table:table-cell table:style-name="ce344" table:number-columns-repeated="2"/>
          <table:table-cell table:number-columns-repeated="1014"/>
        </table:table-row>
        <table:table-row table:style-name="ro7" table:number-rows-repeated="29">
          <table:table-cell table:number-columns-repeated="2"/>
          <table:table-cell table:style-name="ce351"/>
          <table:table-cell table:number-columns-repeated="1019"/>
        </table:table-row>
        <table:table-row table:style-name="ro7" table:number-rows-repeated="104849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Профиль алюминиевый" table:style-name="ta1">
        <table:table-column table:style-name="co47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visibility="collapse" table:default-cell-style-name="ce12"/>
        <table:table-column table:style-name="co20" table:visibility="collapse" table:default-cell-style-name="ce12"/>
        <table:table-column table:style-name="co52" table:default-cell-style-name="ce200"/>
        <table:table-column table:style-name="co5" table:number-columns-repeated="1016" table:default-cell-style-name="ce12"/>
        <table:table-row table:style-name="ro28">
          <table:table-cell table:style-name="ce592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11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393"/>
          <table:table-cell table:style-name="Default" table:number-columns-repeated="1016"/>
        </table:table-row>
        <table:table-row table:style-name="ro29">
          <table:table-cell table:style-name="ce230" office:value-type="string" calcext:value-type="string">
            <text:p>Наименование детали</text:p>
          </table:table-cell>
          <table:table-cell table:style-name="ce230" office:value-type="string" calcext:value-type="string">
            <text:p>Тип профиля</text:p>
          </table:table-cell>
          <table:table-cell table:style-name="ce230" office:value-type="string" calcext:value-type="string">
            <text:p>Длина</text:p>
          </table:table-cell>
          <table:table-cell table:style-name="ce230" office:value-type="string" calcext:value-type="string">
            <text:p>Количество</text:p>
          </table:table-cell>
          <table:table-cell table:style-name="ce230" office:value-type="string" calcext:value-type="string">
            <text:p>Цена профиля</text:p>
            <text:p>[руб/мм]</text:p>
          </table:table-cell>
          <table:table-cell table:style-name="ce230" office:value-type="string" calcext:value-type="string">
            <text:p>Цена реза</text:p>
            <text:p>[руб]</text:p>
          </table:table-cell>
          <table:table-cell table:style-name="ce397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230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230"/>
          <table:covered-table-cell table:style-name="ce397"/>
          <table:table-cell table:number-columns-repeated="1016"/>
        </table:table-row>
        <table:table-row table:style-name="ro7">
          <table:table-cell table:style-name="ce380" office:value-type="string" calcext:value-type="string">
            <text:p>Продольная балка портала</text:p>
          </table:table-cell>
          <table:table-cell table:style-name="ce380" table:content-validation-name="val13" office:value-type="string" calcext:value-type="string">
            <text:p>2060 T-slot</text:p>
          </table:table-cell>
          <table:table-cell table:style-name="ce303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оперечная балка портал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Вспомогательная балка портал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Балка оси X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230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303"/>
          <table:covered-table-cell table:style-name="ce230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Угловая стойк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Вспомогательная стойк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Вспомогательная поперечин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оперечная балка основания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родольная балка основания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230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303"/>
          <table:covered-table-cell table:style-name="ce230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N/A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N/A</text:p>
          </table:covered-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Стойка оси Z</text:p>
          </table:table-cell>
          <table:table-cell table:style-name="ce380" table:content-validation-name="val13" office:value-type="string" calcext:value-type="string">
            <text:p>2020 V-slot</text:p>
          </table:table-cell>
          <table:table-cell table:style-name="ce303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оперечная балка рамы стола</text:p>
          </table:table-cell>
          <table:table-cell table:style-name="ce380" table:content-validation-name="val13" office:value-type="string" calcext:value-type="string">
            <text:p>2060 T-slot</text:p>
          </table:table-cell>
          <table:table-cell table:style-name="ce303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4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оперечная балка рамы стол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родольная балка рамы стол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380" office:value-type="string" calcext:value-type="string">
            <text:p>Плечо рамы стола</text:p>
          </table:table-cell>
          <table:table-cell table:style-name="ce380" table:content-validation-name="val13" office:value-type="string" calcext:value-type="string">
            <text:p>2020 T-slot</text:p>
          </table:table-cell>
          <table:table-cell table:style-name="ce303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C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30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395" table:content-validation-name="val14"/>
          <table:covered-table-cell table:number-columns-repeated="2" table:style-name="ce395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388"/>
          <table:table-cell table:style-name="ce388" table:content-validation-name="val14"/>
          <table:table-cell table:style-name="ce388" table:number-columns-repeated="2"/>
          <table:table-cell table:style-name="ce271" table:number-columns-repeated="3"/>
          <table:table-cell table:number-columns-repeated="1016"/>
        </table:table-row>
        <table:table-row table:style-name="ro29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399" table:number-columns-repeated="2"/>
          <table:table-cell table:style-name="ce272" table:number-columns-repeated="3"/>
          <table:table-cell table:number-columns-repeated="1016"/>
        </table:table-row>
        <table:table-row table:style-name="ro31">
          <table:table-cell table:style-name="ce230" office:value-type="string" calcext:value-type="string">
            <text:p>Наименование</text:p>
          </table:table-cell>
          <table:table-cell table:style-name="ce397" office:value-type="string" calcext:value-type="string">
            <text:p>Ссылка</text:p>
          </table:table-cell>
          <table:table-cell table:style-name="ce399" table:number-columns-repeated="2"/>
          <table:table-cell table:style-name="ce393"/>
          <table:table-cell table:style-name="ce272" table:number-columns-repeated="2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V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20 V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4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4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6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9">
          <table:table-cell table:style-name="ce253" office:value-type="string" calcext:value-type="string">
            <text:p>206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8" table:number-columns-repeated="36" table:default-cell-style-name="Default"/>
        <table:table-column table:style-name="co29" table:default-cell-style-name="ce428"/>
        <table:table-row table:style-name="ro20">
          <table:table-cell table:style-name="ce411" office:value-type="string" calcext:value-type="string" table:number-columns-spanned="36" table:number-rows-spanned="1">
            <text:p><text:span text:style-name="T12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13"> &gt;</text:span><text:span text:style-name="T13"><text:a xlink:href="https://k3d.tech/vostok/tools/" xlink:type="simple">здесь</text:a></text:span><text:span text:style-name="T13">&lt;.</text:span></text:p>
            <text:p><text:span text:style-name="T13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13">3. Если расстояние между отверстиями указано 0 мм, то это одно отверстие.</text:span></text:p>
            <text:p><text:span text:style-name="T13">4. Все размеры указаны в миллиметрах</text:span></text:p>
            <text:p><text:span text:style-name="T13">5. </text:span><text:span text:style-name="T14">Обязательно сверять расстояния с зашивкой перед сверлением!</text:span></text:p>
          </table:table-cell>
          <table:covered-table-cell table:number-columns-repeated="35" table:style-name="ce418"/>
          <table:table-cell table:style-name="ce426"/>
        </table:table-row>
        <table:table-row table:style-name="ro21">
          <table:table-cell table:style-name="ce412"/>
          <table:table-cell table:style-name="ce361" table:number-columns-repeated="35"/>
          <table:table-cell table:style-name="ce427"/>
        </table:table-row>
        <table:table-row table:style-name="ro21">
          <table:table-cell table:style-name="ce413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361"/>
          <table:covered-table-cell table:style-name="ce424"/>
          <table:covered-table-cell table:number-columns-repeated="27" table:style-name="ce361"/>
          <table:table-cell table:style-name="ce427"/>
        </table:table-row>
        <table:table-row table:style-name="ro21">
          <table:table-cell table:style-name="ce361" table:number-columns-repeated="3"/>
          <table:table-cell table:style-name="ce361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361"/>
          <table:table-cell table:style-name="ce361" table:number-columns-repeated="7"/>
          <table:table-cell table:style-name="ce361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61"/>
          <table:table-cell table:style-name="ce361" table:number-columns-repeated="8"/>
          <table:table-cell table:style-name="ce361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361"/>
          <table:table-cell table:style-name="ce361" table:number-columns-repeated="6"/>
          <table:table-cell table:style-name="ce361" office:value-type="float" office:value="62" calcext:value-type="float" table:number-columns-spanned="2" table:number-rows-spanned="1">
            <text:p>62</text:p>
          </table:table-cell>
          <table:covered-table-cell table:style-name="ce361"/>
          <table:table-cell table:style-name="ce361" table:number-columns-repeated="3"/>
          <table:table-cell table:style-name="ce427"/>
        </table:table-row>
        <table:table-row table:style-name="ro21"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6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11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6" table:style-name="ce420" office:value-type="string" calcext:value-type="string">
            <text:p>=</text:p>
          </table:table-cell>
          <table:table-cell table:style-name="ce415" office:value-type="string" calcext:value-type="string">
            <text:p>=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6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34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верху</text:p>
          </table:table-cell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34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/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414"/>
          <table:table-cell table:style-name="ce361" table:number-columns-repeated="6"/>
          <table:table-cell table:style-name="ce414"/>
          <table:table-cell table:style-name="ce361" table:number-columns-repeated="11"/>
          <table:table-cell table:style-name="ce414"/>
          <table:table-cell table:style-name="ce361" table:number-columns-repeated="8"/>
          <table:table-cell table:style-name="ce414" office:value-type="string" calcext:value-type="string">
            <text:p>|</text:p>
          </table:table-cell>
          <table:table-cell table:style-name="ce361" table:number-columns-repeated="6"/>
          <table:table-cell table:style-name="ce414"/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27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6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бок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361" table:number-columns-repeated="36"/>
          <table:table-cell table:style-name="ce427"/>
        </table:table-row>
        <table:table-row table:style-name="ro21">
          <table:table-cell table:style-name="ce413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361"/>
          <table:covered-table-cell table:style-name="ce424"/>
          <table:covered-table-cell table:number-columns-repeated="27" table:style-name="ce361"/>
          <table:table-cell table:style-name="ce427"/>
        </table:table-row>
        <table:table-row table:style-name="ro21">
          <table:table-cell table:style-name="ce361"/>
          <table:table-cell table:style-name="ce361" office:value-type="float" office:value="10" calcext:value-type="float">
            <text:p>10</text:p>
          </table:table-cell>
          <table:table-cell table:style-name="ce361"/>
          <table:table-cell table:style-name="ce361" office:value-type="float" office:value="20" calcext:value-type="float">
            <text:p>20</text:p>
          </table:table-cell>
          <table:table-cell table:style-name="ce361"/>
          <table:table-cell table:style-name="ce361" office:value-type="float" office:value="20" calcext:value-type="float">
            <text:p>20</text:p>
          </table:table-cell>
          <table:table-cell table:style-name="ce361" table:number-columns-repeated="11"/>
          <table:table-cell table:style-name="ce361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361"/>
          <table:table-cell table:style-name="ce361" table:number-columns-repeated="11"/>
          <table:table-cell table:style-name="ce361" office:value-type="float" office:value="20" calcext:value-type="float">
            <text:p>20</text:p>
          </table:table-cell>
          <table:table-cell table:style-name="ce361"/>
          <table:table-cell table:style-name="ce361" office:value-type="float" office:value="20" calcext:value-type="float">
            <text:p>20</text:p>
          </table:table-cell>
          <table:table-cell table:style-name="ce361"/>
          <table:table-cell table:style-name="ce361" office:value-type="float" office:value="10" calcext:value-type="float">
            <text:p>10</text:p>
          </table:table-cell>
          <table:table-cell table:style-name="ce361"/>
          <table:table-cell table:style-name="ce427"/>
        </table:table-row>
        <table:table-row table:style-name="ro21">
          <table:table-cell table:style-name="ce414" office:value-type="string" calcext:value-type="string">
            <text:p><text:span text:style-name="T15">|◄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|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|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|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|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|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|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14" office:value-type="string" calcext:value-type="string">
            <text:p><text:span text:style-name="T15">►</text:span>|</text:p>
          </table:table-cell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22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верх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414"/>
          <table:table-cell table:style-name="ce361"/>
          <table:table-cell table:style-name="ce414" office:value-type="string" calcext:value-type="string">
            <text:p>|</text:p>
          </table:table-cell>
          <table:table-cell table:style-name="ce361"/>
          <table:table-cell table:style-name="ce414"/>
          <table:table-cell table:style-name="ce361"/>
          <table:table-cell table:style-name="ce414"/>
          <table:table-cell table:style-name="ce361" table:number-columns-repeated="22"/>
          <table:table-cell table:style-name="ce414"/>
          <table:table-cell table:style-name="ce361"/>
          <table:table-cell table:style-name="ce414"/>
          <table:table-cell table:style-name="ce361"/>
          <table:table-cell table:style-name="ce414" office:value-type="string" calcext:value-type="string">
            <text:p>|</text:p>
          </table:table-cell>
          <table:table-cell table:style-name="ce361"/>
          <table:table-cell table:style-name="ce414"/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30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бок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361" table:number-columns-repeated="36"/>
          <table:table-cell table:style-name="ce427"/>
        </table:table-row>
        <table:table-row table:style-name="ro21">
          <table:table-cell table:style-name="ce413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361"/>
          <table:covered-table-cell table:style-name="ce424"/>
          <table:covered-table-cell table:number-columns-repeated="27" table:style-name="ce361"/>
          <table:table-cell table:style-name="ce427"/>
        </table:table-row>
        <table:table-row table:style-name="ro21">
          <table:table-cell table:style-name="ce361" table:number-columns-repeated="2"/>
          <table:table-cell table:style-name="ce393"/>
          <table:table-cell table:style-name="ce361" office:value-type="float" office:value="40" calcext:value-type="float">
            <text:p>40</text:p>
          </table:table-cell>
          <table:table-cell table:style-name="ce361" table:number-columns-repeated="15"/>
          <table:table-cell table:style-name="ce361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361"/>
          <table:table-cell table:style-name="ce361" table:number-columns-repeated="15"/>
          <table:table-cell table:style-name="ce427"/>
        </table:table-row>
        <table:table-row table:style-name="ro21"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5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28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верх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 table:number-columns-repeated="22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5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28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бок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393" table:number-columns-repeated="36"/>
          <table:table-cell table:style-name="ce427"/>
        </table:table-row>
        <table:table-row table:style-name="ro21">
          <table:table-cell table:style-name="ce413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361"/>
          <table:covered-table-cell table:style-name="ce424"/>
          <table:covered-table-cell table:number-columns-repeated="27" table:style-name="ce361"/>
          <table:table-cell table:style-name="ce427"/>
        </table:table-row>
        <table:table-row table:style-name="ro21">
          <table:table-cell table:style-name="ce361" table:number-columns-repeated="2"/>
          <table:table-cell table:style-name="ce361" table:formula="of:=10+[$Настройки.B22]" office:value-type="float" office:value="14" calcext:value-type="float">
            <text:p>14</text:p>
          </table:table-cell>
          <table:table-cell table:style-name="ce361" table:number-columns-repeated="16"/>
          <table:table-cell table:style-name="ce361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361"/>
          <table:table-cell table:style-name="ce361" table:number-columns-repeated="15"/>
          <table:table-cell table:style-name="ce427"/>
        </table:table-row>
        <table:table-row table:style-name="ro21"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3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30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верх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 table:number-columns-repeated="22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34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бок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393" table:number-columns-repeated="36"/>
          <table:table-cell table:style-name="ce427"/>
        </table:table-row>
        <table:table-row table:style-name="ro21">
          <table:table-cell table:style-name="ce413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361"/>
          <table:covered-table-cell table:style-name="ce424"/>
          <table:covered-table-cell table:number-columns-repeated="27" table:style-name="ce361"/>
          <table:table-cell table:style-name="ce427"/>
        </table:table-row>
        <table:table-row table:style-name="ro21">
          <table:table-cell table:style-name="ce361" table:number-columns-repeated="3"/>
          <table:table-cell table:style-name="ce361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361"/>
          <table:table-cell table:style-name="ce361" table:number-columns-repeated="7"/>
          <table:table-cell table:style-name="ce361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61"/>
          <table:table-cell table:style-name="ce361" table:number-columns-repeated="8"/>
          <table:table-cell table:style-name="ce361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361"/>
          <table:table-cell table:style-name="ce361" table:number-columns-repeated="6"/>
          <table:table-cell table:style-name="ce361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361"/>
          <table:table-cell table:style-name="ce361" table:number-columns-repeated="3"/>
          <table:table-cell table:style-name="ce427"/>
        </table:table-row>
        <table:table-row table:style-name="ro21"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19" office:value-type="string" calcext:value-type="string">
            <text:p>◄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361" office:value-type="string" calcext:value-type="string">
            <text:p><text:span text:style-name="T15">──</text:span></text:p>
          </table:table-cell>
          <table:table-cell table:style-name="ce422" office:value-type="string" calcext:value-type="string">
            <text:p>►</text:p>
          </table:table-cell>
          <table:table-cell table:style-name="ce414" office:value-type="string" calcext:value-type="string">
            <text:p>|</text:p>
          </table:table-cell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3" table:style-name="ce420" office:value-type="string" calcext:value-type="string">
            <text:p>=</text:p>
          </table:table-cell>
          <table:table-cell table:style-name="ce423" office:value-type="string" calcext:value-type="string">
            <text:p>=</text:p>
          </table:table-cell>
          <table:table-cell table:number-columns-repeated="2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11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8" table:style-name="ce420" office:value-type="string" calcext:value-type="string">
            <text:p>=</text:p>
          </table:table-cell>
          <table:table-cell table:style-name="ce416" office:value-type="string" calcext:value-type="string">
            <text:p>О</text:p>
          </table:table-cell>
          <table:table-cell table:number-columns-repeated="6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верх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 table:number-columns-repeated="22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361"/>
          <table:table-cell table:style-name="ce414"/>
          <table:table-cell table:style-name="ce427"/>
        </table:table-row>
        <table:table-row table:style-name="ro21">
          <table:table-cell table:style-name="ce415" office:value-type="string" calcext:value-type="string">
            <text:p>┌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┐</text:p>
          </table:table-cell>
          <table:table-cell table:style-name="ce427"/>
        </table:table-row>
        <table:table-row table:style-name="ro21">
          <table:table-cell table:style-name="ce416" office:value-type="string" calcext:value-type="string">
            <text:p>|</text:p>
          </table:table-cell>
          <table:table-cell table:number-columns-repeated="34" table:style-name="ce420" office:value-type="string" calcext:value-type="string">
            <text:p>=</text:p>
          </table:table-cell>
          <table:table-cell table:style-name="ce416" office:value-type="string" calcext:value-type="string">
            <text:p>|</text:p>
          </table:table-cell>
          <table:table-cell table:style-name="ce427" office:value-type="string" calcext:value-type="string">
            <text:p>Вид сбоку</text:p>
          </table:table-cell>
        </table:table-row>
        <table:table-row table:style-name="ro21">
          <table:table-cell table:style-name="ce415" office:value-type="string" calcext:value-type="string">
            <text:p>└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─<text:span text:style-name="T16">─</text:span></text:p>
          </table:table-cell>
          <table:table-cell table:style-name="ce415" office:value-type="string" calcext:value-type="string">
            <text:p>┘</text:p>
          </table:table-cell>
          <table:table-cell table:style-name="ce427"/>
        </table:table-row>
        <table:table-row table:style-name="ro21">
          <table:table-cell table:number-columns-repeated="37"/>
        </table:table-row>
        <table:table-row table:style-name="ro21">
          <table:table-cell table:style-name="ce417"/>
          <table:table-cell table:style-name="ce421" table:number-columns-repeated="7"/>
          <table:table-cell table:style-name="ce425"/>
          <table:table-cell table:style-name="ce421" table:number-columns-repeated="27"/>
          <table:table-cell/>
        </table:table-row>
        <table:table-row table:style-name="ro21" table:number-rows-repeated="69">
          <table:table-cell table:number-columns-repeated="37"/>
        </table:table-row>
        <table:table-row table:style-name="ro11" table:number-rows-repeated="1048446">
          <table:table-cell table:number-columns-repeated="37"/>
        </table:table-row>
        <table:table-row table:style-name="ro11">
          <table:table-cell table:number-columns-repeated="37"/>
        </table:table-row>
      </table:table>
      <table:table table:name="Расчёт крепежа для зашивки" table:style-name="ta2">
        <table:table-column table:style-name="co30" table:default-cell-style-name="ce421"/>
        <table:table-column table:style-name="co31" table:default-cell-style-name="ce421"/>
        <table:table-column table:style-name="co32" table:default-cell-style-name="ce434"/>
        <table:table-column table:style-name="co33" table:default-cell-style-name="ce434"/>
        <table:table-column table:style-name="co34" table:default-cell-style-name="ce434"/>
        <table:table-column table:style-name="co35" table:default-cell-style-name="ce434"/>
        <table:table-column table:style-name="co36" table:default-cell-style-name="ce434"/>
        <table:table-column table:style-name="co37" table:default-cell-style-name="ce434"/>
        <table:table-column table:style-name="co5" table:number-columns-repeated="3" table:default-cell-style-name="ce434"/>
        <table:table-column table:style-name="co38" table:number-columns-repeated="69" table:default-cell-style-name="ce434"/>
        <table:table-column table:style-name="co5" table:number-columns-repeated="16304" table:default-cell-style-name="ce434"/>
        <table:table-row table:style-name="ro22">
          <table:table-cell table:style-name="ce429" office:value-type="string" calcext:value-type="string">
            <text:p>Длина профиля</text:p>
          </table:table-cell>
          <table:table-cell table:style-name="ce429" office:value-type="string" calcext:value-type="string">
            <text:p>Кол-во профилей</text:p>
          </table:table-cell>
          <table:table-cell table:style-name="ce429" office:value-type="string" calcext:value-type="string">
            <text:p>Паз</text:p>
          </table:table-cell>
          <table:table-cell table:style-name="ce429" office:value-type="string" calcext:value-type="string">
            <text:p>Количество статических крепежных точек</text:p>
          </table:table-cell>
          <table:table-cell table:style-name="ce429" office:value-type="string" calcext:value-type="string">
            <text:p>Расстояние для статических крепежных точек</text:p>
          </table:table-cell>
          <table:table-cell table:style-name="ce429" office:value-type="string" calcext:value-type="string">
            <text:p>Расстояние для динамических крепежных точек</text:p>
          </table:table-cell>
          <table:table-cell table:style-name="ce429" office:value-type="string" calcext:value-type="string">
            <text:p>Промежуток</text:p>
          </table:table-cell>
          <table:table-cell table:style-name="ce429" office:value-type="string" calcext:value-type="string">
            <text:p>Кол-во динамических крепежных точек</text:p>
          </table:table-cell>
          <table:table-cell table:style-name="ce429" office:value-type="string" calcext:value-type="string">
            <text:p>-\\- после корректировки</text:p>
          </table:table-cell>
          <table:table-cell table:style-name="ce429" office:value-type="string" calcext:value-type="string">
            <text:p>Итого крепежных точек на паз</text:p>
          </table:table-cell>
          <table:table-cell table:style-name="ce429" office:value-type="string" calcext:value-type="string">
            <text:p>Итого крепежных точек на профиль</text:p>
          </table:table-cell>
          <table:table-cell table:style-name="ce432" table:number-columns-repeated="53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429"/>
          <table:covered-table-cell table:style-name="ce432"/>
          <table:table-cell table:style-name="ce432" table:number-columns-repeated="53"/>
          <table:table-cell table:number-columns-repeated="16320"/>
        </table:table-row>
        <table:table-row table:style-name="ro21">
          <table:table-cell table:style-name="ce430" table:formula="of:=[$'Профиль алюминиевый'.$C$4]" office:value-type="float" office:value="450" calcext:value-type="float">
            <text:p>450 мм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1" calcext:value-type="float">
            <text:p>1</text:p>
          </table:table-cell>
          <table:table-cell table:style-name="ce435" table:formula="of:=-10+62" office:value-type="float" office:value="52" calcext:value-type="float">
            <text:p>52 мм</text:p>
          </table:table-cell>
          <table:table-cell table:style-name="ce435" table:formula="of:=[.A3]-[.E3]" office:value-type="float" office:value="398" calcext:value-type="float">
            <text:p>398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]/[.G3];0)-1" office:value-type="float" office:value="3" calcext:value-type="float">
            <text:p>3</text:p>
          </table:table-cell>
          <table:table-cell table:style-name="ce432" table:formula="of:=IF([.H3]&lt;0;0;[.H3])" office:value-type="float" office:value="3" calcext:value-type="float">
            <text:p>3</text:p>
          </table:table-cell>
          <table:table-cell table:style-name="ce432" table:formula="of:=[.I3]+[.D3]" office:value-type="float" office:value="4" calcext:value-type="float">
            <text:p>4</text:p>
          </table:table-cell>
          <table:table-cell table:style-name="ce432" table:formula="of:=[.J3]*[.B3]" office:value-type="float" office:value="8" calcext:value-type="float">
            <text:p>8</text:p>
          </table:table-cell>
          <table:table-cell table:style-name="ce440" table:number-columns-repeated="3"/>
          <table:table-cell table:style-name="ce361"/>
          <table:table-cell table:style-name="ce361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4" table:style-name="ce361"/>
          <table:covered-table-cell table:number-columns-repeated="3" table:style-name="ce432"/>
          <table:covered-table-cell table:number-columns-repeated="5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3" table:style-name="ce361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4]" office:value-type="float" office:value="450" calcext:value-type="float">
            <text:p>450 мм</text:p>
          </table:table-cell>
          <table:table-cell table:style-name="ce435" table:formula="of:=[.A4]-[.E4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]/[.G4];0)-1" office:value-type="float" office:value="-1" calcext:value-type="float">
            <text:p>-1</text:p>
          </table:table-cell>
          <table:table-cell table:style-name="ce432" table:formula="of:=IF([.H4]&lt;0;0;[.H4])" office:value-type="float" office:value="0" calcext:value-type="float">
            <text:p>0</text:p>
          </table:table-cell>
          <table:table-cell table:style-name="ce432" table:formula="of:=[.I4]+[.D4]" office:value-type="float" office:value="0" calcext:value-type="float">
            <text:p>0</text:p>
          </table:table-cell>
          <table:table-cell table:style-name="ce432" table:formula="of:=[.J4]*[.B4]" office:value-type="float" office:value="0" calcext:value-type="float">
            <text:p>0</text:p>
          </table:table-cell>
          <table:table-cell table:style-name="ce440" table:number-columns-repeated="3"/>
          <table:table-cell table:style-name="ce361" table:number-columns-repeated="4"/>
          <table:table-cell table:style-name="ce361" office:value-type="string" calcext:value-type="string">
            <text:p>A</text:p>
          </table:table-cell>
          <table:table-cell table:style-name="ce361" table:number-columns-repeated="6"/>
          <table:table-cell table:style-name="ce361" office:value-type="string" calcext:value-type="string">
            <text:p>B</text:p>
          </table:table-cell>
          <table:table-cell table:style-name="ce361" table:number-columns-repeated="6"/>
          <table:table-cell table:style-name="ce361" office:value-type="string" calcext:value-type="string">
            <text:p>C</text:p>
          </table:table-cell>
          <table:table-cell table:style-name="ce361" table:number-columns-repeated="4"/>
          <table:table-cell table:style-name="ce432" table:number-columns-repeated="3"/>
          <table:table-cell table:style-name="ce361" table:number-columns-repeated="5"/>
          <table:table-cell table:style-name="ce361" office:value-type="string" calcext:value-type="string">
            <text:p>C</text:p>
          </table:table-cell>
          <table:table-cell table:style-name="ce361" table:number-columns-repeated="6"/>
          <table:table-cell table:style-name="ce361" office:value-type="string" calcext:value-type="string">
            <text:p>B</text:p>
          </table:table-cell>
          <table:table-cell table:style-name="ce361" table:number-columns-repeated="6"/>
          <table:table-cell table:style-name="ce361" office:value-type="string" calcext:value-type="string">
            <text:p>A</text:p>
          </table:table-cell>
          <table:table-cell table:style-name="ce361" table:number-columns-repeated="4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1" calcext:value-type="float">
            <text:p>1</text:p>
          </table:table-cell>
          <table:table-cell table:style-name="ce435" table:formula="of:=[.E3]" office:value-type="float" office:value="52" calcext:value-type="float">
            <text:p>52 мм</text:p>
          </table:table-cell>
          <table:table-cell table:style-name="ce435" table:formula="of:=[.A5]-[.E5]" office:value-type="float" office:value="398" calcext:value-type="float">
            <text:p>398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]/[.G5];0)-1" office:value-type="float" office:value="3" calcext:value-type="float">
            <text:p>3</text:p>
          </table:table-cell>
          <table:table-cell table:style-name="ce432" table:formula="of:=IF([.H5]&lt;0;0;[.H5])" office:value-type="float" office:value="3" calcext:value-type="float">
            <text:p>3</text:p>
          </table:table-cell>
          <table:table-cell table:style-name="ce432" table:formula="of:=[.I5]+[.D5]" office:value-type="float" office:value="4" calcext:value-type="float">
            <text:p>4</text:p>
          </table:table-cell>
          <table:table-cell table:style-name="ce432" table:formula="of:=[.J5]*[.B5]" office:value-type="float" office:value="8" calcext:value-type="float">
            <text:p>8</text:p>
          </table:table-cell>
          <table:table-cell table:style-name="ce440" table:number-columns-repeated="3"/>
          <table:table-cell table:style-name="ce361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 table:number-columns-repeated="4"/>
          <table:table-cell table:style-name="ce451"/>
          <table:table-cell table:style-name="ce361"/>
          <table:table-cell table:style-name="ce453"/>
          <table:table-cell table:style-name="ce446" table:number-columns-repeated="4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361"/>
          <table:table-cell table:style-name="ce432" table:number-columns-repeated="3"/>
          <table:table-cell table:style-name="ce361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 table:number-columns-repeated="4"/>
          <table:table-cell table:style-name="ce451"/>
          <table:table-cell table:style-name="ce361"/>
          <table:table-cell table:style-name="ce453"/>
          <table:table-cell table:style-name="ce446" table:number-columns-repeated="4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6]" office:value-type="float" office:value="450" calcext:value-type="float">
            <text:p>450 мм</text:p>
          </table:table-cell>
          <table:table-cell table:style-name="ce435" table:formula="of:=[.A6]-[.E6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6]/[.G6];0)-1" office:value-type="float" office:value="-1" calcext:value-type="float">
            <text:p>-1</text:p>
          </table:table-cell>
          <table:table-cell table:style-name="ce432" table:formula="of:=IF([.H6]&lt;0;0;[.H6])" office:value-type="float" office:value="0" calcext:value-type="float">
            <text:p>0</text:p>
          </table:table-cell>
          <table:table-cell table:style-name="ce432" table:formula="of:=[.I6]+[.D6]" office:value-type="float" office:value="0" calcext:value-type="float">
            <text:p>0</text:p>
          </table:table-cell>
          <table:table-cell table:style-name="ce432" table:formula="of:=[.J6]*[.B6]" office:value-type="float" office:value="0" calcext:value-type="float">
            <text:p>0</text:p>
          </table:table-cell>
          <table:table-cell table:style-name="ce440" table:number-columns-repeated="3"/>
          <table:table-cell table:style-name="ce361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 table:number-columns-repeated="4"/>
          <table:table-cell table:style-name="ce443"/>
          <table:table-cell table:style-name="ce450"/>
          <table:table-cell table:style-name="ce444"/>
          <table:table-cell table:style-name="ce361" table:number-columns-repeated="4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Z</text:p>
          </table:table-cell>
          <table:table-cell table:style-name="ce467"/>
          <table:table-cell table:style-name="ce469"/>
          <table:table-cell table:style-name="ce361" table:number-columns-repeated="2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 table:number-columns-repeated="4"/>
          <table:table-cell table:style-name="ce443"/>
          <table:table-cell table:style-name="ce450"/>
          <table:table-cell table:style-name="ce444"/>
          <table:table-cell table:style-name="ce361" table:number-columns-repeated="4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E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7]" office:value-type="float" office:value="450" calcext:value-type="float">
            <text:p>450 мм</text:p>
          </table:table-cell>
          <table:table-cell table:style-name="ce435" table:formula="of:=[.A7]-[.E7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7]/[.G7];0)-1" office:value-type="float" office:value="-1" calcext:value-type="float">
            <text:p>-1</text:p>
          </table:table-cell>
          <table:table-cell table:style-name="ce432" table:formula="of:=IF([.H7]&lt;0;0;[.H7])" office:value-type="float" office:value="0" calcext:value-type="float">
            <text:p>0</text:p>
          </table:table-cell>
          <table:table-cell table:style-name="ce432" table:formula="of:=[.I7]+[.D7]" office:value-type="float" office:value="0" calcext:value-type="float">
            <text:p>0</text:p>
          </table:table-cell>
          <table:table-cell table:style-name="ce432" table:formula="of:=[.J7]*[.B7]" office:value-type="float" office:value="0" calcext:value-type="float">
            <text:p>0</text:p>
          </table:table-cell>
          <table:table-cell table:style-name="ce440" table:number-columns-repeated="3"/>
          <table:table-cell table:style-name="ce361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6" table:number-columns-repeated="2"/>
          <table:table-cell table:style-name="ce443"/>
          <table:table-cell table:style-name="ce361" table:number-columns-repeated="3"/>
          <table:table-cell table:style-name="ce444"/>
          <table:table-cell table:style-name="ce446" table:number-columns-repeated="2"/>
          <table:table-cell table:style-name="ce443"/>
          <table:table-cell table:style-name="ce361" table:number-columns-repeated="3"/>
          <table:table-cell table:style-name="ce444"/>
          <table:table-cell table:style-name="ce449"/>
          <table:table-cell table:style-name="ce361" table:number-columns-repeated="2"/>
          <table:table-cell table:style-name="ce468"/>
          <table:table-cell table:style-name="ce432"/>
          <table:table-cell table:style-name="ce361" table:number-columns-repeated="2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6" table:number-columns-repeated="2"/>
          <table:table-cell table:style-name="ce443"/>
          <table:table-cell table:style-name="ce361" table:number-columns-repeated="3"/>
          <table:table-cell table:style-name="ce444"/>
          <table:table-cell table:style-name="ce446" table:number-columns-repeated="2"/>
          <table:table-cell table:style-name="ce443"/>
          <table:table-cell table:style-name="ce361" table:number-columns-repeated="3"/>
          <table:table-cell table:style-name="ce444"/>
          <table:table-cell table:style-name="ce449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F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8]" office:value-type="float" office:value="450" calcext:value-type="float">
            <text:p>450 мм</text:p>
          </table:table-cell>
          <table:table-cell table:style-name="ce435" table:formula="of:=[.A8]-[.E8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8]/[.G8];0)-1" office:value-type="float" office:value="-1" calcext:value-type="float">
            <text:p>-1</text:p>
          </table:table-cell>
          <table:table-cell table:style-name="ce432" table:formula="of:=IF([.H8]&lt;0;0;[.H8])" office:value-type="float" office:value="0" calcext:value-type="float">
            <text:p>0</text:p>
          </table:table-cell>
          <table:table-cell table:style-name="ce432" table:formula="of:=[.I8]+[.D8]" office:value-type="float" office:value="0" calcext:value-type="float">
            <text:p>0</text:p>
          </table:table-cell>
          <table:table-cell table:style-name="ce432" table:formula="of:=[.J8]*[.B8]" office:value-type="float" office:value="0" calcext:value-type="float">
            <text:p>0</text:p>
          </table:table-cell>
          <table:table-cell table:style-name="ce399" table:number-columns-repeated="3"/>
          <table:table-cell table:style-name="ce361" office:value-type="string" calcext:value-type="string">
            <text:p>H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 table:number-columns-repeated="2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 table:number-columns-repeated="2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D</text:p>
          </table:table-cell>
          <table:table-cell table:style-name="ce361"/>
          <table:table-cell table:style-name="ce468"/>
          <table:table-cell table:style-name="ce432" table:number-columns-repeated="2"/>
          <table:table-cell table:style-name="ce361" office:value-type="string" calcext:value-type="string">
            <text:p>D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 table:number-columns-repeated="2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 table:number-columns-repeated="2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H</text:p>
          </table:table-cell>
          <table:table-cell table:number-columns-repeated="16320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G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9]" office:value-type="float" office:value="450" calcext:value-type="float">
            <text:p>450 мм</text:p>
          </table:table-cell>
          <table:table-cell table:style-name="ce435" table:formula="of:=[.A9]-[.E9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9]/[.G9];0)-1" office:value-type="float" office:value="-1" calcext:value-type="float">
            <text:p>-1</text:p>
          </table:table-cell>
          <table:table-cell table:style-name="ce432" table:formula="of:=IF([.H9]&lt;0;0;[.H9])" office:value-type="float" office:value="0" calcext:value-type="float">
            <text:p>0</text:p>
          </table:table-cell>
          <table:table-cell table:style-name="ce432" table:formula="of:=[.I9]+[.D9]" office:value-type="float" office:value="0" calcext:value-type="float">
            <text:p>0</text:p>
          </table:table-cell>
          <table:table-cell table:style-name="ce432" table:formula="of:=[.J9]*[.B9]" office:value-type="float" office:value="0" calcext:value-type="float">
            <text:p>0</text:p>
          </table:table-cell>
          <table:table-cell table:style-name="ce440" table:number-columns-repeated="3"/>
          <table:table-cell table:style-name="ce361"/>
          <table:table-cell table:style-name="ce444"/>
          <table:table-cell table:style-name="ce449"/>
          <table:table-cell table:style-name="ce361" table:number-columns-repeated="3"/>
          <table:table-cell table:style-name="ce443"/>
          <table:table-cell table:style-name="ce450" table:number-columns-repeated="2"/>
          <table:table-cell table:style-name="ce444"/>
          <table:table-cell table:style-name="ce361" table:number-columns-repeated="3"/>
          <table:table-cell table:style-name="ce443"/>
          <table:table-cell table:style-name="ce450" table:number-columns-repeated="2"/>
          <table:table-cell table:style-name="ce444"/>
          <table:table-cell table:style-name="ce361" table:number-columns-repeated="3"/>
          <table:table-cell table:style-name="ce454"/>
          <table:table-cell table:style-name="ce443"/>
          <table:table-cell table:style-name="ce361" table:number-columns-repeated="2"/>
          <table:table-cell table:style-name="ce468"/>
          <table:table-cell table:style-name="ce432"/>
          <table:table-cell table:style-name="ce361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43"/>
          <table:table-cell table:style-name="ce450" table:number-columns-repeated="2"/>
          <table:table-cell table:style-name="ce444"/>
          <table:table-cell table:style-name="ce361" table:number-columns-repeated="3"/>
          <table:table-cell table:style-name="ce443"/>
          <table:table-cell table:style-name="ce450" table:number-columns-repeated="2"/>
          <table:table-cell table:style-name="ce444"/>
          <table:table-cell table:style-name="ce361" table:number-columns-repeated="3"/>
          <table:table-cell table:style-name="ce454"/>
          <table:table-cell table:style-name="ce443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3]" office:value-type="float" office:value="450" calcext:value-type="float">
            <text:p>450 мм</text:p>
          </table:table-cell>
          <table:table-cell table:style-name="ce361" table:formula="of:=[.$B$3]" office:value-type="float" office:value="2" calcext:value-type="float">
            <text:p>2</text:p>
          </table:table-cell>
          <table:table-cell table:style-name="ce361" office:value-type="string" calcext:value-type="string">
            <text:p>H</text:p>
          </table:table-cell>
          <table:table-cell table:style-name="ce432" office:value-type="float" office:value="1" calcext:value-type="float">
            <text:p>1</text:p>
          </table:table-cell>
          <table:table-cell table:style-name="ce435" office:value-type="float" office:value="52" calcext:value-type="float">
            <text:p>52 мм</text:p>
          </table:table-cell>
          <table:table-cell table:style-name="ce435" table:formula="of:=[.A10]-[.E10]" office:value-type="float" office:value="398" calcext:value-type="float">
            <text:p>398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0]/[.G10];0)-1" office:value-type="float" office:value="3" calcext:value-type="float">
            <text:p>3</text:p>
          </table:table-cell>
          <table:table-cell table:style-name="ce432" table:formula="of:=IF([.H10]&lt;0;0;[.H10])" office:value-type="float" office:value="3" calcext:value-type="float">
            <text:p>3</text:p>
          </table:table-cell>
          <table:table-cell table:style-name="ce432" table:formula="of:=[.I10]+[.D10]" office:value-type="float" office:value="4" calcext:value-type="float">
            <text:p>4</text:p>
          </table:table-cell>
          <table:table-cell table:style-name="ce432" table:formula="of:=[.J10]*[.B10]" office:value-type="float" office:value="8" calcext:value-type="float">
            <text:p>8</text:p>
          </table:table-cell>
          <table:table-cell table:style-name="ce440" table:number-columns-repeated="3"/>
          <table:table-cell table:style-name="ce361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 table:number-columns-repeated="4"/>
          <table:table-cell table:style-name="ce444"/>
          <table:table-cell table:style-name="ce446"/>
          <table:table-cell table:style-name="ce451"/>
          <table:table-cell table:style-name="ce361" table:number-columns-repeated="4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361" table:number-columns-repeated="2"/>
          <table:table-cell table:style-name="ce432" table:number-columns-repeated="2"/>
          <table:table-cell table:style-name="ce361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 table:number-columns-repeated="4"/>
          <table:table-cell table:style-name="ce444"/>
          <table:table-cell table:style-name="ce446"/>
          <table:table-cell table:style-name="ce451"/>
          <table:table-cell table:style-name="ce361" table:number-columns-repeated="4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29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440" table:number-columns-repeated="3"/>
          <table:table-cell table:style-name="ce361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 table:number-columns-repeated="4"/>
          <table:table-cell table:style-name="ce452"/>
          <table:table-cell table:style-name="ce361"/>
          <table:table-cell table:style-name="ce443"/>
          <table:table-cell table:style-name="ce450" table:number-columns-repeated="4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361" table:number-columns-repeated="2"/>
          <table:table-cell table:style-name="ce432" table:number-columns-repeated="2"/>
          <table:table-cell table:style-name="ce361" table:number-columns-repeated="2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 table:number-columns-repeated="4"/>
          <table:table-cell table:style-name="ce452"/>
          <table:table-cell table:style-name="ce361"/>
          <table:table-cell table:style-name="ce443"/>
          <table:table-cell table:style-name="ce450" table:number-columns-repeated="4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361"/>
          <table:table-cell table:style-name="ce470"/>
          <table:table-cell table:number-columns-repeated="16319"/>
        </table:table-row>
        <table:table-row table:style-name="ro21">
          <table:table-cell table:style-name="ce430" table:formula="of:=[$'Профиль алюминиевый'.$C$5]" office:value-type="float" office:value="670" calcext:value-type="float">
            <text:p>670 мм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6" calcext:value-type="float">
            <text:p>6</text:p>
          </table:table-cell>
          <table:table-cell table:style-name="ce435" office:value-type="float" office:value="180" calcext:value-type="float">
            <text:p>180 мм</text:p>
          </table:table-cell>
          <table:table-cell table:style-name="ce435" table:formula="of:=[.A12]-[.E12]" office:value-type="float" office:value="490" calcext:value-type="float">
            <text:p>49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2]/[.G12];0)-1" office:value-type="float" office:value="3" calcext:value-type="float">
            <text:p>3</text:p>
          </table:table-cell>
          <table:table-cell table:style-name="ce432" table:formula="of:=IF([.H12]&lt;0;0;[.H12])+IF(ISEVEN([.H12]);1;0)" office:value-type="float" office:value="3" calcext:value-type="float">
            <text:p>3</text:p>
          </table:table-cell>
          <table:table-cell table:style-name="ce432" table:formula="of:=[.D12]+[.I12]" office:value-type="float" office:value="9" calcext:value-type="float">
            <text:p>9</text:p>
          </table:table-cell>
          <table:table-cell table:style-name="ce432" table:formula="of:=[.J12]*[.B12]" office:value-type="float" office:value="9" calcext:value-type="float">
            <text:p>9</text:p>
          </table:table-cell>
          <table:table-cell table:style-name="ce440" table:number-columns-repeated="3"/>
          <table:table-cell table:style-name="ce361" table:number-columns-repeated="4"/>
          <table:table-cell table:style-name="ce361" office:value-type="string" calcext:value-type="string">
            <text:p>G</text:p>
          </table:table-cell>
          <table:table-cell table:style-name="ce361" table:number-columns-repeated="6"/>
          <table:table-cell table:style-name="ce361" office:value-type="string" calcext:value-type="string">
            <text:p>F</text:p>
          </table:table-cell>
          <table:table-cell table:style-name="ce361" table:number-columns-repeated="6"/>
          <table:table-cell table:style-name="ce361" office:value-type="string" calcext:value-type="string">
            <text:p>E</text:p>
          </table:table-cell>
          <table:table-cell table:style-name="ce361" table:number-columns-repeated="5"/>
          <table:table-cell table:style-name="ce432" table:number-columns-repeated="2"/>
          <table:table-cell table:style-name="ce361" table:number-columns-repeated="5"/>
          <table:table-cell table:style-name="ce361" office:value-type="string" calcext:value-type="string">
            <text:p>E</text:p>
          </table:table-cell>
          <table:table-cell table:style-name="ce361" table:number-columns-repeated="6"/>
          <table:table-cell table:style-name="ce361" office:value-type="string" calcext:value-type="string">
            <text:p>F</text:p>
          </table:table-cell>
          <table:table-cell table:style-name="ce361" table:number-columns-repeated="6"/>
          <table:table-cell table:style-name="ce361" office:value-type="string" calcext:value-type="string">
            <text:p>G</text:p>
          </table:table-cell>
          <table:table-cell table:style-name="ce361" table:number-columns-repeated="4"/>
          <table:table-cell table:style-name="ce470"/>
          <table:table-cell table:number-columns-repeated="16319"/>
        </table:table-row>
        <table:table-row table:style-name="ro21">
          <table:table-cell table:style-name="ce430" table:formula="of:=[.$A$12]" office:value-type="float" office:value="670" calcext:value-type="float">
            <text:p>670 мм</text:p>
          </table:table-cell>
          <table:table-cell table:style-name="ce361" table:formula="of:=[.$B$12]" office:value-type="float" office:value="1" calcext:value-type="float">
            <text:p>1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13]" office:value-type="float" office:value="670" calcext:value-type="float">
            <text:p>670 мм</text:p>
          </table:table-cell>
          <table:table-cell table:style-name="ce435" table:formula="of:=[.A13]-[.E13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3]/[.G13];0)-1" office:value-type="float" office:value="-1" calcext:value-type="float">
            <text:p>-1</text:p>
          </table:table-cell>
          <table:table-cell table:style-name="ce432" table:formula="of:=IF([.H13]&lt;0;0;[.H13])" office:value-type="float" office:value="0" calcext:value-type="float">
            <text:p>0</text:p>
          </table:table-cell>
          <table:table-cell table:style-name="ce432" table:formula="of:=[.D13]+[.I13]" office:value-type="float" office:value="0" calcext:value-type="float">
            <text:p>0</text:p>
          </table:table-cell>
          <table:table-cell table:style-name="ce432" table:formula="of:=[.J13]*[.B13]" office:value-type="float" office:value="0" calcext:value-type="float">
            <text:p>0</text:p>
          </table:table-cell>
          <table:table-cell table:style-name="ce399" table:number-columns-repeated="3"/>
          <table:table-cell table:style-name="ce432"/>
          <table:table-cell table:style-name="ce339" office:value-type="string" calcext:value-type="string" table:number-columns-spanned="21" table:number-rows-spanned="3">
            <text:p><text:span text:style-name="T17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432"/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.$A$12]" office:value-type="float" office:value="670" calcext:value-type="float">
            <text:p>670 мм</text:p>
          </table:table-cell>
          <table:table-cell table:style-name="ce361" table:formula="of:=[.$B$12]" office:value-type="float" office:value="1" calcext:value-type="float">
            <text:p>1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14]" office:value-type="float" office:value="670" calcext:value-type="float">
            <text:p>670 мм</text:p>
          </table:table-cell>
          <table:table-cell table:style-name="ce435" table:formula="of:=[.A14]-[.E14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4]/[.G14];0)-1" office:value-type="float" office:value="-1" calcext:value-type="float">
            <text:p>-1</text:p>
          </table:table-cell>
          <table:table-cell table:style-name="ce432" table:formula="of:=IF([.H14]&lt;0;0;[.H14])" office:value-type="float" office:value="0" calcext:value-type="float">
            <text:p>0</text:p>
          </table:table-cell>
          <table:table-cell table:style-name="ce432" table:formula="of:=[.D14]+[.I14]" office:value-type="float" office:value="0" calcext:value-type="float">
            <text:p>0</text:p>
          </table:table-cell>
          <table:table-cell table:style-name="ce432" table:formula="of:=[.J14]*[.B14]" office:value-type="float" office:value="0" calcext:value-type="float">
            <text:p>0</text:p>
          </table:table-cell>
          <table:table-cell table:style-name="ce399" table:number-columns-repeated="3"/>
          <table:table-cell table:style-name="ce432"/>
          <table:covered-table-cell table:style-name="ce393"/>
          <table:covered-table-cell table:number-columns-repeated="2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3" table:style-name="ce361"/>
          <table:table-cell table:style-name="ce361"/>
          <table:table-cell table:style-name="ce432" table:number-columns-repeated="3"/>
          <table:table-cell table:style-name="ce361" table:number-columns-repeated="5"/>
          <table:table-cell table:style-name="ce432"/>
          <table:table-cell table:style-name="ce361" table:number-columns-repeated="6"/>
          <table:table-cell table:style-name="ce432"/>
          <table:table-cell table:style-name="ce361" table:number-columns-repeated="6"/>
          <table:table-cell table:style-name="ce432"/>
          <table:table-cell table:style-name="ce361" table:number-columns-repeated="3"/>
          <table:table-cell table:style-name="ce432"/>
          <table:table-cell table:number-columns-repeated="16320"/>
        </table:table-row>
        <table:table-row table:style-name="ro21">
          <table:table-cell table:style-name="ce430" table:formula="of:=[.$A$12]" office:value-type="float" office:value="670" calcext:value-type="float">
            <text:p>670 мм</text:p>
          </table:table-cell>
          <table:table-cell table:style-name="ce361" table:formula="of:=[.$B$12]" office:value-type="float" office:value="1" calcext:value-type="float">
            <text:p>1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6" calcext:value-type="float">
            <text:p>6</text:p>
          </table:table-cell>
          <table:table-cell table:style-name="ce435" office:value-type="float" office:value="180" calcext:value-type="float">
            <text:p>180 мм</text:p>
          </table:table-cell>
          <table:table-cell table:style-name="ce435" table:formula="of:=[.A15]-[.E15]" office:value-type="float" office:value="490" calcext:value-type="float">
            <text:p>49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5]/[.G15];0)-1" office:value-type="float" office:value="3" calcext:value-type="float">
            <text:p>3</text:p>
          </table:table-cell>
          <table:table-cell table:style-name="ce432" table:formula="of:=IF([.H15]&lt;0;0;[.H15])" office:value-type="float" office:value="3" calcext:value-type="float">
            <text:p>3</text:p>
          </table:table-cell>
          <table:table-cell table:style-name="ce432" table:formula="of:=[.D15]+[.I15]" office:value-type="float" office:value="9" calcext:value-type="float">
            <text:p>9</text:p>
          </table:table-cell>
          <table:table-cell table:style-name="ce432" table:formula="of:=[.J15]*[.B15]" office:value-type="float" office:value="9" calcext:value-type="float">
            <text:p>9</text:p>
          </table:table-cell>
          <table:table-cell table:style-name="ce399" table:number-columns-repeated="3"/>
          <table:table-cell table:style-name="ce432"/>
          <table:covered-table-cell table:number-columns-repeated="21" table:style-name="ce432"/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88"/>
          <table:table-cell table:style-name="ce399"/>
          <table:table-cell table:style-name="ce432" table:number-columns-repeated="5"/>
          <table:table-cell table:style-name="ce361" office:value-type="string" calcext:value-type="string">
            <text:p>A</text:p>
          </table:table-cell>
          <table:table-cell table:style-name="ce432" table:number-columns-repeated="45"/>
          <table:table-cell table:number-columns-repeated="16320"/>
        </table:table-row>
        <table:table-row table:style-name="ro21">
          <table:table-cell table:style-name="ce430" table:formula="of:=[.A12]" office:value-type="float" office:value="670" calcext:value-type="float">
            <text:p>670 мм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8" calcext:value-type="float">
            <text:p>8</text:p>
          </table:table-cell>
          <table:table-cell table:style-name="ce435" table:formula="of:=207.5*2" office:value-type="float" office:value="415" calcext:value-type="float">
            <text:p>415 мм</text:p>
          </table:table-cell>
          <table:table-cell table:style-name="ce435" table:formula="of:=[.A17]-[.E17]" office:value-type="float" office:value="255" calcext:value-type="float">
            <text:p>255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7]/[.G17];0)-1" office:value-type="float" office:value="1" calcext:value-type="float">
            <text:p>1</text:p>
          </table:table-cell>
          <table:table-cell table:style-name="ce432" table:formula="of:=IF([.H17]&lt;0;0;[.H17])+IF(ISEVEN([.H17]);1;0)" office:value-type="float" office:value="1" calcext:value-type="float">
            <text:p>1</text:p>
          </table:table-cell>
          <table:table-cell table:style-name="ce432" table:formula="of:=[.D17]+[.I17]" office:value-type="float" office:value="9" calcext:value-type="float">
            <text:p>9</text:p>
          </table:table-cell>
          <table:table-cell table:style-name="ce432" table:formula="of:=[.J17]*[.B17]" office:value-type="float" office:value="9" calcext:value-type="float">
            <text:p>9</text:p>
          </table:table-cell>
          <table:table-cell table:style-name="ce388"/>
          <table:table-cell table:style-name="ce399"/>
          <table:table-cell table:style-name="ce432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42"/>
          <table:table-cell table:number-columns-repeated="16320"/>
        </table:table-row>
        <table:table-row table:style-name="ro21">
          <table:table-cell table:style-name="ce430" table:formula="of:=[.$A$12]" office:value-type="float" office:value="670" calcext:value-type="float">
            <text:p>670 мм</text:p>
          </table:table-cell>
          <table:table-cell table:style-name="ce361" table:formula="of:=[.$B$12]" office:value-type="float" office:value="1" calcext:value-type="float">
            <text:p>1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18]" office:value-type="float" office:value="670" calcext:value-type="float">
            <text:p>670 мм</text:p>
          </table:table-cell>
          <table:table-cell table:style-name="ce435" table:formula="of:=[.A18]-[.E18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8]/[.G18];0)-1" office:value-type="float" office:value="-1" calcext:value-type="float">
            <text:p>-1</text:p>
          </table:table-cell>
          <table:table-cell table:style-name="ce432" table:formula="of:=IF([.H18]&lt;0;0;[.H18])" office:value-type="float" office:value="0" calcext:value-type="float">
            <text:p>0</text:p>
          </table:table-cell>
          <table:table-cell table:style-name="ce432" table:formula="of:=[.D18]+[.I18]" office:value-type="float" office:value="0" calcext:value-type="float">
            <text:p>0</text:p>
          </table:table-cell>
          <table:table-cell table:style-name="ce432" table:formula="of:=[.J18]*[.B18]" office:value-type="float" office:value="0" calcext:value-type="float">
            <text:p>0</text:p>
          </table:table-cell>
          <table:table-cell table:style-name="ce388"/>
          <table:table-cell table:style-name="ce399"/>
          <table:table-cell table:style-name="ce432" table:number-columns-repeated="2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2"/>
          <table:table-cell table:style-name="ce457"/>
          <table:table-cell table:style-name="ce459"/>
          <table:table-cell table:style-name="ce361" office:value-type="string" calcext:value-type="string">
            <text:p>Z</text:p>
          </table:table-cell>
          <table:table-cell table:style-name="ce432" table:number-columns-repeated="37"/>
          <table:table-cell table:number-columns-repeated="16320"/>
        </table:table-row>
        <table:table-row table:style-name="ro21">
          <table:table-cell table:style-name="ce430" table:formula="of:=[.$A$12]" office:value-type="float" office:value="670" calcext:value-type="float">
            <text:p>670 мм</text:p>
          </table:table-cell>
          <table:table-cell table:style-name="ce361" table:formula="of:=[.$B$12]" office:value-type="float" office:value="1" calcext:value-type="float">
            <text:p>1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19]" office:value-type="float" office:value="670" calcext:value-type="float">
            <text:p>670 мм</text:p>
          </table:table-cell>
          <table:table-cell table:style-name="ce435" table:formula="of:=[.A19]-[.E19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19]/[.G19];0)-1" office:value-type="float" office:value="-1" calcext:value-type="float">
            <text:p>-1</text:p>
          </table:table-cell>
          <table:table-cell table:style-name="ce432" table:formula="of:=IF([.H19]&lt;0;0;[.H19])" office:value-type="float" office:value="0" calcext:value-type="float">
            <text:p>0</text:p>
          </table:table-cell>
          <table:table-cell table:style-name="ce432" table:formula="of:=[.D19]+[.I19]" office:value-type="float" office:value="0" calcext:value-type="float">
            <text:p>0</text:p>
          </table:table-cell>
          <table:table-cell table:style-name="ce432" table:formula="of:=[.J19]*[.B19]" office:value-type="float" office:value="0" calcext:value-type="float">
            <text:p>0</text:p>
          </table:table-cell>
          <table:table-cell table:style-name="ce388"/>
          <table:table-cell table:style-name="ce399"/>
          <table:table-cell table:style-name="ce432" table:number-columns-repeated="2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3"/>
          <table:table-cell table:style-name="ce460"/>
          <table:table-cell table:style-name="ce432" table:number-columns-repeated="38"/>
          <table:table-cell table:number-columns-repeated="16320"/>
        </table:table-row>
        <table:table-row table:style-name="ro21">
          <table:table-cell table:style-name="ce430" table:formula="of:=[.$A$12]" office:value-type="float" office:value="670" calcext:value-type="float">
            <text:p>670 мм</text:p>
          </table:table-cell>
          <table:table-cell table:style-name="ce361" table:formula="of:=[.$B$12]" office:value-type="float" office:value="1" calcext:value-type="float">
            <text:p>1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6" calcext:value-type="float">
            <text:p>6</text:p>
          </table:table-cell>
          <table:table-cell table:style-name="ce435" office:value-type="float" office:value="180" calcext:value-type="float">
            <text:p>180 мм</text:p>
          </table:table-cell>
          <table:table-cell table:style-name="ce435" table:formula="of:=[.A20]-[.E20]" office:value-type="float" office:value="490" calcext:value-type="float">
            <text:p>49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0]/[.G20];0)-1" office:value-type="float" office:value="3" calcext:value-type="float">
            <text:p>3</text:p>
          </table:table-cell>
          <table:table-cell table:style-name="ce432" table:formula="of:=IF([.H20]&lt;0;0;[.H20])" office:value-type="float" office:value="3" calcext:value-type="float">
            <text:p>3</text:p>
          </table:table-cell>
          <table:table-cell table:style-name="ce432" table:formula="of:=[.D20]+[.I20]" office:value-type="float" office:value="9" calcext:value-type="float">
            <text:p>9</text:p>
          </table:table-cell>
          <table:table-cell table:style-name="ce432" table:formula="of:=[.J20]*[.B20]" office:value-type="float" office:value="9" calcext:value-type="float">
            <text:p>9</text:p>
          </table:table-cell>
          <table:table-cell table:style-name="ce388"/>
          <table:table-cell table:style-name="ce399"/>
          <table:table-cell table:style-name="ce432"/>
          <table:table-cell table:style-name="ce361" office:value-type="string" calcext:value-type="string">
            <text:p>D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B</text:p>
          </table:table-cell>
          <table:table-cell table:style-name="ce432" table:number-columns-repeated="2"/>
          <table:table-cell table:style-name="ce460"/>
          <table:table-cell table:style-name="ce432" table:number-columns-repeated="38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3"/>
          <table:table-cell table:style-name="ce460"/>
          <table:table-cell table:style-name="ce432" table:number-columns-repeated="3"/>
          <table:table-cell table:style-name="ce361" office:value-type="string" calcext:value-type="string">
            <text:p>Y</text:p>
          </table:table-cell>
          <table:table-cell table:style-name="ce432" table:number-columns-repeated="34"/>
          <table:table-cell table:number-columns-repeated="16320"/>
        </table:table-row>
        <table:table-row table:style-name="ro21">
          <table:table-cell table:style-name="ce430" table:formula="of:=[$'Профиль алюминиевый'.C6]" office:value-type="float" office:value="550" calcext:value-type="float">
            <text:p>550 мм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4" calcext:value-type="float">
            <text:p>4</text:p>
          </table:table-cell>
          <table:table-cell table:style-name="ce435" table:formula="of:=147.5*2" office:value-type="float" office:value="295" calcext:value-type="float">
            <text:p>295 мм</text:p>
          </table:table-cell>
          <table:table-cell table:style-name="ce435" table:formula="of:=[.A22]-[.E22]" office:value-type="float" office:value="255" calcext:value-type="float">
            <text:p>255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2]/[.G22];0)-1" office:value-type="float" office:value="1" calcext:value-type="float">
            <text:p>1</text:p>
          </table:table-cell>
          <table:table-cell table:style-name="ce432" table:formula="of:=IF([.H22]&lt;0;0;[.H22])" office:value-type="float" office:value="1" calcext:value-type="float">
            <text:p>1</text:p>
          </table:table-cell>
          <table:table-cell table:style-name="ce432" table:formula="of:=[.D22]+[.I22]" office:value-type="float" office:value="5" calcext:value-type="float">
            <text:p>5</text:p>
          </table:table-cell>
          <table:table-cell table:style-name="ce432" table:formula="of:=[.J22]*[.B22]" office:value-type="float" office:value="5" calcext:value-type="float">
            <text:p>5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3"/>
          <table:table-cell table:style-name="ce461"/>
          <table:table-cell table:style-name="ce463" table:number-columns-repeated="3"/>
          <table:table-cell table:style-name="ce464"/>
          <table:table-cell table:style-name="ce432" table:number-columns-repeated="34"/>
          <table:table-cell table:number-columns-repeated="16320"/>
        </table:table-row>
        <table:table-row table:style-name="ro21">
          <table:table-cell table:style-name="ce430" table:formula="of:=[.$A$22]" office:value-type="float" office:value="550" calcext:value-type="float">
            <text:p>550 мм</text:p>
          </table:table-cell>
          <table:table-cell table:style-name="ce361" table:formula="of:=[.$B$22]" office:value-type="float" office:value="1" calcext:value-type="float">
            <text:p>1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23]" office:value-type="float" office:value="550" calcext:value-type="float">
            <text:p>550 мм</text:p>
          </table:table-cell>
          <table:table-cell table:style-name="ce435" table:formula="of:=[.A23]-[.E23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3]/[.G23];0)-1" office:value-type="float" office:value="-1" calcext:value-type="float">
            <text:p>-1</text:p>
          </table:table-cell>
          <table:table-cell table:style-name="ce432" table:formula="of:=IF([.H23]&lt;0;0;[.H23])" office:value-type="float" office:value="0" calcext:value-type="float">
            <text:p>0</text:p>
          </table:table-cell>
          <table:table-cell table:style-name="ce432" table:formula="of:=[.D23]+[.I23]" office:value-type="float" office:value="0" calcext:value-type="float">
            <text:p>0</text:p>
          </table:table-cell>
          <table:table-cell table:style-name="ce432" table:formula="of:=[.J23]*[.B23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2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7"/>
          <table:table-cell table:style-name="ce457"/>
          <table:table-cell table:style-name="ce432" table:number-columns-repeated="34"/>
          <table:table-cell table:number-columns-repeated="16320"/>
        </table:table-row>
        <table:table-row table:style-name="ro21">
          <table:table-cell table:style-name="ce430" table:formula="of:=[.$A$22]" office:value-type="float" office:value="550" calcext:value-type="float">
            <text:p>550 мм</text:p>
          </table:table-cell>
          <table:table-cell table:style-name="ce361" table:formula="of:=[.$B$22]" office:value-type="float" office:value="1" calcext:value-type="float">
            <text:p>1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24]" office:value-type="float" office:value="550" calcext:value-type="float">
            <text:p>550 мм</text:p>
          </table:table-cell>
          <table:table-cell table:style-name="ce435" table:formula="of:=[.A24]-[.E24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4]/[.G24];0)-1" office:value-type="float" office:value="-1" calcext:value-type="float">
            <text:p>-1</text:p>
          </table:table-cell>
          <table:table-cell table:style-name="ce432" table:formula="of:=IF([.H24]&lt;0;0;[.H24])" office:value-type="float" office:value="0" calcext:value-type="float">
            <text:p>0</text:p>
          </table:table-cell>
          <table:table-cell table:style-name="ce432" table:formula="of:=[.D24]+[.I24]" office:value-type="float" office:value="0" calcext:value-type="float">
            <text:p>0</text:p>
          </table:table-cell>
          <table:table-cell table:style-name="ce432" table:formula="of:=[.J24]*[.B24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C</text:p>
          </table:table-cell>
          <table:table-cell table:style-name="ce432" table:number-columns-repeated="45"/>
          <table:table-cell table:number-columns-repeated="16320"/>
        </table:table-row>
        <table:table-row table:style-name="ro21">
          <table:table-cell table:style-name="ce430" table:formula="of:=[.$A$22]" office:value-type="float" office:value="550" calcext:value-type="float">
            <text:p>550 мм</text:p>
          </table:table-cell>
          <table:table-cell table:style-name="ce361" table:formula="of:=[.$B$22]" office:value-type="float" office:value="1" calcext:value-type="float">
            <text:p>1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2" calcext:value-type="float">
            <text:p>2</text:p>
          </table:table-cell>
          <table:table-cell table:style-name="ce435" office:value-type="float" office:value="60" calcext:value-type="float">
            <text:p>60 мм</text:p>
          </table:table-cell>
          <table:table-cell table:style-name="ce435" table:formula="of:=[.A25]-[.E25]" office:value-type="float" office:value="490" calcext:value-type="float">
            <text:p>49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5]/[.G25];0)-1" office:value-type="float" office:value="3" calcext:value-type="float">
            <text:p>3</text:p>
          </table:table-cell>
          <table:table-cell table:style-name="ce432" table:formula="of:=IF([.H25]&lt;0;0;[.H25])" office:value-type="float" office:value="3" calcext:value-type="float">
            <text:p>3</text:p>
          </table:table-cell>
          <table:table-cell table:style-name="ce432" table:formula="of:=[.D25]+[.I25]" office:value-type="float" office:value="5" calcext:value-type="float">
            <text:p>5</text:p>
          </table:table-cell>
          <table:table-cell table:style-name="ce432" table:formula="of:=[.J25]*[.B25]" office:value-type="float" office:value="5" calcext:value-type="float">
            <text:p>5</text:p>
          </table:table-cell>
          <table:table-cell table:style-name="ce399" table:number-columns-repeated="2"/>
          <table:table-cell table:style-name="ce432" table:number-columns-repeated="40"/>
          <table:table-cell table:style-name="ce361" table:number-columns-repeated="6"/>
          <table:table-cell table:style-name="ce432"/>
          <table:table-cell table:style-name="ce361" table:number-columns-repeated="3"/>
          <table:table-cell table:style-name="ce432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2"/>
          <table:table-cell table:style-name="ce339" office:value-type="string" calcext:value-type="string" table:number-columns-spanned="24" table:number-rows-spanned="1">
            <text:p><text:span text:style-name="T17">Схема для: </text:span>угловых стоек, стоек оси Z когда их 4шт.</text:p>
          </table:table-cell>
          <table:covered-table-cell table:number-columns-repeated="2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4" table:style-name="ce361"/>
          <table:covered-table-cell table:number-columns-repeated="2" table:style-name="ce432"/>
          <table:table-cell table:style-name="ce432"/>
          <table:table-cell table:style-name="ce361" table:number-columns-repeated="5"/>
          <table:table-cell table:style-name="ce432"/>
          <table:table-cell table:style-name="ce361" table:number-columns-repeated="6"/>
          <table:table-cell table:style-name="ce432" table:number-columns-repeated="12"/>
          <table:table-cell table:number-columns-repeated="16320"/>
        </table:table-row>
        <table:table-row table:style-name="ro21">
          <table:table-cell table:style-name="ce430" table:formula="of:=[$'Профиль алюминиевый'.C9]" office:value-type="float" office:value="440" calcext:value-type="float">
            <text:p>440 мм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27]" office:value-type="float" office:value="440" calcext:value-type="float">
            <text:p>440 мм</text:p>
          </table:table-cell>
          <table:table-cell table:style-name="ce435" table:formula="of:=[.A27]-[.E27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7]/[.G27];0)-1" office:value-type="float" office:value="-1" calcext:value-type="float">
            <text:p>-1</text:p>
          </table:table-cell>
          <table:table-cell table:style-name="ce432" table:formula="of:=IF([.H27]&lt;0;0;[.H27])" office:value-type="float" office:value="0" calcext:value-type="float">
            <text:p>0</text:p>
          </table:table-cell>
          <table:table-cell table:style-name="ce432" table:formula="of:=[.D27]+[.I27]" office:value-type="float" office:value="0" calcext:value-type="float">
            <text:p>0</text:p>
          </table:table-cell>
          <table:table-cell table:style-name="ce432" table:formula="of:=[.J27]*[.B27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18"/>
          <table:table-cell table:style-name="ce465" table:number-columns-repeated="4"/>
          <table:table-cell table:style-name="ce466"/>
          <table:table-cell table:style-name="ce465" table:number-columns-repeated="4"/>
          <table:table-cell table:style-name="ce432" table:number-columns-repeated="24"/>
          <table:table-cell table:number-columns-repeated="16320"/>
        </table:table-row>
        <table:table-row table:style-name="ro21">
          <table:table-cell table:style-name="ce430" table:formula="of:=[.$A$27]" office:value-type="float" office:value="440" calcext:value-type="float">
            <text:p>440 мм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28]" office:value-type="float" office:value="440" calcext:value-type="float">
            <text:p>440 мм</text:p>
          </table:table-cell>
          <table:table-cell table:style-name="ce435" table:formula="of:=[.A28]-[.E28]" office:value-type="float" office:value="0" calcext:value-type="float">
            <text:p>0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8]/[.G28];0)-1" office:value-type="float" office:value="-1" calcext:value-type="float">
            <text:p>-1</text:p>
          </table:table-cell>
          <table:table-cell table:style-name="ce432" table:formula="of:=IF([.H28]&lt;0;0;[.H28])" office:value-type="float" office:value="0" calcext:value-type="float">
            <text:p>0</text:p>
          </table:table-cell>
          <table:table-cell table:style-name="ce432" table:formula="of:=[.D28]+[.I28]" office:value-type="float" office:value="0" calcext:value-type="float">
            <text:p>0</text:p>
          </table:table-cell>
          <table:table-cell table:style-name="ce432" table:formula="of:=[.J28]*[.B28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C</text:p>
          </table:table-cell>
          <table:table-cell table:style-name="ce432" table:number-columns-repeated="16"/>
          <table:table-cell table:style-name="ce361" office:value-type="string" calcext:value-type="string">
            <text:p>C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.$A$27]" office:value-type="float" office:value="440" calcext:value-type="float">
            <text:p>440 мм</text:p>
          </table:table-cell>
          <table:table-cell table:style-name="ce361" table:formula="of:=[.$B$27]" office:value-type="float" office:value="4" calcext:value-type="float">
            <text:p>4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5" calcext:value-type="float">
            <text:p>5</text:p>
          </table:table-cell>
          <table:table-cell table:style-name="ce435" table:formula="of:=120+74" office:value-type="float" office:value="194" calcext:value-type="float">
            <text:p>194 мм</text:p>
          </table:table-cell>
          <table:table-cell table:style-name="ce435" table:formula="of:=[.A29]-[.E29]" office:value-type="float" office:value="246" calcext:value-type="float">
            <text:p>246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29]/[.G29];0)-1" office:value-type="float" office:value="1" calcext:value-type="float">
            <text:p>1</text:p>
          </table:table-cell>
          <table:table-cell table:style-name="ce432" table:formula="of:=IF([.H29]&lt;0;0;[.H29])" office:value-type="float" office:value="1" calcext:value-type="float">
            <text:p>1</text:p>
          </table:table-cell>
          <table:table-cell table:style-name="ce432" table:formula="of:=[.D29]+[.I29]" office:value-type="float" office:value="6" calcext:value-type="float">
            <text:p>6</text:p>
          </table:table-cell>
          <table:table-cell table:style-name="ce432" table:formula="of:=[.J29]*[.B29]" office:value-type="float" office:value="24" calcext:value-type="float">
            <text:p>24</text:p>
          </table:table-cell>
          <table:table-cell table:style-name="ce399" table:number-columns-repeated="2"/>
          <table:table-cell table:style-name="ce432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10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27]" office:value-type="float" office:value="440" calcext:value-type="float">
            <text:p>440 мм</text:p>
          </table:table-cell>
          <table:table-cell table:style-name="ce361" table:formula="of:=[.$B$27]" office:value-type="float" office:value="4" calcext:value-type="float">
            <text:p>4</text:p>
          </table:table-cell>
          <table:table-cell table:style-name="ce361" office:value-type="string" calcext:value-type="string">
            <text:p>D</text:p>
          </table:table-cell>
          <table:table-cell table:style-name="ce432" table:formula="of:=[.D29]" office:value-type="float" office:value="5" calcext:value-type="float">
            <text:p>5</text:p>
          </table:table-cell>
          <table:table-cell table:style-name="ce435" table:formula="of:=[.E29]" office:value-type="float" office:value="194" calcext:value-type="float">
            <text:p>194 мм</text:p>
          </table:table-cell>
          <table:table-cell table:style-name="ce435" table:formula="of:=[.A30]-[.E30]" office:value-type="float" office:value="246" calcext:value-type="float">
            <text:p>246 мм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0]/[.G30];0)-1" office:value-type="float" office:value="1" calcext:value-type="float">
            <text:p>1</text:p>
          </table:table-cell>
          <table:table-cell table:style-name="ce432" table:formula="of:=IF([.H30]&lt;0;0;[.H30])" office:value-type="float" office:value="1" calcext:value-type="float">
            <text:p>1</text:p>
          </table:table-cell>
          <table:table-cell table:style-name="ce432" table:formula="of:=[.D30]+[.I30]" office:value-type="float" office:value="6" calcext:value-type="float">
            <text:p>6</text:p>
          </table:table-cell>
          <table:table-cell table:style-name="ce432" table:formula="of:=[.J30]*[.B30]" office:value-type="float" office:value="24" calcext:value-type="float">
            <text:p>24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10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2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10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$'Профиль алюминиевый'.C15]" office:value-type="float" office:value="390" calcext:value-type="float">
            <text:p>390 мм</text:p>
          </table:table-cell>
          <table:table-cell table:style-name="ce431" table:formula="of:=[$'Профиль алюминиевый'.D15]" office:value-type="float" office:value="2" calcext:value-type="float">
            <text:p>2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0" calcext:value-type="float">
            <text:p>0</text:p>
          </table:table-cell>
          <table:table-cell table:style-name="ce437" table:formula="of:=[.A32]" office:value-type="float" office:value="390" calcext:value-type="float">
            <text:p>390 мм</text:p>
          </table:table-cell>
          <table:table-cell table:style-name="ce432" table:formula="of:=[.A32]-[.E32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2]/[.G32];0)-1" office:value-type="float" office:value="-1" calcext:value-type="float">
            <text:p>-1</text:p>
          </table:table-cell>
          <table:table-cell table:style-name="ce432" table:formula="of:=IF([.H32]&lt;0;0;[.H32])" office:value-type="float" office:value="0" calcext:value-type="float">
            <text:p>0</text:p>
          </table:table-cell>
          <table:table-cell table:style-name="ce432" table:formula="of:=[.D32]+[.I32]" office:value-type="float" office:value="0" calcext:value-type="float">
            <text:p>0</text:p>
          </table:table-cell>
          <table:table-cell table:style-name="ce432" table:formula="of:=[.J32]*[.B32]" office:value-type="float" office:value="0" calcext:value-type="float">
            <text:p>0</text:p>
          </table:table-cell>
          <table:table-cell table:style-name="ce399" table:number-columns-repeated="2"/>
          <table:table-cell table:style-name="ce432"/>
          <table:table-cell table:style-name="ce361" office:value-type="string" calcext:value-type="string">
            <text:p>D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B</text:p>
          </table:table-cell>
          <table:table-cell table:style-name="ce432" table:number-columns-repeated="8"/>
          <table:table-cell table:style-name="ce361" office:value-type="string" calcext:value-type="string">
            <text:p>B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D</text:p>
          </table:table-cell>
          <table:table-cell table:style-name="ce432" table:number-columns-repeated="24"/>
          <table:table-cell table:number-columns-repeated="16320"/>
        </table:table-row>
        <table:table-row table:style-name="ro21">
          <table:table-cell table:style-name="ce430" table:formula="of:=[.$A$32]" office:value-type="float" office:value="390" calcext:value-type="float">
            <text:p>390 мм</text:p>
          </table:table-cell>
          <table:table-cell table:style-name="ce431" table:formula="of:=[.$B$32]" office:value-type="float" office:value="2" calcext:value-type="float">
            <text:p>2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7" table:formula="of:=[.A33]" office:value-type="float" office:value="390" calcext:value-type="float">
            <text:p>390 мм</text:p>
          </table:table-cell>
          <table:table-cell table:style-name="ce432" table:formula="of:=[.A33]-[.E33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3]/[.G33];0)-1" office:value-type="float" office:value="-1" calcext:value-type="float">
            <text:p>-1</text:p>
          </table:table-cell>
          <table:table-cell table:style-name="ce432" table:formula="of:=IF([.H33]&lt;0;0;[.H33])" office:value-type="float" office:value="0" calcext:value-type="float">
            <text:p>0</text:p>
          </table:table-cell>
          <table:table-cell table:style-name="ce432" table:formula="of:=[.D33]+[.I33]" office:value-type="float" office:value="0" calcext:value-type="float">
            <text:p>0</text:p>
          </table:table-cell>
          <table:table-cell table:style-name="ce432" table:formula="of:=[.J33]*[.B33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10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32]" office:value-type="float" office:value="390" calcext:value-type="float">
            <text:p>390 мм</text:p>
          </table:table-cell>
          <table:table-cell table:style-name="ce431" table:formula="of:=[.$B$32]" office:value-type="float" office:value="2" calcext:value-type="float">
            <text:p>2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34]" office:value-type="float" office:value="390" calcext:value-type="float">
            <text:p>390 мм</text:p>
          </table:table-cell>
          <table:table-cell table:style-name="ce432" table:formula="of:=[.A34]-[.E34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4]/[.G34];0)-1" office:value-type="float" office:value="-1" calcext:value-type="float">
            <text:p>-1</text:p>
          </table:table-cell>
          <table:table-cell table:style-name="ce432" table:formula="of:=IF([.H34]&lt;0;0;[.H34])" office:value-type="float" office:value="0" calcext:value-type="float">
            <text:p>0</text:p>
          </table:table-cell>
          <table:table-cell table:style-name="ce432" table:formula="of:=[.D34]+[.I34]" office:value-type="float" office:value="0" calcext:value-type="float">
            <text:p>0</text:p>
          </table:table-cell>
          <table:table-cell table:style-name="ce432" table:formula="of:=[.J34]*[.B34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10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32]" office:value-type="float" office:value="390" calcext:value-type="float">
            <text:p>390 мм</text:p>
          </table:table-cell>
          <table:table-cell table:style-name="ce431" table:formula="of:=[.$B$32]" office:value-type="float" office:value="2" calcext:value-type="float">
            <text:p>2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4" calcext:value-type="float">
            <text:p>4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35]-[.E35]" office:value-type="float" office:value="250" calcext:value-type="float">
            <text:p>25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5]/[.G35];0)-1" office:value-type="float" office:value="1" calcext:value-type="float">
            <text:p>1</text:p>
          </table:table-cell>
          <table:table-cell table:style-name="ce432" table:formula="of:=IF([.H35]&lt;0;0;[.H35])" office:value-type="float" office:value="1" calcext:value-type="float">
            <text:p>1</text:p>
          </table:table-cell>
          <table:table-cell table:style-name="ce432" table:formula="of:=[.D35]+[.I35]" office:value-type="float" office:value="5" calcext:value-type="float">
            <text:p>5</text:p>
          </table:table-cell>
          <table:table-cell table:style-name="ce432" table:formula="of:=[.J35]*[.B35]" office:value-type="float" office:value="10" calcext:value-type="float">
            <text:p>10</text:p>
          </table:table-cell>
          <table:table-cell table:style-name="ce399" table:number-columns-repeated="2"/>
          <table:table-cell table:style-name="ce432" table:number-columns-repeated="2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2"/>
          <table:table-cell table:style-name="ce457"/>
          <table:table-cell table:style-name="ce459"/>
          <table:table-cell table:style-name="ce361" office:value-type="string" calcext:value-type="string">
            <text:p>Y</text:p>
          </table:table-cell>
          <table:table-cell table:style-name="ce432" table:number-columns-repeated="5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A</text:p>
          </table:table-cell>
          <table:table-cell table:style-name="ce432" table:number-columns-repeated="6"/>
          <table:table-cell table:style-name="ce460"/>
          <table:table-cell table:style-name="ce432" table:number-columns-repeated="9"/>
          <table:table-cell table:style-name="ce361" office:value-type="string" calcext:value-type="string">
            <text:p>A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$'Профиль алюминиевый'.C10]" office:value-type="float" office:value="390" calcext:value-type="float">
            <text:p>390 мм</text:p>
          </table:table-cell>
          <table:table-cell table:style-name="ce361" table:formula="of:=[$'Профиль алюминиевый'.D10]" office:value-type="float" office:value="2" calcext:value-type="float">
            <text:p>2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0" calcext:value-type="float">
            <text:p>0</text:p>
          </table:table-cell>
          <table:table-cell table:style-name="ce437" table:formula="of:=[.A37]" office:value-type="float" office:value="390" calcext:value-type="float">
            <text:p>390 мм</text:p>
          </table:table-cell>
          <table:table-cell table:style-name="ce432" table:formula="of:=[.A37]-[.E37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7]/[.G37];0)-1" office:value-type="float" office:value="-1" calcext:value-type="float">
            <text:p>-1</text:p>
          </table:table-cell>
          <table:table-cell table:style-name="ce432" table:formula="of:=IF([.H37]&lt;0;0;[.H37])" office:value-type="float" office:value="0" calcext:value-type="float">
            <text:p>0</text:p>
          </table:table-cell>
          <table:table-cell table:style-name="ce432" table:formula="of:=[.D37]+[.I37]" office:value-type="float" office:value="0" calcext:value-type="float">
            <text:p>0</text:p>
          </table:table-cell>
          <table:table-cell table:style-name="ce432" table:formula="of:=[.J37]*[.B37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12"/>
          <table:table-cell table:style-name="ce460"/>
          <table:table-cell table:style-name="ce432" table:number-columns-repeated="38"/>
          <table:table-cell table:number-columns-repeated="16320"/>
        </table:table-row>
        <table:table-row table:style-name="ro21">
          <table:table-cell table:style-name="ce430" table:formula="of:=[.A37]" office:value-type="float" office:value="390" calcext:value-type="float">
            <text:p>390 мм</text:p>
          </table:table-cell>
          <table:table-cell table:style-name="ce361" table:formula="of:=[.B37]" office:value-type="float" office:value="2" calcext:value-type="float">
            <text:p>2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7" table:formula="of:=[.A38]" office:value-type="float" office:value="390" calcext:value-type="float">
            <text:p>390 мм</text:p>
          </table:table-cell>
          <table:table-cell table:style-name="ce432" table:formula="of:=[.A38]-[.E38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8]/[.G38];0)-1" office:value-type="float" office:value="-1" calcext:value-type="float">
            <text:p>-1</text:p>
          </table:table-cell>
          <table:table-cell table:style-name="ce432" table:formula="of:=IF([.H38]&lt;0;0;[.H38])" office:value-type="float" office:value="0" calcext:value-type="float">
            <text:p>0</text:p>
          </table:table-cell>
          <table:table-cell table:style-name="ce432" table:formula="of:=[.D38]+[.I38]" office:value-type="float" office:value="0" calcext:value-type="float">
            <text:p>0</text:p>
          </table:table-cell>
          <table:table-cell table:style-name="ce432" table:formula="of:=[.J38]*[.B38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A</text:p>
          </table:table-cell>
          <table:table-cell table:style-name="ce432" table:number-columns-repeated="6"/>
          <table:table-cell table:style-name="ce460"/>
          <table:table-cell table:style-name="ce432" table:number-columns-repeated="3"/>
          <table:table-cell table:style-name="ce361" office:value-type="string" calcext:value-type="string">
            <text:p>X</text:p>
          </table:table-cell>
          <table:table-cell table:style-name="ce432" table:number-columns-repeated="5"/>
          <table:table-cell table:style-name="ce361" office:value-type="string" calcext:value-type="string">
            <text:p>A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.A38]" office:value-type="float" office:value="390" calcext:value-type="float">
            <text:p>390 мм</text:p>
          </table:table-cell>
          <table:table-cell table:style-name="ce361" table:formula="of:=[.B38]" office:value-type="float" office:value="2" calcext:value-type="float">
            <text:p>2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2" calcext:value-type="float">
            <text:p>2</text:p>
          </table:table-cell>
          <table:table-cell table:style-name="ce437" table:formula="of:=57+14" office:value-type="float" office:value="71" calcext:value-type="float">
            <text:p>71 мм</text:p>
          </table:table-cell>
          <table:table-cell table:style-name="ce432" table:formula="of:=[.A39]-[.E39]" office:value-type="float" office:value="319" calcext:value-type="float">
            <text:p>319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39]/[.G39];0)-1" office:value-type="float" office:value="2" calcext:value-type="float">
            <text:p>2</text:p>
          </table:table-cell>
          <table:table-cell table:style-name="ce432" table:formula="of:=IF([.H39]&lt;0;0;[.H39])" office:value-type="float" office:value="2" calcext:value-type="float">
            <text:p>2</text:p>
          </table:table-cell>
          <table:table-cell table:style-name="ce432" table:formula="of:=[.D39]+[.I39]" office:value-type="float" office:value="4" calcext:value-type="float">
            <text:p>4</text:p>
          </table:table-cell>
          <table:table-cell table:style-name="ce432" table:formula="of:=[.J39]*[.B39]" office:value-type="float" office:value="8" calcext:value-type="float">
            <text:p>8</text:p>
          </table:table-cell>
          <table:table-cell table:style-name="ce399" table:number-columns-repeated="2"/>
          <table:table-cell table:style-name="ce432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3"/>
          <table:table-cell table:style-name="ce461"/>
          <table:table-cell table:style-name="ce463" table:number-columns-repeated="3"/>
          <table:table-cell table:style-name="ce464"/>
          <table:table-cell table:style-name="ce432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A39]" office:value-type="float" office:value="390" calcext:value-type="float">
            <text:p>390 мм</text:p>
          </table:table-cell>
          <table:table-cell table:style-name="ce361" table:formula="of:=[.B39]" office:value-type="float" office:value="2" calcext:value-type="float">
            <text:p>2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4" calcext:value-type="float">
            <text:p>4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40]-[.E40]" office:value-type="float" office:value="250" calcext:value-type="float">
            <text:p>25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0]/[.G40];0)-1" office:value-type="float" office:value="1" calcext:value-type="float">
            <text:p>1</text:p>
          </table:table-cell>
          <table:table-cell table:style-name="ce432" table:formula="of:=IF([.H40]&lt;0;0;[.H40])" office:value-type="float" office:value="1" calcext:value-type="float">
            <text:p>1</text:p>
          </table:table-cell>
          <table:table-cell table:style-name="ce432" table:formula="of:=[.D40]+[.I40]" office:value-type="float" office:value="5" calcext:value-type="float">
            <text:p>5</text:p>
          </table:table-cell>
          <table:table-cell table:style-name="ce432" table:formula="of:=[.J40]*[.B40]" office:value-type="float" office:value="10" calcext:value-type="float">
            <text:p>10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7"/>
          <table:table-cell table:style-name="ce457"/>
          <table:table-cell table:style-name="ce432" table:number-columns-repeated="2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2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10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$'Профиль алюминиевый'.C11]" office:value-type="float" office:value="630" calcext:value-type="float">
            <text:p>630 мм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42]" office:value-type="float" office:value="630" calcext:value-type="float">
            <text:p>630 мм</text:p>
          </table:table-cell>
          <table:table-cell table:style-name="ce432" table:formula="of:=[.A42]-[.E42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2]/[.G42];0)-1" office:value-type="float" office:value="-1" calcext:value-type="float">
            <text:p>-1</text:p>
          </table:table-cell>
          <table:table-cell table:style-name="ce432" table:formula="of:=IF([.H42]&lt;0;0;[.H42])" office:value-type="float" office:value="0" calcext:value-type="float">
            <text:p>0</text:p>
          </table:table-cell>
          <table:table-cell table:style-name="ce432" table:formula="of:=[.D42]+[.I42]" office:value-type="float" office:value="0" calcext:value-type="float">
            <text:p>0</text:p>
          </table:table-cell>
          <table:table-cell table:style-name="ce432" table:formula="of:=[.J42]*[.B42]" office:value-type="float" office:value="0" calcext:value-type="float">
            <text:p>0</text:p>
          </table:table-cell>
          <table:table-cell table:style-name="ce399" table:number-columns-repeated="2"/>
          <table:table-cell table:style-name="ce432"/>
          <table:table-cell table:style-name="ce361" office:value-type="string" calcext:value-type="string">
            <text:p>D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B</text:p>
          </table:table-cell>
          <table:table-cell table:style-name="ce432" table:number-columns-repeated="8"/>
          <table:table-cell table:style-name="ce361" office:value-type="string" calcext:value-type="string">
            <text:p>B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D</text:p>
          </table:table-cell>
          <table:table-cell table:style-name="ce432" table:number-columns-repeated="24"/>
          <table:table-cell table:number-columns-repeated="16320"/>
        </table:table-row>
        <table:table-row table:style-name="ro21">
          <table:table-cell table:style-name="ce430" table:formula="of:=[.$A$42]" office:value-type="float" office:value="630" calcext:value-type="float">
            <text:p>630 мм</text:p>
          </table:table-cell>
          <table:table-cell table:style-name="ce361" table:formula="of:=[.$B$42]" office:value-type="float" office:value="1" calcext:value-type="float">
            <text:p>1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43]" office:value-type="float" office:value="630" calcext:value-type="float">
            <text:p>630 мм</text:p>
          </table:table-cell>
          <table:table-cell table:style-name="ce432" table:formula="of:=[.A43]-[.E43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3]/[.G43];0)-1" office:value-type="float" office:value="-1" calcext:value-type="float">
            <text:p>-1</text:p>
          </table:table-cell>
          <table:table-cell table:style-name="ce432" table:formula="of:=IF([.H43]&lt;0;0;[.H43])" office:value-type="float" office:value="0" calcext:value-type="float">
            <text:p>0</text:p>
          </table:table-cell>
          <table:table-cell table:style-name="ce432" table:formula="of:=[.D43]+[.I43]" office:value-type="float" office:value="0" calcext:value-type="float">
            <text:p>0</text:p>
          </table:table-cell>
          <table:table-cell table:style-name="ce432" table:formula="of:=[.J43]*[.B43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10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42]" office:value-type="float" office:value="630" calcext:value-type="float">
            <text:p>630 мм</text:p>
          </table:table-cell>
          <table:table-cell table:style-name="ce361" table:formula="of:=[.$B$42]" office:value-type="float" office:value="1" calcext:value-type="float">
            <text:p>1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4" calcext:value-type="float">
            <text:p>4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44]-[.E44]" office:value-type="float" office:value="490" calcext:value-type="float">
            <text:p>49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4]/[.G44];0)-1" office:value-type="float" office:value="3" calcext:value-type="float">
            <text:p>3</text:p>
          </table:table-cell>
          <table:table-cell table:style-name="ce432" table:formula="of:=IF([.H44]&lt;0;0;[.H44])" office:value-type="float" office:value="3" calcext:value-type="float">
            <text:p>3</text:p>
          </table:table-cell>
          <table:table-cell table:style-name="ce432" table:formula="of:=[.D44]+[.I44]" office:value-type="float" office:value="7" calcext:value-type="float">
            <text:p>7</text:p>
          </table:table-cell>
          <table:table-cell table:style-name="ce432" table:formula="of:=[.J44]*[.B44]" office:value-type="float" office:value="7" calcext:value-type="float">
            <text:p>7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10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42]" office:value-type="float" office:value="630" calcext:value-type="float">
            <text:p>630 мм</text:p>
          </table:table-cell>
          <table:table-cell table:style-name="ce361" table:formula="of:=[.$B$42]" office:value-type="float" office:value="1" calcext:value-type="float">
            <text:p>1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2" calcext:value-type="float">
            <text:p>2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45]-[.E45]" office:value-type="float" office:value="490" calcext:value-type="float">
            <text:p>49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5]/[.G45];0)-1" office:value-type="float" office:value="3" calcext:value-type="float">
            <text:p>3</text:p>
          </table:table-cell>
          <table:table-cell table:style-name="ce432" table:formula="of:=IF([.H45]&lt;0;0;[.H45])" office:value-type="float" office:value="3" calcext:value-type="float">
            <text:p>3</text:p>
          </table:table-cell>
          <table:table-cell table:style-name="ce432" table:formula="of:=[.D45]+[.I45]" office:value-type="float" office:value="5" calcext:value-type="float">
            <text:p>5</text:p>
          </table:table-cell>
          <table:table-cell table:style-name="ce432" table:formula="of:=[.J45]*[.B45]" office:value-type="float" office:value="5" calcext:value-type="float">
            <text:p>5</text:p>
          </table:table-cell>
          <table:table-cell table:style-name="ce399" table:number-columns-repeated="2"/>
          <table:table-cell table:style-name="ce432" table:number-columns-repeated="2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10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C</text:p>
          </table:table-cell>
          <table:table-cell table:style-name="ce432" table:number-columns-repeated="16"/>
          <table:table-cell table:style-name="ce361" office:value-type="string" calcext:value-type="string">
            <text:p>C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$'Профиль алюминиевый'.C12]" office:value-type="float" office:value="630" calcext:value-type="float">
            <text:p>630 мм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4" calcext:value-type="float">
            <text:p>4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47]-[.E47]" office:value-type="float" office:value="490" calcext:value-type="float">
            <text:p>49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7]/[.G47];0)-1" office:value-type="float" office:value="3" calcext:value-type="float">
            <text:p>3</text:p>
          </table:table-cell>
          <table:table-cell table:style-name="ce432" table:formula="of:=IF([.H47]&lt;0;0;[.H47])" office:value-type="float" office:value="3" calcext:value-type="float">
            <text:p>3</text:p>
          </table:table-cell>
          <table:table-cell table:style-name="ce432" table:formula="of:=[.D47]+[.I47]" office:value-type="float" office:value="7" calcext:value-type="float">
            <text:p>7</text:p>
          </table:table-cell>
          <table:table-cell table:style-name="ce432" table:formula="of:=[.J47]*[.B47]" office:value-type="float" office:value="7" calcext:value-type="float">
            <text:p>7</text:p>
          </table:table-cell>
          <table:table-cell table:style-name="ce399" table:number-columns-repeated="2"/>
          <table:table-cell table:style-name="ce432" table:number-columns-repeated="51"/>
          <table:table-cell table:number-columns-repeated="16320"/>
        </table:table-row>
        <table:table-row table:style-name="ro21">
          <table:table-cell table:style-name="ce430" table:formula="of:=[.$A$47]" office:value-type="float" office:value="630" calcext:value-type="float">
            <text:p>630 мм</text:p>
          </table:table-cell>
          <table:table-cell table:style-name="ce361" table:formula="of:=[.B47]" office:value-type="float" office:value="1" calcext:value-type="float">
            <text:p>1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48]" office:value-type="float" office:value="630" calcext:value-type="float">
            <text:p>630 мм</text:p>
          </table:table-cell>
          <table:table-cell table:style-name="ce432" table:formula="of:=[.A48]-[.E48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8]/[.G48];0)-1" office:value-type="float" office:value="-1" calcext:value-type="float">
            <text:p>-1</text:p>
          </table:table-cell>
          <table:table-cell table:style-name="ce432" table:formula="of:=IF([.H48]&lt;0;0;[.H48])" office:value-type="float" office:value="0" calcext:value-type="float">
            <text:p>0</text:p>
          </table:table-cell>
          <table:table-cell table:style-name="ce432" table:formula="of:=[.D48]+[.I48]" office:value-type="float" office:value="0" calcext:value-type="float">
            <text:p>0</text:p>
          </table:table-cell>
          <table:table-cell table:style-name="ce432" table:formula="of:=[.J48]*[.B48]" office:value-type="float" office:value="0" calcext:value-type="float">
            <text:p>0</text:p>
          </table:table-cell>
          <table:table-cell table:style-name="ce399" table:number-columns-repeated="2"/>
          <table:table-cell table:style-name="ce432"/>
          <table:table-cell table:style-name="ce339" office:value-type="string" calcext:value-type="string" table:number-columns-spanned="27" table:number-rows-spanned="1">
            <text:p><text:span text:style-name="T17">Схема для: </text:span>вспомогательных стоек, стоек оси Z когда их 2шт.</text:p>
          </table:table-cell>
          <table:covered-table-cell table:number-columns-repeated="2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4" table:style-name="ce361"/>
          <table:covered-table-cell table:number-columns-repeated="5" table:style-name="ce432"/>
          <table:table-cell table:style-name="ce432" table:number-columns-repeated="23"/>
          <table:table-cell table:number-columns-repeated="16320"/>
        </table:table-row>
        <table:table-row table:style-name="ro21">
          <table:table-cell table:style-name="ce430" table:formula="of:=[.$A$47]" office:value-type="float" office:value="630" calcext:value-type="float">
            <text:p>630 мм</text:p>
          </table:table-cell>
          <table:table-cell table:style-name="ce361" table:formula="of:=[.B48]" office:value-type="float" office:value="1" calcext:value-type="float">
            <text:p>1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49]" office:value-type="float" office:value="630" calcext:value-type="float">
            <text:p>630 мм</text:p>
          </table:table-cell>
          <table:table-cell table:style-name="ce432" table:formula="of:=[.A49]-[.E49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49]/[.G49];0)-1" office:value-type="float" office:value="-1" calcext:value-type="float">
            <text:p>-1</text:p>
          </table:table-cell>
          <table:table-cell table:style-name="ce432" table:formula="of:=IF([.H49]&lt;0;0;[.H49])" office:value-type="float" office:value="0" calcext:value-type="float">
            <text:p>0</text:p>
          </table:table-cell>
          <table:table-cell table:style-name="ce432" table:formula="of:=[.D49]+[.I49]" office:value-type="float" office:value="0" calcext:value-type="float">
            <text:p>0</text:p>
          </table:table-cell>
          <table:table-cell table:style-name="ce432" table:formula="of:=[.J49]*[.B49]" office:value-type="float" office:value="0" calcext:value-type="float">
            <text:p>0</text:p>
          </table:table-cell>
          <table:table-cell table:style-name="ce399" table:number-columns-repeated="2"/>
          <table:table-cell table:style-name="ce432"/>
          <table:table-cell table:style-name="ce339"/>
          <table:table-cell table:style-name="ce361" table:number-columns-repeated="2"/>
          <table:table-cell table:style-name="ce432"/>
          <table:table-cell table:style-name="ce361" table:number-columns-repeated="6"/>
          <table:table-cell table:style-name="ce432"/>
          <table:table-cell table:style-name="ce361" table:number-columns-repeated="6"/>
          <table:table-cell table:style-name="ce432"/>
          <table:table-cell table:style-name="ce361" table:number-columns-repeated="4"/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.$A$47]" office:value-type="float" office:value="630" calcext:value-type="float">
            <text:p>630 мм</text:p>
          </table:table-cell>
          <table:table-cell table:style-name="ce361" table:formula="of:=[.B49]" office:value-type="float" office:value="1" calcext:value-type="float">
            <text:p>1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4" calcext:value-type="float">
            <text:p>4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50]-[.E50]" office:value-type="float" office:value="490" calcext:value-type="float">
            <text:p>49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0]/[.G50];0)-1" office:value-type="float" office:value="3" calcext:value-type="float">
            <text:p>3</text:p>
          </table:table-cell>
          <table:table-cell table:style-name="ce432" table:formula="of:=IF([.H50]&lt;0;0;[.H50])" office:value-type="float" office:value="3" calcext:value-type="float">
            <text:p>3</text:p>
          </table:table-cell>
          <table:table-cell table:style-name="ce432" table:formula="of:=[.D50]+[.I50]" office:value-type="float" office:value="7" calcext:value-type="float">
            <text:p>7</text:p>
          </table:table-cell>
          <table:table-cell table:style-name="ce432" table:formula="of:=[.J50]*[.B50]" office:value-type="float" office:value="7" calcext:value-type="float">
            <text:p>7</text:p>
          </table:table-cell>
          <table:table-cell table:style-name="ce399" table:number-columns-repeated="2"/>
          <table:table-cell table:style-name="ce432" table:number-columns-repeated="51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A</text:p>
          </table:table-cell>
          <table:table-cell table:style-name="ce432" table:number-columns-repeated="16"/>
          <table:table-cell table:style-name="ce361" office:value-type="string" calcext:value-type="string">
            <text:p>A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.A47]" office:value-type="float" office:value="630" calcext:value-type="float">
            <text:p>630 мм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string" calcext:value-type="string">
            <text:p>A</text:p>
          </table:table-cell>
          <table:table-cell table:style-name="ce432" office:value-type="float" office:value="2" calcext:value-type="float">
            <text:p>2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52]-[.E52]" office:value-type="float" office:value="490" calcext:value-type="float">
            <text:p>49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2]/[.G52];0)-1" office:value-type="float" office:value="3" calcext:value-type="float">
            <text:p>3</text:p>
          </table:table-cell>
          <table:table-cell table:style-name="ce432" table:formula="of:=IF([.H52]&lt;0;0;[.H52])" office:value-type="float" office:value="3" calcext:value-type="float">
            <text:p>3</text:p>
          </table:table-cell>
          <table:table-cell table:style-name="ce432" table:formula="of:=[.D52]+[.I52]" office:value-type="float" office:value="5" calcext:value-type="float">
            <text:p>5</text:p>
          </table:table-cell>
          <table:table-cell table:style-name="ce432" table:formula="of:=[.J52]*[.B52]" office:value-type="float" office:value="5" calcext:value-type="float">
            <text:p>5</text:p>
          </table:table-cell>
          <table:table-cell table:style-name="ce399" table:number-columns-repeated="2"/>
          <table:table-cell table:style-name="ce432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2"/>
          <table:table-cell table:style-name="ce457"/>
          <table:table-cell table:style-name="ce459"/>
          <table:table-cell table:style-name="ce361" office:value-type="string" calcext:value-type="string">
            <text:p>Y</text:p>
          </table:table-cell>
          <table:table-cell table:style-name="ce432" table:number-columns-repeated="5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47]" office:value-type="float" office:value="630" calcext:value-type="float">
            <text:p>630 мм</text:p>
          </table:table-cell>
          <table:table-cell table:style-name="ce361" table:formula="of:=[.B52]" office:value-type="float" office:value="1" calcext:value-type="float">
            <text:p>1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53]" office:value-type="float" office:value="630" calcext:value-type="float">
            <text:p>630 мм</text:p>
          </table:table-cell>
          <table:table-cell table:style-name="ce432" table:formula="of:=[.A53]-[.E53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3]/[.G53];0)-1" office:value-type="float" office:value="-1" calcext:value-type="float">
            <text:p>-1</text:p>
          </table:table-cell>
          <table:table-cell table:style-name="ce432" table:formula="of:=IF([.H53]&lt;0;0;[.H53])" office:value-type="float" office:value="0" calcext:value-type="float">
            <text:p>0</text:p>
          </table:table-cell>
          <table:table-cell table:style-name="ce432" table:formula="of:=[.D53]+[.I53]" office:value-type="float" office:value="0" calcext:value-type="float">
            <text:p>0</text:p>
          </table:table-cell>
          <table:table-cell table:style-name="ce432" table:formula="of:=[.J53]*[.B53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3"/>
          <table:table-cell table:style-name="ce460"/>
          <table:table-cell table:style-name="ce432" table:number-columns-repeated="6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47]" office:value-type="float" office:value="630" calcext:value-type="float">
            <text:p>630 мм</text:p>
          </table:table-cell>
          <table:table-cell table:style-name="ce361" table:formula="of:=[.B53]" office:value-type="float" office:value="1" calcext:value-type="float">
            <text:p>1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5" table:formula="of:=[.A54]" office:value-type="float" office:value="630" calcext:value-type="float">
            <text:p>630 мм</text:p>
          </table:table-cell>
          <table:table-cell table:style-name="ce432" table:formula="of:=[.A54]-[.E54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4]/[.G54];0)-1" office:value-type="float" office:value="-1" calcext:value-type="float">
            <text:p>-1</text:p>
          </table:table-cell>
          <table:table-cell table:style-name="ce432" table:formula="of:=IF([.H54]&lt;0;0;[.H54])" office:value-type="float" office:value="0" calcext:value-type="float">
            <text:p>0</text:p>
          </table:table-cell>
          <table:table-cell table:style-name="ce432" table:formula="of:=[.D54]+[.I54]" office:value-type="float" office:value="0" calcext:value-type="float">
            <text:p>0</text:p>
          </table:table-cell>
          <table:table-cell table:style-name="ce432" table:formula="of:=[.J54]*[.B54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2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3"/>
          <table:table-cell table:style-name="ce460"/>
          <table:table-cell table:style-name="ce432" table:number-columns-repeated="6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[.$A$47]" office:value-type="float" office:value="630" calcext:value-type="float">
            <text:p>630 мм</text:p>
          </table:table-cell>
          <table:table-cell table:style-name="ce361" table:formula="of:=[.B54]" office:value-type="float" office:value="1" calcext:value-type="float">
            <text:p>1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4" calcext:value-type="float">
            <text:p>4</text:p>
          </table:table-cell>
          <table:table-cell table:style-name="ce435" office:value-type="float" office:value="140" calcext:value-type="float">
            <text:p>140 мм</text:p>
          </table:table-cell>
          <table:table-cell table:style-name="ce432" table:formula="of:=[.A55]-[.E55]" office:value-type="float" office:value="490" calcext:value-type="float">
            <text:p>49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5]/[.G55];0)-1" office:value-type="float" office:value="3" calcext:value-type="float">
            <text:p>3</text:p>
          </table:table-cell>
          <table:table-cell table:style-name="ce432" table:formula="of:=IF([.H55]&lt;0;0;[.H55])" office:value-type="float" office:value="3" calcext:value-type="float">
            <text:p>3</text:p>
          </table:table-cell>
          <table:table-cell table:style-name="ce432" table:formula="of:=[.D55]+[.I55]" office:value-type="float" office:value="7" calcext:value-type="float">
            <text:p>7</text:p>
          </table:table-cell>
          <table:table-cell table:style-name="ce432" table:formula="of:=[.J55]*[.B55]" office:value-type="float" office:value="7" calcext:value-type="float">
            <text:p>7</text:p>
          </table:table-cell>
          <table:table-cell table:style-name="ce399" table:number-columns-repeated="2"/>
          <table:table-cell table:style-name="ce432"/>
          <table:table-cell table:style-name="ce361" office:value-type="string" calcext:value-type="string">
            <text:p>D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B</text:p>
          </table:table-cell>
          <table:table-cell table:style-name="ce432" table:number-columns-repeated="2"/>
          <table:table-cell table:style-name="ce460"/>
          <table:table-cell table:style-name="ce432" table:number-columns-repeated="3"/>
          <table:table-cell table:style-name="ce361" office:value-type="string" calcext:value-type="string">
            <text:p>X</text:p>
          </table:table-cell>
          <table:table-cell table:style-name="ce432"/>
          <table:table-cell table:style-name="ce361" office:value-type="string" calcext:value-type="string">
            <text:p>B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D</text:p>
          </table:table-cell>
          <table:table-cell table:style-name="ce432" table:number-columns-repeated="24"/>
          <table:table-cell table:number-columns-repeated="16320"/>
        </table:table-row>
        <table:table-row table:style-name="ro21">
          <table:table-cell table:style-name="ce429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429"/>
          <table:covered-table-cell table:number-columns-repeated="2" table:style-name="ce436"/>
          <table:covered-table-cell table:number-columns-repeated="4" table:style-name="ce429"/>
          <table:covered-table-cell table:style-name="ce432"/>
          <table:table-cell table:style-name="ce399" table:number-columns-repeated="2"/>
          <table:table-cell table:style-name="ce432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3"/>
          <table:table-cell table:style-name="ce461"/>
          <table:table-cell table:style-name="ce463" table:number-columns-repeated="3"/>
          <table:table-cell table:style-name="ce464"/>
          <table:table-cell table:style-name="ce432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COM.MICROSOFT.IFS([Настройки.$B$11]=[БД.$A$14];[$Расчёты.B47];[Настройки.$B$11]=[БД.$A$15];[$Расчёты.B61];[Настройки.$B$11]=[БД.$A$16];[$Расчёты.B74])" office:value-type="float" office:value="162" calcext:value-type="float">
            <text:p>162 мм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string" calcext:value-type="string">
            <text:p>A1</text:p>
          </table:table-cell>
          <table:table-cell table:style-name="ce432" table:formula="of:=COM.MICROSOFT.IFS([Настройки.$B$11]=[БД.$A$14];[$Расчёты.B51];[Настройки.$B$11]=[БД.$A$15];[$Расчёты.B65];[Настройки.$B$11]=[БД.$A$16];[$Расчёты.B78])" office:value-type="float" office:value="2" calcext:value-type="float">
            <text:p>2</text:p>
          </table:table-cell>
          <table:table-cell table:style-name="ce437" table:formula="of:=COM.MICROSOFT.IFS([Настройки.$B$11]=[БД.$A$14];[$Расчёты.B55];[Настройки.$B$11]=[БД.$A$15];[$Расчёты.B69];[Настройки.$B$11]=[БД.$A$16];[$Расчёты.B82])" office:value-type="float" office:value="33" calcext:value-type="float">
            <text:p>33 мм</text:p>
          </table:table-cell>
          <table:table-cell table:style-name="ce432" table:formula="of:=[.A57]-[.E57]" office:value-type="float" office:value="129" calcext:value-type="float">
            <text:p>129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7]/[.G57];0)-1" office:value-type="float" office:value="0" calcext:value-type="float">
            <text:p>0</text:p>
          </table:table-cell>
          <table:table-cell table:style-name="ce432" table:formula="of:=IF([.H57]&lt;0;0;[.H57])" office:value-type="float" office:value="0" calcext:value-type="float">
            <text:p>0</text:p>
          </table:table-cell>
          <table:table-cell table:style-name="ce432" table:formula="of:=[.D57]+[.I57]" office:value-type="float" office:value="2" calcext:value-type="float">
            <text:p>2</text:p>
          </table:table-cell>
          <table:table-cell table:style-name="ce432" table:formula="of:=[.J57]*[.B57]" office:value-type="float" office:value="4" calcext:value-type="float">
            <text:p>4</text:p>
          </table:table-cell>
          <table:table-cell table:style-name="ce399" table:number-columns-repeated="2"/>
          <table:table-cell table:style-name="ce432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7"/>
          <table:table-cell table:style-name="ce457"/>
          <table:table-cell table:style-name="ce432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COM.MICROSOFT.IFS([Настройки.$B$11]=[БД.$A$14];[$Расчёты.B48];[Настройки.$B$11]=[БД.$A$15];[$Расчёты.B62];[Настройки.$B$11]=[БД.$A$16];[$Расчёты.B75])" office:value-type="float" office:value="196" calcext:value-type="float">
            <text:p>196 мм</text:p>
          </table:table-cell>
          <table:table-cell table:style-name="ce361" table:formula="of:=[.B57]" office:value-type="float" office:value="2" calcext:value-type="float">
            <text:p>2</text:p>
          </table:table-cell>
          <table:table-cell table:style-name="ce361" office:value-type="string" calcext:value-type="string">
            <text:p>A2</text:p>
          </table:table-cell>
          <table:table-cell table:style-name="ce432" table:formula="of:=COM.MICROSOFT.IFS([Настройки.$B$11]=[БД.$A$14];[$Расчёты.B52];[Настройки.$B$11]=[БД.$A$15];[$Расчёты.B66];[Настройки.$B$11]=[БД.$A$16];[$Расчёты.B79])" office:value-type="float" office:value="2" calcext:value-type="float">
            <text:p>2</text:p>
          </table:table-cell>
          <table:table-cell table:style-name="ce437" table:formula="of:=COM.MICROSOFT.IFS([Настройки.$B$11]=[БД.$A$14];[$Расчёты.B56];[Настройки.$B$11]=[БД.$A$15];[$Расчёты.B70];[Настройки.$B$11]=[БД.$A$16];[$Расчёты.B83])" office:value-type="float" office:value="33" calcext:value-type="float">
            <text:p>33 мм</text:p>
          </table:table-cell>
          <table:table-cell table:style-name="ce432" table:formula="of:=[.A58]-[.E58]" office:value-type="float" office:value="163" calcext:value-type="float">
            <text:p>163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8]/[.G58];0)-1" office:value-type="float" office:value="0" calcext:value-type="float">
            <text:p>0</text:p>
          </table:table-cell>
          <table:table-cell table:style-name="ce432" table:formula="of:=IF([.H58]&lt;0;0;[.H58])" office:value-type="float" office:value="0" calcext:value-type="float">
            <text:p>0</text:p>
          </table:table-cell>
          <table:table-cell table:style-name="ce432" table:formula="of:=[.D58]+[.I58]" office:value-type="float" office:value="2" calcext:value-type="float">
            <text:p>2</text:p>
          </table:table-cell>
          <table:table-cell table:style-name="ce432" table:formula="of:=[.J58]*[.B58]" office:value-type="float" office:value="4" calcext:value-type="float">
            <text:p>4</text:p>
          </table:table-cell>
          <table:table-cell table:style-name="ce399" table:number-columns-repeated="2"/>
          <table:table-cell table:style-name="ce432" table:number-columns-repeated="2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10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430" table:formula="of:=COM.MICROSOFT.IFS([Настройки.$B$11]=[БД.$A$14];[$Расчёты.B49];[Настройки.$B$11]=[БД.$A$15];[$Расчёты.B63];[Настройки.$B$11]=[БД.$A$16];[$Расчёты.B76])" office:value-type="float" office:value="0" calcext:value-type="float">
            <text:p><text:s/>мм</text:p>
          </table:table-cell>
          <table:table-cell table:style-name="ce361" table:formula="of:=[.B58]" office:value-type="float" office:value="2" calcext:value-type="float">
            <text:p>2</text:p>
          </table:table-cell>
          <table:table-cell table:style-name="ce361" office:value-type="string" calcext:value-type="string">
            <text:p>A3</text:p>
          </table:table-cell>
          <table:table-cell table:style-name="ce432" table:formula="of:=COM.MICROSOFT.IFS([Настройки.$B$11]=[БД.$A$14];[$Расчёты.B53];[Настройки.$B$11]=[БД.$A$15];[$Расчёты.B67];[Настройки.$B$11]=[БД.$A$16];[$Расчёты.B80])" office:value-type="float" office:value="0" calcext:value-type="float">
            <text:p>0</text:p>
          </table:table-cell>
          <table:table-cell table:style-name="ce437" table:formula="of:=COM.MICROSOFT.IFS([Настройки.$B$11]=[БД.$A$14];[$Расчёты.B57];[Настройки.$B$11]=[БД.$A$15];[$Расчёты.B71];[Настройки.$B$11]=[БД.$A$16];[$Расчёты.B84])" office:value-type="float" office:value="0" calcext:value-type="float">
            <text:p><text:s/>мм</text:p>
          </table:table-cell>
          <table:table-cell table:style-name="ce432" table:formula="of:=[.A59]-[.E59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59]/[.G59];0)-1" office:value-type="float" office:value="-1" calcext:value-type="float">
            <text:p>-1</text:p>
          </table:table-cell>
          <table:table-cell table:style-name="ce432" table:formula="of:=IF([.H59]&lt;0;0;[.H59])" office:value-type="float" office:value="0" calcext:value-type="float">
            <text:p>0</text:p>
          </table:table-cell>
          <table:table-cell table:style-name="ce432" table:formula="of:=[.D59]+[.I59]" office:value-type="float" office:value="0" calcext:value-type="float">
            <text:p>0</text:p>
          </table:table-cell>
          <table:table-cell table:style-name="ce432" table:formula="of:=[.J59]*[.B59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C</text:p>
          </table:table-cell>
          <table:table-cell table:style-name="ce432" table:number-columns-repeated="16"/>
          <table:table-cell table:style-name="ce361" office:value-type="string" calcext:value-type="string">
            <text:p>C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COM.MICROSOFT.IFS([Настройки.$B$11]=[БД.$A$14];[$Расчёты.B50];[Настройки.$B$11]=[БД.$A$15];[$Расчёты.B64];[Настройки.$B$11]=[БД.$A$16];[$Расчёты.B77])" office:value-type="float" office:value="0" calcext:value-type="float">
            <text:p><text:s/>мм</text:p>
          </table:table-cell>
          <table:table-cell table:style-name="ce361" table:formula="of:=[.B59]" office:value-type="float" office:value="2" calcext:value-type="float">
            <text:p>2</text:p>
          </table:table-cell>
          <table:table-cell table:style-name="ce361" office:value-type="string" calcext:value-type="string">
            <text:p>A4</text:p>
          </table:table-cell>
          <table:table-cell table:style-name="ce432" table:formula="of:=COM.MICROSOFT.IFS([Настройки.$B$11]=[БД.$A$14];[$Расчёты.B54];[Настройки.$B$11]=[БД.$A$15];[$Расчёты.B68];[Настройки.$B$11]=[БД.$A$16];[$Расчёты.B81])" office:value-type="float" office:value="0" calcext:value-type="float">
            <text:p>0</text:p>
          </table:table-cell>
          <table:table-cell table:style-name="ce437" table:formula="of:=COM.MICROSOFT.IFS([Настройки.$B$11]=[БД.$A$14];[$Расчёты.B58];[Настройки.$B$11]=[БД.$A$15];[$Расчёты.B72];[Настройки.$B$11]=[БД.$A$16];[$Расчёты.B85])" office:value-type="float" office:value="0" calcext:value-type="float">
            <text:p><text:s/>мм</text:p>
          </table:table-cell>
          <table:table-cell table:style-name="ce432" table:formula="of:=[.A60]-[.E60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60]/[.G60];0)-1" office:value-type="float" office:value="-1" calcext:value-type="float">
            <text:p>-1</text:p>
          </table:table-cell>
          <table:table-cell table:style-name="ce432" table:formula="of:=IF([.H60]&lt;0;0;[.H60])" office:value-type="float" office:value="0" calcext:value-type="float">
            <text:p>0</text:p>
          </table:table-cell>
          <table:table-cell table:style-name="ce432" table:formula="of:=[.D60]+[.I60]" office:value-type="float" office:value="0" calcext:value-type="float">
            <text:p>0</text:p>
          </table:table-cell>
          <table:table-cell table:style-name="ce432" table:formula="of:=[.J60]*[.B60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51"/>
          <table:table-cell table:number-columns-repeated="16320"/>
        </table:table-row>
        <table:table-row table:style-name="ro21">
          <table:table-cell table:style-name="ce430" table:formula="of:=[$'Профиль алюминиевый'.C13]" office:value-type="float" office:value="450" calcext:value-type="float">
            <text:p>450 мм</text:p>
          </table:table-cell>
          <table:table-cell table:style-name="ce361" table:formula="of:=[.B60]" office:value-type="float" office:value="2" calcext:value-type="float">
            <text:p>2</text:p>
          </table:table-cell>
          <table:table-cell table:style-name="ce361" office:value-type="string" calcext:value-type="string">
            <text:p>B</text:p>
          </table:table-cell>
          <table:table-cell table:style-name="ce432" office:value-type="float" office:value="0" calcext:value-type="float">
            <text:p>0</text:p>
          </table:table-cell>
          <table:table-cell table:style-name="ce437" table:formula="of:=[.A61]" office:value-type="float" office:value="450" calcext:value-type="float">
            <text:p>450 мм</text:p>
          </table:table-cell>
          <table:table-cell table:style-name="ce432" table:formula="of:=[.A61]-[.E61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61]/[.G61];0)-1" office:value-type="float" office:value="-1" calcext:value-type="float">
            <text:p>-1</text:p>
          </table:table-cell>
          <table:table-cell table:style-name="ce432" table:formula="of:=IF([.H61]&lt;0;0;[.H61])" office:value-type="float" office:value="0" calcext:value-type="float">
            <text:p>0</text:p>
          </table:table-cell>
          <table:table-cell table:style-name="ce432" table:formula="of:=[.D61]+[.I61]" office:value-type="float" office:value="0" calcext:value-type="float">
            <text:p>0</text:p>
          </table:table-cell>
          <table:table-cell table:style-name="ce432" table:formula="of:=[.J61]*[.B61]" office:value-type="float" office:value="0" calcext:value-type="float">
            <text:p>0</text:p>
          </table:table-cell>
          <table:table-cell table:style-name="ce399" table:number-columns-repeated="2"/>
          <table:table-cell table:style-name="ce432"/>
          <table:table-cell table:style-name="ce361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361"/>
          <table:covered-table-cell table:style-name="ce432"/>
          <table:covered-table-cell table:number-columns-repeated="6" table:style-name="ce361"/>
          <table:covered-table-cell table:style-name="ce432"/>
          <table:covered-table-cell table:number-columns-repeated="5" table:style-name="ce361"/>
          <table:covered-table-cell table:number-columns-repeated="11" table:style-name="ce432"/>
          <table:table-cell table:style-name="ce432" table:number-columns-repeated="23"/>
          <table:table-cell table:number-columns-repeated="16320"/>
        </table:table-row>
        <table:table-row table:style-name="ro21">
          <table:table-cell table:style-name="ce430" table:formula="of:=[.A61]" office:value-type="float" office:value="450" calcext:value-type="float">
            <text:p>450 мм</text:p>
          </table:table-cell>
          <table:table-cell table:style-name="ce361" table:formula="of:=[.B61]" office:value-type="float" office:value="2" calcext:value-type="float">
            <text:p>2</text:p>
          </table:table-cell>
          <table:table-cell table:style-name="ce361" office:value-type="string" calcext:value-type="string">
            <text:p>C</text:p>
          </table:table-cell>
          <table:table-cell table:style-name="ce432" office:value-type="float" office:value="0" calcext:value-type="float">
            <text:p>0</text:p>
          </table:table-cell>
          <table:table-cell table:style-name="ce437" table:formula="of:=[.A62]" office:value-type="float" office:value="450" calcext:value-type="float">
            <text:p>450 мм</text:p>
          </table:table-cell>
          <table:table-cell table:style-name="ce432" table:formula="of:=[.A62]-[.E62]" office:value-type="float" office:value="0" calcext:value-type="float">
            <text:p>0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62]/[.G62];0)-1" office:value-type="float" office:value="-1" calcext:value-type="float">
            <text:p>-1</text:p>
          </table:table-cell>
          <table:table-cell table:style-name="ce432" table:formula="of:=IF([.H62]&lt;0;0;[.H62])" office:value-type="float" office:value="0" calcext:value-type="float">
            <text:p>0</text:p>
          </table:table-cell>
          <table:table-cell table:style-name="ce432" table:formula="of:=[.D62]+[.I62]" office:value-type="float" office:value="0" calcext:value-type="float">
            <text:p>0</text:p>
          </table:table-cell>
          <table:table-cell table:style-name="ce432" table:formula="of:=[.J62]*[.B62]" office:value-type="float" office:value="0" calcext:value-type="float">
            <text:p>0</text:p>
          </table:table-cell>
          <table:table-cell table:style-name="ce399" table:number-columns-repeated="2"/>
          <table:table-cell table:style-name="ce432" table:number-columns-repeated="5"/>
          <table:table-cell table:style-name="ce361" office:value-type="string" calcext:value-type="string">
            <text:p>A</text:p>
          </table:table-cell>
          <table:table-cell table:style-name="ce432" table:number-columns-repeated="16"/>
          <table:table-cell table:style-name="ce361" office:value-type="string" calcext:value-type="string">
            <text:p>A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style-name="ce430" table:formula="of:=[.A62]" office:value-type="float" office:value="450" calcext:value-type="float">
            <text:p>450 мм</text:p>
          </table:table-cell>
          <table:table-cell table:style-name="ce361" table:formula="of:=[.B62]" office:value-type="float" office:value="2" calcext:value-type="float">
            <text:p>2</text:p>
          </table:table-cell>
          <table:table-cell table:style-name="ce361" office:value-type="string" calcext:value-type="string">
            <text:p>D</text:p>
          </table:table-cell>
          <table:table-cell table:style-name="ce432" office:value-type="float" office:value="1" calcext:value-type="float">
            <text:p>1</text:p>
          </table:table-cell>
          <table:table-cell table:style-name="ce437" office:value-type="float" office:value="52" calcext:value-type="float">
            <text:p>52 мм</text:p>
          </table:table-cell>
          <table:table-cell table:style-name="ce432" table:formula="of:=[.A63]-[.E63]" office:value-type="float" office:value="398" calcext:value-type="float">
            <text:p>398</text:p>
          </table:table-cell>
          <table:table-cell table:style-name="ce432" office:value-type="float" office:value="110" calcext:value-type="float">
            <text:p>110</text:p>
          </table:table-cell>
          <table:table-cell table:style-name="ce432" table:formula="of:=ROUND([.F63]/[.G63];0)-1" office:value-type="float" office:value="3" calcext:value-type="float">
            <text:p>3</text:p>
          </table:table-cell>
          <table:table-cell table:style-name="ce432" table:formula="of:=IF([.H63]&lt;0;0;[.H63])" office:value-type="float" office:value="3" calcext:value-type="float">
            <text:p>3</text:p>
          </table:table-cell>
          <table:table-cell table:style-name="ce432" table:formula="of:=[.D63]+[.I63]" office:value-type="float" office:value="4" calcext:value-type="float">
            <text:p>4</text:p>
          </table:table-cell>
          <table:table-cell table:style-name="ce432" table:formula="of:=[.J63]*[.B63]" office:value-type="float" office:value="8" calcext:value-type="float">
            <text:p>8</text:p>
          </table:table-cell>
          <table:table-cell table:style-name="ce399" table:number-columns-repeated="2"/>
          <table:table-cell table:style-name="ce432" table:number-columns-repeated="2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10"/>
          <table:table-cell table:style-name="ce441"/>
          <table:table-cell table:style-name="ce446"/>
          <table:table-cell table:style-name="ce451"/>
          <table:table-cell table:style-name="ce361"/>
          <table:table-cell table:style-name="ce453"/>
          <table:table-cell table:style-name="ce446"/>
          <table:table-cell table:style-name="ce455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9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2"/>
          <table:table-cell table:style-name="ce457"/>
          <table:table-cell table:style-name="ce459"/>
          <table:table-cell table:style-name="ce361" office:value-type="string" calcext:value-type="string">
            <text:p>Z</text:p>
          </table:table-cell>
          <table:table-cell table:style-name="ce432" table:number-columns-repeated="5"/>
          <table:table-cell table:style-name="ce442"/>
          <table:table-cell table:style-name="ce361"/>
          <table:table-cell table:style-name="ce443"/>
          <table:table-cell table:style-name="ce450"/>
          <table:table-cell table:style-name="ce444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3"/>
          <table:table-cell table:style-name="ce439" office:value-type="string" calcext:value-type="string">
            <text:p>Итого:</text:p>
          </table:table-cell>
          <table:table-cell table:style-name="ce432" table:formula="of:=SUM([.K3:.K63])" office:value-type="float" office:value="200" calcext:value-type="float">
            <text:p>200</text:p>
          </table:table-cell>
          <table:table-cell table:style-name="ce432" table:number-columns-repeated="4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3"/>
          <table:table-cell table:style-name="ce460"/>
          <table:table-cell table:style-name="ce432" table:number-columns-repeated="6"/>
          <table:table-cell table:style-name="ce443"/>
          <table:table-cell table:style-name="ce447"/>
          <table:table-cell table:style-name="ce361" table:number-columns-repeated="3"/>
          <table:table-cell table:style-name="ce444"/>
          <table:table-cell table:style-name="ce449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8"/>
          <table:table-cell table:style-name="ce361" office:value-type="string" calcext:value-type="string">
            <text:p>D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B</text:p>
          </table:table-cell>
          <table:table-cell table:style-name="ce432" table:number-columns-repeated="2"/>
          <table:table-cell table:style-name="ce460"/>
          <table:table-cell table:style-name="ce432" table:number-columns-repeated="5"/>
          <table:table-cell table:style-name="ce361" office:value-type="string" calcext:value-type="string">
            <text:p>B</text:p>
          </table:table-cell>
          <table:table-cell table:style-name="ce361"/>
          <table:table-cell table:style-name="ce448"/>
          <table:table-cell table:style-name="ce361"/>
          <table:table-cell table:style-name="ce361" office:value-type="string" calcext:value-type="string">
            <text:p>О</text:p>
          </table:table-cell>
          <table:table-cell table:style-name="ce361"/>
          <table:table-cell table:style-name="ce442"/>
          <table:table-cell table:style-name="ce361"/>
          <table:table-cell table:style-name="ce361" office:value-type="string" calcext:value-type="string">
            <text:p>D</text:p>
          </table:table-cell>
          <table:table-cell table:style-name="ce432" table:number-columns-repeated="24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9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3"/>
          <table:table-cell table:style-name="ce460"/>
          <table:table-cell table:style-name="ce432" table:number-columns-repeated="3"/>
          <table:table-cell table:style-name="ce361" office:value-type="string" calcext:value-type="string">
            <text:p>X</text:p>
          </table:table-cell>
          <table:table-cell table:style-name="ce432" table:number-columns-repeated="2"/>
          <table:table-cell table:style-name="ce444"/>
          <table:table-cell table:style-name="ce449"/>
          <table:table-cell table:style-name="ce361" table:number-columns-repeated="3"/>
          <table:table-cell table:style-name="ce454"/>
          <table:table-cell table:style-name="ce443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9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3"/>
          <table:table-cell table:style-name="ce461"/>
          <table:table-cell table:style-name="ce463" table:number-columns-repeated="3"/>
          <table:table-cell table:style-name="ce464"/>
          <table:table-cell table:style-name="ce432" table:number-columns-repeated="2"/>
          <table:table-cell table:style-name="ce442"/>
          <table:table-cell table:style-name="ce361"/>
          <table:table-cell table:style-name="ce444"/>
          <table:table-cell table:style-name="ce446"/>
          <table:table-cell table:style-name="ce451"/>
          <table:table-cell table:style-name="ce361"/>
          <table:table-cell table:style-name="ce448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9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7"/>
          <table:table-cell table:style-name="ce457"/>
          <table:table-cell table:style-name="ce432" table:number-columns-repeated="2"/>
          <table:table-cell table:style-name="ce445"/>
          <table:table-cell table:style-name="ce450"/>
          <table:table-cell table:style-name="ce452"/>
          <table:table-cell table:style-name="ce361"/>
          <table:table-cell table:style-name="ce443"/>
          <table:table-cell table:style-name="ce450"/>
          <table:table-cell table:style-name="ce456"/>
          <table:table-cell table:style-name="ce432" table:number-columns-repeated="25"/>
          <table:table-cell table:number-columns-repeated="16320"/>
        </table:table-row>
        <table:table-row table:style-name="ro21">
          <table:table-cell table:style-name="ce361" table:number-columns-repeated="2"/>
          <table:table-cell table:style-name="ce432" table:number-columns-repeated="2"/>
          <table:table-cell table:style-name="ce435" table:number-columns-repeated="2"/>
          <table:table-cell table:style-name="ce432" table:number-columns-repeated="12"/>
          <table:table-cell table:style-name="ce361" office:value-type="string" calcext:value-type="string">
            <text:p>C</text:p>
          </table:table-cell>
          <table:table-cell table:style-name="ce432" table:number-columns-repeated="16"/>
          <table:table-cell table:style-name="ce361" office:value-type="string" calcext:value-type="string">
            <text:p>C</text:p>
          </table:table-cell>
          <table:table-cell table:style-name="ce432" table:number-columns-repeated="28"/>
          <table:table-cell table:number-columns-repeated="16320"/>
        </table:table-row>
        <table:table-row table:style-name="ro21">
          <table:table-cell table:number-columns-repeated="4"/>
          <table:table-cell table:style-name="ce438" table:number-columns-repeated="2"/>
          <table:table-cell table:number-columns-repeated="16378"/>
        </table:table-row>
        <table:table-row table:style-name="ro21" table:number-rows-repeated="10">
          <table:table-cell table:number-columns-repeated="4"/>
          <table:table-cell table:style-name="ce438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1" table:number-rows-repeated="35">
          <table:table-cell table:number-columns-repeated="4"/>
          <table:table-cell table:style-name="ce438" table:number-columns-repeated="2"/>
          <table:table-cell table:number-columns-repeated="16378"/>
        </table:table-row>
        <table:table-row table:style-name="ro21" table:number-rows-repeated="51">
          <table:table-cell table:number-columns-repeated="5"/>
          <table:table-cell table:style-name="ce438"/>
          <table:table-cell table:number-columns-repeated="16378"/>
        </table:table-row>
        <table:table-row table:style-name="ro21" table:number-rows-repeated="22">
          <table:table-cell table:number-columns-repeated="16384"/>
        </table:table-row>
        <table:table-row table:style-name="ro8" table:number-rows-repeated="104838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52" table:default-cell-style-name="ce148"/>
        <table:table-column table:style-name="co53" table:default-cell-style-name="ce148"/>
        <table:table-column table:style-name="co54" table:visibility="collapse" table:default-cell-style-name="ce262"/>
        <table:table-column table:style-name="co54" table:default-cell-style-name="ce291"/>
        <table:table-column table:style-name="co50" table:visibility="collapse" table:default-cell-style-name="ce291"/>
        <table:table-column table:style-name="co9" table:default-cell-style-name="ce291"/>
        <table:table-column table:style-name="co9" table:visibility="collapse" table:default-cell-style-name="ce310"/>
        <table:table-column table:style-name="co55" table:default-cell-style-name="ce291"/>
        <table:table-column table:style-name="co56" table:default-cell-style-name="ce291"/>
        <table:table-column table:style-name="co56" table:visibility="collapse" table:default-cell-style-name="ce291"/>
        <table:table-column table:style-name="co57" table:default-cell-style-name="ce291"/>
        <table:table-column table:style-name="co58" table:default-cell-style-name="ce273"/>
        <table:table-column table:style-name="co59" table:visibility="collapse" table:default-cell-style-name="ce12"/>
        <table:table-column table:style-name="co5" table:visibility="collapse" table:number-columns-repeated="3" table:default-cell-style-name="ce12"/>
        <table:table-column table:style-name="co5" table:number-columns-repeated="1007" table:default-cell-style-name="ce12"/>
        <table:table-row table:style-name="ro32">
          <table:table-cell table:style-name="ce592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8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393"/>
          <table:table-cell table:style-name="Default" table:number-columns-repeated="1011"/>
        </table:table-row>
        <table:table-row table:style-name="ro29">
          <table:table-cell table:style-name="ce284" office:value-type="string" calcext:value-type="string">
            <text:p>Обозначение</text:p>
          </table:table-cell>
          <table:table-cell table:style-name="ce284" office:value-type="string" calcext:value-type="string">
            <text:p>Наименование</text:p>
          </table:table-cell>
          <table:table-cell table:style-name="ce482" office:value-type="string" calcext:value-type="string">
            <text:p>Объём</text:p>
          </table:table-cell>
          <table:table-cell table:style-name="ce284" office:value-type="string" calcext:value-type="string">
            <text:p>Пластик</text:p>
          </table:table-cell>
          <table:table-cell table:style-name="ce284" office:value-type="string" calcext:value-type="string">
            <text:p>Плотность</text:p>
          </table:table-cell>
          <table:table-cell table:style-name="ce284" office:value-type="string" calcext:value-type="string">
            <text:p>Запечатка</text:p>
          </table:table-cell>
          <table:table-cell table:style-name="ce299" office:value-type="string" calcext:value-type="string">
            <text:p>Масса единицы</text:p>
          </table:table-cell>
          <table:table-cell table:style-name="ce284" office:value-type="string" calcext:value-type="string">
            <text:p>Ед.</text:p>
          </table:table-cell>
          <table:table-cell table:style-name="ce284" office:value-type="string" calcext:value-type="string">
            <text:p>Итого масса</text:p>
          </table:table-cell>
          <table:table-cell table:style-name="ce284" office:value-type="string" calcext:value-type="string">
            <text:p>Удельная стоимость</text:p>
          </table:table-cell>
          <table:table-cell table:style-name="ce284" office:value-type="string" calcext:value-type="string">
            <text:p>Итого стоимость</text:p>
          </table:table-cell>
          <table:table-cell table:style-name="ce284" office:value-type="string" calcext:value-type="string">
            <text:p>Комментарий</text:p>
          </table:table-cell>
          <table:table-cell table:number-columns-repeated="1011"/>
        </table:table-row>
        <table:table-row table:style-name="ro7">
          <table:table-cell table:style-name="ce341" office:value-type="string" calcext:value-type="string" table:number-columns-spanned="12" table:number-rows-spanned="1">
            <text:p>Портал</text:p>
          </table:table-cell>
          <table:covered-table-cell table:style-name="ce284"/>
          <table:covered-table-cell table:style-name="ce482"/>
          <table:covered-table-cell table:number-columns-repeated="3" table:style-name="ce284"/>
          <table:covered-table-cell table:style-name="ce299"/>
          <table:covered-table-cell table:number-columns-repeated="5" table:style-name="ce284"/>
          <table:table-cell office:value-type="string" calcext:value-type="string">
            <text:p>Продвинутый</text:p>
          </table:table-cell>
          <table:table-cell office:value-type="string" calcext:value-type="string">
            <text:p>Простой</text:p>
          </table:table-cell>
          <table:table-cell office:value-type="string" calcext:value-type="string">
            <text:p>Масса продвинутый</text:p>
          </table:table-cell>
          <table:table-cell office:value-type="string" calcext:value-type="string">
            <text:p>Масса простой</text:p>
          </table:table-cell>
          <table:table-cell table:number-columns-repeated="1007"/>
        </table:table-row>
        <table:table-row table:style-name="ro36">
          <table:table-cell table:style-name="ce473" office:value-type="string" calcext:value-type="string">
            <text:p>V07-01-01-01-01</text:p>
          </table:table-cell>
          <table:table-cell table:style-name="ce473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3];[$Настройки.$B$17];[.D4]=[$БД.$A$44];[$Настройки.$B$19];[.D4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3];[$Настройки.$B$18];[.D4]=[$БД.$A$44];[$Настройки.$B$20];[.D4]=[$БД.$A$45];1.1)/1000" office:value-type="float" office:value="3.33333333333333" calcext:value-type="float">
            <text:p>3,33 р/г</text:p>
          </table:table-cell>
          <table:table-cell table:style-name="ce293" table:formula="of:=[.I4]*[.J4]" office:value-type="currency" office:currency="RUB" office:value="0" calcext:value-type="currency">
            <text:p>0,00 ₽</text:p>
          </table:table-cell>
          <table:table-cell table:style-name="ce517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formula="of:=IF([.D4]=&quot;Продвинутый&quot;;1;0)" office:value-type="float" office:value="1" calcext:value-type="float">
            <text:p>1</text:p>
          </table:table-cell>
          <table:table-cell table:formula="of:=IF([.D4]=&quot;Простой&quot;;1;0)" office:value-type="float" office:value="0" calcext:value-type="float">
            <text:p>0</text:p>
          </table:table-cell>
          <table:table-cell table:formula="of:=[.I4]*[.M4]" office:value-type="float" office:value="0" calcext:value-type="float">
            <text:p>0</text:p>
          </table:table-cell>
          <table:table-cell table:formula="of:=[.I4]*[.N4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473" office:value-type="string" calcext:value-type="string">
            <text:p>V08-01-01-01-01</text:p>
          </table:table-cell>
          <table:table-cell table:style-name="ce473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3];[$Настройки.$B$17];[.D5]=[$БД.$A$44];[$Настройки.$B$19];[.D5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3];[$Настройки.$B$18];[.D5]=[$БД.$A$44];[$Настройки.$B$20];[.D5]=[$БД.$A$45];1.1)/1000" office:value-type="float" office:value="3.33333333333333" calcext:value-type="float">
            <text:p>3,33 р/г</text:p>
          </table:table-cell>
          <table:table-cell table:style-name="ce293" table:formula="of:=[.I5]*[.J5]" office:value-type="currency" office:currency="RUB" office:value="292.1472" calcext:value-type="currency">
            <text:p>292,15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5]=&quot;Продвинутый&quot;;1;0)" office:value-type="float" office:value="1" calcext:value-type="float">
            <text:p>1</text:p>
          </table:table-cell>
          <table:table-cell table:formula="of:=IF([.D5]=&quot;Простой&quot;;1;0)" office:value-type="float" office:value="0" calcext:value-type="float">
            <text:p>0</text:p>
          </table:table-cell>
          <table:table-cell table:formula="of:=[.I5]*[.M5]" office:value-type="float" office:value="87.64416" calcext:value-type="float">
            <text:p>87,64416</text:p>
          </table:table-cell>
          <table:table-cell table:formula="of:=[.I5]*[.N5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473" office:value-type="string" calcext:value-type="string">
            <text:p>V08-01-01-01-02</text:p>
          </table:table-cell>
          <table:table-cell table:style-name="ce473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3];[$Настройки.$B$17];[.D6]=[$БД.$A$44];[$Настройки.$B$19];[.D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3];[$Настройки.$B$18];[.D6]=[$БД.$A$44];[$Настройки.$B$20];[.D6]=[$БД.$A$45];1.1)/1000" office:value-type="float" office:value="3.33333333333333" calcext:value-type="float">
            <text:p>3,33 р/г</text:p>
          </table:table-cell>
          <table:table-cell table:style-name="ce293" table:formula="of:=[.I6]*[.J6]" office:value-type="currency" office:currency="RUB" office:value="34.8192" calcext:value-type="currency">
            <text:p>34,82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6]=&quot;Продвинутый&quot;;1;0)" office:value-type="float" office:value="1" calcext:value-type="float">
            <text:p>1</text:p>
          </table:table-cell>
          <table:table-cell table:formula="of:=IF([.D6]=&quot;Простой&quot;;1;0)" office:value-type="float" office:value="0" calcext:value-type="float">
            <text:p>0</text:p>
          </table:table-cell>
          <table:table-cell table:formula="of:=[.I6]*[.M6]" office:value-type="float" office:value="10.44576" calcext:value-type="float">
            <text:p>10,44576</text:p>
          </table:table-cell>
          <table:table-cell table:formula="of:=[.I6]*[.N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1-04</text:p>
          </table:table-cell>
          <table:table-cell table:style-name="ce473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]=[$БД.$A$43];[$Настройки.$B$17];[.D7]=[$БД.$A$44];[$Настройки.$B$19];[.D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]*[.H7]" office:value-type="float" office:value="2.72384" calcext:value-type="float">
            <text:p>2,72 г</text:p>
          </table:table-cell>
          <table:table-cell table:style-name="ce385" table:formula="of:=COM.MICROSOFT.IFS([.D7]=[$БД.$A$43];[$Настройки.$B$18];[.D7]=[$БД.$A$44];[$Настройки.$B$20];[.D7]=[$БД.$A$45];1.1)/1000" office:value-type="float" office:value="1" calcext:value-type="float">
            <text:p>1,00 р/г</text:p>
          </table:table-cell>
          <table:table-cell table:style-name="ce293" table:formula="of:=[.I7]*[.J7]" office:value-type="currency" office:currency="RUB" office:value="2.72384" calcext:value-type="currency">
            <text:p>2,72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]=&quot;Продвинутый&quot;;1;0)" office:value-type="float" office:value="0" calcext:value-type="float">
            <text:p>0</text:p>
          </table:table-cell>
          <table:table-cell table:formula="of:=IF([.D7]=&quot;Простой&quot;;1;0)" office:value-type="float" office:value="1" calcext:value-type="float">
            <text:p>1</text:p>
          </table:table-cell>
          <table:table-cell table:formula="of:=[.I7]*[.M7]" office:value-type="float" office:value="0" calcext:value-type="float">
            <text:p>0</text:p>
          </table:table-cell>
          <table:table-cell table:formula="of:=[.I7]*[.N7]" office:value-type="float" office:value="2.72384" calcext:value-type="float">
            <text:p>2,7238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2-04</text:p>
          </table:table-cell>
          <table:table-cell table:style-name="ce473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8]=[$БД.$A$43];[$Настройки.$B$17];[.D8]=[$БД.$A$44];[$Настройки.$B$19];[.D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8]*[.H8]" office:value-type="float" office:value="5.46048" calcext:value-type="float">
            <text:p>5,46 г</text:p>
          </table:table-cell>
          <table:table-cell table:style-name="ce385" table:formula="of:=COM.MICROSOFT.IFS([.D8]=[$БД.$A$43];[$Настройки.$B$18];[.D8]=[$БД.$A$44];[$Настройки.$B$20];[.D8]=[$БД.$A$45];1.1)/1000" office:value-type="float" office:value="1" calcext:value-type="float">
            <text:p>1,00 р/г</text:p>
          </table:table-cell>
          <table:table-cell table:style-name="ce293" table:formula="of:=[.I8]*[.J8]" office:value-type="currency" office:currency="RUB" office:value="5.46048" calcext:value-type="currency">
            <text:p>5,46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8]=&quot;Продвинутый&quot;;1;0)" office:value-type="float" office:value="0" calcext:value-type="float">
            <text:p>0</text:p>
          </table:table-cell>
          <table:table-cell table:formula="of:=IF([.D8]=&quot;Простой&quot;;1;0)" office:value-type="float" office:value="1" calcext:value-type="float">
            <text:p>1</text:p>
          </table:table-cell>
          <table:table-cell table:formula="of:=[.I8]*[.M8]" office:value-type="float" office:value="0" calcext:value-type="float">
            <text:p>0</text:p>
          </table:table-cell>
          <table:table-cell table:formula="of:=[.I8]*[.N8]" office:value-type="float" office:value="5.46048" calcext:value-type="float">
            <text:p>5,460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1-04-01</text:p>
          </table:table-cell>
          <table:table-cell table:style-name="ce473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9]=[$БД.$A$43];[$Настройки.$B$17];[.D9]=[$БД.$A$44];[$Настройки.$B$19];[.D9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9]*[.H9]" office:value-type="float" office:value="36.25344" calcext:value-type="float">
            <text:p>36,25 г</text:p>
          </table:table-cell>
          <table:table-cell table:style-name="ce385" table:formula="of:=COM.MICROSOFT.IFS([.D9]=[$БД.$A$43];[$Настройки.$B$18];[.D9]=[$БД.$A$44];[$Настройки.$B$20];[.D9]=[$БД.$A$45];1.1)/1000" office:value-type="float" office:value="3.33333333333333" calcext:value-type="float">
            <text:p>3,33 р/г</text:p>
          </table:table-cell>
          <table:table-cell table:style-name="ce293" table:formula="of:=[.I9]*[.J9]" office:value-type="currency" office:currency="RUB" office:value="120.8448" calcext:value-type="currency">
            <text:p>120,84 ₽</text:p>
          </table:table-cell>
          <table:table-cell table:style-name="ce517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9]=&quot;Продвинутый&quot;;1;0)" office:value-type="float" office:value="1" calcext:value-type="float">
            <text:p>1</text:p>
          </table:table-cell>
          <table:table-cell table:formula="of:=IF([.D9]=&quot;Простой&quot;;1;0)" office:value-type="float" office:value="0" calcext:value-type="float">
            <text:p>0</text:p>
          </table:table-cell>
          <table:table-cell table:formula="of:=[.I9]*[.M9]" office:value-type="float" office:value="36.25344" calcext:value-type="float">
            <text:p>36,25344</text:p>
          </table:table-cell>
          <table:table-cell table:formula="of:=[.I9]*[.N9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3</text:p>
          </table:table-cell>
          <table:table-cell table:style-name="ce473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3];[$Настройки.$B$17];[.D10]=[$БД.$A$44];[$Настройки.$B$19];[.D1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0]*[.H10]" office:value-type="float" office:value="34.58808" calcext:value-type="float">
            <text:p>34,59 г</text:p>
          </table:table-cell>
          <table:table-cell table:style-name="ce385" table:formula="of:=COM.MICROSOFT.IFS([.D10]=[$БД.$A$43];[$Настройки.$B$18];[.D10]=[$БД.$A$44];[$Настройки.$B$20];[.D10]=[$БД.$A$45];1.1)/1000" office:value-type="float" office:value="3.33333333333333" calcext:value-type="float">
            <text:p>3,33 р/г</text:p>
          </table:table-cell>
          <table:table-cell table:style-name="ce293" table:formula="of:=[.I10]*[.J10]" office:value-type="currency" office:currency="RUB" office:value="115.2936" calcext:value-type="currency">
            <text:p>115,29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10]=&quot;Продвинутый&quot;;1;0)" office:value-type="float" office:value="1" calcext:value-type="float">
            <text:p>1</text:p>
          </table:table-cell>
          <table:table-cell table:formula="of:=IF([.D10]=&quot;Простой&quot;;1;0)" office:value-type="float" office:value="0" calcext:value-type="float">
            <text:p>0</text:p>
          </table:table-cell>
          <table:table-cell table:formula="of:=[.I10]*[.M10]" office:value-type="float" office:value="34.58808" calcext:value-type="float">
            <text:p>34,58808</text:p>
          </table:table-cell>
          <table:table-cell table:formula="of:=[.I10]*[.N10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4</text:p>
          </table:table-cell>
          <table:table-cell table:style-name="ce473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3];[$Настройки.$B$17];[.D11]=[$БД.$A$44];[$Настройки.$B$19];[.D11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1]*[.E11]*[.F11]/1000" office:value-type="float" office:value="8.27577" calcext:value-type="float">
            <text:p>8,28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1]*[.H11]" office:value-type="float" office:value="16.55154" calcext:value-type="float">
            <text:p>16,55 г</text:p>
          </table:table-cell>
          <table:table-cell table:style-name="ce385" table:formula="of:=COM.MICROSOFT.IFS([.D11]=[$БД.$A$43];[$Настройки.$B$18];[.D11]=[$БД.$A$44];[$Настройки.$B$20];[.D11]=[$БД.$A$45];1.1)/1000" office:value-type="float" office:value="3.33333333333333" calcext:value-type="float">
            <text:p>3,33 р/г</text:p>
          </table:table-cell>
          <table:table-cell table:style-name="ce293" table:formula="of:=[.I11]*[.J11]" office:value-type="currency" office:currency="RUB" office:value="55.1718" calcext:value-type="currency">
            <text:p>55,17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11]=&quot;Продвинутый&quot;;1;0)" office:value-type="float" office:value="1" calcext:value-type="float">
            <text:p>1</text:p>
          </table:table-cell>
          <table:table-cell table:formula="of:=IF([.D11]=&quot;Простой&quot;;1;0)" office:value-type="float" office:value="0" calcext:value-type="float">
            <text:p>0</text:p>
          </table:table-cell>
          <table:table-cell table:formula="of:=[.I11]*[.M11]" office:value-type="float" office:value="16.55154" calcext:value-type="float">
            <text:p>16,55154</text:p>
          </table:table-cell>
          <table:table-cell table:formula="of:=[.I11]*[.N11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5</text:p>
          </table:table-cell>
          <table:table-cell table:style-name="ce473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3];[$Настройки.$B$17];[.D12]=[$БД.$A$44];[$Настройки.$B$19];[.D12]=[$БД.$A$45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2]*[.E12]*[.F12]/1000" office:value-type="float" office:value="3.088098" calcext:value-type="float">
            <text:p>3,09 г</text:p>
          </table:table-cell>
          <table:table-cell table:style-name="ce383" table:formula="of:=[.H10]" office:value-type="float" office:value="2" calcext:value-type="float">
            <text:p>2</text:p>
          </table:table-cell>
          <table:table-cell table:style-name="ce381" table:formula="of:=[.G12]*[.H12]" office:value-type="float" office:value="6.176196" calcext:value-type="float">
            <text:p>6,18 г</text:p>
          </table:table-cell>
          <table:table-cell table:style-name="ce385" table:formula="of:=COM.MICROSOFT.IFS([.D12]=[$БД.$A$43];[$Настройки.$B$18];[.D12]=[$БД.$A$44];[$Настройки.$B$20];[.D12]=[$БД.$A$45];1.1)/1000" office:value-type="float" office:value="3.33333333333333" calcext:value-type="float">
            <text:p>3,33 р/г</text:p>
          </table:table-cell>
          <table:table-cell table:style-name="ce293" table:formula="of:=[.I12]*[.J12]" office:value-type="currency" office:currency="RUB" office:value="20.58732" calcext:value-type="currency">
            <text:p>20,59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12]=&quot;Продвинутый&quot;;1;0)" office:value-type="float" office:value="1" calcext:value-type="float">
            <text:p>1</text:p>
          </table:table-cell>
          <table:table-cell table:formula="of:=IF([.D12]=&quot;Простой&quot;;1;0)" office:value-type="float" office:value="0" calcext:value-type="float">
            <text:p>0</text:p>
          </table:table-cell>
          <table:table-cell table:formula="of:=[.I12]*[.M12]" office:value-type="float" office:value="6.176196" calcext:value-type="float">
            <text:p>6,176196</text:p>
          </table:table-cell>
          <table:table-cell table:formula="of:=[.I12]*[.N12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1-04-06</text:p>
          </table:table-cell>
          <table:table-cell table:style-name="ce473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3];[$Настройки.$B$17];[.D13]=[$БД.$A$44];[$Настройки.$B$19];[.D1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3]*[.E13]*[.F13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3]*[.H13]" office:value-type="float" office:value="40.60152" calcext:value-type="float">
            <text:p>40,60 г</text:p>
          </table:table-cell>
          <table:table-cell table:style-name="ce385" table:formula="of:=COM.MICROSOFT.IFS([.D13]=[$БД.$A$43];[$Настройки.$B$18];[.D13]=[$БД.$A$44];[$Настройки.$B$20];[.D13]=[$БД.$A$45];1.1)/1000" office:value-type="float" office:value="3.33333333333333" calcext:value-type="float">
            <text:p>3,33 р/г</text:p>
          </table:table-cell>
          <table:table-cell table:style-name="ce293" table:formula="of:=[.I13]*[.J13]" office:value-type="currency" office:currency="RUB" office:value="135.3384" calcext:value-type="currency">
            <text:p>135,34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13]=&quot;Продвинутый&quot;;1;0)" office:value-type="float" office:value="1" calcext:value-type="float">
            <text:p>1</text:p>
          </table:table-cell>
          <table:table-cell table:formula="of:=IF([.D13]=&quot;Простой&quot;;1;0)" office:value-type="float" office:value="0" calcext:value-type="float">
            <text:p>0</text:p>
          </table:table-cell>
          <table:table-cell table:formula="of:=[.I13]*[.M13]" office:value-type="float" office:value="40.60152" calcext:value-type="float">
            <text:p>40,60152</text:p>
          </table:table-cell>
          <table:table-cell table:formula="of:=[.I13]*[.N1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473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14]=[$БД.$A$43];[$Настройки.$B$17];[.D14]=[$БД.$A$44];[$Настройки.$B$19];[.D1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0.29824" calcext:value-type="float">
            <text:p>0,30 г</text:p>
          </table:table-cell>
          <table:table-cell table:style-name="ce383" table:formula="of:=IF([.H10]&gt;0;1;0)" office:value-type="float" office:value="1" calcext:value-type="float">
            <text:p>1</text:p>
          </table:table-cell>
          <table:table-cell table:style-name="ce381" table:formula="of:=[.G14]*[.H14]" office:value-type="float" office:value="0.29824" calcext:value-type="float">
            <text:p>0,30 г</text:p>
          </table:table-cell>
          <table:table-cell table:style-name="ce385" table:formula="of:=COM.MICROSOFT.IFS([.D14]=[$БД.$A$43];[$Настройки.$B$18];[.D14]=[$БД.$A$44];[$Настройки.$B$20];[.D14]=[$БД.$A$45];1.1)/1000" office:value-type="float" office:value="1" calcext:value-type="float">
            <text:p>1,00 р/г</text:p>
          </table:table-cell>
          <table:table-cell table:style-name="ce293" table:formula="of:=[.I14]*[.J14]" office:value-type="currency" office:currency="RUB" office:value="0.29824" calcext:value-type="currency">
            <text:p>0,30 ₽</text:p>
          </table:table-cell>
          <table:table-cell table:style-name="ce517"/>
          <table:table-cell table:formula="of:=IF([.D14]=&quot;Продвинутый&quot;;1;0)" office:value-type="float" office:value="0" calcext:value-type="float">
            <text:p>0</text:p>
          </table:table-cell>
          <table:table-cell table:formula="of:=IF([.D14]=&quot;Простой&quot;;1;0)" office:value-type="float" office:value="1" calcext:value-type="float">
            <text:p>1</text:p>
          </table:table-cell>
          <table:table-cell table:formula="of:=[.I14]*[.M14]" office:value-type="float" office:value="0" calcext:value-type="float">
            <text:p>0</text:p>
          </table:table-cell>
          <table:table-cell table:formula="of:=[.I14]*[.N14]" office:value-type="float" office:value="0.29824" calcext:value-type="float">
            <text:p>0,2982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2-01</text:p>
          </table:table-cell>
          <table:table-cell table:style-name="ce473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5]=[$БД.$A$43];[$Настройки.$B$17];[.D15]=[$БД.$A$44];[$Настройки.$B$19];[.D15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5]*[.E15]*[.F15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5]*[.H15]" office:value-type="float" office:value="82.50498" calcext:value-type="float">
            <text:p>82,50 г</text:p>
          </table:table-cell>
          <table:table-cell table:style-name="ce385" table:formula="of:=COM.MICROSOFT.IFS([.D15]=[$БД.$A$43];[$Настройки.$B$18];[.D15]=[$БД.$A$44];[$Настройки.$B$20];[.D15]=[$БД.$A$45];1.1)/1000" office:value-type="float" office:value="3.33333333333333" calcext:value-type="float">
            <text:p>3,33 р/г</text:p>
          </table:table-cell>
          <table:table-cell table:style-name="ce293" table:formula="of:=[.I15]*[.J15]" office:value-type="currency" office:currency="RUB" office:value="275.0166" calcext:value-type="currency">
            <text:p>275,02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15]=&quot;Продвинутый&quot;;1;0)" office:value-type="float" office:value="1" calcext:value-type="float">
            <text:p>1</text:p>
          </table:table-cell>
          <table:table-cell table:formula="of:=IF([.D15]=&quot;Простой&quot;;1;0)" office:value-type="float" office:value="0" calcext:value-type="float">
            <text:p>0</text:p>
          </table:table-cell>
          <table:table-cell table:formula="of:=[.I15]*[.M15]" office:value-type="float" office:value="82.50498" calcext:value-type="float">
            <text:p>82,50498</text:p>
          </table:table-cell>
          <table:table-cell table:formula="of:=[.I15]*[.N15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2-02</text:p>
          </table:table-cell>
          <table:table-cell table:style-name="ce473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3];[$Настройки.$B$17];[.D16]=[$БД.$A$44];[$Настройки.$B$19];[.D1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6]*[.E16]*[.F16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6]*[.H16]" office:value-type="float" office:value="0" calcext:value-type="float">
            <text:p>0,00 г</text:p>
          </table:table-cell>
          <table:table-cell table:style-name="ce385" table:formula="of:=COM.MICROSOFT.IFS([.D16]=[$БД.$A$43];[$Настройки.$B$18];[.D16]=[$БД.$A$44];[$Настройки.$B$20];[.D16]=[$БД.$A$45];1.1)/1000" office:value-type="float" office:value="3.33333333333333" calcext:value-type="float">
            <text:p>3,33 р/г</text:p>
          </table:table-cell>
          <table:table-cell table:style-name="ce293" table:formula="of:=[.I16]*[.J16]" office:value-type="currency" office:currency="RUB" office:value="0" calcext:value-type="currency">
            <text:p>0,00 ₽</text:p>
          </table:table-cell>
          <table:table-cell table:style-name="ce517" office:value-type="string" calcext:value-type="string">
            <text:p>Опциональные детали. Если нужны, вручную измените количество</text:p>
          </table:table-cell>
          <table:table-cell table:formula="of:=IF([.D16]=&quot;Продвинутый&quot;;1;0)" office:value-type="float" office:value="1" calcext:value-type="float">
            <text:p>1</text:p>
          </table:table-cell>
          <table:table-cell table:formula="of:=IF([.D16]=&quot;Простой&quot;;1;0)" office:value-type="float" office:value="0" calcext:value-type="float">
            <text:p>0</text:p>
          </table:table-cell>
          <table:table-cell table:formula="of:=[.I16]*[.M16]" office:value-type="float" office:value="0" calcext:value-type="float">
            <text:p>0</text:p>
          </table:table-cell>
          <table:table-cell table:formula="of:=[.I16]*[.N1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1-03-01</text:p>
          </table:table-cell>
          <table:table-cell table:style-name="ce473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3];[$Настройки.$B$17];[.D17]=[$БД.$A$44];[$Настройки.$B$19];[.D17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7]*[.H17]" office:value-type="float" office:value="58.47984" calcext:value-type="float">
            <text:p>58,48 г</text:p>
          </table:table-cell>
          <table:table-cell table:style-name="ce385" table:formula="of:=COM.MICROSOFT.IFS([.D17]=[$БД.$A$43];[$Настройки.$B$18];[.D17]=[$БД.$A$44];[$Настройки.$B$20];[.D17]=[$БД.$A$45];1.1)/1000" office:value-type="float" office:value="3.33333333333333" calcext:value-type="float">
            <text:p>3,33 р/г</text:p>
          </table:table-cell>
          <table:table-cell table:style-name="ce293" table:formula="of:=[.I17]*[.J17]" office:value-type="currency" office:currency="RUB" office:value="194.9328" calcext:value-type="currency">
            <text:p>194,93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17]=&quot;Продвинутый&quot;;1;0)" office:value-type="float" office:value="1" calcext:value-type="float">
            <text:p>1</text:p>
          </table:table-cell>
          <table:table-cell table:formula="of:=IF([.D17]=&quot;Простой&quot;;1;0)" office:value-type="float" office:value="0" calcext:value-type="float">
            <text:p>0</text:p>
          </table:table-cell>
          <table:table-cell table:formula="of:=[.I17]*[.M17]" office:value-type="float" office:value="58.47984" calcext:value-type="float">
            <text:p>58,47984</text:p>
          </table:table-cell>
          <table:table-cell table:formula="of:=[.I17]*[.N1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473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3];[$Настройки.$B$17];[.D18]=[$БД.$A$44];[$Настройки.$B$19];[.D1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23.2416" calcext:value-type="float">
            <text:p>23,24 г</text:p>
          </table:table-cell>
          <table:table-cell table:style-name="ce385" table:formula="of:=COM.MICROSOFT.IFS([.D18]=[$БД.$A$43];[$Настройки.$B$18];[.D18]=[$БД.$A$44];[$Настройки.$B$20];[.D18]=[$БД.$A$45];1.1)/1000" office:value-type="float" office:value="3.33333333333333" calcext:value-type="float">
            <text:p>3,33 р/г</text:p>
          </table:table-cell>
          <table:table-cell table:style-name="ce293" table:formula="of:=[.I18]*[.J18]" office:value-type="currency" office:currency="RUB" office:value="77.472" calcext:value-type="currency">
            <text:p>77,47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18]=&quot;Продвинутый&quot;;1;0)" office:value-type="float" office:value="1" calcext:value-type="float">
            <text:p>1</text:p>
          </table:table-cell>
          <table:table-cell table:formula="of:=IF([.D18]=&quot;Простой&quot;;1;0)" office:value-type="float" office:value="0" calcext:value-type="float">
            <text:p>0</text:p>
          </table:table-cell>
          <table:table-cell table:formula="of:=[.I18]*[.M18]" office:value-type="float" office:value="23.2416" calcext:value-type="float">
            <text:p>23,2416</text:p>
          </table:table-cell>
          <table:table-cell table:formula="of:=[.I18]*[.N1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473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19]=[$БД.$A$43];[$Настройки.$B$17];[.D19]=[$БД.$A$44];[$Настройки.$B$19];[.D1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19]*[.E19]*[.F19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19]*[.H19]" office:value-type="float" office:value="57.1904" calcext:value-type="float">
            <text:p>57,19 г</text:p>
          </table:table-cell>
          <table:table-cell table:style-name="ce385" table:formula="of:=COM.MICROSOFT.IFS([.D19]=[$БД.$A$43];[$Настройки.$B$18];[.D19]=[$БД.$A$44];[$Настройки.$B$20];[.D19]=[$БД.$A$45];1.1)/1000" office:value-type="float" office:value="1" calcext:value-type="float">
            <text:p>1,00 р/г</text:p>
          </table:table-cell>
          <table:table-cell table:style-name="ce293" table:formula="of:=[.I19]*[.J19]" office:value-type="currency" office:currency="RUB" office:value="57.1904" calcext:value-type="currency">
            <text:p>57,19 ₽</text:p>
          </table:table-cell>
          <table:table-cell table:style-name="ce517"/>
          <table:table-cell table:formula="of:=IF([.D19]=&quot;Продвинутый&quot;;1;0)" office:value-type="float" office:value="0" calcext:value-type="float">
            <text:p>0</text:p>
          </table:table-cell>
          <table:table-cell table:formula="of:=IF([.D19]=&quot;Простой&quot;;1;0)" office:value-type="float" office:value="1" calcext:value-type="float">
            <text:p>1</text:p>
          </table:table-cell>
          <table:table-cell table:formula="of:=[.I19]*[.M19]" office:value-type="float" office:value="0" calcext:value-type="float">
            <text:p>0</text:p>
          </table:table-cell>
          <table:table-cell table:formula="of:=[.I19]*[.N19]" office:value-type="float" office:value="57.1904" calcext:value-type="float">
            <text:p>57,19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473" office:value-type="string" calcext:value-type="string">
            <text:p><text:span text:style-name="T19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0]=[$БД.$A$43];[$Настройки.$B$17];[.D20]=[$БД.$A$44];[$Настройки.$B$19];[.D2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0]*[.E20]*[.F20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0]*[.H20]" office:value-type="float" office:value="19.008" calcext:value-type="float">
            <text:p>19,01 г</text:p>
          </table:table-cell>
          <table:table-cell table:style-name="ce385" table:formula="of:=COM.MICROSOFT.IFS([.D20]=[$БД.$A$43];[$Настройки.$B$18];[.D20]=[$БД.$A$44];[$Настройки.$B$20];[.D20]=[$БД.$A$45];1.1)/1000" office:value-type="float" office:value="1" calcext:value-type="float">
            <text:p>1,00 р/г</text:p>
          </table:table-cell>
          <table:table-cell table:style-name="ce293" table:formula="of:=[.I20]*[.J20]" office:value-type="currency" office:currency="RUB" office:value="19.008" calcext:value-type="currency">
            <text:p>19,01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0]=&quot;Продвинутый&quot;;1;0)" office:value-type="float" office:value="0" calcext:value-type="float">
            <text:p>0</text:p>
          </table:table-cell>
          <table:table-cell table:formula="of:=IF([.D20]=&quot;Простой&quot;;1;0)" office:value-type="float" office:value="1" calcext:value-type="float">
            <text:p>1</text:p>
          </table:table-cell>
          <table:table-cell table:formula="of:=[.I20]*[.M20]" office:value-type="float" office:value="0" calcext:value-type="float">
            <text:p>0</text:p>
          </table:table-cell>
          <table:table-cell table:formula="of:=[.I20]*[.N20]" office:value-type="float" office:value="19.008" calcext:value-type="float">
            <text:p>19,00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473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1]=[$БД.$A$43];[$Настройки.$B$17];[.D21]=[$БД.$A$44];[$Настройки.$B$19];[.D2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4.21248" calcext:value-type="float">
            <text:p>4,21 г</text:p>
          </table:table-cell>
          <table:table-cell table:style-name="ce383" table:formula="of:=[.H20]+[.H23]" office:value-type="float" office:value="4" calcext:value-type="float">
            <text:p>4</text:p>
          </table:table-cell>
          <table:table-cell table:style-name="ce381" table:formula="of:=[.G21]*[.H21]" office:value-type="float" office:value="16.84992" calcext:value-type="float">
            <text:p>16,85 г</text:p>
          </table:table-cell>
          <table:table-cell table:style-name="ce385" table:formula="of:=COM.MICROSOFT.IFS([.D21]=[$БД.$A$43];[$Настройки.$B$18];[.D21]=[$БД.$A$44];[$Настройки.$B$20];[.D21]=[$БД.$A$45];1.1)/1000" office:value-type="float" office:value="1" calcext:value-type="float">
            <text:p>1,00 р/г</text:p>
          </table:table-cell>
          <table:table-cell table:style-name="ce293" table:formula="of:=[.I21]*[.J21]" office:value-type="currency" office:currency="RUB" office:value="16.84992" calcext:value-type="currency">
            <text:p>16,85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1]=&quot;Продвинутый&quot;;1;0)" office:value-type="float" office:value="0" calcext:value-type="float">
            <text:p>0</text:p>
          </table:table-cell>
          <table:table-cell table:formula="of:=IF([.D21]=&quot;Простой&quot;;1;0)" office:value-type="float" office:value="1" calcext:value-type="float">
            <text:p>1</text:p>
          </table:table-cell>
          <table:table-cell table:formula="of:=[.I21]*[.M21]" office:value-type="float" office:value="0" calcext:value-type="float">
            <text:p>0</text:p>
          </table:table-cell>
          <table:table-cell table:formula="of:=[.I21]*[.N21]" office:value-type="float" office:value="16.84992" calcext:value-type="float">
            <text:p>16,849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473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2]=[$БД.$A$43];[$Настройки.$B$17];[.D22]=[$БД.$A$44];[$Настройки.$B$19];[.D2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0.75264" calcext:value-type="float">
            <text:p>0,75 г</text:p>
          </table:table-cell>
          <table:table-cell table:style-name="ce383" table:formula="of:=[.H21]" office:value-type="float" office:value="4" calcext:value-type="float">
            <text:p>4</text:p>
          </table:table-cell>
          <table:table-cell table:style-name="ce381" table:formula="of:=[.G22]*[.H22]" office:value-type="float" office:value="3.01056" calcext:value-type="float">
            <text:p>3,01 г</text:p>
          </table:table-cell>
          <table:table-cell table:style-name="ce385" table:formula="of:=COM.MICROSOFT.IFS([.D22]=[$БД.$A$43];[$Настройки.$B$18];[.D22]=[$БД.$A$44];[$Настройки.$B$20];[.D22]=[$БД.$A$45];1.1)/1000" office:value-type="float" office:value="1" calcext:value-type="float">
            <text:p>1,00 р/г</text:p>
          </table:table-cell>
          <table:table-cell table:style-name="ce293" table:formula="of:=[.I22]*[.J22]" office:value-type="currency" office:currency="RUB" office:value="3.01056" calcext:value-type="currency">
            <text:p>3,01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2]=&quot;Продвинутый&quot;;1;0)" office:value-type="float" office:value="0" calcext:value-type="float">
            <text:p>0</text:p>
          </table:table-cell>
          <table:table-cell table:formula="of:=IF([.D22]=&quot;Простой&quot;;1;0)" office:value-type="float" office:value="1" calcext:value-type="float">
            <text:p>1</text:p>
          </table:table-cell>
          <table:table-cell table:formula="of:=[.I22]*[.M22]" office:value-type="float" office:value="0" calcext:value-type="float">
            <text:p>0</text:p>
          </table:table-cell>
          <table:table-cell table:formula="of:=[.I22]*[.N22]" office:value-type="float" office:value="3.01056" calcext:value-type="float">
            <text:p>3,010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473" office:value-type="string" calcext:value-type="string">
            <text:p><text:span text:style-name="T19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3]=[$БД.$A$43];[$Настройки.$B$17];[.D23]=[$БД.$A$44];[$Настройки.$B$19];[.D2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3]*[.H23]" office:value-type="float" office:value="31.29344" calcext:value-type="float">
            <text:p>31,29 г</text:p>
          </table:table-cell>
          <table:table-cell table:style-name="ce385" table:formula="of:=COM.MICROSOFT.IFS([.D23]=[$БД.$A$43];[$Настройки.$B$18];[.D23]=[$БД.$A$44];[$Настройки.$B$20];[.D23]=[$БД.$A$45];1.1)/1000" office:value-type="float" office:value="1" calcext:value-type="float">
            <text:p>1,00 р/г</text:p>
          </table:table-cell>
          <table:table-cell table:style-name="ce293" table:formula="of:=[.I23]*[.J23]" office:value-type="currency" office:currency="RUB" office:value="31.29344" calcext:value-type="currency">
            <text:p>31,29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3]=&quot;Продвинутый&quot;;1;0)" office:value-type="float" office:value="0" calcext:value-type="float">
            <text:p>0</text:p>
          </table:table-cell>
          <table:table-cell table:formula="of:=IF([.D23]=&quot;Простой&quot;;1;0)" office:value-type="float" office:value="1" calcext:value-type="float">
            <text:p>1</text:p>
          </table:table-cell>
          <table:table-cell table:formula="of:=[.I23]*[.M23]" office:value-type="float" office:value="0" calcext:value-type="float">
            <text:p>0</text:p>
          </table:table-cell>
          <table:table-cell table:formula="of:=[.I23]*[.N23]" office:value-type="float" office:value="31.29344" calcext:value-type="float">
            <text:p>31,2934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473" office:value-type="string" calcext:value-type="string">
            <text:p><text:span text:style-name="T19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4]=[$БД.$A$43];[$Настройки.$B$17];[.D24]=[$БД.$A$44];[$Настройки.$B$19];[.D2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.5744" calcext:value-type="float">
            <text:p>1,57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4]*[.H24]" office:value-type="float" office:value="3.1488" calcext:value-type="float">
            <text:p>3,15 г</text:p>
          </table:table-cell>
          <table:table-cell table:style-name="ce385" table:formula="of:=COM.MICROSOFT.IFS([.D24]=[$БД.$A$43];[$Настройки.$B$18];[.D24]=[$БД.$A$44];[$Настройки.$B$20];[.D24]=[$БД.$A$45];1.1)/1000" office:value-type="float" office:value="1" calcext:value-type="float">
            <text:p>1,00 р/г</text:p>
          </table:table-cell>
          <table:table-cell table:style-name="ce293" table:formula="of:=[.I24]*[.J24]" office:value-type="currency" office:currency="RUB" office:value="3.1488" calcext:value-type="currency">
            <text:p>3,15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4]=&quot;Продвинутый&quot;;1;0)" office:value-type="float" office:value="0" calcext:value-type="float">
            <text:p>0</text:p>
          </table:table-cell>
          <table:table-cell table:formula="of:=IF([.D24]=&quot;Простой&quot;;1;0)" office:value-type="float" office:value="1" calcext:value-type="float">
            <text:p>1</text:p>
          </table:table-cell>
          <table:table-cell table:formula="of:=[.I24]*[.M24]" office:value-type="float" office:value="0" calcext:value-type="float">
            <text:p>0</text:p>
          </table:table-cell>
          <table:table-cell table:formula="of:=[.I24]*[.N24]" office:value-type="float" office:value="3.1488" calcext:value-type="float">
            <text:p>3,14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473" office:value-type="string" calcext:value-type="string">
            <text:p><text:span text:style-name="T19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5]=[$БД.$A$43];[$Настройки.$B$17];[.D25]=[$БД.$A$44];[$Настройки.$B$19];[.D2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61024" calcext:value-type="float">
            <text:p>1,61 г</text:p>
          </table:table-cell>
          <table:table-cell table:style-name="ce383" table:formula="of:=[.H23]" office:value-type="float" office:value="2" calcext:value-type="float">
            <text:p>2</text:p>
          </table:table-cell>
          <table:table-cell table:style-name="ce381" table:formula="of:=[.G25]*[.H25]" office:value-type="float" office:value="3.22048" calcext:value-type="float">
            <text:p>3,22 г</text:p>
          </table:table-cell>
          <table:table-cell table:style-name="ce385" table:formula="of:=COM.MICROSOFT.IFS([.D25]=[$БД.$A$43];[$Настройки.$B$18];[.D25]=[$БД.$A$44];[$Настройки.$B$20];[.D25]=[$БД.$A$45];1.1)/1000" office:value-type="float" office:value="1" calcext:value-type="float">
            <text:p>1,00 р/г</text:p>
          </table:table-cell>
          <table:table-cell table:style-name="ce293" table:formula="of:=[.I25]*[.J25]" office:value-type="currency" office:currency="RUB" office:value="3.22048" calcext:value-type="currency">
            <text:p>3,22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5]=&quot;Продвинутый&quot;;1;0)" office:value-type="float" office:value="0" calcext:value-type="float">
            <text:p>0</text:p>
          </table:table-cell>
          <table:table-cell table:formula="of:=IF([.D25]=&quot;Простой&quot;;1;0)" office:value-type="float" office:value="1" calcext:value-type="float">
            <text:p>1</text:p>
          </table:table-cell>
          <table:table-cell table:formula="of:=[.I25]*[.M25]" office:value-type="float" office:value="0" calcext:value-type="float">
            <text:p>0</text:p>
          </table:table-cell>
          <table:table-cell table:formula="of:=[.I25]*[.N25]" office:value-type="float" office:value="3.22048" calcext:value-type="float">
            <text:p>3,2204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473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6]=[$БД.$A$43];[$Настройки.$B$17];[.D26]=[$БД.$A$44];[$Настройки.$B$19];[.D2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6]*[.H26]" office:value-type="float" office:value="5.77792" calcext:value-type="float">
            <text:p>5,78 г</text:p>
          </table:table-cell>
          <table:table-cell table:style-name="ce385" table:formula="of:=COM.MICROSOFT.IFS([.D26]=[$БД.$A$43];[$Настройки.$B$18];[.D26]=[$БД.$A$44];[$Настройки.$B$20];[.D26]=[$БД.$A$45];1.1)/1000" office:value-type="float" office:value="1" calcext:value-type="float">
            <text:p>1,00 р/г</text:p>
          </table:table-cell>
          <table:table-cell table:style-name="ce293" table:formula="of:=[.I26]*[.J26]" office:value-type="currency" office:currency="RUB" office:value="5.77792" calcext:value-type="currency">
            <text:p>5,78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6]=&quot;Продвинутый&quot;;1;0)" office:value-type="float" office:value="0" calcext:value-type="float">
            <text:p>0</text:p>
          </table:table-cell>
          <table:table-cell table:formula="of:=IF([.D26]=&quot;Простой&quot;;1;0)" office:value-type="float" office:value="1" calcext:value-type="float">
            <text:p>1</text:p>
          </table:table-cell>
          <table:table-cell table:formula="of:=[.I26]*[.M26]" office:value-type="float" office:value="0" calcext:value-type="float">
            <text:p>0</text:p>
          </table:table-cell>
          <table:table-cell table:formula="of:=[.I26]*[.N26]" office:value-type="float" office:value="5.77792" calcext:value-type="float">
            <text:p>5,777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473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7]=[$БД.$A$43];[$Настройки.$B$17];[.D27]=[$БД.$A$44];[$Настройки.$B$19];[.D2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4.95104" calcext:value-type="float">
            <text:p>4,95 г</text:p>
          </table:table-cell>
          <table:table-cell table:style-name="ce385" table:formula="of:=COM.MICROSOFT.IFS([.D27]=[$БД.$A$43];[$Настройки.$B$18];[.D27]=[$БД.$A$44];[$Настройки.$B$20];[.D27]=[$БД.$A$45];1.1)/1000" office:value-type="float" office:value="1" calcext:value-type="float">
            <text:p>1,00 р/г</text:p>
          </table:table-cell>
          <table:table-cell table:style-name="ce293" table:formula="of:=[.I27]*[.J27]" office:value-type="currency" office:currency="RUB" office:value="4.95104" calcext:value-type="currency">
            <text:p>4,95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27]=&quot;Продвинутый&quot;;1;0)" office:value-type="float" office:value="0" calcext:value-type="float">
            <text:p>0</text:p>
          </table:table-cell>
          <table:table-cell table:formula="of:=IF([.D27]=&quot;Простой&quot;;1;0)" office:value-type="float" office:value="1" calcext:value-type="float">
            <text:p>1</text:p>
          </table:table-cell>
          <table:table-cell table:formula="of:=[.I27]*[.M27]" office:value-type="float" office:value="0" calcext:value-type="float">
            <text:p>0</text:p>
          </table:table-cell>
          <table:table-cell table:formula="of:=[.I27]*[.N27]" office:value-type="float" office:value="4.95104" calcext:value-type="float">
            <text:p>4,9510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473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8]=[$БД.$A$43];[$Настройки.$B$17];[.D28]=[$БД.$A$44];[$Настройки.$B$19];[.D2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8]*[.E28]*[.F28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8]*[.H28]" office:value-type="float" office:value="57.22176" calcext:value-type="float">
            <text:p>57,22 г</text:p>
          </table:table-cell>
          <table:table-cell table:style-name="ce385" table:formula="of:=COM.MICROSOFT.IFS([.D28]=[$БД.$A$43];[$Настройки.$B$18];[.D28]=[$БД.$A$44];[$Настройки.$B$20];[.D28]=[$БД.$A$45];1.1)/1000" office:value-type="float" office:value="1" calcext:value-type="float">
            <text:p>1,00 р/г</text:p>
          </table:table-cell>
          <table:table-cell table:style-name="ce293" table:formula="of:=[.I28]*[.J28]" office:value-type="currency" office:currency="RUB" office:value="57.22176" calcext:value-type="currency">
            <text:p>57,22 ₽</text:p>
          </table:table-cell>
          <table:table-cell table:style-name="ce517"/>
          <table:table-cell table:formula="of:=IF([.D28]=&quot;Продвинутый&quot;;1;0)" office:value-type="float" office:value="0" calcext:value-type="float">
            <text:p>0</text:p>
          </table:table-cell>
          <table:table-cell table:formula="of:=IF([.D28]=&quot;Простой&quot;;1;0)" office:value-type="float" office:value="1" calcext:value-type="float">
            <text:p>1</text:p>
          </table:table-cell>
          <table:table-cell table:formula="of:=[.I28]*[.M28]" office:value-type="float" office:value="0" calcext:value-type="float">
            <text:p>0</text:p>
          </table:table-cell>
          <table:table-cell table:formula="of:=[.I28]*[.N28]" office:value-type="float" office:value="57.22176" calcext:value-type="float">
            <text:p>57,22176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1-06-01</text:p>
          </table:table-cell>
          <table:table-cell table:style-name="ce473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29]=[$БД.$A$43];[$Настройки.$B$17];[.D29]=[$БД.$A$44];[$Настройки.$B$19];[.D2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9]*[.E29]*[.F29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29]*[.H29]" office:value-type="float" office:value="9.26208" calcext:value-type="float">
            <text:p>9,26 г</text:p>
          </table:table-cell>
          <table:table-cell table:style-name="ce385" table:formula="of:=COM.MICROSOFT.IFS([.D29]=[$БД.$A$43];[$Настройки.$B$18];[.D29]=[$БД.$A$44];[$Настройки.$B$20];[.D29]=[$БД.$A$45];1.1)/1000" office:value-type="float" office:value="1" calcext:value-type="float">
            <text:p>1,00 р/г</text:p>
          </table:table-cell>
          <table:table-cell table:style-name="ce293" table:formula="of:=[.I29]*[.J29]" office:value-type="currency" office:currency="RUB" office:value="9.26208" calcext:value-type="currency">
            <text:p>9,26 ₽</text:p>
          </table:table-cell>
          <table:table-cell table:style-name="ce517" office:value-type="string" calcext:value-type="string">
            <text:p>Если больше одного, то половина обычные, половина зеркальные</text:p>
          </table:table-cell>
          <table:table-cell table:formula="of:=IF([.D29]=&quot;Продвинутый&quot;;1;0)" office:value-type="float" office:value="0" calcext:value-type="float">
            <text:p>0</text:p>
          </table:table-cell>
          <table:table-cell table:formula="of:=IF([.D29]=&quot;Простой&quot;;1;0)" office:value-type="float" office:value="1" calcext:value-type="float">
            <text:p>1</text:p>
          </table:table-cell>
          <table:table-cell table:formula="of:=[.I29]*[.M29]" office:value-type="float" office:value="0" calcext:value-type="float">
            <text:p>0</text:p>
          </table:table-cell>
          <table:table-cell table:formula="of:=[.I29]*[.N29]" office:value-type="float" office:value="9.26208" calcext:value-type="float">
            <text:p>9,26208</text:p>
          </table:table-cell>
          <table:table-cell table:number-columns-repeated="1007"/>
        </table:table-row>
        <table:table-row table:style-name="ro37">
          <table:table-cell table:style-name="ce354" office:value-type="string" calcext:value-type="string">
            <text:p>V08-01-07-01</text:p>
          </table:table-cell>
          <table:table-cell table:style-name="ce473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30]=[$БД.$A$43];[$Настройки.$B$17];[.D30]=[$БД.$A$44];[$Настройки.$B$19];[.D3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0]*[.H30]" office:value-type="float" office:value="5.76256" calcext:value-type="float">
            <text:p>5,76 г</text:p>
          </table:table-cell>
          <table:table-cell table:style-name="ce385" table:formula="of:=COM.MICROSOFT.IFS([.D30]=[$БД.$A$43];[$Настройки.$B$18];[.D30]=[$БД.$A$44];[$Настройки.$B$20];[.D30]=[$БД.$A$45];1.1)/1000" office:value-type="float" office:value="1" calcext:value-type="float">
            <text:p>1,00 р/г</text:p>
          </table:table-cell>
          <table:table-cell table:style-name="ce293" table:formula="of:=[.I30]*[.J30]" office:value-type="currency" office:currency="RUB" office:value="5.76256" calcext:value-type="currency">
            <text:p>5,76 ₽</text:p>
          </table:table-cell>
          <table:table-cell table:style-name="ce517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formula="of:=IF([.D30]=&quot;Продвинутый&quot;;1;0)" office:value-type="float" office:value="0" calcext:value-type="float">
            <text:p>0</text:p>
          </table:table-cell>
          <table:table-cell table:formula="of:=IF([.D30]=&quot;Простой&quot;;1;0)" office:value-type="float" office:value="1" calcext:value-type="float">
            <text:p>1</text:p>
          </table:table-cell>
          <table:table-cell table:formula="of:=[.I30]*[.M30]" office:value-type="float" office:value="0" calcext:value-type="float">
            <text:p>0</text:p>
          </table:table-cell>
          <table:table-cell table:formula="of:=[.I30]*[.N30]" office:value-type="float" office:value="5.76256" calcext:value-type="float">
            <text:p>5,76256</text:p>
          </table:table-cell>
          <table:table-cell table:number-columns-repeated="1007"/>
        </table:table-row>
        <table:table-row table:style-name="ro31">
          <table:table-cell table:style-name="ce354" office:value-type="string" calcext:value-type="string">
            <text:p>MF3-01</text:p>
          </table:table-cell>
          <table:table-cell table:style-name="ce473" office:value-type="string" calcext:value-type="string">
            <text:p>Minifeeder 3 back</text:p>
          </table:table-cell>
          <table:table-cell table:style-name="ce364" office:value-type="float" office:value="2870" calcext:value-type="float">
            <text:p>2 870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31]=[$БД.$A$43];[$Настройки.$B$17];[.D31]=[$БД.$A$44];[$Настройки.$B$19];[.D31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3.0996" calcext:value-type="float">
            <text:p>3,10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31]*[.H31]" office:value-type="float" office:value="6.1992" calcext:value-type="float">
            <text:p>6,20 г</text:p>
          </table:table-cell>
          <table:table-cell table:style-name="ce385" table:formula="of:=COM.MICROSOFT.IFS([.D31]=[$БД.$A$43];[$Настройки.$B$18];[.D31]=[$БД.$A$44];[$Настройки.$B$20];[.D31]=[$БД.$A$45];1.1)/1000" office:value-type="float" office:value="3.33333333333333" calcext:value-type="float">
            <text:p>3,33 р/г</text:p>
          </table:table-cell>
          <table:table-cell table:style-name="ce293" table:formula="of:=[.I31]*[.J31]" office:value-type="currency" office:currency="RUB" office:value="20.664" calcext:value-type="currency">
            <text:p>20,66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31]=&quot;Продвинутый&quot;;1;0)" office:value-type="float" office:value="1" calcext:value-type="float">
            <text:p>1</text:p>
          </table:table-cell>
          <table:table-cell table:formula="of:=IF([.D31]=&quot;Простой&quot;;1;0)" office:value-type="float" office:value="0" calcext:value-type="float">
            <text:p>0</text:p>
          </table:table-cell>
          <table:table-cell table:formula="of:=[.I31]*[.M31]" office:value-type="float" office:value="6.1992" calcext:value-type="float">
            <text:p>6,1992</text:p>
          </table:table-cell>
          <table:table-cell table:formula="of:=[.I31]*[.N31]" office:value-type="float" office:value="0" calcext:value-type="float">
            <text:p>0</text:p>
          </table:table-cell>
          <table:table-cell table:number-columns-repeated="1007"/>
        </table:table-row>
        <table:table-row table:style-name="ro31">
          <table:table-cell table:style-name="ce354" office:value-type="string" calcext:value-type="string">
            <text:p>MF3-02</text:p>
          </table:table-cell>
          <table:table-cell table:style-name="ce473" office:value-type="string" calcext:value-type="string">
            <text:p>Minifeeder 3 front</text:p>
          </table:table-cell>
          <table:table-cell table:style-name="ce364" office:value-type="float" office:value="5809" calcext:value-type="float">
            <text:p>5 809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32]=[$БД.$A$43];[$Настройки.$B$17];[.D32]=[$БД.$A$44];[$Настройки.$B$19];[.D32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2]*[.E32]*[.F32]/1000" office:value-type="float" office:value="6.27372" calcext:value-type="float">
            <text:p>6,27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2]*[.H32]" office:value-type="float" office:value="12.54744" calcext:value-type="float">
            <text:p>12,55 г</text:p>
          </table:table-cell>
          <table:table-cell table:style-name="ce385" table:formula="of:=COM.MICROSOFT.IFS([.D32]=[$БД.$A$43];[$Настройки.$B$18];[.D32]=[$БД.$A$44];[$Настройки.$B$20];[.D32]=[$БД.$A$45];1.1)/1000" office:value-type="float" office:value="3.33333333333333" calcext:value-type="float">
            <text:p>3,33 р/г</text:p>
          </table:table-cell>
          <table:table-cell table:style-name="ce293" table:formula="of:=[.I32]*[.J32]" office:value-type="currency" office:currency="RUB" office:value="41.8248" calcext:value-type="currency">
            <text:p>41,82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32]=&quot;Продвинутый&quot;;1;0)" office:value-type="float" office:value="1" calcext:value-type="float">
            <text:p>1</text:p>
          </table:table-cell>
          <table:table-cell table:formula="of:=IF([.D32]=&quot;Простой&quot;;1;0)" office:value-type="float" office:value="0" calcext:value-type="float">
            <text:p>0</text:p>
          </table:table-cell>
          <table:table-cell table:formula="of:=[.I32]*[.M32]" office:value-type="float" office:value="12.54744" calcext:value-type="float">
            <text:p>12,54744</text:p>
          </table:table-cell>
          <table:table-cell table:formula="of:=[.I32]*[.N32]" office:value-type="float" office:value="0" calcext:value-type="float">
            <text:p>0</text:p>
          </table:table-cell>
          <table:table-cell table:number-columns-repeated="1007"/>
        </table:table-row>
        <table:table-row table:style-name="ro31">
          <table:table-cell table:style-name="ce354" office:value-type="string" calcext:value-type="string">
            <text:p>MF3-03</text:p>
          </table:table-cell>
          <table:table-cell table:style-name="ce473" office:value-type="string" calcext:value-type="string">
            <text:p>Minifeeder 3 lever</text:p>
          </table:table-cell>
          <table:table-cell table:style-name="ce364" office:value-type="float" office:value="3044" calcext:value-type="float">
            <text:p>3 044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33]=[$БД.$A$43];[$Настройки.$B$17];[.D33]=[$БД.$A$44];[$Настройки.$B$19];[.D33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3.28752" calcext:value-type="float">
            <text:p>3,29 г</text:p>
          </table:table-cell>
          <table:table-cell table:style-name="ce383" table:formula="of:=[.H31]" office:value-type="float" office:value="2" calcext:value-type="float">
            <text:p>2</text:p>
          </table:table-cell>
          <table:table-cell table:style-name="ce381" table:formula="of:=[.G33]*[.H33]" office:value-type="float" office:value="6.57504" calcext:value-type="float">
            <text:p>6,58 г</text:p>
          </table:table-cell>
          <table:table-cell table:style-name="ce385" table:formula="of:=COM.MICROSOFT.IFS([.D33]=[$БД.$A$43];[$Настройки.$B$18];[.D33]=[$БД.$A$44];[$Настройки.$B$20];[.D33]=[$БД.$A$45];1.1)/1000" office:value-type="float" office:value="3.33333333333333" calcext:value-type="float">
            <text:p>3,33 р/г</text:p>
          </table:table-cell>
          <table:table-cell table:style-name="ce293" table:formula="of:=[.I33]*[.J33]" office:value-type="currency" office:currency="RUB" office:value="21.9168" calcext:value-type="currency">
            <text:p>21,92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33]=&quot;Продвинутый&quot;;1;0)" office:value-type="float" office:value="1" calcext:value-type="float">
            <text:p>1</text:p>
          </table:table-cell>
          <table:table-cell table:formula="of:=IF([.D33]=&quot;Простой&quot;;1;0)" office:value-type="float" office:value="0" calcext:value-type="float">
            <text:p>0</text:p>
          </table:table-cell>
          <table:table-cell table:formula="of:=[.I33]*[.M33]" office:value-type="float" office:value="6.57504" calcext:value-type="float">
            <text:p>6,57504</text:p>
          </table:table-cell>
          <table:table-cell table:formula="of:=[.I33]*[.N3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489" table:content-validation-name="val15"/>
          <table:covered-table-cell table:style-name="ce378"/>
          <table:covered-table-cell table:style-name="ce489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3"/>
          <table:table-cell table:formula="of:=[.I34]*[.N34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2-01</text:p>
          </table:table-cell>
          <table:table-cell table:style-name="ce473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488" table:content-validation-name="val15" office:value-type="string" calcext:value-type="string">
            <text:p>Эластомер</text:p>
          </table:table-cell>
          <table:table-cell table:style-name="ce377" table:formula="of:=COM.MICROSOFT.IFS([.D35]=[$БД.$A$43];[$Настройки.$B$17];[.D35]=[$БД.$A$44];[$Настройки.$B$19];[.D35]=[$БД.$A$45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5]*[.E35]*[.F35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5]*[.H35]" office:value-type="float" office:value="9.3808" calcext:value-type="float">
            <text:p>9,38 г</text:p>
          </table:table-cell>
          <table:table-cell table:style-name="ce385" table:formula="of:=COM.MICROSOFT.IFS([.D35]=[$БД.$A$43];[$Настройки.$B$18];[.D35]=[$БД.$A$44];[$Настройки.$B$20];[.D35]=[$БД.$A$45];1.1)/1000" office:value-type="float" office:value="0.0011" calcext:value-type="float">
            <text:p>0,00 р/г</text:p>
          </table:table-cell>
          <table:table-cell table:style-name="ce293" table:formula="of:=[.I35]*[.J35]" office:value-type="currency" office:currency="RUB" office:value="0.01031888" calcext:value-type="currency">
            <text:p>0,01 ₽</text:p>
          </table:table-cell>
          <table:table-cell table:style-name="ce517" office:value-type="string" calcext:value-type="string">
            <text:p>Можно напечатать из любого эластомера (в том числе из СБС)</text:p>
          </table:table-cell>
          <table:table-cell table:formula="of:=IF([.D35]=&quot;Продвинутый&quot;;1;0)" office:value-type="float" office:value="0" calcext:value-type="float">
            <text:p>0</text:p>
          </table:table-cell>
          <table:table-cell table:formula="of:=IF([.D35]=&quot;Простой&quot;;1;0)" office:value-type="float" office:value="0" calcext:value-type="float">
            <text:p>0</text:p>
          </table:table-cell>
          <table:table-cell table:formula="of:=[.I35]*[.M35]" office:value-type="float" office:value="0" calcext:value-type="float">
            <text:p>0</text:p>
          </table:table-cell>
          <table:table-cell table:formula="of:=[.I35]*[.N3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473"/>
          <table:covered-table-cell table:style-name="ce364"/>
          <table:covered-table-cell table:style-name="ce488" table:content-validation-name="val15"/>
          <table:covered-table-cell table:style-name="ce377"/>
          <table:covered-table-cell table:style-name="ce48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17"/>
          <table:table-cell table:number-columns-repeated="3"/>
          <table:table-cell table:formula="of:=[.I36]*[.N3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1-01</text:p>
          </table:table-cell>
          <table:table-cell table:style-name="ce473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37]=[$БД.$A$43];[$Настройки.$B$17];[.D37]=[$БД.$A$44];[$Настройки.$B$19];[.D37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7]*[.E37]*[.F37]/1000" office:value-type="float" office:value="95.0496" calcext:value-type="float">
            <text:p>95,05 г</text:p>
          </table:table-cell>
          <table:table-cell table:style-name="ce316" table:formula="of:=[$Расчёты.B3]" office:value-type="float" office:value="2" calcext:value-type="float">
            <text:p>2</text:p>
          </table:table-cell>
          <table:table-cell table:style-name="ce381" table:formula="of:=[.G37]*[.H37]" office:value-type="float" office:value="190.0992" calcext:value-type="float">
            <text:p>190,10 г</text:p>
          </table:table-cell>
          <table:table-cell table:style-name="ce385" table:formula="of:=COM.MICROSOFT.IFS([.D37]=[$БД.$A$43];[$Настройки.$B$18];[.D37]=[$БД.$A$44];[$Настройки.$B$20];[.D37]=[$БД.$A$45];1.1)/1000" office:value-type="float" office:value="1" calcext:value-type="float">
            <text:p>1,00 р/г</text:p>
          </table:table-cell>
          <table:table-cell table:style-name="ce293" table:formula="of:=[.I37]*[.J37]" office:value-type="currency" office:currency="RUB" office:value="190.0992" calcext:value-type="currency">
            <text:p>190,10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37]=&quot;Продвинутый&quot;;1;0)" office:value-type="float" office:value="0" calcext:value-type="float">
            <text:p>0</text:p>
          </table:table-cell>
          <table:table-cell table:formula="of:=IF([.D37]=&quot;Простой&quot;;1;0)" office:value-type="float" office:value="1" calcext:value-type="float">
            <text:p>1</text:p>
          </table:table-cell>
          <table:table-cell table:formula="of:=[.I37]*[.M37]" office:value-type="float" office:value="0" calcext:value-type="float">
            <text:p>0</text:p>
          </table:table-cell>
          <table:table-cell table:formula="of:=[.I37]*[.N37]" office:value-type="float" office:value="190.0992" calcext:value-type="float">
            <text:p>190,099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3-02-01</text:p>
          </table:table-cell>
          <table:table-cell table:style-name="ce473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3];[$Настройки.$B$17];[.D38]=[$БД.$A$44];[$Настройки.$B$19];[.D3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39.29796" calcext:value-type="float">
            <text:p>39,30 г</text:p>
          </table:table-cell>
          <table:table-cell table:style-name="ce316" table:formula="of:=[$Расчёты.B4]" office:value-type="float" office:value="2" calcext:value-type="float">
            <text:p>2</text:p>
          </table:table-cell>
          <table:table-cell table:style-name="ce381" table:formula="of:=[.G38]*[.H38]" office:value-type="float" office:value="78.59592" calcext:value-type="float">
            <text:p>78,60 г</text:p>
          </table:table-cell>
          <table:table-cell table:style-name="ce385" table:formula="of:=COM.MICROSOFT.IFS([.D38]=[$БД.$A$43];[$Настройки.$B$18];[.D38]=[$БД.$A$44];[$Настройки.$B$20];[.D38]=[$БД.$A$45];1.1)/1000" office:value-type="float" office:value="3.33333333333333" calcext:value-type="float">
            <text:p>3,33 р/г</text:p>
          </table:table-cell>
          <table:table-cell table:style-name="ce293" table:formula="of:=[.I38]*[.J38]" office:value-type="currency" office:currency="RUB" office:value="261.9864" calcext:value-type="currency">
            <text:p>261,99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38]=&quot;Продвинутый&quot;;1;0)" office:value-type="float" office:value="1" calcext:value-type="float">
            <text:p>1</text:p>
          </table:table-cell>
          <table:table-cell table:formula="of:=IF([.D38]=&quot;Простой&quot;;1;0)" office:value-type="float" office:value="0" calcext:value-type="float">
            <text:p>0</text:p>
          </table:table-cell>
          <table:table-cell table:formula="of:=[.I38]*[.M38]" office:value-type="float" office:value="78.59592" calcext:value-type="float">
            <text:p>78,59592</text:p>
          </table:table-cell>
          <table:table-cell table:formula="of:=[.I38]*[.N38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3-03-01-01</text:p>
          </table:table-cell>
          <table:table-cell table:style-name="ce473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39]=[$БД.$A$43];[$Настройки.$B$17];[.D39]=[$БД.$A$44];[$Настройки.$B$19];[.D3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5.17952" calcext:value-type="float">
            <text:p>15,18 г</text:p>
          </table:table-cell>
          <table:table-cell table:style-name="ce314" table:formula="of:=IF([$Настройки.B11]=[$БД.A14];[$'Профиль алюминиевый'.D19]*2;0)" office:value-type="float" office:value="6" calcext:value-type="float">
            <text:p>6</text:p>
          </table:table-cell>
          <table:table-cell table:style-name="ce381" table:formula="of:=[.G39]*[.H39]" office:value-type="float" office:value="91.07712" calcext:value-type="float">
            <text:p>91,08 г</text:p>
          </table:table-cell>
          <table:table-cell table:style-name="ce385" table:formula="of:=COM.MICROSOFT.IFS([.D39]=[$БД.$A$43];[$Настройки.$B$18];[.D39]=[$БД.$A$44];[$Настройки.$B$20];[.D39]=[$БД.$A$45];1.1)/1000" office:value-type="float" office:value="1" calcext:value-type="float">
            <text:p>1,00 р/г</text:p>
          </table:table-cell>
          <table:table-cell table:style-name="ce293" table:formula="of:=[.I39]*[.J39]" office:value-type="currency" office:currency="RUB" office:value="91.07712" calcext:value-type="currency">
            <text:p>91,08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39]=&quot;Продвинутый&quot;;1;0)" office:value-type="float" office:value="0" calcext:value-type="float">
            <text:p>0</text:p>
          </table:table-cell>
          <table:table-cell table:formula="of:=IF([.D39]=&quot;Простой&quot;;1;0)" office:value-type="float" office:value="1" calcext:value-type="float">
            <text:p>1</text:p>
          </table:table-cell>
          <table:table-cell table:formula="of:=[.I39]*[.M39]" office:value-type="float" office:value="0" calcext:value-type="float">
            <text:p>0</text:p>
          </table:table-cell>
          <table:table-cell table:formula="of:=[.I39]*[.N39]" office:value-type="float" office:value="91.07712" calcext:value-type="float">
            <text:p>91,07712</text:p>
          </table:table-cell>
          <table:table-cell table:number-columns-repeated="1007"/>
        </table:table-row>
        <table:table-row table:style-name="ro36">
          <table:table-cell table:style-name="ce354" office:value-type="string" calcext:value-type="string">
            <text:p>V05-03-03-01-02</text:p>
          </table:table-cell>
          <table:table-cell table:style-name="ce473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488" table:content-validation-name="val15" office:value-type="string" calcext:value-type="string">
            <text:p>Продвинутый</text:p>
          </table:table-cell>
          <table:table-cell table:style-name="ce377" table:formula="of:=COM.MICROSOFT.IFS([.D40]=[$БД.$A$43];[$Настройки.$B$17];[.D40]=[$БД.$A$44];[$Настройки.$B$19];[.D4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40]*[.H40]" office:value-type="float" office:value="75.08376" calcext:value-type="float">
            <text:p>75,08 г</text:p>
          </table:table-cell>
          <table:table-cell table:style-name="ce385" table:formula="of:=COM.MICROSOFT.IFS([.D40]=[$БД.$A$43];[$Настройки.$B$18];[.D40]=[$БД.$A$44];[$Настройки.$B$20];[.D40]=[$БД.$A$45];1.1)/1000" office:value-type="float" office:value="3.33333333333333" calcext:value-type="float">
            <text:p>3,33 р/г</text:p>
          </table:table-cell>
          <table:table-cell table:style-name="ce293" table:formula="of:=[.I40]*[.J40]" office:value-type="currency" office:currency="RUB" office:value="250.2792" calcext:value-type="currency">
            <text:p>250,28 ₽</text:p>
          </table:table-cell>
          <table:table-cell table:style-name="ce517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formula="of:=IF([.D40]=&quot;Продвинутый&quot;;1;0)" office:value-type="float" office:value="1" calcext:value-type="float">
            <text:p>1</text:p>
          </table:table-cell>
          <table:table-cell table:formula="of:=IF([.D40]=&quot;Простой&quot;;1;0)" office:value-type="float" office:value="0" calcext:value-type="float">
            <text:p>0</text:p>
          </table:table-cell>
          <table:table-cell table:formula="of:=[.I40]*[.M40]" office:value-type="float" office:value="75.08376" calcext:value-type="float">
            <text:p>75,08376</text:p>
          </table:table-cell>
          <table:table-cell table:formula="of:=[.I40]*[.N40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3-03-01-03</text:p>
          </table:table-cell>
          <table:table-cell table:style-name="ce473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1]=[$БД.$A$43];[$Настройки.$B$17];[.D41]=[$БД.$A$44];[$Настройки.$B$19];[.D4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0.28608" calcext:value-type="float">
            <text:p>10,29 г</text:p>
          </table:table-cell>
          <table:table-cell table:style-name="ce383" table:formula="of:=[.H40]" office:value-type="float" office:value="6" calcext:value-type="float">
            <text:p>6</text:p>
          </table:table-cell>
          <table:table-cell table:style-name="ce381" table:formula="of:=[.G41]*[.H41]" office:value-type="float" office:value="61.71648" calcext:value-type="float">
            <text:p>61,72 г</text:p>
          </table:table-cell>
          <table:table-cell table:style-name="ce385" table:formula="of:=COM.MICROSOFT.IFS([.D41]=[$БД.$A$43];[$Настройки.$B$18];[.D41]=[$БД.$A$44];[$Настройки.$B$20];[.D41]=[$БД.$A$45];1.1)/1000" office:value-type="float" office:value="1" calcext:value-type="float">
            <text:p>1,00 р/г</text:p>
          </table:table-cell>
          <table:table-cell table:style-name="ce293" table:formula="of:=[.I41]*[.J41]" office:value-type="currency" office:currency="RUB" office:value="61.71648" calcext:value-type="currency">
            <text:p>61,72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41]=&quot;Продвинутый&quot;;1;0)" office:value-type="float" office:value="0" calcext:value-type="float">
            <text:p>0</text:p>
          </table:table-cell>
          <table:table-cell table:formula="of:=IF([.D41]=&quot;Простой&quot;;1;0)" office:value-type="float" office:value="1" calcext:value-type="float">
            <text:p>1</text:p>
          </table:table-cell>
          <table:table-cell table:formula="of:=[.I41]*[.M41]" office:value-type="float" office:value="0" calcext:value-type="float">
            <text:p>0</text:p>
          </table:table-cell>
          <table:table-cell table:formula="of:=[.I41]*[.N41]" office:value-type="float" office:value="61.71648" calcext:value-type="float">
            <text:p>61,716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6-03-03-01-04</text:p>
          </table:table-cell>
          <table:table-cell table:style-name="ce473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2]=[$БД.$A$43];[$Настройки.$B$17];[.D42]=[$БД.$A$44];[$Настройки.$B$19];[.D4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15.7376" calcext:value-type="float">
            <text:p>15,74 г</text:p>
          </table:table-cell>
          <table:table-cell table:style-name="ce383" table:formula="of:=IF([.H39]&gt;0;0;2*[$'Профиль алюминиевый'.D19])" office:value-type="float" office:value="0" calcext:value-type="float">
            <text:p>0</text:p>
          </table:table-cell>
          <table:table-cell table:style-name="ce381" table:formula="of:=[.G42]*[.H42]" office:value-type="float" office:value="0" calcext:value-type="float">
            <text:p>0,00 г</text:p>
          </table:table-cell>
          <table:table-cell table:style-name="ce385" table:formula="of:=COM.MICROSOFT.IFS([.D42]=[$БД.$A$43];[$Настройки.$B$18];[.D42]=[$БД.$A$44];[$Настройки.$B$20];[.D42]=[$БД.$A$45];1.1)/1000" office:value-type="float" office:value="1" calcext:value-type="float">
            <text:p>1,00 р/г</text:p>
          </table:table-cell>
          <table:table-cell table:style-name="ce293" table:formula="of:=[.I42]*[.J42]" office:value-type="currency" office:currency="RUB" office:value="0" calcext:value-type="currency">
            <text:p>0,00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42]=&quot;Продвинутый&quot;;1;0)" office:value-type="float" office:value="0" calcext:value-type="float">
            <text:p>0</text:p>
          </table:table-cell>
          <table:table-cell table:formula="of:=IF([.D42]=&quot;Простой&quot;;1;0)" office:value-type="float" office:value="1" calcext:value-type="float">
            <text:p>1</text:p>
          </table:table-cell>
          <table:table-cell table:formula="of:=[.I42]*[.M42]" office:value-type="float" office:value="0" calcext:value-type="float">
            <text:p>0</text:p>
          </table:table-cell>
          <table:table-cell table:formula="of:=[.I42]*[.N42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3-05-01</text:p>
          </table:table-cell>
          <table:table-cell table:style-name="ce473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3]=[$БД.$A$43];[$Настройки.$B$17];[.D43]=[$БД.$A$44];[$Настройки.$B$19];[.D4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3]*[.E43]*[.F43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3]*[.H43]" office:value-type="float" office:value="22.96064" calcext:value-type="float">
            <text:p>22,96 г</text:p>
          </table:table-cell>
          <table:table-cell table:style-name="ce385" table:formula="of:=COM.MICROSOFT.IFS([.D43]=[$БД.$A$43];[$Настройки.$B$18];[.D43]=[$БД.$A$44];[$Настройки.$B$20];[.D43]=[$БД.$A$45];1.1)/1000" office:value-type="float" office:value="1" calcext:value-type="float">
            <text:p>1,00 р/г</text:p>
          </table:table-cell>
          <table:table-cell table:style-name="ce293" table:formula="of:=[.I43]*[.J43]" office:value-type="currency" office:currency="RUB" office:value="22.96064" calcext:value-type="currency">
            <text:p>22,96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43]=&quot;Продвинутый&quot;;1;0)" office:value-type="float" office:value="0" calcext:value-type="float">
            <text:p>0</text:p>
          </table:table-cell>
          <table:table-cell table:formula="of:=IF([.D43]=&quot;Простой&quot;;1;0)" office:value-type="float" office:value="1" calcext:value-type="float">
            <text:p>1</text:p>
          </table:table-cell>
          <table:table-cell table:formula="of:=[.I43]*[.M43]" office:value-type="float" office:value="0" calcext:value-type="float">
            <text:p>0</text:p>
          </table:table-cell>
          <table:table-cell table:formula="of:=[.I43]*[.N43]" office:value-type="float" office:value="22.96064" calcext:value-type="float">
            <text:p>22,960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6</text:p>
          </table:table-cell>
          <table:table-cell table:style-name="ce473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4]=[$БД.$A$43];[$Настройки.$B$17];[.D44]=[$БД.$A$44];[$Настройки.$B$19];[.D4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4]*[.E44]*[.F44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4]*[.H44]" office:value-type="float" office:value="1.664" calcext:value-type="float">
            <text:p>1,66 г</text:p>
          </table:table-cell>
          <table:table-cell table:style-name="ce385" table:formula="of:=COM.MICROSOFT.IFS([.D44]=[$БД.$A$43];[$Настройки.$B$18];[.D44]=[$БД.$A$44];[$Настройки.$B$20];[.D44]=[$БД.$A$45];1.1)/1000" office:value-type="float" office:value="1" calcext:value-type="float">
            <text:p>1,00 р/г</text:p>
          </table:table-cell>
          <table:table-cell table:style-name="ce293" table:formula="of:=[.I44]*[.J44]" office:value-type="currency" office:currency="RUB" office:value="1.664" calcext:value-type="currency">
            <text:p>1,66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44]=&quot;Продвинутый&quot;;1;0)" office:value-type="float" office:value="0" calcext:value-type="float">
            <text:p>0</text:p>
          </table:table-cell>
          <table:table-cell table:formula="of:=IF([.D44]=&quot;Простой&quot;;1;0)" office:value-type="float" office:value="1" calcext:value-type="float">
            <text:p>1</text:p>
          </table:table-cell>
          <table:table-cell table:formula="of:=[.I44]*[.M44]" office:value-type="float" office:value="0" calcext:value-type="float">
            <text:p>0</text:p>
          </table:table-cell>
          <table:table-cell table:formula="of:=[.I44]*[.N44]" office:value-type="float" office:value="1.664" calcext:value-type="float">
            <text:p>1,6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3-07-01</text:p>
          </table:table-cell>
          <table:table-cell table:style-name="ce473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5]=[$БД.$A$43];[$Настройки.$B$17];[.D45]=[$БД.$A$44];[$Настройки.$B$19];[.D45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5]*[.E45]*[.F45]/1000" office:value-type="float" office:value="28.71072" calcext:value-type="float">
            <text:p>28,71 г</text:p>
          </table:table-cell>
          <table:table-cell table:style-name="ce383" table:formula="of:=IF([$Настройки.B11]=[$БД.A15];2;0)" office:value-type="float" office:value="0" calcext:value-type="float">
            <text:p>0</text:p>
          </table:table-cell>
          <table:table-cell table:style-name="ce381" table:formula="of:=[.G45]*[.H45]" office:value-type="float" office:value="0" calcext:value-type="float">
            <text:p>0,00 г</text:p>
          </table:table-cell>
          <table:table-cell table:style-name="ce385" table:formula="of:=COM.MICROSOFT.IFS([.D45]=[$БД.$A$43];[$Настройки.$B$18];[.D45]=[$БД.$A$44];[$Настройки.$B$20];[.D45]=[$БД.$A$45];1.1)/1000" office:value-type="float" office:value="1" calcext:value-type="float">
            <text:p>1,00 р/г</text:p>
          </table:table-cell>
          <table:table-cell table:style-name="ce293" table:formula="of:=[.I45]*[.J45]" office:value-type="currency" office:currency="RUB" office:value="0" calcext:value-type="currency">
            <text:p>0,00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45]=&quot;Продвинутый&quot;;1;0)" office:value-type="float" office:value="0" calcext:value-type="float">
            <text:p>0</text:p>
          </table:table-cell>
          <table:table-cell table:formula="of:=IF([.D45]=&quot;Простой&quot;;1;0)" office:value-type="float" office:value="1" calcext:value-type="float">
            <text:p>1</text:p>
          </table:table-cell>
          <table:table-cell table:formula="of:=[.I45]*[.M45]" office:value-type="float" office:value="0" calcext:value-type="float">
            <text:p>0</text:p>
          </table:table-cell>
          <table:table-cell table:formula="of:=[.I45]*[.N4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473"/>
          <table:covered-table-cell table:style-name="ce364"/>
          <table:covered-table-cell table:style-name="ce488" table:content-validation-name="val15"/>
          <table:covered-table-cell table:style-name="ce377"/>
          <table:covered-table-cell table:style-name="ce48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17"/>
          <table:table-cell table:number-columns-repeated="3"/>
          <table:table-cell table:formula="of:=[.I46]*[.N46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2-01</text:p>
          </table:table-cell>
          <table:table-cell table:style-name="ce473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7]=[$БД.$A$43];[$Настройки.$B$17];[.D47]=[$БД.$A$44];[$Настройки.$B$19];[.D4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7]*[.H47]" office:value-type="float" office:value="8.73216" calcext:value-type="float">
            <text:p>8,73 г</text:p>
          </table:table-cell>
          <table:table-cell table:style-name="ce385" table:formula="of:=COM.MICROSOFT.IFS([.D47]=[$БД.$A$43];[$Настройки.$B$18];[.D47]=[$БД.$A$44];[$Настройки.$B$20];[.D47]=[$БД.$A$45];1.1)/1000" office:value-type="float" office:value="1" calcext:value-type="float">
            <text:p>1,00 р/г</text:p>
          </table:table-cell>
          <table:table-cell table:style-name="ce293" table:formula="of:=[.I47]*[.J47]" office:value-type="currency" office:currency="RUB" office:value="8.73216" calcext:value-type="currency">
            <text:p>8,73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47]=&quot;Продвинутый&quot;;1;0)" office:value-type="float" office:value="0" calcext:value-type="float">
            <text:p>0</text:p>
          </table:table-cell>
          <table:table-cell table:formula="of:=IF([.D47]=&quot;Простой&quot;;1;0)" office:value-type="float" office:value="1" calcext:value-type="float">
            <text:p>1</text:p>
          </table:table-cell>
          <table:table-cell table:formula="of:=[.I47]*[.M47]" office:value-type="float" office:value="0" calcext:value-type="float">
            <text:p>0</text:p>
          </table:table-cell>
          <table:table-cell table:formula="of:=[.I47]*[.N47]" office:value-type="float" office:value="8.73216" calcext:value-type="float">
            <text:p>8,73216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2-02</text:p>
          </table:table-cell>
          <table:table-cell table:style-name="ce473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8]=[$БД.$A$43];[$Настройки.$B$17];[.D48]=[$БД.$A$44];[$Настройки.$B$19];[.D4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8]*[.H48]" office:value-type="float" office:value="16.7808" calcext:value-type="float">
            <text:p>16,78 г</text:p>
          </table:table-cell>
          <table:table-cell table:style-name="ce385" table:formula="of:=COM.MICROSOFT.IFS([.D48]=[$БД.$A$43];[$Настройки.$B$18];[.D48]=[$БД.$A$44];[$Настройки.$B$20];[.D48]=[$БД.$A$45];1.1)/1000" office:value-type="float" office:value="1" calcext:value-type="float">
            <text:p>1,00 р/г</text:p>
          </table:table-cell>
          <table:table-cell table:style-name="ce293" table:formula="of:=[.I48]*[.J48]" office:value-type="currency" office:currency="RUB" office:value="16.7808" calcext:value-type="currency">
            <text:p>16,78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48]=&quot;Продвинутый&quot;;1;0)" office:value-type="float" office:value="0" calcext:value-type="float">
            <text:p>0</text:p>
          </table:table-cell>
          <table:table-cell table:formula="of:=IF([.D48]=&quot;Простой&quot;;1;0)" office:value-type="float" office:value="1" calcext:value-type="float">
            <text:p>1</text:p>
          </table:table-cell>
          <table:table-cell table:formula="of:=[.I48]*[.M48]" office:value-type="float" office:value="0" calcext:value-type="float">
            <text:p>0</text:p>
          </table:table-cell>
          <table:table-cell table:formula="of:=[.I48]*[.N48]" office:value-type="float" office:value="16.7808" calcext:value-type="float">
            <text:p>16,780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07-03</text:p>
          </table:table-cell>
          <table:table-cell table:style-name="ce473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49]=[$БД.$A$43];[$Настройки.$B$17];[.D49]=[$БД.$A$44];[$Настройки.$B$19];[.D4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9]*[.H49]" office:value-type="float" office:value="7.40864" calcext:value-type="float">
            <text:p>7,41 г</text:p>
          </table:table-cell>
          <table:table-cell table:style-name="ce385" table:formula="of:=COM.MICROSOFT.IFS([.D49]=[$БД.$A$43];[$Настройки.$B$18];[.D49]=[$БД.$A$44];[$Настройки.$B$20];[.D49]=[$БД.$A$45];1.1)/1000" office:value-type="float" office:value="1" calcext:value-type="float">
            <text:p>1,00 р/г</text:p>
          </table:table-cell>
          <table:table-cell table:style-name="ce293" table:formula="of:=[.I49]*[.J49]" office:value-type="currency" office:currency="RUB" office:value="7.40864" calcext:value-type="currency">
            <text:p>7,41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49]=&quot;Продвинутый&quot;;1;0)" office:value-type="float" office:value="0" calcext:value-type="float">
            <text:p>0</text:p>
          </table:table-cell>
          <table:table-cell table:formula="of:=IF([.D49]=&quot;Простой&quot;;1;0)" office:value-type="float" office:value="1" calcext:value-type="float">
            <text:p>1</text:p>
          </table:table-cell>
          <table:table-cell table:formula="of:=[.I49]*[.M49]" office:value-type="float" office:value="0" calcext:value-type="float">
            <text:p>0</text:p>
          </table:table-cell>
          <table:table-cell table:formula="of:=[.I49]*[.N49]" office:value-type="float" office:value="7.40864" calcext:value-type="float">
            <text:p>7,408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4-08A</text:p>
          </table:table-cell>
          <table:table-cell table:style-name="ce473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0]=[$БД.$A$43];[$Настройки.$B$17];[.D50]=[$БД.$A$44];[$Настройки.$B$19];[.D5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17.17504" calcext:value-type="float">
            <text:p>17,18 г</text:p>
          </table:table-cell>
          <table:table-cell table:style-name="ce383" table:formula="of:=COM.MICROSOFT.IFS([$'Профиль алюминиевый'.C9]&gt;=800;6;[$'Профиль алюминиевый'.C9]&gt;=680;5;[$'Профиль алюминиевый'.C9]&gt;=560;4;1;3)*2-1" office:value-type="float" office:value="5" calcext:value-type="float">
            <text:p>5</text:p>
          </table:table-cell>
          <table:table-cell table:style-name="ce381" table:formula="of:=[.G50]*[.H50]" office:value-type="float" office:value="85.8752" calcext:value-type="float">
            <text:p>85,88 г</text:p>
          </table:table-cell>
          <table:table-cell table:style-name="ce385" table:formula="of:=COM.MICROSOFT.IFS([.D50]=[$БД.$A$43];[$Настройки.$B$18];[.D50]=[$БД.$A$44];[$Настройки.$B$20];[.D50]=[$БД.$A$45];1.1)/1000" office:value-type="float" office:value="1" calcext:value-type="float">
            <text:p>1,00 р/г</text:p>
          </table:table-cell>
          <table:table-cell table:style-name="ce293" table:formula="of:=[.I50]*[.J50]" office:value-type="currency" office:currency="RUB" office:value="85.8752" calcext:value-type="currency">
            <text:p>85,88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50]=&quot;Продвинутый&quot;;1;0)" office:value-type="float" office:value="0" calcext:value-type="float">
            <text:p>0</text:p>
          </table:table-cell>
          <table:table-cell table:formula="of:=IF([.D50]=&quot;Простой&quot;;1;0)" office:value-type="float" office:value="1" calcext:value-type="float">
            <text:p>1</text:p>
          </table:table-cell>
          <table:table-cell table:formula="of:=[.I50]*[.M50]" office:value-type="float" office:value="0" calcext:value-type="float">
            <text:p>0</text:p>
          </table:table-cell>
          <table:table-cell table:formula="of:=[.I50]*[.N50]" office:value-type="float" office:value="85.8752" calcext:value-type="float">
            <text:p>85,875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4-08B</text:p>
          </table:table-cell>
          <table:table-cell table:style-name="ce473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1]=[$БД.$A$43];[$Настройки.$B$17];[.D51]=[$БД.$A$44];[$Настройки.$B$19];[.D5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51]*[.H51]" office:value-type="float" office:value="19.54048" calcext:value-type="float">
            <text:p>19,54 г</text:p>
          </table:table-cell>
          <table:table-cell table:style-name="ce385" table:formula="of:=COM.MICROSOFT.IFS([.D51]=[$БД.$A$43];[$Настройки.$B$18];[.D51]=[$БД.$A$44];[$Настройки.$B$20];[.D51]=[$БД.$A$45];1.1)/1000" office:value-type="float" office:value="1" calcext:value-type="float">
            <text:p>1,00 р/г</text:p>
          </table:table-cell>
          <table:table-cell table:style-name="ce293" table:formula="of:=[.I51]*[.J51]" office:value-type="currency" office:currency="RUB" office:value="19.54048" calcext:value-type="currency">
            <text:p>19,54 ₽</text:p>
          </table:table-cell>
          <table:table-cell table:style-name="ce517"/>
          <table:table-cell table:formula="of:=IF([.D51]=&quot;Продвинутый&quot;;1;0)" office:value-type="float" office:value="0" calcext:value-type="float">
            <text:p>0</text:p>
          </table:table-cell>
          <table:table-cell table:formula="of:=IF([.D51]=&quot;Простой&quot;;1;0)" office:value-type="float" office:value="1" calcext:value-type="float">
            <text:p>1</text:p>
          </table:table-cell>
          <table:table-cell table:formula="of:=[.I51]*[.M51]" office:value-type="float" office:value="0" calcext:value-type="float">
            <text:p>0</text:p>
          </table:table-cell>
          <table:table-cell table:formula="of:=[.I51]*[.N51]" office:value-type="float" office:value="19.54048" calcext:value-type="float">
            <text:p>19,5404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4-10-01</text:p>
          </table:table-cell>
          <table:table-cell table:style-name="ce473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2]=[$БД.$A$43];[$Настройки.$B$17];[.D52]=[$БД.$A$44];[$Настройки.$B$19];[.D5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2]*[.H52]" office:value-type="float" office:value="10.17088" calcext:value-type="float">
            <text:p>10,17 г</text:p>
          </table:table-cell>
          <table:table-cell table:style-name="ce385" table:formula="of:=COM.MICROSOFT.IFS([.D52]=[$БД.$A$43];[$Настройки.$B$18];[.D52]=[$БД.$A$44];[$Настройки.$B$20];[.D52]=[$БД.$A$45];1.1)/1000" office:value-type="float" office:value="1" calcext:value-type="float">
            <text:p>1,00 р/г</text:p>
          </table:table-cell>
          <table:table-cell table:style-name="ce293" table:formula="of:=[.I52]*[.J52]" office:value-type="currency" office:currency="RUB" office:value="10.17088" calcext:value-type="currency">
            <text:p>10,17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52]=&quot;Продвинутый&quot;;1;0)" office:value-type="float" office:value="0" calcext:value-type="float">
            <text:p>0</text:p>
          </table:table-cell>
          <table:table-cell table:formula="of:=IF([.D52]=&quot;Простой&quot;;1;0)" office:value-type="float" office:value="1" calcext:value-type="float">
            <text:p>1</text:p>
          </table:table-cell>
          <table:table-cell table:formula="of:=[.I52]*[.M52]" office:value-type="float" office:value="0" calcext:value-type="float">
            <text:p>0</text:p>
          </table:table-cell>
          <table:table-cell table:formula="of:=[.I52]*[.N52]" office:value-type="float" office:value="10.17088" calcext:value-type="float">
            <text:p>10,17088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473"/>
          <table:covered-table-cell table:style-name="ce364"/>
          <table:covered-table-cell table:style-name="ce488" table:content-validation-name="val15"/>
          <table:covered-table-cell table:style-name="ce377"/>
          <table:covered-table-cell table:style-name="ce48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17"/>
          <table:table-cell table:number-columns-repeated="3"/>
          <table:table-cell table:formula="of:=[.I53]*[.N53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473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4]=[$БД.$A$43];[$Настройки.$B$17];[.D54]=[$БД.$A$44];[$Настройки.$B$19];[.D5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3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3];[$Настройки.$B$18];[.D54]=[$БД.$A$44];[$Настройки.$B$20];[.D54]=[$БД.$A$45];1.1)/1000" office:value-type="float" office:value="1" calcext:value-type="float">
            <text:p>1,00 р/г</text:p>
          </table:table-cell>
          <table:table-cell table:style-name="ce293" table:formula="of:=[.I54]*[.J54]" office:value-type="currency" office:currency="RUB" office:value="0" calcext:value-type="currency">
            <text:p>0,00 ₽</text:p>
          </table:table-cell>
          <table:table-cell table:style-name="ce517"/>
          <table:table-cell table:formula="of:=IF([.D54]=&quot;Продвинутый&quot;;1;0)" office:value-type="float" office:value="0" calcext:value-type="float">
            <text:p>0</text:p>
          </table:table-cell>
          <table:table-cell table:formula="of:=IF([.D54]=&quot;Простой&quot;;1;0)" office:value-type="float" office:value="1" calcext:value-type="float">
            <text:p>1</text:p>
          </table:table-cell>
          <table:table-cell table:formula="of:=[.I54]*[.M54]" office:value-type="float" office:value="0" calcext:value-type="float">
            <text:p>0</text:p>
          </table:table-cell>
          <table:table-cell table:formula="of:=[.I54]*[.N54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473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5]=[$БД.$A$43];[$Настройки.$B$17];[.D55]=[$БД.$A$44];[$Настройки.$B$19];[.D55]=[$БД.$A$45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3];[$Настройки.$B$18];[.D55]=[$БД.$A$44];[$Настройки.$B$20];[.D55]=[$БД.$A$45];1.1)/1000" office:value-type="float" office:value="1" calcext:value-type="float">
            <text:p>1,00 р/г</text:p>
          </table:table-cell>
          <table:table-cell table:style-name="ce293" table:formula="of:=[.I55]*[.J55]" office:value-type="currency" office:currency="RUB" office:value="0" calcext:value-type="currency">
            <text:p>0,00 ₽</text:p>
          </table:table-cell>
          <table:table-cell table:style-name="ce517"/>
          <table:table-cell table:formula="of:=IF([.D55]=&quot;Продвинутый&quot;;1;0)" office:value-type="float" office:value="0" calcext:value-type="float">
            <text:p>0</text:p>
          </table:table-cell>
          <table:table-cell table:formula="of:=IF([.D55]=&quot;Простой&quot;;1;0)" office:value-type="float" office:value="1" calcext:value-type="float">
            <text:p>1</text:p>
          </table:table-cell>
          <table:table-cell table:formula="of:=[.I55]*[.M55]" office:value-type="float" office:value="0" calcext:value-type="float">
            <text:p>0</text:p>
          </table:table-cell>
          <table:table-cell table:formula="of:=[.I55]*[.N55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473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6]=[$БД.$A$43];[$Настройки.$B$17];[.D56]=[$БД.$A$44];[$Настройки.$B$19];[.D5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3];[$Настройки.$B$18];[.D56]=[$БД.$A$44];[$Настройки.$B$20];[.D56]=[$БД.$A$45];1.1)/1000" office:value-type="float" office:value="1" calcext:value-type="float">
            <text:p>1,00 р/г</text:p>
          </table:table-cell>
          <table:table-cell table:style-name="ce293" table:formula="of:=[.I56]*[.J56]" office:value-type="currency" office:currency="RUB" office:value="0" calcext:value-type="currency">
            <text:p>0,00 ₽</text:p>
          </table:table-cell>
          <table:table-cell table:style-name="ce517"/>
          <table:table-cell table:formula="of:=IF([.D56]=&quot;Продвинутый&quot;;1;0)" office:value-type="float" office:value="0" calcext:value-type="float">
            <text:p>0</text:p>
          </table:table-cell>
          <table:table-cell table:formula="of:=IF([.D56]=&quot;Простой&quot;;1;0)" office:value-type="float" office:value="1" calcext:value-type="float">
            <text:p>1</text:p>
          </table:table-cell>
          <table:table-cell table:formula="of:=[.I56]*[.M56]" office:value-type="float" office:value="0" calcext:value-type="float">
            <text:p>0</text:p>
          </table:table-cell>
          <table:table-cell table:formula="of:=[.I56]*[.N56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2</text:p>
          </table:table-cell>
          <table:table-cell table:style-name="ce473" office:value-type="string" calcext:value-type="string">
            <text:p>DIN rail mount</text:p>
          </table:table-cell>
          <table:table-cell table:style-name="ce364" office:value-type="float" office:value="5091" calcext:value-type="float">
            <text:p>5 091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7]=[$БД.$A$43];[$Настройки.$B$17];[.D57]=[$БД.$A$44];[$Настройки.$B$19];[.D5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7]*[.E57]*[.F57]/1000" office:value-type="float" office:value="6.51648" calcext:value-type="float">
            <text:p>6,52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7]*[.H57]" office:value-type="float" office:value="26.06592" calcext:value-type="float">
            <text:p>26,07 г</text:p>
          </table:table-cell>
          <table:table-cell table:style-name="ce385" table:formula="of:=COM.MICROSOFT.IFS([.D57]=[$БД.$A$43];[$Настройки.$B$18];[.D57]=[$БД.$A$44];[$Настройки.$B$20];[.D57]=[$БД.$A$45];1.1)/1000" office:value-type="float" office:value="1" calcext:value-type="float">
            <text:p>1,00 р/г</text:p>
          </table:table-cell>
          <table:table-cell table:style-name="ce293" table:formula="of:=[.I57]*[.J57]" office:value-type="currency" office:currency="RUB" office:value="26.06592" calcext:value-type="currency">
            <text:p>26,07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57]=&quot;Продвинутый&quot;;1;0)" office:value-type="float" office:value="0" calcext:value-type="float">
            <text:p>0</text:p>
          </table:table-cell>
          <table:table-cell table:formula="of:=IF([.D57]=&quot;Простой&quot;;1;0)" office:value-type="float" office:value="1" calcext:value-type="float">
            <text:p>1</text:p>
          </table:table-cell>
          <table:table-cell table:formula="of:=[.I57]*[.M57]" office:value-type="float" office:value="0" calcext:value-type="float">
            <text:p>0</text:p>
          </table:table-cell>
          <table:table-cell table:formula="of:=[.I57]*[.N57]" office:value-type="float" office:value="26.06592" calcext:value-type="float">
            <text:p>26,0659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3-01</text:p>
          </table:table-cell>
          <table:table-cell table:style-name="ce473" office:value-type="string" calcext:value-type="string">
            <text:p>BTT and Raspberry Pi DIN rail mount</text:p>
          </table:table-cell>
          <table:table-cell table:style-name="ce364" office:value-type="float" office:value="20425" calcext:value-type="float">
            <text:p>20 42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8]=[$БД.$A$43];[$Настройки.$B$17];[.D58]=[$БД.$A$44];[$Настройки.$B$19];[.D5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8]*[.E58]*[.F58]/1000" office:value-type="float" office:value="13.072" calcext:value-type="float">
            <text:p>13,07 г</text:p>
          </table:table-cell>
          <table:table-cell table:style-name="ce383" table:formula="of:=[$'Покупные изделия'.E50]" office:value-type="float" office:value="1" calcext:value-type="float">
            <text:p>1</text:p>
          </table:table-cell>
          <table:table-cell table:style-name="ce381" table:formula="of:=[.G58]*[.H58]" office:value-type="float" office:value="13.072" calcext:value-type="float">
            <text:p>13,07 г</text:p>
          </table:table-cell>
          <table:table-cell table:style-name="ce385" table:formula="of:=COM.MICROSOFT.IFS([.D58]=[$БД.$A$43];[$Настройки.$B$18];[.D58]=[$БД.$A$44];[$Настройки.$B$20];[.D58]=[$БД.$A$45];1.1)/1000" office:value-type="float" office:value="1" calcext:value-type="float">
            <text:p>1,00 р/г</text:p>
          </table:table-cell>
          <table:table-cell table:style-name="ce293" table:formula="of:=[.I58]*[.J58]" office:value-type="currency" office:currency="RUB" office:value="13.072" calcext:value-type="currency">
            <text:p>13,07 ₽</text:p>
          </table:table-cell>
          <table:table-cell table:style-name="ce517"/>
          <table:table-cell table:formula="of:=IF([.D58]=&quot;Продвинутый&quot;;1;0)" office:value-type="float" office:value="0" calcext:value-type="float">
            <text:p>0</text:p>
          </table:table-cell>
          <table:table-cell table:formula="of:=IF([.D58]=&quot;Простой&quot;;1;0)" office:value-type="float" office:value="1" calcext:value-type="float">
            <text:p>1</text:p>
          </table:table-cell>
          <table:table-cell table:formula="of:=[.I58]*[.M58]" office:value-type="float" office:value="0" calcext:value-type="float">
            <text:p>0</text:p>
          </table:table-cell>
          <table:table-cell table:formula="of:=[.I58]*[.N58]" office:value-type="float" office:value="13.072" calcext:value-type="float">
            <text:p>13,07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4-01</text:p>
          </table:table-cell>
          <table:table-cell table:style-name="ce473" office:value-type="string" calcext:value-type="string">
            <text:p>BTT Octopus DIN rail mount</text:p>
          </table:table-cell>
          <table:table-cell table:style-name="ce364" office:value-type="float" office:value="41165" calcext:value-type="float">
            <text:p>41 16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59]=[$БД.$A$43];[$Настройки.$B$17];[.D59]=[$БД.$A$44];[$Настройки.$B$19];[.D5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26.3456" calcext:value-type="float">
            <text:p>26,35 г</text:p>
          </table:table-cell>
          <table:table-cell table:style-name="ce383" table:formula="of:=[$'Покупные изделия'.E47]+[$'Покупные изделия'.E48]" office:value-type="float" office:value="1" calcext:value-type="float">
            <text:p>1</text:p>
          </table:table-cell>
          <table:table-cell table:style-name="ce381" table:formula="of:=[.G59]*[.H59]" office:value-type="float" office:value="26.3456" calcext:value-type="float">
            <text:p>26,35 г</text:p>
          </table:table-cell>
          <table:table-cell table:style-name="ce385" table:formula="of:=COM.MICROSOFT.IFS([.D59]=[$БД.$A$43];[$Настройки.$B$18];[.D59]=[$БД.$A$44];[$Настройки.$B$20];[.D59]=[$БД.$A$45];1.1)/1000" office:value-type="float" office:value="1" calcext:value-type="float">
            <text:p>1,00 р/г</text:p>
          </table:table-cell>
          <table:table-cell table:style-name="ce293" table:formula="of:=[.I59]*[.J59]" office:value-type="currency" office:currency="RUB" office:value="26.3456" calcext:value-type="currency">
            <text:p>26,35 ₽</text:p>
          </table:table-cell>
          <table:table-cell table:style-name="ce517"/>
          <table:table-cell table:formula="of:=IF([.D59]=&quot;Продвинутый&quot;;1;0)" office:value-type="float" office:value="0" calcext:value-type="float">
            <text:p>0</text:p>
          </table:table-cell>
          <table:table-cell table:formula="of:=IF([.D59]=&quot;Простой&quot;;1;0)" office:value-type="float" office:value="1" calcext:value-type="float">
            <text:p>1</text:p>
          </table:table-cell>
          <table:table-cell table:formula="of:=[.I59]*[.M59]" office:value-type="float" office:value="0" calcext:value-type="float">
            <text:p>0</text:p>
          </table:table-cell>
          <table:table-cell table:formula="of:=[.I59]*[.N59]" office:value-type="float" office:value="26.3456" calcext:value-type="float">
            <text:p>26,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5-01</text:p>
          </table:table-cell>
          <table:table-cell table:style-name="ce473" office:value-type="string" calcext:value-type="string">
            <text:p>SSR DIN rail mount</text:p>
          </table:table-cell>
          <table:table-cell table:style-name="ce364" office:value-type="float" office:value="14696" calcext:value-type="float">
            <text:p>14 696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0]=[$БД.$A$43];[$Настройки.$B$17];[.D60]=[$БД.$A$44];[$Настройки.$B$19];[.D60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0]*[.E60]*[.F60]/1000" office:value-type="float" office:value="9.40544" calcext:value-type="float">
            <text:p>9,41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0]*[.H60]" office:value-type="float" office:value="18.81088" calcext:value-type="float">
            <text:p>18,81 г</text:p>
          </table:table-cell>
          <table:table-cell table:style-name="ce385" table:formula="of:=COM.MICROSOFT.IFS([.D60]=[$БД.$A$43];[$Настройки.$B$18];[.D60]=[$БД.$A$44];[$Настройки.$B$20];[.D60]=[$БД.$A$45];1.1)/1000" office:value-type="float" office:value="1" calcext:value-type="float">
            <text:p>1,00 р/г</text:p>
          </table:table-cell>
          <table:table-cell table:style-name="ce293" table:formula="of:=[.I60]*[.J60]" office:value-type="currency" office:currency="RUB" office:value="18.81088" calcext:value-type="currency">
            <text:p>18,81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60]=&quot;Продвинутый&quot;;1;0)" office:value-type="float" office:value="0" calcext:value-type="float">
            <text:p>0</text:p>
          </table:table-cell>
          <table:table-cell table:formula="of:=IF([.D60]=&quot;Простой&quot;;1;0)" office:value-type="float" office:value="1" calcext:value-type="float">
            <text:p>1</text:p>
          </table:table-cell>
          <table:table-cell table:formula="of:=[.I60]*[.M60]" office:value-type="float" office:value="0" calcext:value-type="float">
            <text:p>0</text:p>
          </table:table-cell>
          <table:table-cell table:formula="of:=[.I60]*[.N60]" office:value-type="float" office:value="18.81088" calcext:value-type="float">
            <text:p>18,8108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6-01</text:p>
          </table:table-cell>
          <table:table-cell table:style-name="ce473" office:value-type="string" calcext:value-type="string">
            <text:p>LRS-200 and LRS-350 DIN rail mount</text:p>
          </table:table-cell>
          <table:table-cell table:style-name="ce364" office:value-type="float" office:value="55125" calcext:value-type="float">
            <text:p>55 12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1]=[$БД.$A$43];[$Настройки.$B$17];[.D61]=[$БД.$A$44];[$Настройки.$B$19];[.D6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1]*[.E61]*[.F61]/1000" office:value-type="float" office:value="35.28" calcext:value-type="float">
            <text:p>35,28 г</text:p>
          </table:table-cell>
          <table:table-cell table:style-name="ce383" table:formula="of:=[$'Покупные изделия'.E42]+[$'Покупные изделия'.E43]+[$'Покупные изделия'.E44]" office:value-type="float" office:value="1" calcext:value-type="float">
            <text:p>1</text:p>
          </table:table-cell>
          <table:table-cell table:style-name="ce381" table:formula="of:=[.G61]*[.H61]" office:value-type="float" office:value="35.28" calcext:value-type="float">
            <text:p>35,28 г</text:p>
          </table:table-cell>
          <table:table-cell table:style-name="ce385" table:formula="of:=COM.MICROSOFT.IFS([.D61]=[$БД.$A$43];[$Настройки.$B$18];[.D61]=[$БД.$A$44];[$Настройки.$B$20];[.D61]=[$БД.$A$45];1.1)/1000" office:value-type="float" office:value="1" calcext:value-type="float">
            <text:p>1,00 р/г</text:p>
          </table:table-cell>
          <table:table-cell table:style-name="ce293" table:formula="of:=[.I61]*[.J61]" office:value-type="currency" office:currency="RUB" office:value="35.28" calcext:value-type="currency">
            <text:p>35,28 ₽</text:p>
          </table:table-cell>
          <table:table-cell table:style-name="ce517"/>
          <table:table-cell table:formula="of:=IF([.D61]=&quot;Продвинутый&quot;;1;0)" office:value-type="float" office:value="0" calcext:value-type="float">
            <text:p>0</text:p>
          </table:table-cell>
          <table:table-cell table:formula="of:=IF([.D61]=&quot;Простой&quot;;1;0)" office:value-type="float" office:value="1" calcext:value-type="float">
            <text:p>1</text:p>
          </table:table-cell>
          <table:table-cell table:formula="of:=[.I61]*[.M61]" office:value-type="float" office:value="0" calcext:value-type="float">
            <text:p>0</text:p>
          </table:table-cell>
          <table:table-cell table:formula="of:=[.I61]*[.N61]" office:value-type="float" office:value="35.28" calcext:value-type="float">
            <text:p>35,2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1</text:p>
          </table:table-cell>
          <table:table-cell table:style-name="ce473" office:value-type="string" calcext:value-type="string">
            <text:p>GX20 cable guide body</text:p>
          </table:table-cell>
          <table:table-cell table:style-name="ce364" office:value-type="float" office:value="19614" calcext:value-type="float">
            <text:p>19 614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2]=[$БД.$A$43];[$Настройки.$B$17];[.D62]=[$БД.$A$44];[$Настройки.$B$19];[.D6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25.10592" calcext:value-type="float">
            <text:p>25,11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62]*[.H62]" office:value-type="float" office:value="50.21184" calcext:value-type="float">
            <text:p>50,21 г</text:p>
          </table:table-cell>
          <table:table-cell table:style-name="ce385" table:formula="of:=COM.MICROSOFT.IFS([.D62]=[$БД.$A$43];[$Настройки.$B$18];[.D62]=[$БД.$A$44];[$Настройки.$B$20];[.D62]=[$БД.$A$45];1.1)/1000" office:value-type="float" office:value="1" calcext:value-type="float">
            <text:p>1,00 р/г</text:p>
          </table:table-cell>
          <table:table-cell table:style-name="ce293" table:formula="of:=[.I62]*[.J62]" office:value-type="currency" office:currency="RUB" office:value="50.21184" calcext:value-type="currency">
            <text:p>50,21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62]=&quot;Продвинутый&quot;;1;0)" office:value-type="float" office:value="0" calcext:value-type="float">
            <text:p>0</text:p>
          </table:table-cell>
          <table:table-cell table:formula="of:=IF([.D62]=&quot;Простой&quot;;1;0)" office:value-type="float" office:value="1" calcext:value-type="float">
            <text:p>1</text:p>
          </table:table-cell>
          <table:table-cell table:formula="of:=[.I62]*[.M62]" office:value-type="float" office:value="0" calcext:value-type="float">
            <text:p>0</text:p>
          </table:table-cell>
          <table:table-cell table:formula="of:=[.I62]*[.N62]" office:value-type="float" office:value="50.21184" calcext:value-type="float">
            <text:p>50,21184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7-02</text:p>
          </table:table-cell>
          <table:table-cell table:style-name="ce473" office:value-type="string" calcext:value-type="string">
            <text:p>GX20 cable guide nut</text:p>
          </table:table-cell>
          <table:table-cell table:style-name="ce364" office:value-type="float" office:value="8378" calcext:value-type="float">
            <text:p>8 378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3]=[$БД.$A$43];[$Настройки.$B$17];[.D63]=[$БД.$A$44];[$Настройки.$B$19];[.D6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10.72384" calcext:value-type="float">
            <text:p>10,72 г</text:p>
          </table:table-cell>
          <table:table-cell table:style-name="ce383" table:formula="of:=[.H62]" office:value-type="float" office:value="2" calcext:value-type="float">
            <text:p>2</text:p>
          </table:table-cell>
          <table:table-cell table:style-name="ce381" table:formula="of:=[.G63]*[.H63]" office:value-type="float" office:value="21.44768" calcext:value-type="float">
            <text:p>21,45 г</text:p>
          </table:table-cell>
          <table:table-cell table:style-name="ce385" table:formula="of:=COM.MICROSOFT.IFS([.D63]=[$БД.$A$43];[$Настройки.$B$18];[.D63]=[$БД.$A$44];[$Настройки.$B$20];[.D63]=[$БД.$A$45];1.1)/1000" office:value-type="float" office:value="1" calcext:value-type="float">
            <text:p>1,00 р/г</text:p>
          </table:table-cell>
          <table:table-cell table:style-name="ce293" table:formula="of:=[.I63]*[.J63]" office:value-type="currency" office:currency="RUB" office:value="21.44768" calcext:value-type="currency">
            <text:p>21,45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63]=&quot;Продвинутый&quot;;1;0)" office:value-type="float" office:value="0" calcext:value-type="float">
            <text:p>0</text:p>
          </table:table-cell>
          <table:table-cell table:formula="of:=IF([.D63]=&quot;Простой&quot;;1;0)" office:value-type="float" office:value="1" calcext:value-type="float">
            <text:p>1</text:p>
          </table:table-cell>
          <table:table-cell table:formula="of:=[.I63]*[.M63]" office:value-type="float" office:value="0" calcext:value-type="float">
            <text:p>0</text:p>
          </table:table-cell>
          <table:table-cell table:formula="of:=[.I63]*[.N63]" office:value-type="float" office:value="21.44768" calcext:value-type="float">
            <text:p>21,44768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1</text:p>
          </table:table-cell>
          <table:table-cell table:style-name="ce473" office:value-type="string" calcext:value-type="string">
            <text:p>WAGO terminals DIN rail mount part A</text:p>
          </table:table-cell>
          <table:table-cell table:style-name="ce364" office:value-type="float" office:value="18315" calcext:value-type="float">
            <text:p>18 31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4]=[$БД.$A$43];[$Настройки.$B$17];[.D64]=[$БД.$A$44];[$Настройки.$B$19];[.D6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4]*[.E64]*[.F64]/1000" office:value-type="float" office:value="11.7216" calcext:value-type="float">
            <text:p>11,7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4]*[.H64]" office:value-type="float" office:value="11.7216" calcext:value-type="float">
            <text:p>11,72 г</text:p>
          </table:table-cell>
          <table:table-cell table:style-name="ce385" table:formula="of:=COM.MICROSOFT.IFS([.D64]=[$БД.$A$43];[$Настройки.$B$18];[.D64]=[$БД.$A$44];[$Настройки.$B$20];[.D64]=[$БД.$A$45];1.1)/1000" office:value-type="float" office:value="1" calcext:value-type="float">
            <text:p>1,00 р/г</text:p>
          </table:table-cell>
          <table:table-cell table:style-name="ce293" table:formula="of:=[.I64]*[.J64]" office:value-type="currency" office:currency="RUB" office:value="11.7216" calcext:value-type="currency">
            <text:p>11,72 ₽</text:p>
          </table:table-cell>
          <table:table-cell table:style-name="ce517"/>
          <table:table-cell table:formula="of:=IF([.D64]=&quot;Продвинутый&quot;;1;0)" office:value-type="float" office:value="0" calcext:value-type="float">
            <text:p>0</text:p>
          </table:table-cell>
          <table:table-cell table:formula="of:=IF([.D64]=&quot;Простой&quot;;1;0)" office:value-type="float" office:value="1" calcext:value-type="float">
            <text:p>1</text:p>
          </table:table-cell>
          <table:table-cell table:formula="of:=[.I64]*[.M64]" office:value-type="float" office:value="0" calcext:value-type="float">
            <text:p>0</text:p>
          </table:table-cell>
          <table:table-cell table:formula="of:=[.I64]*[.N64]" office:value-type="float" office:value="11.7216" calcext:value-type="float">
            <text:p>11,721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2</text:p>
          </table:table-cell>
          <table:table-cell table:style-name="ce473" office:value-type="string" calcext:value-type="string">
            <text:p>WAGO terminals DIN rail mount part B</text:p>
          </table:table-cell>
          <table:table-cell table:style-name="ce364" office:value-type="float" office:value="7527" calcext:value-type="float">
            <text:p>7 527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5]=[$БД.$A$43];[$Настройки.$B$17];[.D65]=[$БД.$A$44];[$Настройки.$B$19];[.D6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9.63456" calcext:value-type="float">
            <text:p>9,63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65]*[.H65]" office:value-type="float" office:value="9.63456" calcext:value-type="float">
            <text:p>9,63 г</text:p>
          </table:table-cell>
          <table:table-cell table:style-name="ce385" table:formula="of:=COM.MICROSOFT.IFS([.D65]=[$БД.$A$43];[$Настройки.$B$18];[.D65]=[$БД.$A$44];[$Настройки.$B$20];[.D65]=[$БД.$A$45];1.1)/1000" office:value-type="float" office:value="1" calcext:value-type="float">
            <text:p>1,00 р/г</text:p>
          </table:table-cell>
          <table:table-cell table:style-name="ce293" table:formula="of:=[.I65]*[.J65]" office:value-type="currency" office:currency="RUB" office:value="9.63456" calcext:value-type="currency">
            <text:p>9,63 ₽</text:p>
          </table:table-cell>
          <table:table-cell table:style-name="ce517"/>
          <table:table-cell table:formula="of:=IF([.D65]=&quot;Продвинутый&quot;;1;0)" office:value-type="float" office:value="0" calcext:value-type="float">
            <text:p>0</text:p>
          </table:table-cell>
          <table:table-cell table:formula="of:=IF([.D65]=&quot;Простой&quot;;1;0)" office:value-type="float" office:value="1" calcext:value-type="float">
            <text:p>1</text:p>
          </table:table-cell>
          <table:table-cell table:formula="of:=[.I65]*[.M65]" office:value-type="float" office:value="0" calcext:value-type="float">
            <text:p>0</text:p>
          </table:table-cell>
          <table:table-cell table:formula="of:=[.I65]*[.N65]" office:value-type="float" office:value="9.63456" calcext:value-type="float">
            <text:p>9,63456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8-03</text:p>
          </table:table-cell>
          <table:table-cell table:style-name="ce473" office:value-type="string" calcext:value-type="string">
            <text:p>WAGO terminals DIN rail mount part C</text:p>
          </table:table-cell>
          <table:table-cell table:style-name="ce364" office:value-type="float" office:value="24130" calcext:value-type="float">
            <text:p>24 13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6]=[$БД.$A$43];[$Настройки.$B$17];[.D66]=[$БД.$A$44];[$Настройки.$B$19];[.D66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15.4432" calcext:value-type="float">
            <text:p>15,44 г</text:p>
          </table:table-cell>
          <table:table-cell table:style-name="ce383" table:formula="of:=[.H65]" office:value-type="float" office:value="1" calcext:value-type="float">
            <text:p>1</text:p>
          </table:table-cell>
          <table:table-cell table:style-name="ce381" table:formula="of:=[.G66]*[.H66]" office:value-type="float" office:value="15.4432" calcext:value-type="float">
            <text:p>15,44 г</text:p>
          </table:table-cell>
          <table:table-cell table:style-name="ce385" table:formula="of:=COM.MICROSOFT.IFS([.D66]=[$БД.$A$43];[$Настройки.$B$18];[.D66]=[$БД.$A$44];[$Настройки.$B$20];[.D66]=[$БД.$A$45];1.1)/1000" office:value-type="float" office:value="1" calcext:value-type="float">
            <text:p>1,00 р/г</text:p>
          </table:table-cell>
          <table:table-cell table:style-name="ce293" table:formula="of:=[.I66]*[.J66]" office:value-type="currency" office:currency="RUB" office:value="15.4432" calcext:value-type="currency">
            <text:p>15,44 ₽</text:p>
          </table:table-cell>
          <table:table-cell table:style-name="ce517"/>
          <table:table-cell table:formula="of:=IF([.D66]=&quot;Продвинутый&quot;;1;0)" office:value-type="float" office:value="0" calcext:value-type="float">
            <text:p>0</text:p>
          </table:table-cell>
          <table:table-cell table:formula="of:=IF([.D66]=&quot;Простой&quot;;1;0)" office:value-type="float" office:value="1" calcext:value-type="float">
            <text:p>1</text:p>
          </table:table-cell>
          <table:table-cell table:formula="of:=[.I66]*[.M66]" office:value-type="float" office:value="0" calcext:value-type="float">
            <text:p>0</text:p>
          </table:table-cell>
          <table:table-cell table:formula="of:=[.I66]*[.N66]" office:value-type="float" office:value="15.4432" calcext:value-type="float">
            <text:p>15,4432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09-01</text:p>
          </table:table-cell>
          <table:table-cell table:style-name="ce473" office:value-type="string" calcext:value-type="string">
            <text:p>Fysetc Spider DIN rail mount</text:p>
          </table:table-cell>
          <table:table-cell table:style-name="ce364" office:value-type="float" office:value="35340" calcext:value-type="float">
            <text:p>35 34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7]=[$БД.$A$43];[$Настройки.$B$17];[.D67]=[$БД.$A$44];[$Настройки.$B$19];[.D67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7]*[.E67]*[.F67]/1000" office:value-type="float" office:value="22.6176" calcext:value-type="float">
            <text:p>22,62 г</text:p>
          </table:table-cell>
          <table:table-cell table:style-name="ce383" table:formula="of:=[$'Покупные изделия'.E46]" office:value-type="float" office:value="0" calcext:value-type="float">
            <text:p>0</text:p>
          </table:table-cell>
          <table:table-cell table:style-name="ce381" table:formula="of:=[.G67]*[.H67]" office:value-type="float" office:value="0" calcext:value-type="float">
            <text:p>0,00 г</text:p>
          </table:table-cell>
          <table:table-cell table:style-name="ce385" table:formula="of:=COM.MICROSOFT.IFS([.D67]=[$БД.$A$43];[$Настройки.$B$18];[.D67]=[$БД.$A$44];[$Настройки.$B$20];[.D67]=[$БД.$A$45];1.1)/1000" office:value-type="float" office:value="1" calcext:value-type="float">
            <text:p>1,00 р/г</text:p>
          </table:table-cell>
          <table:table-cell table:style-name="ce293" table:formula="of:=[.I67]*[.J67]" office:value-type="currency" office:currency="RUB" office:value="0" calcext:value-type="currency">
            <text:p>0,00 ₽</text:p>
          </table:table-cell>
          <table:table-cell table:style-name="ce517"/>
          <table:table-cell table:formula="of:=IF([.D67]=&quot;Продвинутый&quot;;1;0)" office:value-type="float" office:value="0" calcext:value-type="float">
            <text:p>0</text:p>
          </table:table-cell>
          <table:table-cell table:formula="of:=IF([.D67]=&quot;Простой&quot;;1;0)" office:value-type="float" office:value="1" calcext:value-type="float">
            <text:p>1</text:p>
          </table:table-cell>
          <table:table-cell table:formula="of:=[.I67]*[.M67]" office:value-type="float" office:value="0" calcext:value-type="float">
            <text:p>0</text:p>
          </table:table-cell>
          <table:table-cell table:formula="of:=[.I67]*[.N67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354" office:value-type="string" calcext:value-type="string">
            <text:p>V08-05-10-01</text:p>
          </table:table-cell>
          <table:table-cell table:style-name="ce473" office:value-type="string" calcext:value-type="string">
            <text:p>SKR 1.4 DIN rail mount</text:p>
          </table:table-cell>
          <table:table-cell table:style-name="ce364" office:value-type="float" office:value="29763" calcext:value-type="float">
            <text:p>29 763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68]=[$БД.$A$43];[$Настройки.$B$17];[.D68]=[$БД.$A$44];[$Настройки.$B$19];[.D6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8]*[.E68]*[.F68]/1000" office:value-type="float" office:value="19.04832" calcext:value-type="float">
            <text:p>19,05 г</text:p>
          </table:table-cell>
          <table:table-cell table:style-name="ce383" table:formula="of:=[$'Покупные изделия'.E49]" office:value-type="float" office:value="0" calcext:value-type="float">
            <text:p>0</text:p>
          </table:table-cell>
          <table:table-cell table:style-name="ce381" table:formula="of:=[.G68]*[.H68]" office:value-type="float" office:value="0" calcext:value-type="float">
            <text:p>0,00 г</text:p>
          </table:table-cell>
          <table:table-cell table:style-name="ce385" table:formula="of:=COM.MICROSOFT.IFS([.D68]=[$БД.$A$43];[$Настройки.$B$18];[.D68]=[$БД.$A$44];[$Настройки.$B$20];[.D68]=[$БД.$A$45];1.1)/1000" office:value-type="float" office:value="1" calcext:value-type="float">
            <text:p>1,00 р/г</text:p>
          </table:table-cell>
          <table:table-cell table:style-name="ce293" table:formula="of:=[.I68]*[.J68]" office:value-type="currency" office:currency="RUB" office:value="0" calcext:value-type="currency">
            <text:p>0,00 ₽</text:p>
          </table:table-cell>
          <table:table-cell table:style-name="ce517"/>
          <table:table-cell table:formula="of:=IF([.D68]=&quot;Продвинутый&quot;;1;0)" office:value-type="float" office:value="0" calcext:value-type="float">
            <text:p>0</text:p>
          </table:table-cell>
          <table:table-cell table:formula="of:=IF([.D68]=&quot;Простой&quot;;1;0)" office:value-type="float" office:value="1" calcext:value-type="float">
            <text:p>1</text:p>
          </table:table-cell>
          <table:table-cell table:formula="of:=[.I68]*[.M68]" office:value-type="float" office:value="0" calcext:value-type="float">
            <text:p>0</text:p>
          </table:table-cell>
          <table:table-cell table:formula="of:=[.I68]*[.N68]"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473"/>
          <table:covered-table-cell table:style-name="ce364"/>
          <table:covered-table-cell table:style-name="ce488" table:content-validation-name="val15"/>
          <table:covered-table-cell table:style-name="ce377"/>
          <table:covered-table-cell table:style-name="ce488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293"/>
          <table:covered-table-cell table:style-name="ce517"/>
          <table:table-cell table:number-columns-repeated="3"/>
          <table:table-cell table:formula="of:=[.I69]*[.N69]" office:value-type="float" office:value="0" calcext:value-type="float">
            <text:p>0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1-01</text:p>
          </table:table-cell>
          <table:table-cell table:style-name="ce473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0]=[$БД.$A$43];[$Настройки.$B$17];[.D70]=[$БД.$A$44];[$Настройки.$B$19];[.D7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0]*[.E70]*[.F70]/1000" office:value-type="float" office:value="11.91296" calcext:value-type="float">
            <text:p>11,91 г</text:p>
          </table:table-cell>
          <table:table-cell table:style-name="ce383" table:formula="of:=[.H71]*2" office:value-type="float" office:value="8" calcext:value-type="float">
            <text:p>8</text:p>
          </table:table-cell>
          <table:table-cell table:style-name="ce381" table:formula="of:=[.G70]*[.H70]" office:value-type="float" office:value="95.30368" calcext:value-type="float">
            <text:p>95,30 г</text:p>
          </table:table-cell>
          <table:table-cell table:style-name="ce385" table:formula="of:=COM.MICROSOFT.IFS([.D70]=[$БД.$A$43];[$Настройки.$B$18];[.D70]=[$БД.$A$44];[$Настройки.$B$20];[.D70]=[$БД.$A$45];1.1)/1000" office:value-type="float" office:value="1" calcext:value-type="float">
            <text:p>1,00 р/г</text:p>
          </table:table-cell>
          <table:table-cell table:style-name="ce293" table:formula="of:=[.I70]*[.J70]" office:value-type="currency" office:currency="RUB" office:value="95.30368" calcext:value-type="currency">
            <text:p>95,30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0]=&quot;Продвинутый&quot;;1;0)" office:value-type="float" office:value="0" calcext:value-type="float">
            <text:p>0</text:p>
          </table:table-cell>
          <table:table-cell table:formula="of:=IF([.D70]=&quot;Простой&quot;;1;0)" office:value-type="float" office:value="1" calcext:value-type="float">
            <text:p>1</text:p>
          </table:table-cell>
          <table:table-cell table:formula="of:=[.I70]*[.M70]" office:value-type="float" office:value="0" calcext:value-type="float">
            <text:p>0</text:p>
          </table:table-cell>
          <table:table-cell table:formula="of:=[.I70]*[.N70]" office:value-type="float" office:value="95.30368" calcext:value-type="float">
            <text:p>95,3036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1-02</text:p>
          </table:table-cell>
          <table:table-cell table:style-name="ce473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1]=[$БД.$A$43];[$Настройки.$B$17];[.D71]=[$БД.$A$44];[$Настройки.$B$19];[.D71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1]*[.E71]*[.F71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1]*[.H71]" office:value-type="float" office:value="207.9872" calcext:value-type="float">
            <text:p>207,99 г</text:p>
          </table:table-cell>
          <table:table-cell table:style-name="ce385" table:formula="of:=COM.MICROSOFT.IFS([.D71]=[$БД.$A$43];[$Настройки.$B$18];[.D71]=[$БД.$A$44];[$Настройки.$B$20];[.D71]=[$БД.$A$45];1.1)/1000" office:value-type="float" office:value="1" calcext:value-type="float">
            <text:p>1,00 р/г</text:p>
          </table:table-cell>
          <table:table-cell table:style-name="ce293" table:formula="of:=[.I71]*[.J71]" office:value-type="currency" office:currency="RUB" office:value="207.9872" calcext:value-type="currency">
            <text:p>207,99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1]=&quot;Продвинутый&quot;;1;0)" office:value-type="float" office:value="0" calcext:value-type="float">
            <text:p>0</text:p>
          </table:table-cell>
          <table:table-cell table:formula="of:=IF([.D71]=&quot;Простой&quot;;1;0)" office:value-type="float" office:value="1" calcext:value-type="float">
            <text:p>1</text:p>
          </table:table-cell>
          <table:table-cell table:formula="of:=[.I71]*[.M71]" office:value-type="float" office:value="0" calcext:value-type="float">
            <text:p>0</text:p>
          </table:table-cell>
          <table:table-cell table:formula="of:=[.I71]*[.N71]" office:value-type="float" office:value="207.9872" calcext:value-type="float">
            <text:p>207,987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8-06-01-02</text:p>
          </table:table-cell>
          <table:table-cell table:style-name="ce473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2]=[$БД.$A$43];[$Настройки.$B$17];[.D72]=[$БД.$A$44];[$Настройки.$B$19];[.D72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2]*[.E72]*[.F72]/1000" office:value-type="float" office:value="30.13056" calcext:value-type="float">
            <text:p>30,13 г</text:p>
          </table:table-cell>
          <table:table-cell table:style-name="ce383" table:formula="of:=[.H71]/2" office:value-type="float" office:value="2" calcext:value-type="float">
            <text:p>2</text:p>
          </table:table-cell>
          <table:table-cell table:style-name="ce381" table:formula="of:=[.G72]*[.H72]" office:value-type="float" office:value="60.26112" calcext:value-type="float">
            <text:p>60,26 г</text:p>
          </table:table-cell>
          <table:table-cell table:style-name="ce385" table:formula="of:=COM.MICROSOFT.IFS([.D72]=[$БД.$A$43];[$Настройки.$B$18];[.D72]=[$БД.$A$44];[$Настройки.$B$20];[.D72]=[$БД.$A$45];1.1)/1000" office:value-type="float" office:value="1" calcext:value-type="float">
            <text:p>1,00 р/г</text:p>
          </table:table-cell>
          <table:table-cell table:style-name="ce293" table:formula="of:=[.I72]*[.J72]" office:value-type="currency" office:currency="RUB" office:value="60.26112" calcext:value-type="currency">
            <text:p>60,26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72]=&quot;Продвинутый&quot;;1;0)" office:value-type="float" office:value="0" calcext:value-type="float">
            <text:p>0</text:p>
          </table:table-cell>
          <table:table-cell table:formula="of:=IF([.D72]=&quot;Простой&quot;;1;0)" office:value-type="float" office:value="1" calcext:value-type="float">
            <text:p>1</text:p>
          </table:table-cell>
          <table:table-cell table:formula="of:=[.I72]*[.M72]" office:value-type="float" office:value="0" calcext:value-type="float">
            <text:p>0</text:p>
          </table:table-cell>
          <table:table-cell table:formula="of:=[.I72]*[.N72]" office:value-type="float" office:value="60.26112" calcext:value-type="float">
            <text:p>60,26112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7-06-01-03</text:p>
          </table:table-cell>
          <table:table-cell table:style-name="ce473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3]=[$БД.$A$43];[$Настройки.$B$17];[.D73]=[$БД.$A$44];[$Настройки.$B$19];[.D73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73]*[.E73]*[.F73]/1000" office:value-type="float" office:value="30.16512" calcext:value-type="float">
            <text:p>30,17 г</text:p>
          </table:table-cell>
          <table:table-cell table:style-name="ce383" table:formula="of:=[.H72]" office:value-type="float" office:value="2" calcext:value-type="float">
            <text:p>2</text:p>
          </table:table-cell>
          <table:table-cell table:style-name="ce381" table:formula="of:=[.G73]*[.H73]" office:value-type="float" office:value="60.33024" calcext:value-type="float">
            <text:p>60,33 г</text:p>
          </table:table-cell>
          <table:table-cell table:style-name="ce385" table:formula="of:=COM.MICROSOFT.IFS([.D73]=[$БД.$A$43];[$Настройки.$B$18];[.D73]=[$БД.$A$44];[$Настройки.$B$20];[.D73]=[$БД.$A$45];1.1)/1000" office:value-type="float" office:value="1" calcext:value-type="float">
            <text:p>1,00 р/г</text:p>
          </table:table-cell>
          <table:table-cell table:style-name="ce293" table:formula="of:=[.I73]*[.J73]" office:value-type="currency" office:currency="RUB" office:value="60.33024" calcext:value-type="currency">
            <text:p>60,33 ₽</text:p>
          </table:table-cell>
          <table:table-cell table:style-name="ce517" office:value-type="string" calcext:value-type="string">
            <text:p>Половина обычные, половина зеркальные</text:p>
          </table:table-cell>
          <table:table-cell table:formula="of:=IF([.D73]=&quot;Продвинутый&quot;;1;0)" office:value-type="float" office:value="0" calcext:value-type="float">
            <text:p>0</text:p>
          </table:table-cell>
          <table:table-cell table:formula="of:=IF([.D73]=&quot;Простой&quot;;1;0)" office:value-type="float" office:value="1" calcext:value-type="float">
            <text:p>1</text:p>
          </table:table-cell>
          <table:table-cell table:formula="of:=[.I73]*[.M73]" office:value-type="float" office:value="0" calcext:value-type="float">
            <text:p>0</text:p>
          </table:table-cell>
          <table:table-cell table:formula="of:=[.I73]*[.N73]" office:value-type="float" office:value="60.33024" calcext:value-type="float">
            <text:p>60,3302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1</text:p>
          </table:table-cell>
          <table:table-cell table:style-name="ce473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4]=[$БД.$A$43];[$Настройки.$B$17];[.D74]=[$БД.$A$44];[$Настройки.$B$19];[.D7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4]*[.E74]*[.F74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74]*[.H74]" office:value-type="float" office:value="38.12864" calcext:value-type="float">
            <text:p>38,13 г</text:p>
          </table:table-cell>
          <table:table-cell table:style-name="ce385" table:formula="of:=COM.MICROSOFT.IFS([.D74]=[$БД.$A$43];[$Настройки.$B$18];[.D74]=[$БД.$A$44];[$Настройки.$B$20];[.D74]=[$БД.$A$45];1.1)/1000" office:value-type="float" office:value="1" calcext:value-type="float">
            <text:p>1,00 р/г</text:p>
          </table:table-cell>
          <table:table-cell table:style-name="ce293" table:formula="of:=[.I74]*[.J74]" office:value-type="currency" office:currency="RUB" office:value="38.12864" calcext:value-type="currency">
            <text:p>38,13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4]=&quot;Продвинутый&quot;;1;0)" office:value-type="float" office:value="0" calcext:value-type="float">
            <text:p>0</text:p>
          </table:table-cell>
          <table:table-cell table:formula="of:=IF([.D74]=&quot;Простой&quot;;1;0)" office:value-type="float" office:value="1" calcext:value-type="float">
            <text:p>1</text:p>
          </table:table-cell>
          <table:table-cell table:formula="of:=[.I74]*[.M74]" office:value-type="float" office:value="0" calcext:value-type="float">
            <text:p>0</text:p>
          </table:table-cell>
          <table:table-cell table:formula="of:=[.I74]*[.N74]" office:value-type="float" office:value="38.12864" calcext:value-type="float">
            <text:p>38,12864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5</text:p>
          </table:table-cell>
          <table:table-cell table:style-name="ce473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5]=[$БД.$A$43];[$Настройки.$B$17];[.D75]=[$БД.$A$44];[$Настройки.$B$19];[.D7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5]*[.E75]*[.F75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75]*[.H75]" office:value-type="float" office:value="18.10688" calcext:value-type="float">
            <text:p>18,11 г</text:p>
          </table:table-cell>
          <table:table-cell table:style-name="ce385" table:formula="of:=COM.MICROSOFT.IFS([.D75]=[$БД.$A$43];[$Настройки.$B$18];[.D75]=[$БД.$A$44];[$Настройки.$B$20];[.D75]=[$БД.$A$45];1.1)/1000" office:value-type="float" office:value="1" calcext:value-type="float">
            <text:p>1,00 р/г</text:p>
          </table:table-cell>
          <table:table-cell table:style-name="ce293" table:formula="of:=[.I75]*[.J75]" office:value-type="currency" office:currency="RUB" office:value="18.10688" calcext:value-type="currency">
            <text:p>18,11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5]=&quot;Продвинутый&quot;;1;0)" office:value-type="float" office:value="0" calcext:value-type="float">
            <text:p>0</text:p>
          </table:table-cell>
          <table:table-cell table:formula="of:=IF([.D75]=&quot;Простой&quot;;1;0)" office:value-type="float" office:value="1" calcext:value-type="float">
            <text:p>1</text:p>
          </table:table-cell>
          <table:table-cell table:formula="of:=[.I75]*[.M75]" office:value-type="float" office:value="0" calcext:value-type="float">
            <text:p>0</text:p>
          </table:table-cell>
          <table:table-cell table:formula="of:=[.I75]*[.N75]" office:value-type="float" office:value="18.10688" calcext:value-type="float">
            <text:p>18,10688</text:p>
          </table:table-cell>
          <table:table-cell table:number-columns-repeated="1007"/>
        </table:table-row>
        <table:table-row table:style-name="ro19">
          <table:table-cell table:style-name="ce354" office:value-type="string" calcext:value-type="string">
            <text:p>V05-07-06-01</text:p>
          </table:table-cell>
          <table:table-cell table:style-name="ce473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6]=[$БД.$A$43];[$Настройки.$B$17];[.D76]=[$БД.$A$44];[$Настройки.$B$19];[.D7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6]*[.E76]*[.F76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76]*[.H76]" office:value-type="float" office:value="12.77696" calcext:value-type="float">
            <text:p>12,78 г</text:p>
          </table:table-cell>
          <table:table-cell table:style-name="ce385" table:formula="of:=COM.MICROSOFT.IFS([.D76]=[$БД.$A$43];[$Настройки.$B$18];[.D76]=[$БД.$A$44];[$Настройки.$B$20];[.D76]=[$БД.$A$45];1.1)/1000" office:value-type="float" office:value="1" calcext:value-type="float">
            <text:p>1,00 р/г</text:p>
          </table:table-cell>
          <table:table-cell table:style-name="ce293" table:formula="of:=[.I76]*[.J76]" office:value-type="currency" office:currency="RUB" office:value="12.77696" calcext:value-type="currency">
            <text:p>12,78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6]=&quot;Продвинутый&quot;;1;0)" office:value-type="float" office:value="0" calcext:value-type="float">
            <text:p>0</text:p>
          </table:table-cell>
          <table:table-cell table:formula="of:=IF([.D76]=&quot;Простой&quot;;1;0)" office:value-type="float" office:value="1" calcext:value-type="float">
            <text:p>1</text:p>
          </table:table-cell>
          <table:table-cell table:formula="of:=[.I76]*[.M76]" office:value-type="float" office:value="0" calcext:value-type="float">
            <text:p>0</text:p>
          </table:table-cell>
          <table:table-cell table:formula="of:=[.I76]*[.N76]" office:value-type="float" office:value="12.77696" calcext:value-type="float">
            <text:p>12,77696</text:p>
          </table:table-cell>
          <table:table-cell table:number-columns-repeated="1007"/>
        </table:table-row>
        <table:table-row table:style-name="ro19">
          <table:table-cell table:style-name="ce138" office:value-type="string" calcext:value-type="string">
            <text:p>V05-07-06-02</text:p>
          </table:table-cell>
          <table:table-cell table:style-name="ce138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7]=[$БД.$A$43];[$Настройки.$B$17];[.D77]=[$БД.$A$44];[$Настройки.$B$19];[.D7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7]*[.E77]*[.F77]/1000" office:value-type="float" office:value="6.37312" calcext:value-type="float">
            <text:p>6,37 г</text:p>
          </table:table-cell>
          <table:table-cell table:style-name="ce246" office:value-type="float" office:value="2" calcext:value-type="float">
            <text:p>2</text:p>
          </table:table-cell>
          <table:table-cell table:style-name="ce381" table:formula="of:=[.G77]*[.H77]" office:value-type="float" office:value="12.74624" calcext:value-type="float">
            <text:p>12,75 г</text:p>
          </table:table-cell>
          <table:table-cell table:style-name="ce385" table:formula="of:=COM.MICROSOFT.IFS([.D77]=[$БД.$A$43];[$Настройки.$B$18];[.D77]=[$БД.$A$44];[$Настройки.$B$20];[.D77]=[$БД.$A$45];1.1)/1000" office:value-type="float" office:value="1" calcext:value-type="float">
            <text:p>1,00 р/г</text:p>
          </table:table-cell>
          <table:table-cell table:style-name="ce293" table:formula="of:=[.I77]*[.J77]" office:value-type="currency" office:currency="RUB" office:value="12.74624" calcext:value-type="currency">
            <text:p>12,75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7]=&quot;Продвинутый&quot;;1;0)" office:value-type="float" office:value="0" calcext:value-type="float">
            <text:p>0</text:p>
          </table:table-cell>
          <table:table-cell table:formula="of:=IF([.D77]=&quot;Простой&quot;;1;0)" office:value-type="float" office:value="1" calcext:value-type="float">
            <text:p>1</text:p>
          </table:table-cell>
          <table:table-cell table:formula="of:=[.I77]*[.M77]" office:value-type="float" office:value="0" calcext:value-type="float">
            <text:p>0</text:p>
          </table:table-cell>
          <table:table-cell table:formula="of:=[.I77]*[.N77]" office:value-type="float" office:value="12.74624" calcext:value-type="float">
            <text:p>12,74624</text:p>
          </table:table-cell>
          <table:table-cell table:number-columns-repeated="1007"/>
        </table:table-row>
        <table:table-row table:style-name="ro19">
          <table:table-cell table:style-name="ce138" office:value-type="string" calcext:value-type="string">
            <text:p>V07-07-07</text:p>
          </table:table-cell>
          <table:table-cell table:style-name="ce138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488" table:content-validation-name="val15" office:value-type="string" calcext:value-type="string">
            <text:p>Простой</text:p>
          </table:table-cell>
          <table:table-cell table:style-name="ce377" table:formula="of:=COM.MICROSOFT.IFS([.D78]=[$БД.$A$43];[$Настройки.$B$17];[.D78]=[$БД.$A$44];[$Настройки.$B$19];[.D78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78]*[.E78]*[.F78]/1000" office:value-type="float" office:value="84.544" calcext:value-type="float">
            <text:p>84,54 г</text:p>
          </table:table-cell>
          <table:table-cell table:style-name="ce246" office:value-type="float" office:value="2" calcext:value-type="float">
            <text:p>2</text:p>
          </table:table-cell>
          <table:table-cell table:style-name="ce381" table:formula="of:=[.G78]*[.H78]" office:value-type="float" office:value="169.088" calcext:value-type="float">
            <text:p>169,09 г</text:p>
          </table:table-cell>
          <table:table-cell table:style-name="ce385" table:formula="of:=COM.MICROSOFT.IFS([.D78]=[$БД.$A$43];[$Настройки.$B$18];[.D78]=[$БД.$A$44];[$Настройки.$B$20];[.D78]=[$БД.$A$45];1.1)/1000" office:value-type="float" office:value="1" calcext:value-type="float">
            <text:p>1,00 р/г</text:p>
          </table:table-cell>
          <table:table-cell table:style-name="ce293" table:formula="of:=[.I78]*[.J78]" office:value-type="currency" office:currency="RUB" office:value="169.088" calcext:value-type="currency">
            <text:p>169,09 ₽</text:p>
          </table:table-cell>
          <table:table-cell table:style-name="ce517" office:value-type="string" calcext:value-type="string">
            <text:p>Не зеркалится</text:p>
          </table:table-cell>
          <table:table-cell table:formula="of:=IF([.D78]=&quot;Продвинутый&quot;;1;0)" office:value-type="float" office:value="0" calcext:value-type="float">
            <text:p>0</text:p>
          </table:table-cell>
          <table:table-cell table:formula="of:=IF([.D78]=&quot;Простой&quot;;1;0)" office:value-type="float" office:value="1" calcext:value-type="float">
            <text:p>1</text:p>
          </table:table-cell>
          <table:table-cell table:formula="of:=[.I78]*[.M78]" office:value-type="float" office:value="0" calcext:value-type="float">
            <text:p>0</text:p>
          </table:table-cell>
          <table:table-cell table:formula="of:=[.I78]*[.N78]" office:value-type="float" office:value="169.088" calcext:value-type="float">
            <text:p>169,088</text:p>
          </table:table-cell>
          <table:table-cell table:number-columns-repeated="1007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стоимость:</text:p>
          </table:table-cell>
          <table:covered-table-cell table:style-name="ce234"/>
          <table:covered-table-cell table:style-name="ce239"/>
          <table:covered-table-cell table:number-columns-repeated="3" table:style-name="ce490"/>
          <table:covered-table-cell table:style-name="ce251"/>
          <table:covered-table-cell table:number-columns-repeated="2" table:style-name="ce257"/>
          <table:table-cell table:style-name="ce490"/>
          <table:table-cell table:style-name="ce267" table:formula="of:=SUM([.K4:.K78])" office:value-type="currency" office:currency="RUB" office:value="3562.27259888" calcext:value-type="currency">
            <text:p>3 562,27 ₽</text:p>
          </table:table-cell>
          <table:table-cell table:style-name="ce280" office:value-type="string" calcext:value-type="string" table:number-columns-spanned="1" table:number-rows-spanned="3">
            <text:p>Расчёт проводится без учёта поддержек, юбки, каймы и т. п., а также без запаса на неудачную печать. Рекомендуется приобретать филамент с запасом 25%</text:p>
          </table:table-cell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двину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490"/>
          <table:covered-table-cell table:style-name="ce251"/>
          <table:covered-table-cell table:number-columns-repeated="2" table:style-name="ce257"/>
          <table:table-cell table:style-name="ce261"/>
          <table:table-cell table:style-name="ce274" table:formula="of:=SUM([.O4:.O78])" office:value-type="float" office:value="575.488476" calcext:value-type="float">
            <text:p>575,49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ce231" office:value-type="string" calcext:value-type="string" table:number-columns-spanned="9" table:number-rows-spanned="1">
            <text:p>Итого масса простого филамента:</text:p>
          </table:table-cell>
          <table:covered-table-cell table:style-name="ce234"/>
          <table:covered-table-cell table:style-name="ce239"/>
          <table:covered-table-cell table:number-columns-repeated="3" table:style-name="ce490"/>
          <table:covered-table-cell table:style-name="ce251"/>
          <table:covered-table-cell table:number-columns-repeated="2" table:style-name="ce257"/>
          <table:table-cell table:style-name="ce263"/>
          <table:table-cell table:style-name="ce274" table:formula="of:=SUM([.P4:.P78])" office:value-type="float" office:value="1643.96736" calcext:value-type="float">
            <text:p>1643,97 г</text:p>
          </table:table-cell>
          <table:covered-table-cell table:style-name="ce281"/>
          <table:table-cell table:number-columns-repeated="1011"/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215" table:number-columns-repeated="2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4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48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table:table-column table:style-name="co60" table:default-cell-style-name="ce706"/>
        <table:table-column table:style-name="co61" table:default-cell-style-name="ce555"/>
        <table:table-column table:style-name="co62" table:default-cell-style-name="ce706"/>
        <table:table-column table:style-name="co67" table:default-cell-style-name="ce555"/>
        <table:table-column table:style-name="co68" table:default-cell-style-name="ce555"/>
        <table:table-column table:style-name="co69" table:default-cell-style-name="ce350"/>
        <table:table-column table:style-name="co70" table:default-cell-style-name="ce706"/>
        <table:table-column table:style-name="co71" table:default-cell-style-name="ce706"/>
        <table:table-column table:style-name="co72" table:default-cell-style-name="ce706"/>
        <table:table-column table:style-name="co5" table:number-columns-repeated="1015" table:default-cell-style-name="ce706"/>
        <table:table-row table:style-name="ro38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39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344" table:number-columns-repeated="6"/>
          <table:table-cell table:number-columns-repeated="1000"/>
        </table:table-row>
        <table:table-row table:style-name="ro40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567"/>
          <table:covered-table-cell table:number-columns-repeated="2" table:style-name="ce209"/>
          <table:covered-table-cell table:style-name="ce216" table:content-validation-name="val19"/>
          <table:covered-table-cell table:style-name="ce567" table:content-validation-name="val19"/>
          <table:covered-table-cell table:number-columns-repeated="2" table:style-name="ce567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Ввод питания 220в</text:p>
          </table:table-cell>
          <table:table-cell table:style-name="ce551" table:content-validation-name="val17" office:value-type="string" calcext:value-type="string">
            <text:p>Пайка</text:p>
          </table:table-cell>
          <table:table-cell table:style-name="ce534" table:content-validation-name="val5" office:value-type="string" calcext:value-type="string">
            <text:p>Блок питания 24в</text:p>
          </table:table-cell>
          <table:table-cell table:style-name="ce551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5];[$БД.$A$55];[.E4]&lt;[$БД.$C$54];[$БД.$A$54];[.E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2];1;0)+IF([.D4]=[$БД.$A$62];1;0))*[.I4]*[.H4]" office:value-type="float" office:value="3" calcext:value-type="float">
            <text:p>3</text:p>
          </table:table-cell>
          <table:table-cell table:style-name="ce222" table:formula="of:=(IF([.B4]=[$БД.$A$63];1;0)+IF([.D4]=[$БД.$A$63];1;0))*[.H4]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70];1;0)+IF([.D4]=[$БД.$A$70];1;0))*[.I4]" office:value-type="float" office:value="0" calcext:value-type="float">
            <text:p>0</text:p>
          </table:table-cell>
          <table:table-cell table:style-name="ce207" table:formula="of:=(IF([.B4]=[$БД.$A$66];1;0)+IF([.D4]=[$БД.$A$66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Ввод питания 220в</text:p>
          </table:table-cell>
          <table:table-cell table:style-name="ce551" table:content-validation-name="val17" office:value-type="string" calcext:value-type="string">
            <text:p>Пайка</text:p>
          </table:table-cell>
          <table:table-cell table:style-name="ce534" table:content-validation-name="val5" office:value-type="string" calcext:value-type="string">
            <text:p>Блок питания 5в</text:p>
          </table:table-cell>
          <table:table-cell table:style-name="ce551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5];[$БД.$A$55];[.E5]&lt;[$БД.$C$54];[$БД.$A$54];[.E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#REF!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5]=[$БД.$A$62];1;0)+IF([.D5]=[$БД.$A$62];1;0))*[.I5]*[.H5]" office:value-type="string" office:string-value="" calcext:value-type="error">
            <text:p>#REF!</text:p>
          </table:table-cell>
          <table:table-cell table:style-name="ce222" table:formula="of:=(IF([.B5]=[$БД.$A$63];1;0)+IF([.D5]=[$БД.$A$63];1;0))*[.H5]*[.I5]" office:value-type="string" office:string-value="" calcext:value-type="error">
            <text:p>#REF!</text:p>
          </table:table-cell>
          <table:table-cell table:style-name="ce207" table:formula="of:=(IF([.B5]=[$БД.$A$67];1;0)+IF([.D5]=[$БД.$A$67];1;0))*[.I5]" office:value-type="string" office:string-value="" calcext:value-type="error">
            <text:p>#REF!</text:p>
          </table:table-cell>
          <table:table-cell table:style-name="ce207" table:formula="of:=(IF([.B5]=[$БД.$A$68];1;0)+IF([.D5]=[$БД.$A$68];1;0))*[.I5]" office:value-type="string" office:string-value="" calcext:value-type="error">
            <text:p>#REF!</text:p>
          </table:table-cell>
          <table:table-cell table:style-name="ce207" table:formula="of:=(IF([.B5]=[$БД.$A$69];1;0)+IF([.D5]=[$БД.$A$69];1;0))*[.I5]" office:value-type="string" office:string-value="" calcext:value-type="error">
            <text:p>#REF!</text:p>
          </table:table-cell>
          <table:table-cell table:style-name="ce207" table:formula="of:=(IF([.B5]=[$БД.$A$70];1;0)+IF([.D5]=[$БД.$A$70];1;0))*[.I5]" office:value-type="string" office:string-value="" calcext:value-type="error">
            <text:p>#REF!</text:p>
          </table:table-cell>
          <table:table-cell table:style-name="ce207" table:formula="of:=(IF([.B5]=[$БД.$A$66];1;0)+IF([.D5]=[$БД.$A$66];1;0))*[.H5]*[.I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Блок питания 24в</text:p>
          </table:table-cell>
          <table:table-cell table:style-name="ce551" table:content-validation-name="val17" office:value-type="string" calcext:value-type="string">
            <text:p>Клемма</text:p>
          </table:table-cell>
          <table:table-cell table:style-name="ce534" table:content-validation-name="val5" office:value-type="string" calcext:value-type="string">
            <text:p>Материнская плата</text:p>
          </table:table-cell>
          <table:table-cell table:style-name="ce551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5];[$БД.$A$55];[.E6]&lt;[$БД.$C$54];[$БД.$A$54];[.E6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2];1;0)+IF([.D6]=[$БД.$A$62];1;0))*[.I6]*[.H6]" office:value-type="float" office:value="2" calcext:value-type="float">
            <text:p>2</text:p>
          </table:table-cell>
          <table:table-cell table:style-name="ce222" table:formula="of:=(IF([.B6]=[$БД.$A$63];1;0)+IF([.D6]=[$БД.$A$63];1;0))*[.H6]*[.I6]" office:value-type="float" office:value="2" calcext:value-type="float">
            <text:p>2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70];1;0)+IF([.D6]=[$БД.$A$70];1;0))*[.I6]" office:value-type="float" office:value="0" calcext:value-type="float">
            <text:p>0</text:p>
          </table:table-cell>
          <table:table-cell table:style-name="ce207" table:formula="of:=(IF([.B6]=[$БД.$A$66];1;0)+IF([.D6]=[$БД.$A$66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Dupont 1pin</text:p>
          </table:table-cell>
          <table:table-cell table:style-name="ce534" table:content-validation-name="val5" office:value-type="string" calcext:value-type="string">
            <text:p>Управляющая плата</text:p>
          </table:table-cell>
          <table:table-cell table:style-name="ce551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5];[$БД.$A$55];[.E7]&lt;[$БД.$C$54];[$БД.$A$54];[.E7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1;0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7]=[$БД.$A$62];1;0)+IF([.D7]=[$БД.$A$62];1;0))*[.I7]*[.H7]" office:value-type="string" office:string-value="" calcext:value-type="error">
            <text:p>#REF!</text:p>
          </table:table-cell>
          <table:table-cell table:style-name="ce222" table:formula="of:=(IF([.B7]=[$БД.$A$63];1;0)+IF([.D7]=[$БД.$A$63];1;0))*[.H7]*[.I7]" office:value-type="string" office:string-value="" calcext:value-type="error">
            <text:p>#REF!</text:p>
          </table:table-cell>
          <table:table-cell table:style-name="ce207" table:formula="of:=(IF([.B7]=[$БД.$A$67];1;0)+IF([.D7]=[$БД.$A$67];1;0))*[.I7]" office:value-type="string" office:string-value="" calcext:value-type="error">
            <text:p>#REF!</text:p>
          </table:table-cell>
          <table:table-cell table:style-name="ce207" table:formula="of:=(IF([.B7]=[$БД.$A$68];1;0)+IF([.D7]=[$БД.$A$68];1;0))*[.I7]" office:value-type="string" office:string-value="" calcext:value-type="error">
            <text:p>#REF!</text:p>
          </table:table-cell>
          <table:table-cell table:style-name="ce207" table:formula="of:=(IF([.B7]=[$БД.$A$69];1;0)+IF([.D7]=[$БД.$A$69];1;0))*[.I7]" office:value-type="string" office:string-value="" calcext:value-type="error">
            <text:p>#REF!</text:p>
          </table:table-cell>
          <table:table-cell table:style-name="ce207" table:formula="of:=(IF([.B7]=[$БД.$A$70];1;0)+IF([.D7]=[$БД.$A$70];1;0))*[.I7]" office:value-type="string" office:string-value="" calcext:value-type="error">
            <text:p>#REF!</text:p>
          </table:table-cell>
          <table:table-cell table:style-name="ce207" table:formula="of:=(IF([.B7]=[$БД.$A$66];1;0)+IF([.D7]=[$БД.$A$66];1;0))*[.H7]*[.I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Блок питания 5в</text:p>
          </table:table-cell>
          <table:table-cell table:style-name="ce551" table:content-validation-name="val17" office:value-type="string" calcext:value-type="string">
            <text:p>Клемма</text:p>
          </table:table-cell>
          <table:table-cell table:style-name="ce534" table:content-validation-name="val5" office:value-type="string" calcext:value-type="string">
            <text:p>Управляющая плата</text:p>
          </table:table-cell>
          <table:table-cell table:style-name="ce551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5];[$БД.$A$55];[.E8]&lt;[$БД.$C$54];[$БД.$A$54];[.E8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#REF!=0;0;1)" office:value-type="string" office:string-value="" calcext:value-type="error">
            <text:p>#REF!</text:p>
          </table:table-cell>
          <table:table-cell table:number-columns-repeated="2"/>
          <table:table-cell table:style-name="ce222" table:formula="of:=(IF([.B8]=[$БД.$A$62];1;0)+IF([.D8]=[$БД.$A$62];1;0))*[.I8]*[.H8]" office:value-type="string" office:string-value="" calcext:value-type="error">
            <text:p>#REF!</text:p>
          </table:table-cell>
          <table:table-cell table:style-name="ce222" table:formula="of:=(IF([.B8]=[$БД.$A$63];1;0)+IF([.D8]=[$БД.$A$63];1;0))*[.H8]*[.I8]" office:value-type="string" office:string-value="" calcext:value-type="error">
            <text:p>#REF!</text:p>
          </table:table-cell>
          <table:table-cell table:style-name="ce207" table:formula="of:=(IF([.B8]=[$БД.$A$67];1;0)+IF([.D8]=[$БД.$A$67];1;0))*[.I8]" office:value-type="string" office:string-value="" calcext:value-type="error">
            <text:p>#REF!</text:p>
          </table:table-cell>
          <table:table-cell table:style-name="ce207" table:formula="of:=(IF([.B8]=[$БД.$A$68];1;0)+IF([.D8]=[$БД.$A$68];1;0))*[.I8]" office:value-type="string" office:string-value="" calcext:value-type="error">
            <text:p>#REF!</text:p>
          </table:table-cell>
          <table:table-cell table:style-name="ce207" table:formula="of:=(IF([.B8]=[$БД.$A$69];1;0)+IF([.D8]=[$БД.$A$69];1;0))*[.I8]" office:value-type="string" office:string-value="" calcext:value-type="error">
            <text:p>#REF!</text:p>
          </table:table-cell>
          <table:table-cell table:style-name="ce207" table:formula="of:=(IF([.B8]=[$БД.$A$70];1;0)+IF([.D8]=[$БД.$A$70];1;0))*[.I8]" office:value-type="string" office:string-value="" calcext:value-type="error">
            <text:p>#REF!</text:p>
          </table:table-cell>
          <table:table-cell table:style-name="ce207" table:formula="of:=(IF([.B8]=[$БД.$A$66];1;0)+IF([.D8]=[$БД.$A$66];1;0))*[.H8]*[.I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USB Type C</text:p>
          </table:table-cell>
          <table:table-cell table:style-name="ce534" table:content-validation-name="val5" office:value-type="string" calcext:value-type="string">
            <text:p>Управляющая плата</text:p>
          </table:table-cell>
          <table:table-cell table:style-name="ce551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2];1;0)+IF([.D9]=[$БД.$A$62];1;0))*[.I9]*[.H9]" office:value-type="float" office:value="0" calcext:value-type="float">
            <text:p>0</text:p>
          </table:table-cell>
          <table:table-cell table:style-name="ce222" table:formula="of:=(IF([.B9]=[$БД.$A$63];1;0)+IF([.D9]=[$БД.$A$63];1;0))*[.H9]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70];1;0)+IF([.D9]=[$БД.$A$70];1;0))*[.I9]" office:value-type="float" office:value="0" calcext:value-type="float">
            <text:p>0</text:p>
          </table:table-cell>
          <table:table-cell table:style-name="ce207" table:formula="of:=(IF([.B9]=[$БД.$A$66];1;0)+IF([.D9]=[$БД.$A$66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2pin</text:p>
          </table:table-cell>
          <table:table-cell table:style-name="ce534" table:content-validation-name="val5" office:value-type="string" calcext:value-type="string">
            <text:p>Вентилятор блока электроники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5];[$БД.$A$55];[.E10]&lt;[$БД.$C$54];[$БД.$A$54];[.E1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2];1;0)+IF([.D10]=[$БД.$A$62];1;0))*[.I10]*[.H10]" office:value-type="float" office:value="0" calcext:value-type="float">
            <text:p>0</text:p>
          </table:table-cell>
          <table:table-cell table:style-name="ce222" table:formula="of:=(IF([.B10]=[$БД.$A$63];1;0)+IF([.D10]=[$БД.$A$63];1;0))*[.H10]*[.I10]" office:value-type="float" office:value="0" calcext:value-type="float">
            <text:p>0</text:p>
          </table:table-cell>
          <table:table-cell table:style-name="ce207" table:formula="of:=(IF([.B10]=[$БД.$A$67];1;0)+IF([.D10]=[$БД.$A$67];1;0))*[.I10]" office:value-type="float" office:value="1" calcext:value-type="float">
            <text:p>1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70];1;0)+IF([.D10]=[$БД.$A$70];1;0))*[.I10]" office:value-type="float" office:value="0" calcext:value-type="float">
            <text:p>0</text:p>
          </table:table-cell>
          <table:table-cell table:style-name="ce207" table:formula="of:=(IF([.B10]=[$БД.$A$66];1;0)+IF([.D10]=[$БД.$A$66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Ввод питания 220в</text:p>
          </table:table-cell>
          <table:table-cell table:style-name="ce551" table:content-validation-name="val17" office:value-type="string" calcext:value-type="string">
            <text:p>Пайка</text:p>
          </table:table-cell>
          <table:table-cell table:style-name="ce534" table:content-validation-name="val5" office:value-type="string" calcext:value-type="string">
            <text:p>Вход SSR стола</text:p>
          </table:table-cell>
          <table:table-cell table:style-name="ce551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5];[$БД.$A$55];[.E11]&lt;[$БД.$C$54];[$БД.$A$54];[.E11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2];1;0)+IF([.D11]=[$БД.$A$62];1;0))*[.I11]*[.H11]" office:value-type="float" office:value="1" calcext:value-type="float">
            <text:p>1</text:p>
          </table:table-cell>
          <table:table-cell table:style-name="ce222" table:formula="of:=(IF([.B11]=[$БД.$A$63];1;0)+IF([.D11]=[$БД.$A$63];1;0))*[.H11]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70];1;0)+IF([.D11]=[$БД.$A$70];1;0))*[.I11]" office:value-type="float" office:value="0" calcext:value-type="float">
            <text:p>0</text:p>
          </table:table-cell>
          <table:table-cell table:style-name="ce207" table:formula="of:=(IF([.B11]=[$БД.$A$66];1;0)+IF([.D11]=[$БД.$A$66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Наконечник</text:p>
          </table:table-cell>
          <table:table-cell table:style-name="ce534" table:content-validation-name="val5" office:value-type="string" calcext:value-type="string">
            <text:p>Управление SSR стола</text:p>
          </table:table-cell>
          <table:table-cell table:style-name="ce551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5];[$БД.$A$55];[.E12]&lt;[$БД.$C$54];[$БД.$A$54];[.E12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2];1;0)+IF([.D12]=[$БД.$A$62];1;0))*[.I12]*[.H12]" office:value-type="float" office:value="2" calcext:value-type="float">
            <text:p>2</text:p>
          </table:table-cell>
          <table:table-cell table:style-name="ce222" table:formula="of:=(IF([.B12]=[$БД.$A$63];1;0)+IF([.D12]=[$БД.$A$63];1;0))*[.H12]*[.I12]" office:value-type="float" office:value="2" calcext:value-type="float">
            <text:p>2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70];1;0)+IF([.D12]=[$БД.$A$70];1;0))*[.I12]" office:value-type="float" office:value="0" calcext:value-type="float">
            <text:p>0</text:p>
          </table:table-cell>
          <table:table-cell table:style-name="ce207" table:formula="of:=(IF([.B12]=[$БД.$A$66];1;0)+IF([.D12]=[$БД.$A$66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SSR стола</text:p>
          </table:table-cell>
          <table:table-cell table:style-name="ce551" table:content-validation-name="val17" office:value-type="string" calcext:value-type="string">
            <text:p>Клемма</text:p>
          </table:table-cell>
          <table:table-cell table:style-name="ce534" table:content-validation-name="val5" office:value-type="string" calcext:value-type="string">
            <text:p>Нагревательный стол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5];[$БД.$A$55];[.E13]&lt;[$БД.$C$54];[$БД.$A$54];[.E13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2];1;0)+IF([.D13]=[$БД.$A$62];1;0))*[.I13]*[.H13]" office:value-type="float" office:value="1" calcext:value-type="float">
            <text:p>1</text:p>
          </table:table-cell>
          <table:table-cell table:style-name="ce222" table:formula="of:=(IF([.B13]=[$БД.$A$63];1;0)+IF([.D13]=[$БД.$A$63];1;0))*[.H13]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70];1;0)+IF([.D13]=[$БД.$A$70];1;0))*[.I13]" office:value-type="float" office:value="0" calcext:value-type="float">
            <text:p>0</text:p>
          </table:table-cell>
          <table:table-cell table:style-name="ce207" table:formula="of:=(IF([.B13]=[$БД.$A$66];1;0)+IF([.D13]=[$БД.$A$66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Ввод питания 220в</text:p>
          </table:table-cell>
          <table:table-cell table:style-name="ce551" table:content-validation-name="val17" office:value-type="string" calcext:value-type="string">
            <text:p>Пайка</text:p>
          </table:table-cell>
          <table:table-cell table:style-name="ce534" table:content-validation-name="val5" office:value-type="string" calcext:value-type="string">
            <text:p>Нагревательный стол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5];[$БД.$A$55];[.E14]&lt;[$БД.$C$54];[$БД.$A$54];[.E14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2];1;0)+IF([.D14]=[$БД.$A$62];1;0))*[.I14]*[.H14]" office:value-type="float" office:value="0" calcext:value-type="float">
            <text:p>0</text:p>
          </table:table-cell>
          <table:table-cell table:style-name="ce222" table:formula="of:=(IF([.B14]=[$БД.$A$63];1;0)+IF([.D14]=[$БД.$A$63];1;0))*[.H14]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70];1;0)+IF([.D14]=[$БД.$A$70];1;0))*[.I14]" office:value-type="float" office:value="0" calcext:value-type="float">
            <text:p>0</text:p>
          </table:table-cell>
          <table:table-cell table:style-name="ce207" table:formula="of:=(IF([.B14]=[$БД.$A$66];1;0)+IF([.D14]=[$БД.$A$66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2pin</text:p>
          </table:table-cell>
          <table:table-cell table:style-name="ce534" table:content-validation-name="val5" office:value-type="string" calcext:value-type="string">
            <text:p>Термистор стола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5];[$БД.$A$55];[.E15]&lt;[$БД.$C$54];[$БД.$A$54];[.E1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2];1;0)+IF([.D15]=[$БД.$A$62];1;0))*[.I15]*[.H15]" office:value-type="float" office:value="0" calcext:value-type="float">
            <text:p>0</text:p>
          </table:table-cell>
          <table:table-cell table:style-name="ce222" table:formula="of:=(IF([.B15]=[$БД.$A$63];1;0)+IF([.D15]=[$БД.$A$63];1;0))*[.H15]*[.I15]" office:value-type="float" office:value="0" calcext:value-type="float">
            <text:p>0</text:p>
          </table:table-cell>
          <table:table-cell table:style-name="ce207" table:formula="of:=(IF([.B15]=[$БД.$A$67];1;0)+IF([.D15]=[$БД.$A$67];1;0))*[.I15]" office:value-type="float" office:value="1" calcext:value-type="float">
            <text:p>1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70];1;0)+IF([.D15]=[$БД.$A$70];1;0))*[.I15]" office:value-type="float" office:value="0" calcext:value-type="float">
            <text:p>0</text:p>
          </table:table-cell>
          <table:table-cell table:style-name="ce207" table:formula="of:=(IF([.B15]=[$БД.$A$66];1;0)+IF([.D15]=[$БД.$A$66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40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567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567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Наконечник</text:p>
          </table:table-cell>
          <table:table-cell table:style-name="ce534" table:content-validation-name="val5" office:value-type="string" calcext:value-type="string">
            <text:p>Нагреватель хотэнда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5];[$БД.$A$55];[.E17]&lt;[$БД.$C$54];[$БД.$A$54];[.E1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2];1;0)+IF([.D17]=[$БД.$A$62];1;0))*[.I17]*[.H17]" office:value-type="float" office:value="0" calcext:value-type="float">
            <text:p>0</text:p>
          </table:table-cell>
          <table:table-cell table:style-name="ce222" table:formula="of:=(IF([.B17]=[$БД.$A$63];1;0)+IF([.D17]=[$БД.$A$63];1;0))*[.H17]*[.I17]" office:value-type="float" office:value="4" calcext:value-type="float">
            <text:p>4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70];1;0)+IF([.D17]=[$БД.$A$70];1;0))*[.I17]" office:value-type="float" office:value="0" calcext:value-type="float">
            <text:p>0</text:p>
          </table:table-cell>
          <table:table-cell table:style-name="ce207" table:formula="of:=(IF([.B17]=[$БД.$A$66];1;0)+IF([.D17]=[$БД.$A$66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2pin</text:p>
          </table:table-cell>
          <table:table-cell table:style-name="ce534" table:content-validation-name="val5" office:value-type="string" calcext:value-type="string">
            <text:p>Термистор хотэнда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5];[$БД.$A$55];[.E18]&lt;[$БД.$C$54];[$БД.$A$54];[.E1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2];1;0)+IF([.D18]=[$БД.$A$62];1;0))*[.I18]*[.H18]" office:value-type="float" office:value="0" calcext:value-type="float">
            <text:p>0</text:p>
          </table:table-cell>
          <table:table-cell table:style-name="ce222" table:formula="of:=(IF([.B18]=[$БД.$A$63];1;0)+IF([.D18]=[$БД.$A$63];1;0))*[.H18]*[.I18]" office:value-type="float" office:value="0" calcext:value-type="float">
            <text:p>0</text:p>
          </table:table-cell>
          <table:table-cell table:style-name="ce207" table:formula="of:=(IF([.B18]=[$БД.$A$67];1;0)+IF([.D18]=[$БД.$A$67];1;0))*[.I18]" office:value-type="float" office:value="2" calcext:value-type="float">
            <text:p>2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70];1;0)+IF([.D18]=[$БД.$A$70];1;0))*[.I18]" office:value-type="float" office:value="0" calcext:value-type="float">
            <text:p>0</text:p>
          </table:table-cell>
          <table:table-cell table:style-name="ce207" table:formula="of:=(IF([.B18]=[$БД.$A$66];1;0)+IF([.D18]=[$БД.$A$66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2pin</text:p>
          </table:table-cell>
          <table:table-cell table:style-name="ce534" table:content-validation-name="val5" office:value-type="string" calcext:value-type="string">
            <text:p>Вентилятор обдува хотэнда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5];[$БД.$A$55];[.E19]&lt;[$БД.$C$54];[$БД.$A$54];[.E19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2];1;0)+IF([.D19]=[$БД.$A$62];1;0))*[.I19]*[.H19]" office:value-type="float" office:value="0" calcext:value-type="float">
            <text:p>0</text:p>
          </table:table-cell>
          <table:table-cell table:style-name="ce222" table:formula="of:=(IF([.B19]=[$БД.$A$63];1;0)+IF([.D19]=[$БД.$A$63];1;0))*[.H19]*[.I19]" office:value-type="float" office:value="0" calcext:value-type="float">
            <text:p>0</text:p>
          </table:table-cell>
          <table:table-cell table:style-name="ce207" table:formula="of:=(IF([.B19]=[$БД.$A$67];1;0)+IF([.D19]=[$БД.$A$67];1;0))*[.I19]" office:value-type="float" office:value="2" calcext:value-type="float">
            <text:p>2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70];1;0)+IF([.D19]=[$БД.$A$70];1;0))*[.I19]" office:value-type="float" office:value="0" calcext:value-type="float">
            <text:p>0</text:p>
          </table:table-cell>
          <table:table-cell table:style-name="ce207" table:formula="of:=(IF([.B19]=[$БД.$A$66];1;0)+IF([.D19]=[$БД.$A$66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2pin</text:p>
          </table:table-cell>
          <table:table-cell table:style-name="ce534" table:content-validation-name="val5" office:value-type="string" calcext:value-type="string">
            <text:p>Вентилятор обдува модели</text:p>
          </table:table-cell>
          <table:table-cell table:style-name="ce551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5];[$БД.$A$55];[.E20]&lt;[$БД.$C$54];[$БД.$A$54];[.E2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2];1;0)+IF([.D20]=[$БД.$A$62];1;0))*[.I20]*[.H20]" office:value-type="float" office:value="0" calcext:value-type="float">
            <text:p>0</text:p>
          </table:table-cell>
          <table:table-cell table:style-name="ce222" table:formula="of:=(IF([.B20]=[$БД.$A$63];1;0)+IF([.D20]=[$БД.$A$63];1;0))*[.H20]*[.I20]" office:value-type="float" office:value="0" calcext:value-type="float">
            <text:p>0</text:p>
          </table:table-cell>
          <table:table-cell table:style-name="ce207" table:formula="of:=(IF([.B20]=[$БД.$A$67];1;0)+IF([.D20]=[$БД.$A$67];1;0))*[.I20]" office:value-type="float" office:value="2" calcext:value-type="float">
            <text:p>2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70];1;0)+IF([.D20]=[$БД.$A$70];1;0))*[.I20]" office:value-type="float" office:value="0" calcext:value-type="float">
            <text:p>0</text:p>
          </table:table-cell>
          <table:table-cell table:style-name="ce207" table:formula="of:=(IF([.B20]=[$БД.$A$66];1;0)+IF([.D20]=[$БД.$A$66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4pin</text:p>
          </table:table-cell>
          <table:table-cell table:style-name="ce534" table:content-validation-name="val5" office:value-type="string" calcext:value-type="string">
            <text:p>Мотор экструдера</text:p>
          </table:table-cell>
          <table:table-cell table:style-name="ce55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5];[$БД.$A$55];[.E21]&lt;[$БД.$C$54];[$БД.$A$54];[.E21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2];1;0)+IF([.D21]=[$БД.$A$62];1;0))*[.I21]*[.H21]" office:value-type="float" office:value="0" calcext:value-type="float">
            <text:p>0</text:p>
          </table:table-cell>
          <table:table-cell table:style-name="ce222" table:formula="of:=(IF([.B21]=[$БД.$A$63];1;0)+IF([.D21]=[$БД.$A$63];1;0))*[.H21]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0" calcext:value-type="float">
            <text:p>0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70];1;0)+IF([.D21]=[$БД.$A$70];1;0))*[.I21]" office:value-type="float" office:value="2" calcext:value-type="float">
            <text:p>2</text:p>
          </table:table-cell>
          <table:table-cell table:style-name="ce207" table:formula="of:=(IF([.B21]=[$БД.$A$66];1;0)+IF([.D21]=[$БД.$A$66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40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567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567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4pin</text:p>
          </table:table-cell>
          <table:table-cell table:style-name="ce534" table:content-validation-name="val5" office:value-type="string" calcext:value-type="string">
            <text:p>Мотор оси X</text:p>
          </table:table-cell>
          <table:table-cell table:style-name="ce55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5];[$БД.$A$55];[.E23]&lt;[$БД.$C$54];[$БД.$A$54];[.E23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2];1;0)+IF([.D23]=[$БД.$A$62];1;0))*[.I23]*[.H23]" office:value-type="float" office:value="0" calcext:value-type="float">
            <text:p>0</text:p>
          </table:table-cell>
          <table:table-cell table:style-name="ce222" table:formula="of:=(IF([.B23]=[$БД.$A$63];1;0)+IF([.D23]=[$БД.$A$63];1;0))*[.H23]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0" calcext:value-type="float">
            <text:p>0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70];1;0)+IF([.D23]=[$БД.$A$70];1;0))*[.I23]" office:value-type="float" office:value="2" calcext:value-type="float">
            <text:p>2</text:p>
          </table:table-cell>
          <table:table-cell table:style-name="ce207" table:formula="of:=(IF([.B23]=[$БД.$A$66];1;0)+IF([.D23]=[$БД.$A$66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4pin</text:p>
          </table:table-cell>
          <table:table-cell table:style-name="ce534" table:content-validation-name="val5" office:value-type="string" calcext:value-type="string">
            <text:p>Мотор оси Y</text:p>
          </table:table-cell>
          <table:table-cell table:style-name="ce55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5];[$БД.$A$55];[.E24]&lt;[$БД.$C$54];[$БД.$A$54];[.E2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2];1;0)+IF([.D24]=[$БД.$A$62];1;0))*[.I24]*[.H24]" office:value-type="float" office:value="0" calcext:value-type="float">
            <text:p>0</text:p>
          </table:table-cell>
          <table:table-cell table:style-name="ce222" table:formula="of:=(IF([.B24]=[$БД.$A$63];1;0)+IF([.D24]=[$БД.$A$63];1;0))*[.H24]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0" calcext:value-type="float">
            <text:p>0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70];1;0)+IF([.D24]=[$БД.$A$70];1;0))*[.I24]" office:value-type="float" office:value="1" calcext:value-type="float">
            <text:p>1</text:p>
          </table:table-cell>
          <table:table-cell table:style-name="ce207" table:formula="of:=(IF([.B24]=[$БД.$A$66];1;0)+IF([.D24]=[$БД.$A$66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4pin</text:p>
          </table:table-cell>
          <table:table-cell table:style-name="ce534" table:content-validation-name="val5" office:value-type="string" calcext:value-type="string">
            <text:p>Мотор оси Z</text:p>
          </table:table-cell>
          <table:table-cell table:style-name="ce551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5];[$БД.$A$55];[.E25]&lt;[$БД.$C$54];[$БД.$A$54];[.E2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2];1;0)+IF([.D25]=[$БД.$A$62];1;0))*[.I25]*[.H25]" office:value-type="float" office:value="0" calcext:value-type="float">
            <text:p>0</text:p>
          </table:table-cell>
          <table:table-cell table:style-name="ce222" table:formula="of:=(IF([.B25]=[$БД.$A$63];1;0)+IF([.D25]=[$БД.$A$63];1;0))*[.H25]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0" calcext:value-type="float">
            <text:p>0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70];1;0)+IF([.D25]=[$БД.$A$70];1;0))*[.I25]" office:value-type="float" office:value="2" calcext:value-type="float">
            <text:p>2</text:p>
          </table:table-cell>
          <table:table-cell table:style-name="ce207" table:formula="of:=(IF([.B25]=[$БД.$A$66];1;0)+IF([.D25]=[$БД.$A$66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3pin</text:p>
          </table:table-cell>
          <table:table-cell table:style-name="ce534" table:content-validation-name="val5" office:value-type="string" calcext:value-type="string">
            <text:p>Концевик оси Х</text:p>
          </table:table-cell>
          <table:table-cell table:style-name="ce551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5];[$БД.$A$55];[.E26]&lt;[$БД.$C$54];[$БД.$A$54];[.E26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2];1;0)+IF([.D26]=[$БД.$A$62];1;0))*[.I26]*[.H26]" office:value-type="float" office:value="0" calcext:value-type="float">
            <text:p>0</text:p>
          </table:table-cell>
          <table:table-cell table:style-name="ce222" table:formula="of:=(IF([.B26]=[$БД.$A$63];1;0)+IF([.D26]=[$БД.$A$63];1;0))*[.H26]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0" calcext:value-type="float">
            <text:p>0</text:p>
          </table:table-cell>
          <table:table-cell table:style-name="ce207" table:formula="of:=(IF([.B26]=[$БД.$A$68];1;0)+IF([.D26]=[$БД.$A$68];1;0))*[.I26]" office:value-type="float" office:value="2" calcext:value-type="float">
            <text:p>2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70];1;0)+IF([.D26]=[$БД.$A$70];1;0))*[.I26]" office:value-type="float" office:value="0" calcext:value-type="float">
            <text:p>0</text:p>
          </table:table-cell>
          <table:table-cell table:style-name="ce207" table:formula="of:=(IF([.B26]=[$БД.$A$66];1;0)+IF([.D26]=[$БД.$A$66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3pin</text:p>
          </table:table-cell>
          <table:table-cell table:style-name="ce534" table:content-validation-name="val5" office:value-type="string" calcext:value-type="string">
            <text:p>Концевик оси Y</text:p>
          </table:table-cell>
          <table:table-cell table:style-name="ce551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5];[$БД.$A$55];[.E27]&lt;[$БД.$C$54];[$БД.$A$54];[.E2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2];1;0)+IF([.D27]=[$БД.$A$62];1;0))*[.I27]*[.H27]" office:value-type="float" office:value="0" calcext:value-type="float">
            <text:p>0</text:p>
          </table:table-cell>
          <table:table-cell table:style-name="ce222" table:formula="of:=(IF([.B27]=[$БД.$A$63];1;0)+IF([.D27]=[$БД.$A$63];1;0))*[.H27]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0" calcext:value-type="float">
            <text:p>0</text:p>
          </table:table-cell>
          <table:table-cell table:style-name="ce207" table:formula="of:=(IF([.B27]=[$БД.$A$68];1;0)+IF([.D27]=[$БД.$A$68];1;0))*[.I27]" office:value-type="float" office:value="1" calcext:value-type="float">
            <text:p>1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70];1;0)+IF([.D27]=[$БД.$A$70];1;0))*[.I27]" office:value-type="float" office:value="0" calcext:value-type="float">
            <text:p>0</text:p>
          </table:table-cell>
          <table:table-cell table:style-name="ce207" table:formula="of:=(IF([.B27]=[$БД.$A$66];1;0)+IF([.D27]=[$БД.$A$66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534" table:content-validation-name="val16" office:value-type="string" calcext:value-type="string">
            <text:p>Материнская плата</text:p>
          </table:table-cell>
          <table:table-cell table:style-name="ce551" table:content-validation-name="val17" office:value-type="string" calcext:value-type="string">
            <text:p>xh2.54 3pin</text:p>
          </table:table-cell>
          <table:table-cell table:style-name="ce534" table:content-validation-name="val5" office:value-type="string" calcext:value-type="string">
            <text:p>Концевик оси Z</text:p>
          </table:table-cell>
          <table:table-cell table:style-name="ce551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5];[$БД.$A$55];[.E28]&lt;[$БД.$C$54];[$БД.$A$54];[.E2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2];1;0)+IF([.D28]=[$БД.$A$62];1;0))*[.I28]*[.H28]" office:value-type="float" office:value="0" calcext:value-type="float">
            <text:p>0</text:p>
          </table:table-cell>
          <table:table-cell table:style-name="ce222" table:formula="of:=(IF([.B28]=[$БД.$A$63];1;0)+IF([.D28]=[$БД.$A$63];1;0))*[.H28]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0" calcext:value-type="float">
            <text:p>0</text:p>
          </table:table-cell>
          <table:table-cell table:style-name="ce207" table:formula="of:=(IF([.B28]=[$БД.$A$68];1;0)+IF([.D28]=[$БД.$A$68];1;0))*[.I28]" office:value-type="float" office:value="2" calcext:value-type="float">
            <text:p>2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70];1;0)+IF([.D28]=[$БД.$A$70];1;0))*[.I28]" office:value-type="float" office:value="0" calcext:value-type="float">
            <text:p>0</text:p>
          </table:table-cell>
          <table:table-cell table:style-name="ce207" table:formula="of:=(IF([.B28]=[$БД.$A$66];1;0)+IF([.D28]=[$БД.$A$66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string" office:string-value="" calcext:value-type="error">
            <text:p>#REF!</text:p>
          </table:table-cell>
          <table:table-cell table:style-name="ce207" table:formula="of:=SUM([.M4:.M28])" office:value-type="string" office:string-value="" calcext:value-type="error">
            <text:p>#REF!</text:p>
          </table:table-cell>
          <table:table-cell table:style-name="ce207" table:formula="of:=SUM([.N4:.N28])" office:value-type="string" office:string-value="" calcext:value-type="error">
            <text:p>#REF!</text:p>
          </table:table-cell>
          <table:table-cell table:style-name="ce207" table:formula="of:=SUM([.O4:.O28])" office:value-type="string" office:string-value="" calcext:value-type="error">
            <text:p>#REF!</text:p>
          </table:table-cell>
          <table:table-cell table:style-name="ce207" table:formula="of:=SUM([.P4:.P28])" office:value-type="string" office:string-value="" calcext:value-type="error">
            <text:p>#REF!</text:p>
          </table:table-cell>
          <table:table-cell table:style-name="ce207" table:formula="of:=SUM([.Q4:.Q28])" office:value-type="string" office:string-value="" calcext:value-type="error">
            <text:p>#REF!</text:p>
          </table:table-cell>
          <table:table-cell table:style-name="ce207" table:formula="of:=SUM([.R4:.R28])" office:value-type="string" office:string-value="" calcext:value-type="error">
            <text:p>#REF!</text:p>
          </table:table-cell>
          <table:table-cell table:style-name="Default" table:number-columns-repeated="1006"/>
        </table:table-row>
        <table:table-row table:style-name="ro8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51" table:default-cell-style-name="ce706"/>
        <table:table-column table:style-name="co73" table:default-cell-style-name="ce706"/>
        <table:table-column table:style-name="co49" table:number-columns-repeated="2" table:default-cell-style-name="ce706"/>
        <table:table-column table:style-name="co9" table:default-cell-style-name="ce706"/>
        <table:table-column table:style-name="co10" table:default-cell-style-name="ce706"/>
        <table:table-column table:style-name="co9" table:default-cell-style-name="ce706"/>
        <table:table-column table:style-name="co7" table:default-cell-style-name="ce706"/>
        <table:table-column table:style-name="co5" table:default-cell-style-name="ce706"/>
        <table:table-column table:style-name="co74" table:visibility="collapse" table:default-cell-style-name="ce706"/>
        <table:table-column table:style-name="co75" table:visibility="collapse" table:default-cell-style-name="ce706"/>
        <table:table-column table:style-name="co76" table:visibility="collapse" table:default-cell-style-name="ce706"/>
        <table:table-column table:style-name="co5" table:number-columns-repeated="1012" table:default-cell-style-name="ce706"/>
        <table:table-row table:style-name="ro41">
          <table:table-cell table:style-name="ce592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зводителя.</text:p>
          </table:table-cell>
          <table:covered-table-cell table:number-columns-repeated="7" table:style-name="ce393"/>
          <table:table-cell table:number-columns-repeated="1016"/>
        </table:table-row>
        <table:table-row table:style-name="ro12">
          <table:table-cell table:style-name="ce284" office:value-type="string" calcext:value-type="string">
            <text:p>Обозначение</text:p>
          </table:table-cell>
          <table:table-cell table:style-name="ce284" office:value-type="string" calcext:value-type="string">
            <text:p>Наименование</text:p>
          </table:table-cell>
          <table:table-cell table:style-name="ce284" office:value-type="string" calcext:value-type="string">
            <text:p>Ширина</text:p>
          </table:table-cell>
          <table:table-cell table:style-name="ce284" office:value-type="string" calcext:value-type="string">
            <text:p>Высота</text:p>
          </table:table-cell>
          <table:table-cell table:style-name="ce284" office:value-type="string" calcext:value-type="string">
            <text:p>Площадь единицы</text:p>
          </table:table-cell>
          <table:table-cell table:style-name="ce284" office:value-type="string" calcext:value-type="string">
            <text:p>Ед.</text:p>
          </table:table-cell>
          <table:table-cell table:style-name="ce284" office:value-type="string" calcext:value-type="string">
            <text:p>Площадь общая</text:p>
          </table:table-cell>
          <table:table-cell table:style-name="ce284" office:value-type="string" calcext:value-type="string">
            <text:p>Цена общая</text:p>
          </table:table-cell>
          <table:table-cell/>
          <table:table-cell table:style-name="ce613" office:value-type="string" calcext:value-type="string" table:number-columns-spanned="3" table:number-rows-spanned="1">
            <text:p>Генератор ссылки</text:p>
          </table:table-cell>
          <table:covered-table-cell table:number-columns-repeated="2" table:style-name="ce393"/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1</text:p>
          </table:table-cell>
          <table:table-cell table:style-name="ce602" office:value-type="string" calcext:value-type="string">
            <text:p><text:span text:style-name="T22">Enclosure f</text:span>ront panel</text:p>
          </table:table-cell>
          <table:table-cell table:style-name="ce728" table:formula="of:=[$'Профиль алюминиевый'.C5]+8" office:value-type="float" office:value="678" calcext:value-type="float">
            <text:p>678 мм</text:p>
          </table:table-cell>
          <table:table-cell table:style-name="ce728" table:formula="of:=[$'Профиль алюминиевый'.C9]+20+4" office:value-type="float" office:value="464" calcext:value-type="float">
            <text:p>464 мм</text:p>
          </table:table-cell>
          <table:table-cell table:style-name="ce729" table:formula="of:=[.C3]*[.D3]/1000000" office:value-type="float" office:value="0.314592" calcext:value-type="float">
            <text:p>0,31 м²</text:p>
          </table:table-cell>
          <table:table-cell table:style-name="ce307" office:value-type="float" office:value="1" calcext:value-type="float">
            <text:p>1</text:p>
          </table:table-cell>
          <table:table-cell table:style-name="ce730" table:formula="of:=[.E3]*[.F3]" office:value-type="float" office:value="0.314592" calcext:value-type="float">
            <text:p>0,31 м²</text:p>
          </table:table-cell>
          <table:table-cell table:style-name="ce731" table:formula="of:=[.G3]*[$БД.$B$49]" office:value-type="currency" office:currency="RUB" office:value="1017.70512" calcext:value-type="currency">
            <text:p>1 017,71 ₽</text:p>
          </table:table-cell>
          <table:table-cell/>
          <table:table-cell table:style-name="ce393" office:value-type="string" calcext:value-type="string">
            <text:p>Параметр</text:p>
          </table:table-cell>
          <table:table-cell table:style-name="ce393" office:value-type="string" calcext:value-type="string">
            <text:p>Значение ods</text:p>
          </table:table-cell>
          <table:table-cell table:style-name="ce393" office:value-type="string" calcext:value-type="string">
            <text:p>Значение ссылка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2</text:p>
          </table:table-cell>
          <table:table-cell table:style-name="ce602" office:value-type="string" calcext:value-type="string">
            <text:p><text:span text:style-name="T22">Enclosure m</text:span>iddle panel</text:p>
          </table:table-cell>
          <table:table-cell table:style-name="ce728" table:formula="of:=[.C3]-8" office:value-type="float" office:value="670" calcext:value-type="float">
            <text:p>670 мм</text:p>
          </table:table-cell>
          <table:table-cell table:style-name="ce728" table:formula="of:=[$'Профиль алюминиевый'.C15]+20" office:value-type="float" office:value="410" calcext:value-type="float">
            <text:p>410 мм</text:p>
          </table:table-cell>
          <table:table-cell table:style-name="ce729" table:formula="of:=[.C4]*[.D4]/1000000" office:value-type="float" office:value="0.2747" calcext:value-type="float">
            <text:p>0,27 м²</text:p>
          </table:table-cell>
          <table:table-cell table:style-name="ce307" office:value-type="float" office:value="1" calcext:value-type="float">
            <text:p>1</text:p>
          </table:table-cell>
          <table:table-cell table:style-name="ce730" table:formula="of:=[.E4]*[.F4]" office:value-type="float" office:value="0.2747" calcext:value-type="float">
            <text:p>0,27 м²</text:p>
          </table:table-cell>
          <table:table-cell table:style-name="ce731" table:formula="of:=[.G4]*[$БД.$B$49]" office:value-type="currency" office:currency="RUB" office:value="888.6545" calcext:value-type="currency">
            <text:p>888,65 ₽</text:p>
          </table:table-cell>
          <table:table-cell/>
          <table:table-cell table:style-name="ce393" office:value-type="string" calcext:value-type="string">
            <text:p>file_path</text:p>
          </table:table-cell>
          <table:table-cell table:style-name="ce393"/>
          <table:table-cell table:style-name="ce393" table:formula="of:=COM.MICROSOFT.TEXTJOIN(&quot;&quot;;1;&quot;http://k3d.tech/vostok/releases/&quot;;[$БД.E1];&quot;/v&quot;;[$БД.F1];&quot;_dxf_generator.html#lang=false&quot;)" office:value-type="string" office:string-value="http://k3d.tech/vostok/releases/087b/v0.8.7b_dxf_generator.html#lang=false" calcext:value-type="string">
            <text:p>http://k3d.tech/vostok/releases/087b/v0.8.7b_dxf_generator.html#lang=fals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3</text:p>
          </table:table-cell>
          <table:table-cell table:style-name="ce602" office:value-type="string" calcext:value-type="string">
            <text:p><text:span text:style-name="T22">Enclosure b</text:span>ack panel</text:p>
          </table:table-cell>
          <table:table-cell table:style-name="ce728" table:formula="of:=[.C3]" office:value-type="float" office:value="678" calcext:value-type="float">
            <text:p>678 мм</text:p>
          </table:table-cell>
          <table:table-cell table:style-name="ce728" table:formula="of:=[.D3]" office:value-type="float" office:value="464" calcext:value-type="float">
            <text:p>464 мм</text:p>
          </table:table-cell>
          <table:table-cell table:style-name="ce729" table:formula="of:=[.C5]*[.D5]/1000000" office:value-type="float" office:value="0.314592" calcext:value-type="float">
            <text:p>0,31 м²</text:p>
          </table:table-cell>
          <table:table-cell table:style-name="ce307" office:value-type="float" office:value="1" calcext:value-type="float">
            <text:p>1</text:p>
          </table:table-cell>
          <table:table-cell table:style-name="ce730" table:formula="of:=[.E5]*[.F5]" office:value-type="float" office:value="0.314592" calcext:value-type="float">
            <text:p>0,31 м²</text:p>
          </table:table-cell>
          <table:table-cell table:style-name="ce731" table:formula="of:=[.G5]*[$БД.$B$49]" office:value-type="currency" office:currency="RUB" office:value="1017.70512" calcext:value-type="currency">
            <text:p>1 017,71 ₽</text:p>
          </table:table-cell>
          <table:table-cell/>
          <table:table-cell table:style-name="ce393"/>
          <table:table-cell table:style-name="ce734"/>
          <table:table-cell table:style-name="ce393"/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4</text:p>
          </table:table-cell>
          <table:table-cell table:style-name="ce602" office:value-type="string" calcext:value-type="string">
            <text:p><text:span text:style-name="T22">Enclosure u</text:span>pper panel</text:p>
          </table:table-cell>
          <table:table-cell table:style-name="ce728" table:formula="of:=[.C3]-8" office:value-type="float" office:value="670" calcext:value-type="float">
            <text:p>670 мм</text:p>
          </table:table-cell>
          <table:table-cell table:style-name="ce728" table:formula="of:=[$'Профиль алюминиевый'.C4]+40" office:value-type="float" office:value="490" calcext:value-type="float">
            <text:p>490 мм</text:p>
          </table:table-cell>
          <table:table-cell table:style-name="ce729" table:formula="of:=[.C6]*[.D6]/1000000" office:value-type="float" office:value="0.3283" calcext:value-type="float">
            <text:p>0,33 м²</text:p>
          </table:table-cell>
          <table:table-cell table:style-name="ce307" office:value-type="float" office:value="1" calcext:value-type="float">
            <text:p>1</text:p>
          </table:table-cell>
          <table:table-cell table:style-name="ce730" table:formula="of:=[.E6]*[.F6]" office:value-type="float" office:value="0.3283" calcext:value-type="float">
            <text:p>0,33 м²</text:p>
          </table:table-cell>
          <table:table-cell table:style-name="ce731" table:formula="of:=[.G6]*[$БД.$B$49]" office:value-type="currency" office:currency="RUB" office:value="1062.0505" calcext:value-type="currency">
            <text:p>1 062,05 ₽</text:p>
          </table:table-cell>
          <table:table-cell/>
          <table:table-cell table:style-name="ce393" office:value-type="string" calcext:value-type="string">
            <text:p>y_size</text:p>
          </table:table-cell>
          <table:table-cell table:style-name="ce734" table:formula="of:=[$'Профиль алюминиевый'.C4]" office:value-type="float" office:value="450" calcext:value-type="float">
            <text:p>450</text:p>
          </table:table-cell>
          <table:table-cell table:style-name="ce393" table:formula="of:=COM.MICROSOFT.TEXTJOIN(&quot;=&quot;; 0; [.J6:.K6])" office:value-type="string" office:string-value="y_size=450" calcext:value-type="string">
            <text:p>y_size=450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5</text:p>
          </table:table-cell>
          <table:table-cell table:style-name="ce602" office:value-type="string" calcext:value-type="string">
            <text:p><text:span text:style-name="T22">Enclosure l</text:span>ower panel</text:p>
          </table:table-cell>
          <table:table-cell table:style-name="ce728" table:formula="of:=[.C4]" office:value-type="float" office:value="670" calcext:value-type="float">
            <text:p>670 мм</text:p>
          </table:table-cell>
          <table:table-cell table:style-name="ce728" table:formula="of:=[.D6]-92" office:value-type="float" office:value="398" calcext:value-type="float">
            <text:p>398 мм</text:p>
          </table:table-cell>
          <table:table-cell table:style-name="ce729" table:formula="of:=[.C7]*[.D7]/1000000" office:value-type="float" office:value="0.26666" calcext:value-type="float">
            <text:p>0,27 м²</text:p>
          </table:table-cell>
          <table:table-cell table:style-name="ce307" office:value-type="float" office:value="1" calcext:value-type="float">
            <text:p>1</text:p>
          </table:table-cell>
          <table:table-cell table:style-name="ce730" table:formula="of:=[.E7]*[.F7]" office:value-type="float" office:value="0.26666" calcext:value-type="float">
            <text:p>0,27 м²</text:p>
          </table:table-cell>
          <table:table-cell table:style-name="ce731" table:formula="of:=[.G7]*[$БД.$B$49]" office:value-type="currency" office:currency="RUB" office:value="862.6451" calcext:value-type="currency">
            <text:p>862,65 ₽</text:p>
          </table:table-cell>
          <table:table-cell/>
          <table:table-cell table:style-name="ce393" office:value-type="string" calcext:value-type="string">
            <text:p>x_size</text:p>
          </table:table-cell>
          <table:table-cell table:style-name="ce735" table:formula="of:=[$'Профиль алюминиевый'.C5]" office:value-type="float" office:value="670" calcext:value-type="float">
            <text:p>670 мм</text:p>
          </table:table-cell>
          <table:table-cell table:style-name="ce393" table:formula="of:=COM.MICROSOFT.TEXTJOIN(&quot;=&quot;; 0; [.J7:.K7])" office:value-type="string" office:string-value="x_size=670" calcext:value-type="string">
            <text:p>x_size=670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6</text:p>
          </table:table-cell>
          <table:table-cell table:style-name="ce602" office:value-type="string" calcext:value-type="string">
            <text:p><text:span text:style-name="T22">Enclosure s</text:span>ide panel</text:p>
          </table:table-cell>
          <table:table-cell table:style-name="ce728" table:formula="of:=[.D6]" office:value-type="float" office:value="490" calcext:value-type="float">
            <text:p>490 мм</text:p>
          </table:table-cell>
          <table:table-cell table:style-name="ce728" table:formula="of:=[.D3]" office:value-type="float" office:value="464" calcext:value-type="float">
            <text:p>464 мм</text:p>
          </table:table-cell>
          <table:table-cell table:style-name="ce729" table:formula="of:=[.C8]*[.D8]/1000000" office:value-type="float" office:value="0.22736" calcext:value-type="float">
            <text:p>0,23 м²</text:p>
          </table:table-cell>
          <table:table-cell table:style-name="ce307" office:value-type="float" office:value="2" calcext:value-type="float">
            <text:p>2</text:p>
          </table:table-cell>
          <table:table-cell table:style-name="ce730" table:formula="of:=[.E8]*[.F8]" office:value-type="float" office:value="0.45472" calcext:value-type="float">
            <text:p>0,45 м²</text:p>
          </table:table-cell>
          <table:table-cell table:style-name="ce731" table:formula="of:=[.G8]*[$БД.$B$49]" office:value-type="currency" office:currency="RUB" office:value="1471.0192" calcext:value-type="currency">
            <text:p>1 471,02 ₽</text:p>
          </table:table-cell>
          <table:table-cell/>
          <table:table-cell table:style-name="ce393" office:value-type="string" calcext:value-type="string">
            <text:p>z_size</text:p>
          </table:table-cell>
          <table:table-cell table:style-name="ce735" table:formula="of:=[$'Профиль алюминиевый'.C9]" office:value-type="float" office:value="440" calcext:value-type="float">
            <text:p>440 мм</text:p>
          </table:table-cell>
          <table:table-cell table:style-name="ce393" table:formula="of:=COM.MICROSOFT.TEXTJOIN(&quot;=&quot;; 0; [.J8:.K8])" office:value-type="string" office:string-value="z_size=440" calcext:value-type="string">
            <text:p>z_size=440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7-01</text:p>
          </table:table-cell>
          <table:table-cell table:style-name="ce602" office:value-type="string" calcext:value-type="string">
            <text:p><text:span text:style-name="T22">Enclosure f</text:span>ront door panel</text:p>
          </table:table-cell>
          <table:table-cell table:style-name="ce728" table:formula="of:=([.C3]-260)/2" office:value-type="float" office:value="209" calcext:value-type="float">
            <text:p>209 мм</text:p>
          </table:table-cell>
          <table:table-cell table:style-name="ce728" table:formula="of:=[.D3]-136" office:value-type="float" office:value="328" calcext:value-type="float">
            <text:p>328 мм</text:p>
          </table:table-cell>
          <table:table-cell table:style-name="ce729" table:formula="of:=[.C9]*[.D9]/1000000" office:value-type="float" office:value="0.068552" calcext:value-type="float">
            <text:p>0,07 м²</text:p>
          </table:table-cell>
          <table:table-cell table:style-name="ce307" office:value-type="float" office:value="2" calcext:value-type="float">
            <text:p>2</text:p>
          </table:table-cell>
          <table:table-cell table:style-name="ce730" table:formula="of:=[.E9]*[.F9]" office:value-type="float" office:value="0.137104" calcext:value-type="float">
            <text:p>0,14 м²</text:p>
          </table:table-cell>
          <table:table-cell table:style-name="ce731" table:formula="of:=[.G9]*[$БД.$B$49]" office:value-type="currency" office:currency="RUB" office:value="443.53144" calcext:value-type="currency">
            <text:p>443,53 ₽</text:p>
          </table:table-cell>
          <table:table-cell/>
          <table:table-cell table:style-name="ce393" office:value-type="string" calcext:value-type="string">
            <text:p>is_idex</text:p>
          </table:table-cell>
          <table:table-cell table:style-name="ce734" table:formula="of:=IF([$Настройки.B3]=2;&quot;true&quot;;&quot;false&quot;)" office:value-type="string" office:string-value="true" calcext:value-type="string">
            <text:p>true</text:p>
          </table:table-cell>
          <table:table-cell table:style-name="ce393" table:formula="of:=COM.MICROSOFT.TEXTJOIN(&quot;=&quot;; 0; [.J9:.K9])" office:value-type="string" office:string-value="is_idex=true" calcext:value-type="string">
            <text:p>is_idex=tru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7-04-09-01</text:p>
          </table:table-cell>
          <table:table-cell table:style-name="ce602" office:value-type="string" calcext:value-type="string">
            <text:p><text:span text:style-name="T22">Enclosure b</text:span>ack door panel</text:p>
          </table:table-cell>
          <table:table-cell table:style-name="ce728" office:value-type="float" office:value="433" calcext:value-type="float">
            <text:p>433 мм</text:p>
          </table:table-cell>
          <table:table-cell table:style-name="ce728" office:value-type="float" office:value="258" calcext:value-type="float">
            <text:p>258 мм</text:p>
          </table:table-cell>
          <table:table-cell table:style-name="ce729" table:formula="of:=[.C10]*[.D10]/1000000" office:value-type="float" office:value="0.111714" calcext:value-type="float">
            <text:p>0,11 м²</text:p>
          </table:table-cell>
          <table:table-cell table:style-name="ce307" office:value-type="float" office:value="1" calcext:value-type="float">
            <text:p>1</text:p>
          </table:table-cell>
          <table:table-cell table:style-name="ce730" table:formula="of:=[.E10]*[.F10]" office:value-type="float" office:value="0.111714" calcext:value-type="float">
            <text:p>0,11 м²</text:p>
          </table:table-cell>
          <table:table-cell table:style-name="ce731" table:formula="of:=[.G10]*[$БД.$B$49]" office:value-type="currency" office:currency="RUB" office:value="361.39479" calcext:value-type="currency">
            <text:p>361,39 ₽</text:p>
          </table:table-cell>
          <table:table-cell/>
          <table:table-cell table:style-name="ce393" office:value-type="string" calcext:value-type="string">
            <text:p>chamberEnabled</text:p>
          </table:table-cell>
          <table:table-cell table:style-name="ce734" office:value-type="string" calcext:value-type="string">
            <text:p>true</text:p>
          </table:table-cell>
          <table:table-cell table:style-name="ce393" table:formula="of:=COM.MICROSOFT.TEXTJOIN(&quot;=&quot;; 0; [.J10:.K10])" office:value-type="string" office:string-value="chamberEnabled=true" calcext:value-type="string">
            <text:p>chamberEnabled=tru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5-07-02</text:p>
          </table:table-cell>
          <table:table-cell table:style-name="ce602" office:value-type="string" calcext:value-type="string">
            <text:p>Enclosure top front panel</text:p>
          </table:table-cell>
          <table:table-cell table:style-name="ce728" table:formula="of:=[.C3]/2" office:value-type="float" office:value="339" calcext:value-type="float">
            <text:p>339 мм</text:p>
          </table:table-cell>
          <table:table-cell table:style-name="ce728" office:value-type="float" office:value="240" calcext:value-type="float">
            <text:p>240 мм</text:p>
          </table:table-cell>
          <table:table-cell table:style-name="ce729" table:formula="of:=[.C11]*[.D11]/1000000" office:value-type="float" office:value="0.08136" calcext:value-type="float">
            <text:p>0,08 м²</text:p>
          </table:table-cell>
          <table:table-cell table:style-name="ce307" office:value-type="float" office:value="4" calcext:value-type="float">
            <text:p>4</text:p>
          </table:table-cell>
          <table:table-cell table:style-name="ce730" table:formula="of:=[.E11]*[.F11]" office:value-type="float" office:value="0.32544" calcext:value-type="float">
            <text:p>0,33 м²</text:p>
          </table:table-cell>
          <table:table-cell table:style-name="ce731" table:formula="of:=[.G11]*[$БД.$B$49]" office:value-type="currency" office:currency="RUB" office:value="1052.7984" calcext:value-type="currency">
            <text:p>1 052,80 ₽</text:p>
          </table:table-cell>
          <table:table-cell/>
          <table:table-cell table:style-name="ce393" office:value-type="string" calcext:value-type="string">
            <text:p>domeEnabled</text:p>
          </table:table-cell>
          <table:table-cell table:style-name="ce734" office:value-type="string" calcext:value-type="string">
            <text:p>true</text:p>
          </table:table-cell>
          <table:table-cell table:style-name="ce393" table:formula="of:=COM.MICROSOFT.TEXTJOIN(&quot;=&quot;; 0; [.J11:.K11])" office:value-type="string" office:string-value="domeEnabled=true" calcext:value-type="string">
            <text:p>domeEnabled=true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5-07-03</text:p>
          </table:table-cell>
          <table:table-cell table:style-name="ce602" office:value-type="string" calcext:value-type="string">
            <text:p>Enclosure top side panel</text:p>
          </table:table-cell>
          <table:table-cell table:style-name="ce728" table:formula="of:=[.C8]" office:value-type="float" office:value="490" calcext:value-type="float">
            <text:p>490 мм</text:p>
          </table:table-cell>
          <table:table-cell table:style-name="ce728" table:formula="of:=[.D11]" office:value-type="float" office:value="240" calcext:value-type="float">
            <text:p>240 мм</text:p>
          </table:table-cell>
          <table:table-cell table:style-name="ce729" table:formula="of:=[.C12]*[.D12]/1000000" office:value-type="float" office:value="0.1176" calcext:value-type="float">
            <text:p>0,12 м²</text:p>
          </table:table-cell>
          <table:table-cell table:style-name="ce307" office:value-type="float" office:value="2" calcext:value-type="float">
            <text:p>2</text:p>
          </table:table-cell>
          <table:table-cell table:style-name="ce730" table:formula="of:=[.E12]*[.F12]" office:value-type="float" office:value="0.2352" calcext:value-type="float">
            <text:p>0,24 м²</text:p>
          </table:table-cell>
          <table:table-cell table:style-name="ce731" table:formula="of:=[.G12]*[$БД.$B$49]" office:value-type="currency" office:currency="RUB" office:value="760.872" calcext:value-type="currency">
            <text:p>760,87 ₽</text:p>
          </table:table-cell>
          <table:table-cell/>
          <table:table-cell table:style-name="ce393" office:value-type="string" calcext:value-type="string">
            <text:p>thn</text:p>
          </table:table-cell>
          <table:table-cell table:style-name="ce736" table:formula="of:=[$Настройки.B22]" office:value-type="float" office:value="4" calcext:value-type="float">
            <text:p>4 мм</text:p>
          </table:table-cell>
          <table:table-cell table:style-name="ce393" table:formula="of:=COM.MICROSOFT.TEXTJOIN(&quot;=&quot;; 0; [.J12:.K12])" office:value-type="string" office:string-value="thn=4" calcext:value-type="string">
            <text:p>thn=4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602" office:value-type="string" calcext:value-type="string">
            <text:p>V05-07-04</text:p>
          </table:table-cell>
          <table:table-cell table:style-name="ce602" office:value-type="string" calcext:value-type="string">
            <text:p>Enclosure top upper panel</text:p>
          </table:table-cell>
          <table:table-cell table:style-name="ce728" table:formula="of:=[.C11]-4" office:value-type="float" office:value="335" calcext:value-type="float">
            <text:p>335 мм</text:p>
          </table:table-cell>
          <table:table-cell table:style-name="ce728" table:formula="of:=[.C12]" office:value-type="float" office:value="490" calcext:value-type="float">
            <text:p>490 мм</text:p>
          </table:table-cell>
          <table:table-cell table:style-name="ce729" table:formula="of:=[.C13]*[.D13]/1000000" office:value-type="float" office:value="0.16415" calcext:value-type="float">
            <text:p>0,16 м²</text:p>
          </table:table-cell>
          <table:table-cell table:style-name="ce307" office:value-type="float" office:value="2" calcext:value-type="float">
            <text:p>2</text:p>
          </table:table-cell>
          <table:table-cell table:style-name="ce730" table:formula="of:=[.E13]*[.F13]" office:value-type="float" office:value="0.3283" calcext:value-type="float">
            <text:p>0,33 м²</text:p>
          </table:table-cell>
          <table:table-cell table:style-name="ce731" table:formula="of:=[.G13]*[$БД.$B$49]" office:value-type="currency" office:currency="RUB" office:value="1062.0505" calcext:value-type="currency">
            <text:p>1 062,05 ₽</text:p>
          </table:table-cell>
          <table:table-cell/>
          <table:table-cell table:style-name="ce393" office:value-type="string" calcext:value-type="string">
            <text:p>thn_dm</text:p>
          </table:table-cell>
          <table:table-cell table:style-name="ce736" table:formula="of:=[.K12]" office:value-type="float" office:value="4" calcext:value-type="float">
            <text:p>4 мм</text:p>
          </table:table-cell>
          <table:table-cell table:style-name="ce393" table:formula="of:=COM.MICROSOFT.TEXTJOIN(&quot;=&quot;; 0; [.J13:.K13])" office:value-type="string" office:string-value="thn_dm=4" calcext:value-type="string">
            <text:p>thn_dm=4</text:p>
          </table:table-cell>
          <table:table-cell table:style-name="ce742"/>
          <table:table-cell table:number-columns-repeated="1011"/>
        </table:table-row>
        <table:table-row table:style-name="ro7">
          <table:table-cell table:style-name="ce7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607"/>
          <table:table-cell table:style-name="ce731" table:formula="of:=MROUND(SUM([.H3:.H13]);500)" office:value-type="currency" office:currency="RUB" office:value="10000" calcext:value-type="currency">
            <text:p>10 000,00 ₽</text:p>
          </table:table-cell>
          <table:table-cell/>
          <table:table-cell table:style-name="ce393" office:value-type="string" calcext:value-type="string">
            <text:p>fourPillars</text:p>
          </table:table-cell>
          <table:table-cell table:style-name="ce734" table:formula="of:=IF([$Расчёты.B3]=2;&quot;false&quot;;&quot;true&quot;)" office:value-type="string" office:string-value="false" calcext:value-type="string">
            <text:p>false</text:p>
          </table:table-cell>
          <table:table-cell table:style-name="ce393" table:formula="of:=COM.MICROSOFT.TEXTJOIN(&quot;=&quot;; 0; [.J14:.K14])" office:value-type="string" office:string-value="fourPillars=false" calcext:value-type="string">
            <text:p>fourPillars=false</text:p>
          </table:table-cell>
          <table:table-cell table:style-name="ce742"/>
          <table:table-cell table:number-columns-repeated="1011"/>
        </table:table-row>
        <table:table-row table:style-name="ro42">
          <table:table-cell table:style-name="ce724" office:value-type="string" calcext:value-type="string" table:number-columns-spanned="8" table:number-rows-spanned="1">
            <text:p><text:span text:style-name="T20">⬇️⬇️⬇️ Ссылка на генератор чертежей</text:span> ⬇️⬇️⬇️</text:p>
          </table:table-cell>
          <table:covered-table-cell table:number-columns-repeated="7" table:style-name="ce727"/>
          <table:table-cell/>
          <table:table-cell table:style-name="ce393" office:value-type="string" calcext:value-type="string">
            <text:p>fourZSteppers</text:p>
          </table:table-cell>
          <table:table-cell table:style-name="ce734" table:formula="of:=IF([$Расчёты.B4]=2;&quot;false&quot;;&quot;true&quot;)" office:value-type="string" office:string-value="false" calcext:value-type="string">
            <text:p>false</text:p>
          </table:table-cell>
          <table:table-cell table:style-name="ce393" table:formula="of:=COM.MICROSOFT.TEXTJOIN(&quot;=&quot;; 0; [.J15:.K15])" office:value-type="string" office:string-value="fourZSteppers=false" calcext:value-type="string">
            <text:p>fourZSteppers=false</text:p>
          </table:table-cell>
          <table:table-cell table:style-name="ce742"/>
          <table:table-cell table:number-columns-repeated="1011"/>
        </table:table-row>
        <table:table-row table:style-name="ro43">
          <table:table-cell table:style-name="ce725" table:formula="of:=[.K22]" office:value-type="string" office:string-value="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" calcext:value-type="string" table:number-columns-spanned="8" table:number-rows-spanned="1">
            <text:p>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covered-table-cell table:number-columns-repeated="7" table:style-name="ce727"/>
          <table:table-cell/>
          <table:table-cell table:style-name="ce393" office:value-type="string" calcext:value-type="string">
            <text:p>holesEnabled</text:p>
          </table:table-cell>
          <table:table-cell table:style-name="ce734" office:value-type="string" calcext:value-type="string">
            <text:p>true</text:p>
          </table:table-cell>
          <table:table-cell table:style-name="ce393" table:formula="of:=COM.MICROSOFT.TEXTJOIN(&quot;=&quot;; 0; [.J16:.K16])" office:value-type="string" office:string-value="holesEnabled=true" calcext:value-type="string">
            <text:p>holesEnabled=true</text:p>
          </table:table-cell>
          <table:table-cell table:style-name="ce742"/>
          <table:table-cell table:number-columns-repeated="1011"/>
        </table:table-row>
        <table:table-row table:style-name="ro44">
          <table:table-cell table:style-name="ce725" office:value-type="string" calcext:value-type="string" table:number-columns-spanned="8" table:number-rows-spanned="1">
            <text:p>Скопируйте эту ссылку в любой браузер, чтобы открыть генератор с уже введенными параметрами из этой спецификации.</text:p>
            <text:p><text:span text:style-name="T21">Обязательно проверьте правильность чертежей перед заказом зашивки!</text:span></text:p>
          </table:table-cell>
          <table:covered-table-cell table:number-columns-repeated="7" table:style-name="ce727"/>
          <table:table-cell/>
          <table:table-cell table:style-name="ce393" office:value-type="string" calcext:value-type="string">
            <text:p>crossesEnabled</text:p>
          </table:table-cell>
          <table:table-cell table:style-name="ce734" office:value-type="string" calcext:value-type="string">
            <text:p>false</text:p>
          </table:table-cell>
          <table:table-cell table:style-name="ce393" table:formula="of:=COM.MICROSOFT.TEXTJOIN(&quot;=&quot;; 0; [.J17:.K17])" office:value-type="string" office:string-value="crossesEnabled=false" calcext:value-type="string">
            <text:p>crossesEnabled=false</text:p>
          </table:table-cell>
          <table:table-cell table:style-name="ce742"/>
          <table:table-cell table:number-columns-repeated="1011"/>
        </table:table-row>
        <table:table-row table:style-name="ro14">
          <table:table-cell table:style-name="Default" table:number-columns-repeated="8"/>
          <table:table-cell/>
          <table:table-cell table:style-name="ce393" office:value-type="string" calcext:value-type="string">
            <text:p>fan_diam</text:p>
          </table:table-cell>
          <table:table-cell table:style-name="ce734" office:value-type="float" office:value="200" calcext:value-type="float">
            <text:p>200</text:p>
          </table:table-cell>
          <table:table-cell table:style-name="ce393" table:formula="of:=COM.MICROSOFT.TEXTJOIN(&quot;=&quot;; 0; [.J18:.K18])" office:value-type="string" office:string-value="fan_diam=200" calcext:value-type="string">
            <text:p>fan_diam=200</text:p>
          </table:table-cell>
          <table:table-cell table:style-name="ce742"/>
          <table:table-cell table:number-columns-repeated="1011"/>
        </table:table-row>
        <table:table-row table:style-name="ro14">
          <table:table-cell table:style-name="Default" table:number-columns-repeated="8"/>
          <table:table-cell/>
          <table:table-cell table:style-name="ce393" office:value-type="string" calcext:value-type="string">
            <text:p>fan_h_dist</text:p>
          </table:table-cell>
          <table:table-cell table:style-name="ce734" office:value-type="float" office:value="154" calcext:value-type="float">
            <text:p>154</text:p>
          </table:table-cell>
          <table:table-cell table:style-name="ce393" table:formula="of:=COM.MICROSOFT.TEXTJOIN(&quot;=&quot;; 0; [.J19:.K19])" office:value-type="string" office:string-value="fan_h_dist=154" calcext:value-type="string">
            <text:p>fan_h_dist=154</text:p>
          </table:table-cell>
          <table:table-cell table:style-name="ce742"/>
          <table:table-cell table:number-columns-repeated="1011"/>
        </table:table-row>
        <table:table-row table:style-name="ro7">
          <table:table-cell table:number-columns-repeated="9"/>
          <table:table-cell table:style-name="ce393" office:value-type="string" calcext:value-type="string">
            <text:p>fan_grille</text:p>
          </table:table-cell>
          <table:table-cell table:style-name="ce734" office:value-type="string" calcext:value-type="string">
            <text:p>true</text:p>
          </table:table-cell>
          <table:table-cell table:style-name="ce393" table:formula="of:=COM.MICROSOFT.TEXTJOIN(&quot;=&quot;; 0; [.J20:.K20])" office:value-type="string" office:string-value="fan_grille=true" calcext:value-type="string">
            <text:p>fan_grille=true</text:p>
          </table:table-cell>
          <table:table-cell table:style-name="ce742"/>
          <table:table-cell table:number-columns-repeated="1011"/>
        </table:table-row>
        <table:table-row table:style-name="ro7">
          <table:table-cell table:number-columns-repeated="9"/>
          <table:table-cell table:style-name="ce393"/>
          <table:table-cell table:style-name="ce734"/>
          <table:table-cell table:style-name="ce393"/>
          <table:table-cell table:style-name="ce742"/>
          <table:table-cell table:number-columns-repeated="1011"/>
        </table:table-row>
        <table:table-row table:style-name="ro7">
          <table:table-cell table:number-columns-repeated="9"/>
          <table:table-cell table:style-name="ce393" office:value-type="string" calcext:value-type="string">
            <text:p>ссылка</text:p>
          </table:table-cell>
          <table:table-cell table:style-name="ce737" table:formula="of:=COM.MICROSOFT.TEXTJOIN(&quot;|&quot;;1;[.L4:.L20])" office:value-type="string" office:string-value="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" calcext:value-type="string">
            <text:p>http://k3d.tech/vostok/releases/087b/v0.8.7b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table-cell table:style-name="ce740"/>
          <table:table-cell table:style-name="ce742"/>
          <table:table-cell table:number-columns-repeated="1011"/>
        </table:table-row>
        <table:table-row table:style-name="ro7" table:number-rows-repeated="4">
          <table:table-cell table:number-columns-repeated="9"/>
          <table:table-cell table:style-name="ce614"/>
          <table:table-cell table:style-name="ce738"/>
          <table:table-cell table:style-name="ce741"/>
          <table:table-cell table:number-columns-repeated="1012"/>
        </table:table-row>
        <table:table-row table:style-name="ro7" table:number-rows-repeated="2">
          <table:table-cell table:number-columns-repeated="9"/>
          <table:table-cell table:style-name="ce614"/>
          <table:table-cell table:style-name="ce739"/>
          <table:table-cell table:style-name="ce614"/>
          <table:table-cell table:number-columns-repeated="1012"/>
        </table:table-row>
        <table:table-row table:style-name="ro7" table:number-rows-repeated="7">
          <table:table-cell table:number-columns-repeated="10"/>
          <table:table-cell table:style-name="Default"/>
          <table:table-cell table:number-columns-repeated="1013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77" table:default-cell-style-name="ce688"/>
        <table:table-column table:style-name="co78" table:default-cell-style-name="ce688"/>
        <table:table-column table:style-name="co79" table:default-cell-style-name="ce688"/>
        <table:table-column table:style-name="co80" table:default-cell-style-name="ce688"/>
        <table:table-column table:style-name="co5" table:number-columns-repeated="1019" table:default-cell-style-name="ce688"/>
        <table:table-row table:style-name="ro7">
          <table:table-cell table:style-name="ce680" office:value-type="string" calcext:value-type="string">
            <text:p>Версия таблицы</text:p>
          </table:table-cell>
          <table:table-cell table:style-name="ce607" office:value-type="float" office:value="0" calcext:value-type="float">
            <text:p>0</text:p>
          </table:table-cell>
          <table:table-cell table:style-name="ce607" office:value-type="float" office:value="8" calcext:value-type="float">
            <text:p>8</text:p>
          </table:table-cell>
          <table:table-cell office:value-type="string" calcext:value-type="string">
            <text:p>7b</text:p>
          </table:table-cell>
          <table:table-cell table:formula="of:=COM.MICROSOFT.TEXTJOIN(&quot;&quot;;1;[.B1:.D1])" office:value-type="string" office:string-value="087b" calcext:value-type="string">
            <text:p>087b</text:p>
          </table:table-cell>
          <table:table-cell table:formula="of:=COM.MICROSOFT.TEXTJOIN(&quot;.&quot;;1;[.B1:.D1])" office:value-type="string" office:string-value="0.8.7b" calcext:value-type="string">
            <text:p>0.8.7b</text:p>
          </table:table-cell>
          <table:table-cell table:number-columns-repeated="1017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89" office:value-type="string" calcext:value-type="string">
            <text:p>Описание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82" office:value-type="string" calcext:value-type="string">
            <text:p>Bondtech LGX Lite</text:p>
          </table:table-cell>
          <table:table-cell table:style-name="ce607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82" office:value-type="string" calcext:value-type="string">
            <text:p>K3D Minifeeder</text:p>
          </table:table-cell>
          <table:table-cell table:style-name="ce607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89" office:value-type="string" calcext:value-type="string">
            <text:p>Описание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Volcano</text:p>
          </table:table-cell>
          <table:table-cell table:style-name="ce607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CHC Pro</text:p>
          </table:table-cell>
          <table:table-cell table:style-name="ce607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89" office:value-type="string" calcext:value-type="string">
            <text:p>Описание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2 стойки и 2 привода</text:p>
          </table:table-cell>
          <table:table-cell table:style-name="ce607" office:value-type="string" calcext:value-type="string">
            <text:p>Хорошо подходит для столов менее 300мм по оси Y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4 стойки и 2 привода</text:p>
          </table:table-cell>
          <table:table-cell table:style-name="ce607" office:value-type="string" calcext:value-type="string">
            <text:p>Предполагается для столов от 300мм по оси Y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4 стойки и 4 привода</text:p>
          </table:table-cell>
          <table:table-cell table:style-name="ce607" office:value-type="string" calcext:value-type="string">
            <text:p>Предполагается для столов от 400мм по оси Y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744" office:value-type="string" calcext:value-type="string">
            <text:p>Название</text:p>
          </table:table-cell>
          <table:table-cell table:style-name="ce689" office:value-type="string" calcext:value-type="string">
            <text:p>Описание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Fysetc spider</text:p>
          </table:table-cell>
          <table:table-cell table:style-name="ce607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BTT Octopus</text:p>
          </table:table-cell>
          <table:table-cell table:style-name="ce607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BTT Octopus pro</text:p>
          </table:table-cell>
          <table:table-cell table:style-name="ce607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BTT SKR 1.4</text:p>
          </table:table-cell>
          <table:table-cell table:style-name="ce607" office:value-type="string" calcext:value-type="string">
            <text:p>Подходит для сборки принтера без IDEX (с 1 печатающей головой)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682" office:value-type="string" calcext:value-type="string">
            <text:p>Нет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82" office:value-type="string" calcext:value-type="string">
            <text:p>BTT Pi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Orange Pi 3 LTS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Orange Pi 4 LTS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Да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Нет</text:p>
          </table:table-cell>
          <table:table-cell table:style-name="ce607" table:number-columns-repeated="2"/>
          <table:table-cell table:number-columns-repeated="1020"/>
        </table:table-row>
        <table:table-row table:style-name="ro7" table:number-rows-repeated="2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Нет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От платы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Понижающий преобразователь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Блок питания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Продвинутый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Простой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Эластомер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Курс доллара Aliexpress на момент расчёта</text:p>
          </table:table-cell>
          <table:table-cell table:style-name="ce607" office:value-type="float" office:value="97" calcext:value-type="float">
            <text:p>97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607" office:value-type="string" calcext:value-type="string">
            <text:p>Средняя цена за м² панели с раскроем</text:p>
          </table:table-cell>
          <table:table-cell table:style-name="ce607" office:value-type="float" office:value="3235" calcext:value-type="float">
            <text:p>3235</text:p>
          </table:table-cell>
          <table:table-cell table:style-name="ce607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393"/>
          <table:covered-table-cell/>
          <table:table-cell table:number-columns-repeated="1019"/>
        </table:table-row>
        <table:table-row table:style-name="ro7">
          <table:table-cell table:style-name="ce683" office:value-type="string" calcext:value-type="string">
            <text:p>Тип провода</text:p>
          </table:table-cell>
          <table:table-cell table:style-name="ce683"/>
          <table:table-cell table:style-name="ce683" office:value-type="string" calcext:value-type="string">
            <text:p>Макс. Ток</text:p>
          </table:table-cell>
          <table:table-cell table:style-name="ce754"/>
          <table:table-cell table:number-columns-repeated="1019"/>
        </table:table-row>
        <table:table-row table:style-name="ro7">
          <table:table-cell table:style-name="ce607" office:value-type="string" calcext:value-type="string">
            <text:p>16 AWG</text:p>
          </table:table-cell>
          <table:table-cell table:style-name="ce607"/>
          <table:table-cell table:style-name="ce607" office:value-type="float" office:value="15" calcext:value-type="float">
            <text:p>1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07" office:value-type="string" calcext:value-type="string">
            <text:p>20 AWG</text:p>
          </table:table-cell>
          <table:table-cell table:style-name="ce607"/>
          <table:table-cell table:style-name="ce607" office:value-type="float" office:value="5" calcext:value-type="float">
            <text:p>5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07" office:value-type="string" calcext:value-type="string">
            <text:p>24 AWG</text:p>
          </table:table-cell>
          <table:table-cell table:style-name="ce607"/>
          <table:table-cell table:style-name="ce607" office:value-type="float" office:value="2.1" calcext:value-type="float">
            <text:p>2,1</text:p>
          </table:table-cell>
          <table:table-cell table:style-name="ce755"/>
          <table:table-cell table:number-columns-repeated="1019"/>
        </table:table-row>
        <table:table-row table:style-name="ro7">
          <table:table-cell table:style-name="ce607" office:value-type="string" calcext:value-type="string">
            <text:p>USB</text:p>
          </table:table-cell>
          <table:table-cell table:style-name="ce607" table:number-columns-repeated="2"/>
          <table:table-cell table:style-name="ce755"/>
          <table:table-cell table:number-columns-repeated="1019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607"/>
          <table:table-cell table:number-columns-repeated="1020"/>
        </table:table-row>
        <table:table-row table:style-name="ro7">
          <table:table-cell table:style-name="ce683" office:value-type="string" calcext:value-type="string">
            <text:p>Тип разъёма</text:p>
          </table:table-cell>
          <table:table-cell table:style-name="ce683" table:number-columns-repeated="2"/>
          <table:table-cell table:number-columns-repeated="1020"/>
        </table:table-row>
        <table:table-row table:style-name="ro7">
          <table:table-cell table:style-name="ce747" office:value-type="string" calcext:value-type="string">
            <text:p>Провод встроен</text:p>
          </table:table-cell>
          <table:table-cell table:style-name="ce683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Пайка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Клемма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Наконечник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USB Type A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USB Type C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748" office:value-type="string" calcext:value-type="string">
            <text:p>Dupont 1pin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xh2.54 2pin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xh2.54 3pin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xh2.54 4pin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607" office:value-type="string" calcext:value-type="string">
            <text:p>ph2.0 6pin</text:p>
          </table:table-cell>
          <table:table-cell table:style-name="ce607" table:number-columns-repeated="2"/>
          <table:table-cell table:number-columns-repeated="1020"/>
        </table:table-row>
        <table:table-row table:style-name="ro7">
          <table:table-cell table:style-name="ce393" table:number-columns-repeated="3"/>
          <table:table-cell table:number-columns-repeated="1020"/>
        </table:table-row>
        <table:table-row table:style-name="ro7">
          <table:table-cell table:style-name="ce749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727"/>
          <table:table-cell table:number-columns-repeated="1020"/>
        </table:table-row>
        <table:table-row table:style-name="ro7">
          <table:table-cell table:style-name="ce750" office:value-type="string" calcext:value-type="string">
            <text:p>Название</text:p>
          </table:table-cell>
          <table:table-cell table:style-name="ce753" office:value-type="string" calcext:value-type="string">
            <text:p>Описание</text:p>
          </table:table-cell>
          <table:table-cell table:style-name="ce727"/>
          <table:table-cell table:number-columns-repeated="1020"/>
        </table:table-row>
        <table:table-row table:style-name="ro7">
          <table:table-cell table:style-name="ce727" office:value-type="string" calcext:value-type="string">
            <text:p>Нет</text:p>
          </table:table-cell>
          <table:table-cell table:style-name="ce727" office:value-type="string" calcext:value-type="string">
            <text:p>Вариант без экрана</text:p>
          </table:table-cell>
          <table:table-cell table:style-name="ce727"/>
          <table:table-cell table:number-columns-repeated="1020"/>
        </table:table-row>
        <table:table-row table:style-name="ro7">
          <table:table-cell table:style-name="ce727" office:value-type="string" calcext:value-type="string">
            <text:p>Fysetc mini 12864</text:p>
          </table:table-cell>
          <table:table-cell table:style-name="ce727" office:value-type="string" calcext:value-type="string">
            <text:p>Подходят экраны Fysetc mini 12864 v1.2-2.1</text:p>
          </table:table-cell>
          <table:table-cell table:style-name="ce727"/>
          <table:table-cell table:number-columns-repeated="1020"/>
        </table:table-row>
        <table:table-row table:style-name="ro7" table:number-rows-repeated="1048500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Расчёты" table:style-name="ta2">
        <table:table-column table:style-name="co63" table:default-cell-style-name="ce688"/>
        <table:table-column table:style-name="co64" table:default-cell-style-name="ce688"/>
        <table:table-column table:style-name="co65" table:default-cell-style-name="ce688"/>
        <table:table-column table:style-name="co66" table:default-cell-style-name="ce688"/>
        <table:table-column table:style-name="co5" table:number-columns-repeated="1020" table:default-cell-style-name="ce688"/>
        <table:table-row table:style-name="ro7">
          <table:table-cell table:style-name="ce680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607"/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80" office:value-type="string" calcext:value-type="string">
            <text:p>Параметр</text:p>
          </table:table-cell>
          <table:table-cell table:style-name="ce683" office:value-type="string" calcext:value-type="string">
            <text:p>Значение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82" office:value-type="string" calcext:value-type="string">
            <text:p>Количество стоек оси Z</text:p>
          </table:table-cell>
          <table:table-cell table:style-name="ce703" table:formula="of:=IF([$Настройки.B11]=[$БД.A14];2;4)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19">
          <table:table-cell table:style-name="ce693" office:value-type="string" calcext:value-type="string">
            <text:p>Количество приводов оси Z</text:p>
          </table:table-cell>
          <table:table-cell table:style-name="ce704" table:formula="of:=IF([$Настройки.B11]=[$БД.A16];4;2)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33">
          <table:table-cell table:style-name="ce694" table:number-columns-repeated="4"/>
          <table:table-cell table:number-columns-repeated="1020"/>
        </table:table-row>
        <table:table-row table:style-name="ro34">
          <table:table-cell table:style-name="ce69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694"/>
          <table:table-cell table:number-columns-repeated="1020"/>
        </table:table-row>
        <table:table-row table:style-name="ro35">
          <table:table-cell table:style-name="ce694" office:value-type="string" calcext:value-type="string">
            <text:p>Потребитель</text:p>
          </table:table-cell>
          <table:table-cell table:style-name="ce694" office:value-type="string" calcext:value-type="string">
            <text:p>Потребляемая мощность единицы [Вт]</text:p>
          </table:table-cell>
          <table:table-cell table:style-name="ce694" office:value-type="string" calcext:value-type="string">
            <text:p>Количество</text:p>
          </table:table-cell>
          <table:table-cell table:style-name="ce69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Нагреватель хотэнда</text:p>
          </table:table-cell>
          <table:table-cell table:style-name="ce602" table:formula="of:=IF([$Настройки.B5]=[$БД.A10];115;40)" office:value-type="float" office:value="40" calcext:value-type="float">
            <text:p>40</text:p>
          </table:table-cell>
          <table:table-cell table:style-name="ce602" table:formula="of:=[Настройки.$B$3]" office:value-type="float" office:value="2" calcext:value-type="float">
            <text:p>2</text:p>
          </table:table-cell>
          <table:table-cell table:style-name="ce602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Мотор экструдера</text:p>
          </table:table-cell>
          <table:table-cell table:style-name="ce602" table:formula="of:=24*1/4" office:value-type="float" office:value="6" calcext:value-type="float">
            <text:p>6</text:p>
          </table:table-cell>
          <table:table-cell table:style-name="ce602" table:formula="of:=[Настройки.$B$3]" office:value-type="float" office:value="2" calcext:value-type="float">
            <text:p>2</text:p>
          </table:table-cell>
          <table:table-cell table:style-name="ce602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Мотор оси X или Y</text:p>
          </table:table-cell>
          <table:table-cell table:style-name="ce602" table:formula="of:=24*1.8/4" office:value-type="float" office:value="10.8" calcext:value-type="float">
            <text:p>10,8</text:p>
          </table:table-cell>
          <table:table-cell table:style-name="ce602" table:formula="of:=1+1" office:value-type="float" office:value="2" calcext:value-type="float">
            <text:p>2</text:p>
          </table:table-cell>
          <table:table-cell table:style-name="ce602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Мотор оси Z</text:p>
          </table:table-cell>
          <table:table-cell table:style-name="ce602" table:formula="of:=24*1.8/4" office:value-type="float" office:value="10.8" calcext:value-type="float">
            <text:p>10,8</text:p>
          </table:table-cell>
          <table:table-cell table:style-name="ce711" table:formula="of:=[.B4]" office:value-type="float" office:value="2" calcext:value-type="float">
            <text:p>2,0</text:p>
          </table:table-cell>
          <table:table-cell table:style-name="ce602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9">
          <table:table-cell table:style-name="ce695" office:value-type="string" calcext:value-type="string">
            <text:p>Питание управляющей платы</text:p>
          </table:table-cell>
          <table:table-cell table:style-name="ce602" office:value-type="float" office:value="15" calcext:value-type="float">
            <text:p>15</text:p>
          </table:table-cell>
          <table:table-cell table:style-name="ce602" table:formula="of:=1" office:value-type="float" office:value="1" calcext:value-type="float">
            <text:p>1</text:p>
          </table:table-cell>
          <table:table-cell table:style-name="ce602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Вентилятор обдува платы</text:p>
          </table:table-cell>
          <table:table-cell table:style-name="ce602" office:value-type="float" office:value="2" calcext:value-type="float">
            <text:p>2</text:p>
          </table:table-cell>
          <table:table-cell table:style-name="ce602" office:value-type="float" office:value="5" calcext:value-type="float">
            <text:p>5</text:p>
          </table:table-cell>
          <table:table-cell table:style-name="ce602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Вентилятор обдува хотэнда</text:p>
          </table:table-cell>
          <table:table-cell table:style-name="ce602" office:value-type="float" office:value="1.5" calcext:value-type="float">
            <text:p>1,5</text:p>
          </table:table-cell>
          <table:table-cell table:style-name="ce602" table:formula="of:=[Настройки.$B$3]" office:value-type="float" office:value="2" calcext:value-type="float">
            <text:p>2</text:p>
          </table:table-cell>
          <table:table-cell table:style-name="ce602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602" office:value-type="string" calcext:value-type="string">
            <text:p>Вентилятор обдува модели</text:p>
          </table:table-cell>
          <table:table-cell table:style-name="ce602" office:value-type="float" office:value="2.4" calcext:value-type="float">
            <text:p>2,4</text:p>
          </table:table-cell>
          <table:table-cell table:style-name="ce602" table:formula="of:=[Настройки.$B$3]" office:value-type="float" office:value="2" calcext:value-type="float">
            <text:p>2</text:p>
          </table:table-cell>
          <table:table-cell table:style-name="ce602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69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602"/>
          <table:table-cell table:style-name="ce602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393" table:number-columns-repeated="4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2" table:number-rows-spanned="1">
            <text:p>Расчёт размеров рамы</text:p>
          </table:table-cell>
          <table:covered-table-cell table:style-name="ce607"/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80" office:value-type="string" calcext:value-type="string">
            <text:p>Параметр</text:p>
          </table:table-cell>
          <table:table-cell table:style-name="ce683" office:value-type="string" calcext:value-type="string">
            <text:p>Значение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82" office:value-type="string" calcext:value-type="string">
            <text:p>Требуемый размер стола</text:p>
          </table:table-cell>
          <table:table-cell table:style-name="ce705" table:formula="of:=CEILING([$Настройки.B7];10)" office:value-type="float" office:value="400" calcext:value-type="float">
            <text:p>400 мм</text:p>
          </table:table-cell>
          <table:table-cell table:style-name="ce393" table:number-columns-repeated="2"/>
          <table:table-cell table:number-columns-repeated="1020"/>
        </table:table-row>
        <table:table-row table:style-name="ro12">
          <table:table-cell table:style-name="ce693" office:value-type="string" calcext:value-type="string">
            <text:p>Удлинение балки для парковки первой головы</text:p>
          </table:table-cell>
          <table:table-cell table:style-name="ce707" table:formula="of:=IF([$Настройки.B3]=1;50;[.B22])" office:value-type="float" office:value="60" calcext:value-type="float">
            <text:p>60 мм</text:p>
          </table:table-cell>
          <table:table-cell table:style-name="ce393" table:number-columns-repeated="2"/>
          <table:table-cell table:number-columns-repeated="1020"/>
        </table:table-row>
        <table:table-row table:style-name="ro12">
          <table:table-cell table:style-name="ce693" office:value-type="string" calcext:value-type="string">
            <text:p>Удлинение балки для парковки второй головы</text:p>
          </table:table-cell>
          <table:table-cell table:style-name="ce707" table:formula="of:=COM.MICROSOFT.IFS([$Настройки.B3]=1;0;[$Настройки.B4]=[$БД.A4];60;[$Настройки.B4]=[$БД.A5];60;[$Настройки.B4]=#REF!;50;[$Настройки.B4]=#REF!;70;1;50)" office:value-type="float" office:value="60" calcext:value-type="float">
            <text:p>6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7" office:value-type="string" calcext:value-type="string">
            <text:p>Длина балки оси X</text:p>
          </table:table-cell>
          <table:table-cell table:style-name="ce707" table:formula="of:=CEILING(SUM([.B20:.B22]);10)" office:value-type="float" office:value="520" calcext:value-type="float">
            <text:p>52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7" office:value-type="string" calcext:value-type="string">
            <text:p>Длина поперечной балки оси Z</text:p>
          </table:table-cell>
          <table:table-cell table:style-name="ce707" table:formula="of:=[.B23]" office:value-type="float" office:value="520" calcext:value-type="float">
            <text:p>52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7" office:value-type="string" calcext:value-type="string">
            <text:p>Длина плеч оси Z</text:p>
          </table:table-cell>
          <table:table-cell table:style-name="ce707" table:formula="of:=[$Настройки.B8]+70" office:value-type="float" office:value="320" calcext:value-type="float">
            <text:p>32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7" office:value-type="string" calcext:value-type="string">
            <text:p>Габарит рамы по оси X</text:p>
          </table:table-cell>
          <table:table-cell table:style-name="ce707" table:formula="of:=[.B23]+150" office:value-type="float" office:value="670" calcext:value-type="float">
            <text:p>67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7" office:value-type="string" calcext:value-type="string">
            <text:p>Габарит рамы по оси Y</text:p>
          </table:table-cell>
          <table:table-cell table:style-name="ce707" table:formula="of:=[$Настройки.B8]+240" office:value-type="float" office:value="490" calcext:value-type="float">
            <text:p>49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7" office:value-type="string" calcext:value-type="string">
            <text:p>Габарит основной части рамы по оси Z</text:p>
          </table:table-cell>
          <table:table-cell table:style-name="ce707" table:formula="of:=[$'Покупные изделия'.D33]+130" office:value-type="float" office:value="430" calcext:value-type="float">
            <text:p>430 мм</text:p>
          </table:table-cell>
          <table:table-cell table:style-name="ce393" table:number-columns-repeated="2"/>
          <table:table-cell table:number-columns-repeated="1020"/>
        </table:table-row>
        <table:table-row table:style-name="ro12">
          <table:table-cell table:style-name="ce697" office:value-type="string" calcext:value-type="string">
            <text:p>Удлинение угловых стоек для образования ножек</text:p>
          </table:table-cell>
          <table:table-cell table:style-name="ce707" office:value-type="float" office:value="30" calcext:value-type="float">
            <text:p>3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table:number-columns-repeated="4"/>
          <table:table-cell table:number-columns-repeated="1020"/>
        </table:table-row>
        <table:table-row table:style-name="ro7">
          <table:table-cell table:style-name="ce680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689"/>
          <table:table-cell table:number-columns-repeated="1020"/>
        </table:table-row>
        <table:table-row table:style-name="ro7">
          <table:table-cell table:style-name="ce698" office:value-type="string" calcext:value-type="string">
            <text:p>Параметр</text:p>
          </table:table-cell>
          <table:table-cell table:style-name="ce683" office:value-type="string" calcext:value-type="string">
            <text:p>Значение для LPH</text:p>
          </table:table-cell>
          <table:table-cell table:style-name="ce683" office:value-type="string" calcext:value-type="string">
            <text:p>Значение для BMG</text:p>
          </table:table-cell>
          <table:table-cell table:style-name="ce683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Расстояние от конца балки до оси канала</text:p>
          </table:table-cell>
          <table:table-cell table:style-name="ce708" office:value-type="float" office:value="20" calcext:value-type="float">
            <text:p>20 мм</text:p>
          </table:table-cell>
          <table:table-cell table:style-name="ce708" office:value-type="float" office:value="31" calcext:value-type="float">
            <text:p>31 мм</text:p>
          </table:table-cell>
          <table:table-cell table:style-name="ce708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Расстояние от оси канала до края печатающей головы</text:p>
          </table:table-cell>
          <table:table-cell table:style-name="ce708" office:value-type="float" office:value="20" calcext:value-type="float">
            <text:p>20 мм</text:p>
          </table:table-cell>
          <table:table-cell table:style-name="ce708" office:value-type="float" office:value="11" calcext:value-type="float">
            <text:p>11 мм</text:p>
          </table:table-cell>
          <table:table-cell table:style-name="ce708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Область печати по Х при печати одной головой</text:p>
          </table:table-cell>
          <table:table-cell table:style-name="ce708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708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708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Область печати по Х при печати одной модели двумя головами</text:p>
          </table:table-cell>
          <table:table-cell table:style-name="ce708" table:formula="of:=[.$B$20]-2*([.$B$20]-[.B35])" office:value-type="float" office:value="400" calcext:value-type="float">
            <text:p>400 мм</text:p>
          </table:table-cell>
          <table:table-cell table:style-name="ce708" table:formula="of:=[.$B$20]-2*([.$B$20]-[.C35])" office:value-type="float" office:value="400" calcext:value-type="float">
            <text:p>400 мм</text:p>
          </table:table-cell>
          <table:table-cell table:style-name="ce708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Область печати по Х при печати в зеркальном режиме</text:p>
          </table:table-cell>
          <table:table-cell table:style-name="ce708" table:formula="of:=([.$B$20]-2*[.B34])/2" office:value-type="float" office:value="180" calcext:value-type="float">
            <text:p>180 мм</text:p>
          </table:table-cell>
          <table:table-cell table:style-name="ce708" table:formula="of:=([.$B$20]-2*[.C34])/2" office:value-type="float" office:value="189" calcext:value-type="float">
            <text:p>189 мм</text:p>
          </table:table-cell>
          <table:table-cell table:style-name="ce708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708" table:formula="of:=[.$B$20]/2" office:value-type="float" office:value="200" calcext:value-type="float">
            <text:p>200 мм</text:p>
          </table:table-cell>
          <table:table-cell table:style-name="ce708" table:formula="of:=[.$B$20]/2" office:value-type="float" office:value="200" calcext:value-type="float">
            <text:p>200 мм</text:p>
          </table:table-cell>
          <table:table-cell table:style-name="ce708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2">
          <table:table-cell table:style-name="ce69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708" table:formula="of:=[.$B$20]-2*[.B34]" office:value-type="float" office:value="360" calcext:value-type="float">
            <text:p>360 мм</text:p>
          </table:table-cell>
          <table:table-cell table:style-name="ce708" table:formula="of:=[.$B$20]-2*[.C34]" office:value-type="float" office:value="378" calcext:value-type="float">
            <text:p>378 мм</text:p>
          </table:table-cell>
          <table:table-cell table:style-name="ce708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699"/>
          <table:table-cell table:style-name="ce393" table:number-columns-repeated="3"/>
          <table:table-cell table:number-columns-repeated="1020"/>
        </table:table-row>
        <table:table-row table:style-name="ro12">
          <table:table-cell table:style-name="ce700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393"/>
          <table:table-cell table:style-name="ce393" table:number-columns-repeated="2"/>
          <table:table-cell table:number-columns-repeated="1020"/>
        </table:table-row>
        <table:table-row table:style-name="ro19">
          <table:table-cell table:style-name="ce699" office:value-type="string" calcext:value-type="string">
            <text:p>Длина продольной балки</text:p>
          </table:table-cell>
          <table:table-cell table:style-name="ce709" table:formula="of:=[$'Профиль алюминиевый'.C13]" office:value-type="float" office:value="450" calcext:value-type="float">
            <text:p>450 мм</text:p>
          </table:table-cell>
          <table:table-cell table:style-name="ce393" table:number-columns-repeated="2"/>
          <table:table-cell table:number-columns-repeated="1020"/>
        </table:table-row>
        <table:table-row table:style-name="ro12">
          <table:table-cell table:style-name="ce699" office:value-type="string" calcext:value-type="string">
            <text:p>Минус длина части, находящейся в корпусе электроники</text:p>
          </table:table-cell>
          <table:table-cell table:style-name="ce709" table:formula="of:=[.B42]-72" office:value-type="float" office:value="378" calcext:value-type="float">
            <text:p>378 мм</text:p>
          </table:table-cell>
          <table:table-cell table:style-name="ce393" table:number-columns-repeated="2"/>
          <table:table-cell table:number-columns-repeated="1020"/>
        </table:table-row>
        <table:table-row table:style-name="ro19">
          <table:table-cell table:style-name="ce701" office:value-type="string" calcext:value-type="string" table:number-columns-spanned="2" table:number-rows-spanned="1">
            <text:p>2 стойки 2 привода</text:p>
          </table:table-cell>
          <table:covered-table-cell table:style-name="ce393"/>
          <table:table-cell table:style-name="ce393" table:number-columns-repeated="2"/>
          <table:table-cell table:number-columns-repeated="1020"/>
        </table:table-row>
        <table:table-row table:style-name="ro12">
          <table:table-cell table:style-name="ce699" office:value-type="string" calcext:value-type="string">
            <text:p>От передней угловой стойки до стойки оси Z</text:p>
          </table:table-cell>
          <table:table-cell table:style-name="ce393" table:formula="of:=[.B43]/2-17" office:value-type="float" office:value="172" calcext:value-type="float">
            <text:p>172</text:p>
          </table:table-cell>
          <table:table-cell table:style-name="ce393" table:number-columns-repeated="2"/>
          <table:table-cell table:number-columns-repeated="1020"/>
        </table:table-row>
        <table:table-row table:style-name="ro12">
          <table:table-cell table:style-name="ce699" office:value-type="string" calcext:value-type="string">
            <text:p>От стойки оси Z до вспомогательной стойки</text:p>
          </table:table-cell>
          <table:table-cell table:style-name="ce393" table:formula="of:=[.B43]/2+17" office:value-type="float" office:value="206" calcext:value-type="float">
            <text:p>206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1</text:p>
          </table:table-cell>
          <table:table-cell table:style-name="ce393" table:formula="of:=[.B45]-10" office:value-type="float" office:value="162" calcext:value-type="float">
            <text:p>16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2</text:p>
          </table:table-cell>
          <table:table-cell table:style-name="ce393" table:formula="of:=[.B46]-10" office:value-type="float" office:value="196" calcext:value-type="float">
            <text:p>196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3</text:p>
          </table:table-cell>
          <table:table-cell table:style-name="ce393" table:formula="of:=0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4</text:p>
          </table:table-cell>
          <table:table-cell table:style-name="ce393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1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2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3</text:p>
          </table:table-cell>
          <table:table-cell table:style-name="ce393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4</text:p>
          </table:table-cell>
          <table:table-cell table:style-name="ce393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1</text:p>
          </table:table-cell>
          <table:table-cell table:style-name="ce393" table:formula="of:=23+10" office:value-type="float" office:value="33" calcext:value-type="float">
            <text:p>33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2</text:p>
          </table:table-cell>
          <table:table-cell table:style-name="ce393" table:formula="of:=[.B55]" office:value-type="float" office:value="33" calcext:value-type="float">
            <text:p>33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3</text:p>
          </table:table-cell>
          <table:table-cell table:style-name="ce393" table:formula="of:=[.B49]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4</text:p>
          </table:table-cell>
          <table:table-cell table:style-name="ce393" table:formula="of:=[.B50]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701" office:value-type="string" calcext:value-type="string" table:number-columns-spanned="2" table:number-rows-spanned="1">
            <text:p>4 стойки 2 привода</text:p>
          </table:table-cell>
          <table:covered-table-cell table:style-name="ce393"/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702" office:value-type="string" calcext:value-type="string">
            <text:p>Дистанция между стойками Z</text:p>
          </table:table-cell>
          <table:table-cell table:style-name="ce710" table:formula="of:=[$Настройки.B8]-100" office:value-type="float" office:value="150" calcext:value-type="float">
            <text:p>150 мм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1</text:p>
          </table:table-cell>
          <table:table-cell table:style-name="ce393" table:formula="of:=([.B43]-[.B60])/2-27" office:value-type="float" office:value="87" calcext:value-type="float">
            <text:p>87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2</text:p>
          </table:table-cell>
          <table:table-cell table:style-name="ce393" table:formula="of:=[.B60]/2-20" office:value-type="float" office:value="55" calcext:value-type="float">
            <text:p>55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3</text:p>
          </table:table-cell>
          <table:table-cell table:style-name="ce393" table:formula="of:=[.B62]" office:value-type="float" office:value="55" calcext:value-type="float">
            <text:p>55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4</text:p>
          </table:table-cell>
          <table:table-cell table:style-name="ce393" table:formula="of:=([.B43]-[.B60])/2+7" office:value-type="float" office:value="121" calcext:value-type="float">
            <text:p>121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1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2</text:p>
          </table:table-cell>
          <table:table-cell table:style-name="ce393" table:formula="of:=IF([.B62]&lt;100;1;2)" office:value-type="float" office:value="1" calcext:value-type="float">
            <text:p>1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3</text:p>
          </table:table-cell>
          <table:table-cell table:style-name="ce393" table:formula="of:=[.B66]" office:value-type="float" office:value="1" calcext:value-type="float">
            <text:p>1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4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1</text:p>
          </table:table-cell>
          <table:table-cell table:style-name="ce393" table:formula="of:=[.B61]" office:value-type="float" office:value="87" calcext:value-type="float">
            <text:p>87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2</text:p>
          </table:table-cell>
          <table:table-cell table:style-name="ce393" office:value-type="float" office:value="33" calcext:value-type="float">
            <text:p>33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3</text:p>
          </table:table-cell>
          <table:table-cell table:style-name="ce393" table:formula="of:=[.B70]" office:value-type="float" office:value="33" calcext:value-type="float">
            <text:p>33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4</text:p>
          </table:table-cell>
          <table:table-cell table:style-name="ce393" table:formula="of:=[.B64]" office:value-type="float" office:value="121" calcext:value-type="float">
            <text:p>121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13" office:value-type="string" calcext:value-type="string" table:number-columns-spanned="2" table:number-rows-spanned="1">
            <text:p>4 стойки 4 привода</text:p>
          </table:table-cell>
          <table:covered-table-cell table:style-name="ce393"/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1</text:p>
          </table:table-cell>
          <table:table-cell table:style-name="ce393" table:formula="of:=[.B61]" office:value-type="float" office:value="87" calcext:value-type="float">
            <text:p>87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2</text:p>
          </table:table-cell>
          <table:table-cell table:style-name="ce393" table:formula="of:=[.B60]-20" office:value-type="float" office:value="130" calcext:value-type="float">
            <text:p>13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3</text:p>
          </table:table-cell>
          <table:table-cell table:style-name="ce393" table:formula="of:=[.B64]" office:value-type="float" office:value="121" calcext:value-type="float">
            <text:p>121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лина А4</text:p>
          </table:table-cell>
          <table:table-cell table:style-name="ce393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1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2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3</text:p>
          </table:table-cell>
          <table:table-cell table:style-name="ce393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Статических точек для А4</text:p>
          </table:table-cell>
          <table:table-cell table:style-name="ce393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1</text:p>
          </table:table-cell>
          <table:table-cell table:style-name="ce393" table:formula="of:=[.B74]" office:value-type="float" office:value="87" calcext:value-type="float">
            <text:p>87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2</text:p>
          </table:table-cell>
          <table:table-cell table:style-name="ce393" table:formula="of:=46" office:value-type="float" office:value="46" calcext:value-type="float">
            <text:p>46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3</text:p>
          </table:table-cell>
          <table:table-cell table:style-name="ce393" table:formula="of:=[.B76]" office:value-type="float" office:value="121" calcext:value-type="float">
            <text:p>121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699" office:value-type="string" calcext:value-type="string">
            <text:p>Дистанция стат.точек А4</text:p>
          </table:table-cell>
          <table:table-cell table:style-name="ce393" office:value-type="float" office:value="0" calcext:value-type="float">
            <text:p>0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table:number-columns-repeated="4"/>
          <table:table-cell table:number-columns-repeated="1020"/>
        </table:table-row>
        <table:table-row table:style-name="ro7">
          <table:table-cell table:style-name="ce700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393"/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office:value-type="string" calcext:value-type="string">
            <text:p>Ширина верхней панели</text:p>
          </table:table-cell>
          <table:table-cell table:style-name="ce393" table:formula="of:=[$'Профиль алюминиевый'.C5]/2-10-42-6.5" office:value-type="float" office:value="276.5" calcext:value-type="float">
            <text:p>276,5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office:value-type="string" calcext:value-type="string">
            <text:p>Количество точек по ширине</text:p>
          </table:table-cell>
          <table:table-cell table:style-name="ce393" table:formula="of:=ROUND([.B88]/100;0)-1" office:value-type="float" office:value="2" calcext:value-type="float">
            <text:p>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office:value-type="string" calcext:value-type="string">
            <text:p>Глубина верхней панели</text:p>
          </table:table-cell>
          <table:table-cell table:style-name="ce393" table:formula="of:=[$'Профиль алюминиевый'.C4]+40-42*2" office:value-type="float" office:value="406" calcext:value-type="float">
            <text:p>406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office:value-type="string" calcext:value-type="string">
            <text:p>Количество точек по высоте</text:p>
          </table:table-cell>
          <table:table-cell table:style-name="ce393" table:formula="of:=ROUND([.B90]/100;0)-1" office:value-type="float" office:value="3" calcext:value-type="float">
            <text:p>3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office:value-type="string" calcext:value-type="string">
            <text:p>Итого точек на 2 верхние панели</text:p>
          </table:table-cell>
          <table:table-cell table:style-name="ce393" table:formula="of:=2*([.B89]+[.B89]+[.B91])" office:value-type="float" office:value="14" calcext:value-type="float">
            <text:p>14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style-name="ce393" office:value-type="string" calcext:value-type="string">
            <text:p>Итого точек на купол</text:p>
          </table:table-cell>
          <table:table-cell table:style-name="ce393" table:formula="of:=[.B92]+8" office:value-type="float" office:value="22" calcext:value-type="float">
            <text:p>22</text:p>
          </table:table-cell>
          <table:table-cell table:style-name="ce393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614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6:'Покупные изделия'.E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18:37:51.88709011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01:32:33.089000000</meta:creation-date>
    <dc:date>2023-12-27T18:43:32.671496707</dc:date>
    <meta:editing-duration>P38DT10H9M58S</meta:editing-duration>
    <meta:editing-cycles>1448</meta:editing-cycles>
    <meta:generator>LibreOffice/7.6.4.1$MacOSX_AARCH64 LibreOffice_project/e19e193f88cd6c0525a17fb7a176ed8e6a3e2aa1</meta:generator>
    <meta:document-statistic meta:table-count="11" meta:cell-count="5131" meta:object-count="0"/>
  </office:meta>
</office:document-meta>
</file>